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11.79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134.5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160.8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105.19pt"/>
    </style:style>
    <style:style style:name="co15" style:family="table-column">
      <style:table-column-properties fo:break-before="auto" style:column-width="1101.8pt"/>
    </style:style>
    <style:style style:name="co16" style:family="table-column">
      <style:table-column-properties fo:break-before="auto" style:column-width="349.14pt"/>
    </style:style>
    <style:style style:name="co17" style:family="table-column">
      <style:table-column-properties fo:break-before="auto" style:column-width="92.1pt"/>
    </style:style>
    <style:style style:name="co18" style:family="table-column">
      <style:table-column-properties fo:break-before="auto" style:column-width="37.3pt"/>
    </style:style>
    <style:style style:name="co19" style:family="table-column">
      <style:table-column-properties fo:break-before="auto" style:column-width="48.1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92.86pt"/>
    </style:style>
    <style:style style:name="co22" style:family="table-column">
      <style:table-column-properties fo:break-before="auto" style:column-width="91.3pt"/>
    </style:style>
    <style:style style:name="co23" style:family="table-column">
      <style:table-column-properties fo:break-before="auto" style:column-width="100.6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406.26pt"/>
    </style:style>
    <style:style style:name="co26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ptideiondata_HeavyC13_A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9"/>
          <table:table-cell office:value-type="string" calcext:value-type="string">
            <text:p>Normalized abundance</text:p>
          </table:table-cell>
          <table:table-cell table:number-columns-repeated="4"/>
          <table:table-cell office:value-type="string" calcext:value-type="string">
            <text:p>Raw abundance</text:p>
          </table:table-cell>
          <table:table-cell table:number-columns-repeated="4"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Sample retention time (min)</text:p>
          </table:table-cell>
          <table:table-cell table:number-columns-repeated="12"/>
          <table:table-cell office:value-type="string" calcext:value-type="string">
            <text:p>Best peptide spectral count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5"/>
          <table:table-cell office:value-type="string" calcext:value-type="string">
            <text:p>Best peptide match</text:p>
          </table:table-cell>
          <table:table-cell table:number-columns-repeated="6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T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 #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/z</text:p>
          </table:table-cell>
          <table:table-cell office:value-type="string" calcext:value-type="string">
            <text:p>Retention time (min)</text:p>
          </table:table-cell>
          <table:table-cell office:value-type="string" calcext:value-type="string">
            <text:p>Retention time window (min)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aximum CV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ss error (u)</text:p>
          </table:table-cell>
          <table:table-cell office:value-type="string" calcext:value-type="string">
            <text:p>Mass error (ppm)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Variable modifications ([position] description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GKGG</text:p>
          </table:table-cell>
          <table:table-cell office:value-type="string" calcext:value-type="string">
            <text:p>KSAPAT/KSAPST</text:p>
          </table:table-cell>
          <table:table-cell office:value-type="string" calcext:value-type="string">
            <text:p>Edited</text:p>
          </table:table-cell>
          <table:table-cell office:value-type="string" calcext:value-type="string">
            <text:p>KSAPAT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541.3339913" calcext:value-type="float">
            <text:p>541.3339913</text:p>
          </table:table-cell>
          <table:table-cell office:value-type="float" office:value="25.47106667" calcext:value-type="float">
            <text:p>25.47106667</text:p>
          </table:table-cell>
          <table:table-cell office:value-type="float" office:value="0.606366667" calcext:value-type="float">
            <text:p>0.606366667</text:p>
          </table:table-cell>
          <table:table-cell office:value-type="float" office:value="1620.980145" calcext:value-type="float">
            <text:p>1620.980145</text:p>
          </table:table-cell>
          <table:table-cell office:value-type="float" office:value="3" calcext:value-type="float">
            <text:p>3</text:p>
          </table:table-cell>
          <table:table-cell office:value-type="float" office:value="10.32398618" calcext:value-type="float">
            <text:p>10.32398618</text:p>
          </table:table-cell>
          <table:table-cell office:value-type="float" office:value="5387.894317" calcext:value-type="float">
            <text:p>5387.894317</text:p>
          </table:table-cell>
          <table:table-cell office:value-type="float" office:value="6494.754267" calcext:value-type="float">
            <text:p>6494.754267</text:p>
          </table:table-cell>
          <table:table-cell office:value-type="float" office:value="7031.936051" calcext:value-type="float">
            <text:p>7031.936051</text:p>
          </table:table-cell>
          <table:table-cell office:value-type="float" office:value="6280.805133" calcext:value-type="float">
            <text:p>6280.805133</text:p>
          </table:table-cell>
          <table:table-cell office:value-type="float" office:value="5764.263985" calcext:value-type="float">
            <text:p>5764.263985</text:p>
          </table:table-cell>
          <table:table-cell office:value-type="float" office:value="5651.988156" calcext:value-type="float">
            <text:p>5651.988156</text:p>
          </table:table-cell>
          <table:table-cell office:value-type="float" office:value="6633.998033" calcext:value-type="float">
            <text:p>6633.998033</text:p>
          </table:table-cell>
          <table:table-cell office:value-type="float" office:value="7031.936051" calcext:value-type="float">
            <text:p>7031.936051</text:p>
          </table:table-cell>
          <table:table-cell office:value-type="float" office:value="6281.131321" calcext:value-type="float">
            <text:p>6281.131321</text:p>
          </table:table-cell>
          <table:table-cell office:value-type="float" office:value="5789.929443" calcext:value-type="float">
            <text:p>5789.929443</text:p>
          </table:table-cell>
          <table:table-cell office:value-type="float" office:value="4029" calcext:value-type="float">
            <text:p>4029</text:p>
          </table:table-cell>
          <table:table-cell office:value-type="float" office:value="6369" calcext:value-type="float">
            <text:p>6369</text:p>
          </table:table-cell>
          <table:table-cell office:value-type="float" office:value="6056" calcext:value-type="float">
            <text:p>6056</text:p>
          </table:table-cell>
          <table:table-cell office:value-type="float" office:value="5593" calcext:value-type="float">
            <text:p>5593</text:p>
          </table:table-cell>
          <table:table-cell office:value-type="float" office:value="4038" calcext:value-type="float">
            <text:p>4038</text:p>
          </table:table-cell>
          <table:table-cell office:value-type="float" office:value="25.18793333" calcext:value-type="float">
            <text:p>25.18793333</text:p>
          </table:table-cell>
          <table:table-cell office:value-type="float" office:value="25.6749" calcext:value-type="float">
            <text:p>25.6749</text:p>
          </table:table-cell>
          <table:table-cell office:value-type="float" office:value="25.4741" calcext:value-type="float">
            <text:p>25.4741</text:p>
          </table:table-cell>
          <table:table-cell office:value-type="float" office:value="25.59938333" calcext:value-type="float">
            <text:p>25.59938333</text:p>
          </table:table-cell>
          <table:table-cell office:value-type="float" office:value="25.47106667" calcext:value-type="float">
            <text:p>25.47106667</text:p>
          </table:table-cell>
          <table:table-cell/>
          <table:table-cell office:value-type="float" office:value="37.26" calcext:value-type="float">
            <text:p>37.26</text:p>
          </table:table-cell>
          <table:table-cell office:value-type="float" office:value="0.003044523" calcext:value-type="float">
            <text:p>0.003044523</text:p>
          </table:table-cell>
          <table:table-cell office:value-type="float" office:value="1.878202269" calcext:value-type="float">
            <text:p>1.87820226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/>
          <table:table-cell office:value-type="float" office:value="556.339063" calcext:value-type="float">
            <text:p>556.339063</text:p>
          </table:table-cell>
          <table:table-cell office:value-type="float" office:value="30.29166667" calcext:value-type="float">
            <text:p>30.29166667</text:p>
          </table:table-cell>
          <table:table-cell office:value-type="float" office:value="0.33825" calcext:value-type="float">
            <text:p>0.33825</text:p>
          </table:table-cell>
          <table:table-cell office:value-type="float" office:value="1665.99536" calcext:value-type="float">
            <text:p>1665.99536</text:p>
          </table:table-cell>
          <table:table-cell office:value-type="float" office:value="3" calcext:value-type="float">
            <text:p>3</text:p>
          </table:table-cell>
          <table:table-cell office:value-type="float" office:value="6.61613537" calcext:value-type="float">
            <text:p>6.61613537</text:p>
          </table:table-cell>
          <table:table-cell office:value-type="float" office:value="3014.773715" calcext:value-type="float">
            <text:p>3014.773715</text:p>
          </table:table-cell>
          <table:table-cell office:value-type="float" office:value="3273.409151" calcext:value-type="float">
            <text:p>3273.409151</text:p>
          </table:table-cell>
          <table:table-cell office:value-type="float" office:value="2879.024963" calcext:value-type="float">
            <text:p>2879.024963</text:p>
          </table:table-cell>
          <table:table-cell office:value-type="float" office:value="3406.730383" calcext:value-type="float">
            <text:p>3406.730383</text:p>
          </table:table-cell>
          <table:table-cell office:value-type="float" office:value="3132.61021" calcext:value-type="float">
            <text:p>3132.61021</text:p>
          </table:table-cell>
          <table:table-cell office:value-type="float" office:value="3162.546317" calcext:value-type="float">
            <text:p>3162.546317</text:p>
          </table:table-cell>
          <table:table-cell office:value-type="float" office:value="3343.589145" calcext:value-type="float">
            <text:p>3343.589145</text:p>
          </table:table-cell>
          <table:table-cell office:value-type="float" office:value="2879.024963" calcext:value-type="float">
            <text:p>2879.024963</text:p>
          </table:table-cell>
          <table:table-cell office:value-type="float" office:value="3406.907309" calcext:value-type="float">
            <text:p>3406.907309</text:p>
          </table:table-cell>
          <table:table-cell office:value-type="float" office:value="3146.558196" calcext:value-type="float">
            <text:p>3146.558196</text:p>
          </table:table-cell>
          <table:table-cell office:value-type="float" office:value="3423" calcext:value-type="float">
            <text:p>3423</text:p>
          </table:table-cell>
          <table:table-cell office:value-type="float" office:value="3165" calcext:value-type="float">
            <text:p>3165</text:p>
          </table:table-cell>
          <table:table-cell office:value-type="float" office:value="2849" calcext:value-type="float">
            <text:p>2849</text:p>
          </table:table-cell>
          <table:table-cell office:value-type="float" office:value="3337" calcext:value-type="float">
            <text:p>3337</text:p>
          </table:table-cell>
          <table:table-cell office:value-type="float" office:value="3621" calcext:value-type="float">
            <text:p>3621</text:p>
          </table:table-cell>
          <table:table-cell office:value-type="float" office:value="30.03581667" calcext:value-type="float">
            <text:p>30.03581667</text:p>
          </table:table-cell>
          <table:table-cell office:value-type="float" office:value="30.41485" calcext:value-type="float">
            <text:p>30.41485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30.42426667" calcext:value-type="float">
            <text:p>30.42426667</text:p>
          </table:table-cell>
          <table:table-cell office:value-type="float" office:value="30.29166667" calcext:value-type="float">
            <text:p>30.29166667</text:p>
          </table:table-cell>
          <table:table-cell/>
          <table:table-cell office:value-type="float" office:value="21.52" calcext:value-type="float">
            <text:p>21.52</text:p>
          </table:table-cell>
          <table:table-cell office:value-type="float" office:value="-0.002340337" calcext:value-type="float">
            <text:p>-0.002340337</text:p>
          </table:table-cell>
          <table:table-cell office:value-type="float" office:value="-1.404766197" calcext:value-type="float">
            <text:p>-1.404766197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+ Me (K)|[10] Propionyl:13C(3) (K)|[11] Propionyl:13C(3) + Me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/>
          <table:table-cell office:value-type="float" office:value="417.5085359" calcext:value-type="float">
            <text:p>417.5085359</text:p>
          </table:table-cell>
          <table:table-cell office:value-type="float" office:value="30.29166667" calcext:value-type="float">
            <text:p>30.29166667</text:p>
          </table:table-cell>
          <table:table-cell office:value-type="float" office:value="0.316666667" calcext:value-type="float">
            <text:p>0.316666667</text:p>
          </table:table-cell>
          <table:table-cell office:value-type="float" office:value="1666.005038" calcext:value-type="float">
            <text:p>1666.005038</text:p>
          </table:table-cell>
          <table:table-cell office:value-type="float" office:value="4" calcext:value-type="float">
            <text:p>4</text:p>
          </table:table-cell>
          <table:table-cell office:value-type="float" office:value="9.37748123" calcext:value-type="float">
            <text:p>9.37748123</text:p>
          </table:table-cell>
          <table:table-cell office:value-type="float" office:value="3345.983742" calcext:value-type="float">
            <text:p>3345.983742</text:p>
          </table:table-cell>
          <table:table-cell office:value-type="float" office:value="2890.601396" calcext:value-type="float">
            <text:p>2890.601396</text:p>
          </table:table-cell>
          <table:table-cell office:value-type="float" office:value="3021.82085" calcext:value-type="float">
            <text:p>3021.82085</text:p>
          </table:table-cell>
          <table:table-cell office:value-type="float" office:value="2571.968942" calcext:value-type="float">
            <text:p>2571.968942</text:p>
          </table:table-cell>
          <table:table-cell office:value-type="float" office:value="2992.524372" calcext:value-type="float">
            <text:p>2992.524372</text:p>
          </table:table-cell>
          <table:table-cell office:value-type="float" office:value="3509.990985" calcext:value-type="float">
            <text:p>3509.990985</text:p>
          </table:table-cell>
          <table:table-cell office:value-type="float" office:value="2952.574214" calcext:value-type="float">
            <text:p>2952.574214</text:p>
          </table:table-cell>
          <table:table-cell office:value-type="float" office:value="3021.82085" calcext:value-type="float">
            <text:p>3021.82085</text:p>
          </table:table-cell>
          <table:table-cell office:value-type="float" office:value="2572.102514" calcext:value-type="float">
            <text:p>2572.102514</text:p>
          </table:table-cell>
          <table:table-cell office:value-type="float" office:value="3005.848625" calcext:value-type="float">
            <text:p>3005.848625</text:p>
          </table:table-cell>
          <table:table-cell office:value-type="float" office:value="5307" calcext:value-type="float">
            <text:p>5307</text:p>
          </table:table-cell>
          <table:table-cell office:value-type="float" office:value="3834" calcext:value-type="float">
            <text:p>3834</text:p>
          </table:table-cell>
          <table:table-cell office:value-type="float" office:value="3781" calcext:value-type="float">
            <text:p>3781</text:p>
          </table:table-cell>
          <table:table-cell office:value-type="float" office:value="3524" calcext:value-type="float">
            <text:p>3524</text:p>
          </table:table-cell>
          <table:table-cell office:value-type="float" office:value="4087" calcext:value-type="float">
            <text:p>4087</text:p>
          </table:table-cell>
          <table:table-cell office:value-type="float" office:value="30.03581667" calcext:value-type="float">
            <text:p>30.03581667</text:p>
          </table:table-cell>
          <table:table-cell office:value-type="float" office:value="30.41485" calcext:value-type="float">
            <text:p>30.41485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30.42426667" calcext:value-type="float">
            <text:p>30.42426667</text:p>
          </table:table-cell>
          <table:table-cell office:value-type="float" office:value="30.29166667" calcext:value-type="float">
            <text:p>30.29166667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7337784" calcext:value-type="float">
            <text:p>0.007337784</text:p>
          </table:table-cell>
          <table:table-cell office:value-type="float" office:value="4.404438299" calcext:value-type="float">
            <text:p>4.40443829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+ Me (K)|[10] Propionyl:13C(3) (K)|[11] Propionyl:13C(3) + Me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/>
          <table:table-cell office:value-type="float" office:value="834.0074044" calcext:value-type="float">
            <text:p>834.0074044</text:p>
          </table:table-cell>
          <table:table-cell office:value-type="float" office:value="34.58123333" calcext:value-type="float">
            <text:p>34.58123333</text:p>
          </table:table-cell>
          <table:table-cell office:value-type="float" office:value="0.340083333" calcext:value-type="float">
            <text:p>0.340083333</text:p>
          </table:table-cell>
          <table:table-cell office:value-type="float" office:value="1666.000256" calcext:value-type="float">
            <text:p>1666.000256</text:p>
          </table:table-cell>
          <table:table-cell office:value-type="float" office:value="2" calcext:value-type="float">
            <text:p>2</text:p>
          </table:table-cell>
          <table:table-cell office:value-type="float" office:value="16.34457951" calcext:value-type="float">
            <text:p>16.34457951</text:p>
          </table:table-cell>
          <table:table-cell office:value-type="float" office:value="2692.179331" calcext:value-type="float">
            <text:p>2692.179331</text:p>
          </table:table-cell>
          <table:table-cell office:value-type="float" office:value="3772.512345" calcext:value-type="float">
            <text:p>3772.512345</text:p>
          </table:table-cell>
          <table:table-cell office:value-type="float" office:value="3693.465554" calcext:value-type="float">
            <text:p>3693.465554</text:p>
          </table:table-cell>
          <table:table-cell office:value-type="float" office:value="4173.693115" calcext:value-type="float">
            <text:p>4173.693115</text:p>
          </table:table-cell>
          <table:table-cell office:value-type="float" office:value="3192.382476" calcext:value-type="float">
            <text:p>3192.382476</text:p>
          </table:table-cell>
          <table:table-cell office:value-type="float" office:value="2824.139598" calcext:value-type="float">
            <text:p>2824.139598</text:p>
          </table:table-cell>
          <table:table-cell office:value-type="float" office:value="3853.392822" calcext:value-type="float">
            <text:p>3853.392822</text:p>
          </table:table-cell>
          <table:table-cell office:value-type="float" office:value="3693.465554" calcext:value-type="float">
            <text:p>3693.465554</text:p>
          </table:table-cell>
          <table:table-cell office:value-type="float" office:value="4173.909872" calcext:value-type="float">
            <text:p>4173.909872</text:p>
          </table:table-cell>
          <table:table-cell office:value-type="float" office:value="3206.596599" calcext:value-type="float">
            <text:p>3206.596599</text:p>
          </table:table-cell>
          <table:table-cell office:value-type="float" office:value="2413" calcext:value-type="float">
            <text:p>2413</text:p>
          </table:table-cell>
          <table:table-cell office:value-type="float" office:value="2791" calcext:value-type="float">
            <text:p>2791</text:p>
          </table:table-cell>
          <table:table-cell office:value-type="float" office:value="3367" calcext:value-type="float">
            <text:p>3367</text:p>
          </table:table-cell>
          <table:table-cell office:value-type="float" office:value="3006" calcext:value-type="float">
            <text:p>3006</text:p>
          </table:table-cell>
          <table:table-cell office:value-type="float" office:value="2127" calcext:value-type="float">
            <text:p>2127</text:p>
          </table:table-cell>
          <table:table-cell office:value-type="float" office:value="34.34166667" calcext:value-type="float">
            <text:p>34.34166667</text:p>
          </table:table-cell>
          <table:table-cell office:value-type="float" office:value="34.73693333" calcext:value-type="float">
            <text:p>34.73693333</text:p>
          </table:table-cell>
          <table:table-cell office:value-type="float" office:value="34.57016667" calcext:value-type="float">
            <text:p>34.57016667</text:p>
          </table:table-cell>
          <table:table-cell office:value-type="float" office:value="34.63571667" calcext:value-type="float">
            <text:p>34.63571667</text:p>
          </table:table-cell>
          <table:table-cell office:value-type="float" office:value="34.58123333" calcext:value-type="float">
            <text:p>34.5812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255596" calcext:value-type="float">
            <text:p>0.00255596</text:p>
          </table:table-cell>
          <table:table-cell office:value-type="float" office:value="1.534191942" calcext:value-type="float">
            <text:p>1.53419194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/>
          <table:table-cell office:value-type="float" office:value="819.9766178" calcext:value-type="float">
            <text:p>819.9766178</text:p>
          </table:table-cell>
          <table:table-cell office:value-type="float" office:value="38.5189" calcext:value-type="float">
            <text:p>38.5189</text:p>
          </table:table-cell>
          <table:table-cell office:value-type="float" office:value="0.361616667" calcext:value-type="float">
            <text:p>0.361616667</text:p>
          </table:table-cell>
          <table:table-cell office:value-type="float" office:value="1637.938683" calcext:value-type="float">
            <text:p>1637.938683</text:p>
          </table:table-cell>
          <table:table-cell office:value-type="float" office:value="2" calcext:value-type="float">
            <text:p>2</text:p>
          </table:table-cell>
          <table:table-cell office:value-type="float" office:value="10.43723461" calcext:value-type="float">
            <text:p>10.43723461</text:p>
          </table:table-cell>
          <table:table-cell office:value-type="float" office:value="3602.337272" calcext:value-type="float">
            <text:p>3602.337272</text:p>
          </table:table-cell>
          <table:table-cell office:value-type="float" office:value="3650.234503" calcext:value-type="float">
            <text:p>3650.234503</text:p>
          </table:table-cell>
          <table:table-cell office:value-type="float" office:value="4043.358342" calcext:value-type="float">
            <text:p>4043.358342</text:p>
          </table:table-cell>
          <table:table-cell office:value-type="float" office:value="3021.832917" calcext:value-type="float">
            <text:p>3021.832917</text:p>
          </table:table-cell>
          <table:table-cell office:value-type="float" office:value="3805.232315" calcext:value-type="float">
            <text:p>3805.232315</text:p>
          </table:table-cell>
          <table:table-cell office:value-type="float" office:value="3778.909978" calcext:value-type="float">
            <text:p>3778.909978</text:p>
          </table:table-cell>
          <table:table-cell office:value-type="float" office:value="3728.493414" calcext:value-type="float">
            <text:p>3728.493414</text:p>
          </table:table-cell>
          <table:table-cell office:value-type="float" office:value="4043.358342" calcext:value-type="float">
            <text:p>4043.358342</text:p>
          </table:table-cell>
          <table:table-cell office:value-type="float" office:value="3021.989853" calcext:value-type="float">
            <text:p>3021.989853</text:p>
          </table:table-cell>
          <table:table-cell office:value-type="float" office:value="3822.175159" calcext:value-type="float">
            <text:p>3822.175159</text:p>
          </table:table-cell>
          <table:table-cell office:value-type="float" office:value="3486" calcext:value-type="float">
            <text:p>3486</text:p>
          </table:table-cell>
          <table:table-cell office:value-type="float" office:value="2809" calcext:value-type="float">
            <text:p>2809</text:p>
          </table:table-cell>
          <table:table-cell office:value-type="float" office:value="2904" calcext:value-type="float">
            <text:p>2904</text:p>
          </table:table-cell>
          <table:table-cell office:value-type="float" office:value="2821" calcext:value-type="float">
            <text:p>2821</text:p>
          </table:table-cell>
          <table:table-cell office:value-type="float" office:value="3155" calcext:value-type="float">
            <text:p>3155</text:p>
          </table:table-cell>
          <table:table-cell office:value-type="float" office:value="38.34775" calcext:value-type="float">
            <text:p>38.34775</text:p>
          </table:table-cell>
          <table:table-cell office:value-type="float" office:value="38.67091667" calcext:value-type="float">
            <text:p>38.67091667</text:p>
          </table:table-cell>
          <table:table-cell office:value-type="float" office:value="38.5061" calcext:value-type="float">
            <text:p>38.5061</text:p>
          </table:table-cell>
          <table:table-cell office:value-type="float" office:value="38.54638333" calcext:value-type="float">
            <text:p>38.54638333</text:p>
          </table:table-cell>
          <table:table-cell office:value-type="float" office:value="38.5189" calcext:value-type="float">
            <text:p>38.5189</text:p>
          </table:table-cell>
          <table:table-cell/>
          <table:table-cell office:value-type="float" office:value="62.13" calcext:value-type="float">
            <text:p>62.13</text:p>
          </table:table-cell>
          <table:table-cell office:value-type="float" office:value="0.008682741" calcext:value-type="float">
            <text:p>0.008682741</text:p>
          </table:table-cell>
          <table:table-cell office:value-type="float" office:value="5.301045018" calcext:value-type="float">
            <text:p>5.30104501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Formyl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/>
          <table:table-cell office:value-type="float" office:value="749.4286124" calcext:value-type="float">
            <text:p>749.4286124</text:p>
          </table:table-cell>
          <table:table-cell office:value-type="float" office:value="38.03598333" calcext:value-type="float">
            <text:p>38.03598333</text:p>
          </table:table-cell>
          <table:table-cell office:value-type="float" office:value="0.322383333" calcext:value-type="float">
            <text:p>0.322383333</text:p>
          </table:table-cell>
          <table:table-cell office:value-type="float" office:value="1496.842672" calcext:value-type="float">
            <text:p>1496.842672</text:p>
          </table:table-cell>
          <table:table-cell office:value-type="float" office:value="2" calcext:value-type="float">
            <text:p>2</text:p>
          </table:table-cell>
          <table:table-cell office:value-type="float" office:value="13.46437195" calcext:value-type="float">
            <text:p>13.46437195</text:p>
          </table:table-cell>
          <table:table-cell office:value-type="float" office:value="1648.50395" calcext:value-type="float">
            <text:p>1648.50395</text:p>
          </table:table-cell>
          <table:table-cell office:value-type="float" office:value="1343.038582" calcext:value-type="float">
            <text:p>1343.038582</text:p>
          </table:table-cell>
          <table:table-cell office:value-type="float" office:value="1576.72317" calcext:value-type="float">
            <text:p>1576.72317</text:p>
          </table:table-cell>
          <table:table-cell office:value-type="float" office:value="1167.777915" calcext:value-type="float">
            <text:p>1167.777915</text:p>
          </table:table-cell>
          <table:table-cell office:value-type="float" office:value="1388.095002" calcext:value-type="float">
            <text:p>1388.095002</text:p>
          </table:table-cell>
          <table:table-cell office:value-type="float" office:value="1729.307268" calcext:value-type="float">
            <text:p>1729.307268</text:p>
          </table:table-cell>
          <table:table-cell office:value-type="float" office:value="1371.83255" calcext:value-type="float">
            <text:p>1371.83255</text:p>
          </table:table-cell>
          <table:table-cell office:value-type="float" office:value="1576.72317" calcext:value-type="float">
            <text:p>1576.72317</text:p>
          </table:table-cell>
          <table:table-cell office:value-type="float" office:value="1167.838562" calcext:value-type="float">
            <text:p>1167.838562</text:p>
          </table:table-cell>
          <table:table-cell office:value-type="float" office:value="1394.275512" calcext:value-type="float">
            <text:p>1394.275512</text:p>
          </table:table-cell>
          <table:table-cell office:value-type="float" office:value="1735" calcext:value-type="float">
            <text:p>1735</text:p>
          </table:table-cell>
          <table:table-cell office:value-type="float" office:value="1384" calcext:value-type="float">
            <text:p>1384</text:p>
          </table:table-cell>
          <table:table-cell office:value-type="float" office:value="1507" calcext:value-type="float">
            <text:p>1507</text:p>
          </table:table-cell>
          <table:table-cell office:value-type="float" office:value="1305" calcext:value-type="float">
            <text:p>1305</text:p>
          </table:table-cell>
          <table:table-cell office:value-type="float" office:value="1555" calcext:value-type="float">
            <text:p>1555</text:p>
          </table:table-cell>
          <table:table-cell office:value-type="float" office:value="37.79308333" calcext:value-type="float">
            <text:p>37.79308333</text:p>
          </table:table-cell>
          <table:table-cell office:value-type="float" office:value="38.20143333" calcext:value-type="float">
            <text:p>38.20143333</text:p>
          </table:table-cell>
          <table:table-cell office:value-type="float" office:value="38.01956667" calcext:value-type="float">
            <text:p>38.01956667</text:p>
          </table:table-cell>
          <table:table-cell office:value-type="float" office:value="38.05508333" calcext:value-type="float">
            <text:p>38.05508333</text:p>
          </table:table-cell>
          <table:table-cell office:value-type="float" office:value="38.03598333" calcext:value-type="float">
            <text:p>38.03598333</text:p>
          </table:table-cell>
          <table:table-cell/>
          <table:table-cell office:value-type="float" office:value="76.02" calcext:value-type="float">
            <text:p>76.02</text:p>
          </table:table-cell>
          <table:table-cell office:value-type="float" office:value="0.001271859" calcext:value-type="float">
            <text:p>0.001271859</text:p>
          </table:table-cell>
          <table:table-cell office:value-type="float" office:value="0.849695551" calcext:value-type="float">
            <text:p>0.84969555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EG Acetyl ENKEL K (K)|[5] Propionyl:13C(3) (K)|[9] EG Acetyl ENKEL K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8" calcext:value-type="float">
            <text:p>4408</text:p>
          </table:table-cell>
          <table:table-cell/>
          <table:table-cell office:value-type="float" office:value="557.3261173" calcext:value-type="float">
            <text:p>557.3261173</text:p>
          </table:table-cell>
          <table:table-cell office:value-type="float" office:value="41.70496667" calcext:value-type="float">
            <text:p>41.70496667</text:p>
          </table:table-cell>
          <table:table-cell office:value-type="float" office:value="0.403483333" calcext:value-type="float">
            <text:p>0.403483333</text:p>
          </table:table-cell>
          <table:table-cell office:value-type="float" office:value="1668.956523" calcext:value-type="float">
            <text:p>1668.956523</text:p>
          </table:table-cell>
          <table:table-cell office:value-type="float" office:value="3" calcext:value-type="float">
            <text:p>3</text:p>
          </table:table-cell>
          <table:table-cell office:value-type="float" office:value="8.665998822" calcext:value-type="float">
            <text:p>8.665998822</text:p>
          </table:table-cell>
          <table:table-cell office:value-type="float" office:value="557.1847489" calcext:value-type="float">
            <text:p>557.1847489</text:p>
          </table:table-cell>
          <table:table-cell office:value-type="float" office:value="565.740346" calcext:value-type="float">
            <text:p>565.740346</text:p>
          </table:table-cell>
          <table:table-cell office:value-type="float" office:value="474.8225798" calcext:value-type="float">
            <text:p>474.8225798</text:p>
          </table:table-cell>
          <table:table-cell office:value-type="float" office:value="469.4133034" calcext:value-type="float">
            <text:p>469.4133034</text:p>
          </table:table-cell>
          <table:table-cell office:value-type="float" office:value="519.462556" calcext:value-type="float">
            <text:p>519.462556</text:p>
          </table:table-cell>
          <table:table-cell office:value-type="float" office:value="584.4958004" calcext:value-type="float">
            <text:p>584.4958004</text:p>
          </table:table-cell>
          <table:table-cell office:value-type="float" office:value="577.869491" calcext:value-type="float">
            <text:p>577.869491</text:p>
          </table:table-cell>
          <table:table-cell office:value-type="float" office:value="474.8225798" calcext:value-type="float">
            <text:p>474.8225798</text:p>
          </table:table-cell>
          <table:table-cell office:value-type="float" office:value="469.437682" calcext:value-type="float">
            <text:p>469.437682</text:p>
          </table:table-cell>
          <table:table-cell office:value-type="float" office:value="521.7754696" calcext:value-type="float">
            <text:p>521.7754696</text:p>
          </table:table-cell>
          <table:table-cell office:value-type="float" office:value="2177" calcext:value-type="float">
            <text:p>2177</text:p>
          </table:table-cell>
          <table:table-cell office:value-type="float" office:value="1838" calcext:value-type="float">
            <text:p>1838</text:p>
          </table:table-cell>
          <table:table-cell office:value-type="float" office:value="2056" calcext:value-type="float">
            <text:p>2056</text:p>
          </table:table-cell>
          <table:table-cell office:value-type="float" office:value="2172" calcext:value-type="float">
            <text:p>2172</text:p>
          </table:table-cell>
          <table:table-cell office:value-type="float" office:value="2186" calcext:value-type="float">
            <text:p>2186</text:p>
          </table:table-cell>
          <table:table-cell office:value-type="float" office:value="41.30286667" calcext:value-type="float">
            <text:p>41.30286667</text:p>
          </table:table-cell>
          <table:table-cell office:value-type="float" office:value="41.87938333" calcext:value-type="float">
            <text:p>41.87938333</text:p>
          </table:table-cell>
          <table:table-cell office:value-type="float" office:value="41.53426667" calcext:value-type="float">
            <text:p>41.53426667</text:p>
          </table:table-cell>
          <table:table-cell office:value-type="float" office:value="41.72866667" calcext:value-type="float">
            <text:p>41.72866667</text:p>
          </table:table-cell>
          <table:table-cell office:value-type="float" office:value="41.70496667" calcext:value-type="float">
            <text:p>41.70496667</text:p>
          </table:table-cell>
          <table:table-cell/>
          <table:table-cell office:value-type="float" office:value="41.77" calcext:value-type="float">
            <text:p>41.77</text:p>
          </table:table-cell>
          <table:table-cell office:value-type="float" office:value="-0.01487748" calcext:value-type="float">
            <text:p>-0.01487748</text:p>
          </table:table-cell>
          <table:table-cell office:value-type="float" office:value="-8.914161306" calcext:value-type="float">
            <text:p>-8.91416130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609" calcext:value-type="float">
            <text:p>4609</text:p>
          </table:table-cell>
          <table:table-cell/>
          <table:table-cell office:value-type="float" office:value="826.9811676" calcext:value-type="float">
            <text:p>826.9811676</text:p>
          </table:table-cell>
          <table:table-cell office:value-type="float" office:value="42.20133333" calcext:value-type="float">
            <text:p>42.20133333</text:p>
          </table:table-cell>
          <table:table-cell office:value-type="float" office:value="0.337916667" calcext:value-type="float">
            <text:p>0.337916667</text:p>
          </table:table-cell>
          <table:table-cell office:value-type="float" office:value="1651.947782" calcext:value-type="float">
            <text:p>1651.947782</text:p>
          </table:table-cell>
          <table:table-cell office:value-type="float" office:value="2" calcext:value-type="float">
            <text:p>2</text:p>
          </table:table-cell>
          <table:table-cell office:value-type="float" office:value="24.6016078" calcext:value-type="float">
            <text:p>24.6016078</text:p>
          </table:table-cell>
          <table:table-cell office:value-type="float" office:value="1496.533523" calcext:value-type="float">
            <text:p>1496.533523</text:p>
          </table:table-cell>
          <table:table-cell office:value-type="float" office:value="987.2713719" calcext:value-type="float">
            <text:p>987.2713719</text:p>
          </table:table-cell>
          <table:table-cell office:value-type="float" office:value="1210.791375" calcext:value-type="float">
            <text:p>1210.791375</text:p>
          </table:table-cell>
          <table:table-cell office:value-type="float" office:value="941.0865999" calcext:value-type="float">
            <text:p>941.0865999</text:p>
          </table:table-cell>
          <table:table-cell office:value-type="float" office:value="1644.070765" calcext:value-type="float">
            <text:p>1644.070765</text:p>
          </table:table-cell>
          <table:table-cell office:value-type="float" office:value="1569.887835" calcext:value-type="float">
            <text:p>1569.887835</text:p>
          </table:table-cell>
          <table:table-cell office:value-type="float" office:value="1008.437898" calcext:value-type="float">
            <text:p>1008.437898</text:p>
          </table:table-cell>
          <table:table-cell office:value-type="float" office:value="1210.791375" calcext:value-type="float">
            <text:p>1210.791375</text:p>
          </table:table-cell>
          <table:table-cell office:value-type="float" office:value="941.1354744" calcext:value-type="float">
            <text:p>941.1354744</text:p>
          </table:table-cell>
          <table:table-cell office:value-type="float" office:value="1651.391011" calcext:value-type="float">
            <text:p>1651.391011</text:p>
          </table:table-cell>
          <table:table-cell office:value-type="float" office:value="1621" calcext:value-type="float">
            <text:p>1621</text:p>
          </table:table-cell>
          <table:table-cell office:value-type="float" office:value="1561" calcext:value-type="float">
            <text:p>1561</text:p>
          </table:table-cell>
          <table:table-cell office:value-type="float" office:value="1821" calcext:value-type="float">
            <text:p>1821</text:p>
          </table:table-cell>
          <table:table-cell office:value-type="float" office:value="2002" calcext:value-type="float">
            <text:p>2002</text:p>
          </table:table-cell>
          <table:table-cell office:value-type="float" office:value="1381" calcext:value-type="float">
            <text:p>1381</text:p>
          </table:table-cell>
          <table:table-cell office:value-type="float" office:value="41.80306667" calcext:value-type="float">
            <text:p>41.80306667</text:p>
          </table:table-cell>
          <table:table-cell office:value-type="float" office:value="42.32258333" calcext:value-type="float">
            <text:p>42.32258333</text:p>
          </table:table-cell>
          <table:table-cell office:value-type="float" office:value="42.0836" calcext:value-type="float">
            <text:p>42.0836</text:p>
          </table:table-cell>
          <table:table-cell office:value-type="float" office:value="42.24963333" calcext:value-type="float">
            <text:p>42.24963333</text:p>
          </table:table-cell>
          <table:table-cell office:value-type="float" office:value="42.20133333" calcext:value-type="float">
            <text:p>42.20133333</text:p>
          </table:table-cell>
          <table:table-cell/>
          <table:table-cell office:value-type="float" office:value="71.26" calcext:value-type="float">
            <text:p>71.26</text:p>
          </table:table-cell>
          <table:table-cell office:value-type="float" office:value="0.00208221" calcext:value-type="float">
            <text:p>0.00208221</text:p>
          </table:table-cell>
          <table:table-cell office:value-type="float" office:value="1.260458962" calcext:value-type="float">
            <text:p>1.26045896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Acetyl ENKEL K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816" calcext:value-type="float">
            <text:p>8816</text:p>
          </table:table-cell>
          <table:table-cell/>
          <table:table-cell office:value-type="float" office:value="835.4911684" calcext:value-type="float">
            <text:p>835.4911684</text:p>
          </table:table-cell>
          <table:table-cell office:value-type="float" office:value="40.96185" calcext:value-type="float">
            <text:p>40.96185</text:p>
          </table:table-cell>
          <table:table-cell office:value-type="float" office:value="0.272833333" calcext:value-type="float">
            <text:p>0.272833333</text:p>
          </table:table-cell>
          <table:table-cell office:value-type="float" office:value="1668.967784" calcext:value-type="float">
            <text:p>1668.967784</text:p>
          </table:table-cell>
          <table:table-cell office:value-type="float" office:value="2" calcext:value-type="float">
            <text:p>2</text:p>
          </table:table-cell>
          <table:table-cell office:value-type="float" office:value="14.49232965" calcext:value-type="float">
            <text:p>14.49232965</text:p>
          </table:table-cell>
          <table:table-cell office:value-type="float" office:value="295.3826568" calcext:value-type="float">
            <text:p>295.3826568</text:p>
          </table:table-cell>
          <table:table-cell office:value-type="float" office:value="295.0065486" calcext:value-type="float">
            <text:p>295.0065486</text:p>
          </table:table-cell>
          <table:table-cell office:value-type="float" office:value="239.818775" calcext:value-type="float">
            <text:p>239.818775</text:p>
          </table:table-cell>
          <table:table-cell office:value-type="float" office:value="214.5442741" calcext:value-type="float">
            <text:p>214.5442741</text:p>
          </table:table-cell>
          <table:table-cell office:value-type="float" office:value="298.5855462" calcext:value-type="float">
            <text:p>298.5855462</text:p>
          </table:table-cell>
          <table:table-cell office:value-type="float" office:value="309.8611776" calcext:value-type="float">
            <text:p>309.8611776</text:p>
          </table:table-cell>
          <table:table-cell office:value-type="float" office:value="301.331318" calcext:value-type="float">
            <text:p>301.331318</text:p>
          </table:table-cell>
          <table:table-cell office:value-type="float" office:value="239.818775" calcext:value-type="float">
            <text:p>239.818775</text:p>
          </table:table-cell>
          <table:table-cell office:value-type="float" office:value="214.5554163" calcext:value-type="float">
            <text:p>214.5554163</text:p>
          </table:table-cell>
          <table:table-cell office:value-type="float" office:value="299.9150021" calcext:value-type="float">
            <text:p>299.9150021</text:p>
          </table:table-cell>
          <table:table-cell office:value-type="float" office:value="573" calcext:value-type="float">
            <text:p>573</text:p>
          </table:table-cell>
          <table:table-cell office:value-type="float" office:value="748" calcext:value-type="float">
            <text:p>748</text:p>
          </table:table-cell>
          <table:table-cell office:value-type="float" office:value="682" calcext:value-type="float">
            <text:p>682</text:p>
          </table:table-cell>
          <table:table-cell office:value-type="float" office:value="461" calcext:value-type="float">
            <text:p>461</text:p>
          </table:table-cell>
          <table:table-cell office:value-type="float" office:value="664" calcext:value-type="float">
            <text:p>664</text:p>
          </table:table-cell>
          <table:table-cell office:value-type="float" office:value="40.59903333" calcext:value-type="float">
            <text:p>40.59903333</text:p>
          </table:table-cell>
          <table:table-cell office:value-type="float" office:value="41.03428333" calcext:value-type="float">
            <text:p>41.03428333</text:p>
          </table:table-cell>
          <table:table-cell office:value-type="float" office:value="40.81295" calcext:value-type="float">
            <text:p>40.81295</text:p>
          </table:table-cell>
          <table:table-cell office:value-type="float" office:value="40.93383333" calcext:value-type="float">
            <text:p>40.93383333</text:p>
          </table:table-cell>
          <table:table-cell office:value-type="float" office:value="40.96185" calcext:value-type="float">
            <text:p>40.96185</text:p>
          </table:table-cell>
          <table:table-cell/>
          <table:table-cell office:value-type="float" office:value="49.68" calcext:value-type="float">
            <text:p>49.68</text:p>
          </table:table-cell>
          <table:table-cell office:value-type="float" office:value="-0.003616042" calcext:value-type="float">
            <text:p>-0.003616042</text:p>
          </table:table-cell>
          <table:table-cell office:value-type="float" office:value="-2.166629191" calcext:value-type="float">
            <text:p>-2.16662919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350" calcext:value-type="float">
            <text:p>16350</text:p>
          </table:table-cell>
          <table:table-cell/>
          <table:table-cell office:value-type="float" office:value="766.4548384" calcext:value-type="float">
            <text:p>766.4548384</text:p>
          </table:table-cell>
          <table:table-cell office:value-type="float" office:value="43.3611" calcext:value-type="float">
            <text:p>43.3611</text:p>
          </table:table-cell>
          <table:table-cell office:value-type="float" office:value="0.2916" calcext:value-type="float">
            <text:p>0.2916</text:p>
          </table:table-cell>
          <table:table-cell office:value-type="float" office:value="1530.895124" calcext:value-type="float">
            <text:p>1530.895124</text:p>
          </table:table-cell>
          <table:table-cell office:value-type="float" office:value="2" calcext:value-type="float">
            <text:p>2</text:p>
          </table:table-cell>
          <table:table-cell office:value-type="float" office:value="4.349288267" calcext:value-type="float">
            <text:p>4.349288267</text:p>
          </table:table-cell>
          <table:table-cell office:value-type="float" office:value="3610.951307" calcext:value-type="float">
            <text:p>3610.951307</text:p>
          </table:table-cell>
          <table:table-cell office:value-type="float" office:value="4024.318185" calcext:value-type="float">
            <text:p>4024.318185</text:p>
          </table:table-cell>
          <table:table-cell office:value-type="float" office:value="3818.707284" calcext:value-type="float">
            <text:p>3818.707284</text:p>
          </table:table-cell>
          <table:table-cell office:value-type="float" office:value="3796.805889" calcext:value-type="float">
            <text:p>3796.805889</text:p>
          </table:table-cell>
          <table:table-cell office:value-type="float" office:value="3994.084363" calcext:value-type="float">
            <text:p>3994.084363</text:p>
          </table:table-cell>
          <table:table-cell office:value-type="float" office:value="3787.94624" calcext:value-type="float">
            <text:p>3787.94624</text:p>
          </table:table-cell>
          <table:table-cell office:value-type="float" office:value="4110.597234" calcext:value-type="float">
            <text:p>4110.597234</text:p>
          </table:table-cell>
          <table:table-cell office:value-type="float" office:value="3818.707284" calcext:value-type="float">
            <text:p>3818.707284</text:p>
          </table:table-cell>
          <table:table-cell office:value-type="float" office:value="3797.003073" calcext:value-type="float">
            <text:p>3797.003073</text:p>
          </table:table-cell>
          <table:table-cell office:value-type="float" office:value="4011.868074" calcext:value-type="float">
            <text:p>4011.868074</text:p>
          </table:table-cell>
          <table:table-cell office:value-type="float" office:value="11064" calcext:value-type="float">
            <text:p>11064</text:p>
          </table:table-cell>
          <table:table-cell office:value-type="float" office:value="9739" calcext:value-type="float">
            <text:p>9739</text:p>
          </table:table-cell>
          <table:table-cell office:value-type="float" office:value="11135" calcext:value-type="float">
            <text:p>11135</text:p>
          </table:table-cell>
          <table:table-cell office:value-type="float" office:value="11422" calcext:value-type="float">
            <text:p>11422</text:p>
          </table:table-cell>
          <table:table-cell office:value-type="float" office:value="10178" calcext:value-type="float">
            <text:p>10178</text:p>
          </table:table-cell>
          <table:table-cell office:value-type="float" office:value="42.92571667" calcext:value-type="float">
            <text:p>42.92571667</text:p>
          </table:table-cell>
          <table:table-cell office:value-type="float" office:value="43.50095" calcext:value-type="float">
            <text:p>43.50095</text:p>
          </table:table-cell>
          <table:table-cell office:value-type="float" office:value="43.22361667" calcext:value-type="float">
            <text:p>43.22361667</text:p>
          </table:table-cell>
          <table:table-cell office:value-type="float" office:value="43.44476667" calcext:value-type="float">
            <text:p>43.44476667</text:p>
          </table:table-cell>
          <table:table-cell office:value-type="float" office:value="43.3611" calcext:value-type="float">
            <text:p>43.3611</text:p>
          </table:table-cell>
          <table:table-cell/>
          <table:table-cell office:value-type="float" office:value="77.36" calcext:value-type="float">
            <text:p>77.36</text:p>
          </table:table-cell>
          <table:table-cell office:value-type="float" office:value="0.002223806" calcext:value-type="float">
            <text:p>0.002223806</text:p>
          </table:table-cell>
          <table:table-cell office:value-type="float" office:value="1.452620526" calcext:value-type="float">
            <text:p>1.452620526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6356" calcext:value-type="float">
            <text:p>16356</text:p>
          </table:table-cell>
          <table:table-cell/>
          <table:table-cell office:value-type="float" office:value="757.9373225" calcext:value-type="float">
            <text:p>757.9373225</text:p>
          </table:table-cell>
          <table:table-cell office:value-type="float" office:value="40.57153333" calcext:value-type="float">
            <text:p>40.57153333</text:p>
          </table:table-cell>
          <table:table-cell office:value-type="float" office:value="0.203866667" calcext:value-type="float">
            <text:p>0.203866667</text:p>
          </table:table-cell>
          <table:table-cell office:value-type="float" office:value="1513.860092" calcext:value-type="float">
            <text:p>1513.860092</text:p>
          </table:table-cell>
          <table:table-cell office:value-type="float" office:value="2" calcext:value-type="float">
            <text:p>2</text:p>
          </table:table-cell>
          <table:table-cell office:value-type="float" office:value="15.88666511" calcext:value-type="float">
            <text:p>15.88666511</text:p>
          </table:table-cell>
          <table:table-cell office:value-type="float" office:value="781.923561" calcext:value-type="float">
            <text:p>781.923561</text:p>
          </table:table-cell>
          <table:table-cell office:value-type="float" office:value="836.2580625" calcext:value-type="float">
            <text:p>836.2580625</text:p>
          </table:table-cell>
          <table:table-cell office:value-type="float" office:value="557.108172" calcext:value-type="float">
            <text:p>557.108172</text:p>
          </table:table-cell>
          <table:table-cell office:value-type="float" office:value="863.1869496" calcext:value-type="float">
            <text:p>863.1869496</text:p>
          </table:table-cell>
          <table:table-cell office:value-type="float" office:value="755.3657225" calcext:value-type="float">
            <text:p>755.3657225</text:p>
          </table:table-cell>
          <table:table-cell office:value-type="float" office:value="820.250444" calcext:value-type="float">
            <text:p>820.250444</text:p>
          </table:table-cell>
          <table:table-cell office:value-type="float" office:value="854.1869505" calcext:value-type="float">
            <text:p>854.1869505</text:p>
          </table:table-cell>
          <table:table-cell office:value-type="float" office:value="557.108172" calcext:value-type="float">
            <text:p>557.108172</text:p>
          </table:table-cell>
          <table:table-cell office:value-type="float" office:value="863.2317784" calcext:value-type="float">
            <text:p>863.2317784</text:p>
          </table:table-cell>
          <table:table-cell office:value-type="float" office:value="758.7289979" calcext:value-type="float">
            <text:p>758.7289979</text:p>
          </table:table-cell>
          <table:table-cell office:value-type="float" office:value="763" calcext:value-type="float">
            <text:p>763</text:p>
          </table:table-cell>
          <table:table-cell office:value-type="float" office:value="900" calcext:value-type="float">
            <text:p>900</text:p>
          </table:table-cell>
          <table:table-cell office:value-type="float" office:value="855" calcext:value-type="float">
            <text:p>855</text:p>
          </table:table-cell>
          <table:table-cell office:value-type="float" office:value="884" calcext:value-type="float">
            <text:p>884</text:p>
          </table:table-cell>
          <table:table-cell office:value-type="float" office:value="764" calcext:value-type="float">
            <text:p>764</text:p>
          </table:table-cell>
          <table:table-cell office:value-type="float" office:value="40.22385" calcext:value-type="float">
            <text:p>40.22385</text:p>
          </table:table-cell>
          <table:table-cell office:value-type="float" office:value="40.63281667" calcext:value-type="float">
            <text:p>40.63281667</text:p>
          </table:table-cell>
          <table:table-cell office:value-type="float" office:value="40.44788333" calcext:value-type="float">
            <text:p>40.44788333</text:p>
          </table:table-cell>
          <table:table-cell office:value-type="float" office:value="40.51905" calcext:value-type="float">
            <text:p>40.51905</text:p>
          </table:table-cell>
          <table:table-cell office:value-type="float" office:value="40.57153333" calcext:value-type="float">
            <text:p>40.57153333</text:p>
          </table:table-cell>
          <table:table-cell/>
          <table:table-cell office:value-type="float" office:value="67.34" calcext:value-type="float">
            <text:p>67.34</text:p>
          </table:table-cell>
          <table:table-cell office:value-type="float" office:value="-0.007107862" calcext:value-type="float">
            <text:p>-0.007107862</text:p>
          </table:table-cell>
          <table:table-cell office:value-type="float" office:value="-4.69516852" calcext:value-type="float">
            <text:p>-4.69516852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EG Acetyl ENKEL K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6359" calcext:value-type="float">
            <text:p>16359</text:p>
          </table:table-cell>
          <table:table-cell/>
          <table:table-cell office:value-type="float" office:value="759.4413923" calcext:value-type="float">
            <text:p>759.4413923</text:p>
          </table:table-cell>
          <table:table-cell office:value-type="float" office:value="42.84255" calcext:value-type="float">
            <text:p>42.84255</text:p>
          </table:table-cell>
          <table:table-cell office:value-type="float" office:value="0.340183333" calcext:value-type="float">
            <text:p>0.340183333</text:p>
          </table:table-cell>
          <table:table-cell office:value-type="float" office:value="1516.868232" calcext:value-type="float">
            <text:p>1516.868232</text:p>
          </table:table-cell>
          <table:table-cell office:value-type="float" office:value="2" calcext:value-type="float">
            <text:p>2</text:p>
          </table:table-cell>
          <table:table-cell office:value-type="float" office:value="9.977193034" calcext:value-type="float">
            <text:p>9.977193034</text:p>
          </table:table-cell>
          <table:table-cell office:value-type="float" office:value="1127.320722" calcext:value-type="float">
            <text:p>1127.320722</text:p>
          </table:table-cell>
          <table:table-cell office:value-type="float" office:value="1329.826997" calcext:value-type="float">
            <text:p>1329.826997</text:p>
          </table:table-cell>
          <table:table-cell office:value-type="float" office:value="1165.425293" calcext:value-type="float">
            <text:p>1165.425293</text:p>
          </table:table-cell>
          <table:table-cell office:value-type="float" office:value="1432.587562" calcext:value-type="float">
            <text:p>1432.587562</text:p>
          </table:table-cell>
          <table:table-cell office:value-type="float" office:value="1219.666493" calcext:value-type="float">
            <text:p>1219.666493</text:p>
          </table:table-cell>
          <table:table-cell office:value-type="float" office:value="1182.577644" calcext:value-type="float">
            <text:p>1182.577644</text:p>
          </table:table-cell>
          <table:table-cell office:value-type="float" office:value="1358.337717" calcext:value-type="float">
            <text:p>1358.337717</text:p>
          </table:table-cell>
          <table:table-cell office:value-type="float" office:value="1165.425293" calcext:value-type="float">
            <text:p>1165.425293</text:p>
          </table:table-cell>
          <table:table-cell office:value-type="float" office:value="1432.661963" calcext:value-type="float">
            <text:p>1432.661963</text:p>
          </table:table-cell>
          <table:table-cell office:value-type="float" office:value="1225.097074" calcext:value-type="float">
            <text:p>1225.097074</text:p>
          </table:table-cell>
          <table:table-cell office:value-type="float" office:value="1166" calcext:value-type="float">
            <text:p>1166</text:p>
          </table:table-cell>
          <table:table-cell office:value-type="float" office:value="1101" calcext:value-type="float">
            <text:p>1101</text:p>
          </table:table-cell>
          <table:table-cell office:value-type="float" office:value="1137" calcext:value-type="float">
            <text:p>1137</text:p>
          </table:table-cell>
          <table:table-cell office:value-type="float" office:value="1849" calcext:value-type="float">
            <text:p>1849</text:p>
          </table:table-cell>
          <table:table-cell office:value-type="float" office:value="1035" calcext:value-type="float">
            <text:p>1035</text:p>
          </table:table-cell>
          <table:table-cell office:value-type="float" office:value="42.42888333" calcext:value-type="float">
            <text:p>42.42888333</text:p>
          </table:table-cell>
          <table:table-cell office:value-type="float" office:value="42.94575" calcext:value-type="float">
            <text:p>42.94575</text:p>
          </table:table-cell>
          <table:table-cell office:value-type="float" office:value="42.68856667" calcext:value-type="float">
            <text:p>42.68856667</text:p>
          </table:table-cell>
          <table:table-cell office:value-type="float" office:value="42.91915" calcext:value-type="float">
            <text:p>42.91915</text:p>
          </table:table-cell>
          <table:table-cell office:value-type="float" office:value="42.84255" calcext:value-type="float">
            <text:p>42.84255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float" office:value="-0.009068302" calcext:value-type="float">
            <text:p>-0.009068302</text:p>
          </table:table-cell>
          <table:table-cell office:value-type="float" office:value="-5.978270149" calcext:value-type="float">
            <text:p>-5.978270149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Formyl (K)|[2] Propionyl:13C(3)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16363" calcext:value-type="float">
            <text:p>16363</text:p>
          </table:table-cell>
          <table:table-cell/>
          <table:table-cell office:value-type="float" office:value="406.2523472" calcext:value-type="float">
            <text:p>406.2523472</text:p>
          </table:table-cell>
          <table:table-cell office:value-type="float" office:value="25.53361667" calcext:value-type="float">
            <text:p>25.53361667</text:p>
          </table:table-cell>
          <table:table-cell office:value-type="float" office:value="0.4999" calcext:value-type="float">
            <text:p>0.4999</text:p>
          </table:table-cell>
          <table:table-cell office:value-type="float" office:value="1620.980283" calcext:value-type="float">
            <text:p>1620.980283</text:p>
          </table:table-cell>
          <table:table-cell office:value-type="float" office:value="4" calcext:value-type="float">
            <text:p>4</text:p>
          </table:table-cell>
          <table:table-cell office:value-type="float" office:value="21.09652942" calcext:value-type="float">
            <text:p>21.09652942</text:p>
          </table:table-cell>
          <table:table-cell office:value-type="float" office:value="4287.008876" calcext:value-type="float">
            <text:p>4287.008876</text:p>
          </table:table-cell>
          <table:table-cell office:value-type="float" office:value="3308.415328" calcext:value-type="float">
            <text:p>3308.415328</text:p>
          </table:table-cell>
          <table:table-cell office:value-type="float" office:value="2837.237515" calcext:value-type="float">
            <text:p>2837.237515</text:p>
          </table:table-cell>
          <table:table-cell office:value-type="float" office:value="3607.447403" calcext:value-type="float">
            <text:p>3607.447403</text:p>
          </table:table-cell>
          <table:table-cell office:value-type="float" office:value="4849.002588" calcext:value-type="float">
            <text:p>4849.002588</text:p>
          </table:table-cell>
          <table:table-cell office:value-type="float" office:value="4497.141548" calcext:value-type="float">
            <text:p>4497.141548</text:p>
          </table:table-cell>
          <table:table-cell office:value-type="float" office:value="3379.345834" calcext:value-type="float">
            <text:p>3379.345834</text:p>
          </table:table-cell>
          <table:table-cell office:value-type="float" office:value="2837.237515" calcext:value-type="float">
            <text:p>2837.237515</text:p>
          </table:table-cell>
          <table:table-cell office:value-type="float" office:value="3607.634752" calcext:value-type="float">
            <text:p>3607.634752</text:p>
          </table:table-cell>
          <table:table-cell office:value-type="float" office:value="4870.592833" calcext:value-type="float">
            <text:p>4870.592833</text:p>
          </table:table-cell>
          <table:table-cell office:value-type="float" office:value="6372" calcext:value-type="float">
            <text:p>6372</text:p>
          </table:table-cell>
          <table:table-cell office:value-type="float" office:value="3880" calcext:value-type="float">
            <text:p>3880</text:p>
          </table:table-cell>
          <table:table-cell office:value-type="float" office:value="3509" calcext:value-type="float">
            <text:p>3509</text:p>
          </table:table-cell>
          <table:table-cell office:value-type="float" office:value="5799" calcext:value-type="float">
            <text:p>5799</text:p>
          </table:table-cell>
          <table:table-cell office:value-type="float" office:value="5483" calcext:value-type="float">
            <text:p>5483</text:p>
          </table:table-cell>
          <table:table-cell office:value-type="float" office:value="25.2543" calcext:value-type="float">
            <text:p>25.2543</text:p>
          </table:table-cell>
          <table:table-cell office:value-type="float" office:value="25.75576667" calcext:value-type="float">
            <text:p>25.75576667</text:p>
          </table:table-cell>
          <table:table-cell office:value-type="float" office:value="25.5362" calcext:value-type="float">
            <text:p>25.5362</text:p>
          </table:table-cell>
          <table:table-cell office:value-type="float" office:value="25.63191667" calcext:value-type="float">
            <text:p>25.63191667</text:p>
          </table:table-cell>
          <table:table-cell office:value-type="float" office:value="25.53361667" calcext:value-type="float">
            <text:p>25.5336166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3182863" calcext:value-type="float">
            <text:p>0.003182863</text:p>
          </table:table-cell>
          <table:table-cell office:value-type="float" office:value="1.963546118" calcext:value-type="float">
            <text:p>1.96354611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365" calcext:value-type="float">
            <text:p>16365</text:p>
          </table:table-cell>
          <table:table-cell/>
          <table:table-cell office:value-type="float" office:value="402.7493685" calcext:value-type="float">
            <text:p>402.7493685</text:p>
          </table:table-cell>
          <table:table-cell office:value-type="float" office:value="25.64708333" calcext:value-type="float">
            <text:p>25.64708333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1606.968368" calcext:value-type="float">
            <text:p>1606.968368</text:p>
          </table:table-cell>
          <table:table-cell office:value-type="float" office:value="4" calcext:value-type="float">
            <text:p>4</text:p>
          </table:table-cell>
          <table:table-cell office:value-type="float" office:value="9.139162842" calcext:value-type="float">
            <text:p>9.139162842</text:p>
          </table:table-cell>
          <table:table-cell office:value-type="float" office:value="22720.39232" calcext:value-type="float">
            <text:p>22720.39232</text:p>
          </table:table-cell>
          <table:table-cell office:value-type="float" office:value="21173.64078" calcext:value-type="float">
            <text:p>21173.64078</text:p>
          </table:table-cell>
          <table:table-cell office:value-type="float" office:value="19933.88308" calcext:value-type="float">
            <text:p>19933.88308</text:p>
          </table:table-cell>
          <table:table-cell office:value-type="float" office:value="19952.62823" calcext:value-type="float">
            <text:p>19952.62823</text:p>
          </table:table-cell>
          <table:table-cell office:value-type="float" office:value="24563.79256" calcext:value-type="float">
            <text:p>24563.79256</text:p>
          </table:table-cell>
          <table:table-cell office:value-type="float" office:value="23834.05849" calcext:value-type="float">
            <text:p>23834.05849</text:p>
          </table:table-cell>
          <table:table-cell office:value-type="float" office:value="21627.59136" calcext:value-type="float">
            <text:p>21627.59136</text:p>
          </table:table-cell>
          <table:table-cell office:value-type="float" office:value="19933.88308" calcext:value-type="float">
            <text:p>19933.88308</text:p>
          </table:table-cell>
          <table:table-cell office:value-type="float" office:value="19953.66446" calcext:value-type="float">
            <text:p>19953.66446</text:p>
          </table:table-cell>
          <table:table-cell office:value-type="float" office:value="24673.16316" calcext:value-type="float">
            <text:p>24673.16316</text:p>
          </table:table-cell>
          <table:table-cell office:value-type="float" office:value="71442" calcext:value-type="float">
            <text:p>71442</text:p>
          </table:table-cell>
          <table:table-cell office:value-type="float" office:value="63461" calcext:value-type="float">
            <text:p>63461</text:p>
          </table:table-cell>
          <table:table-cell office:value-type="float" office:value="52470" calcext:value-type="float">
            <text:p>52470</text:p>
          </table:table-cell>
          <table:table-cell office:value-type="float" office:value="74652" calcext:value-type="float">
            <text:p>74652</text:p>
          </table:table-cell>
          <table:table-cell office:value-type="float" office:value="75869" calcext:value-type="float">
            <text:p>75869</text:p>
          </table:table-cell>
          <table:table-cell office:value-type="float" office:value="25.37258333" calcext:value-type="float">
            <text:p>25.37258333</text:p>
          </table:table-cell>
          <table:table-cell office:value-type="float" office:value="25.81331667" calcext:value-type="float">
            <text:p>25.81331667</text:p>
          </table:table-cell>
          <table:table-cell office:value-type="float" office:value="25.63576667" calcext:value-type="float">
            <text:p>25.63576667</text:p>
          </table:table-cell>
          <table:table-cell office:value-type="float" office:value="25.68421667" calcext:value-type="float">
            <text:p>25.68421667</text:p>
          </table:table-cell>
          <table:table-cell office:value-type="float" office:value="25.64708333" calcext:value-type="float">
            <text:p>25.64708333</text:p>
          </table:table-cell>
          <table:table-cell/>
          <table:table-cell office:value-type="float" office:value="29.39" calcext:value-type="float">
            <text:p>29.39</text:p>
          </table:table-cell>
          <table:table-cell office:value-type="float" office:value="0.006968026" calcext:value-type="float">
            <text:p>0.006968026</text:p>
          </table:table-cell>
          <table:table-cell office:value-type="float" office:value="4.336150157" calcext:value-type="float">
            <text:p>4.336150157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367" calcext:value-type="float">
            <text:p>16367</text:p>
          </table:table-cell>
          <table:table-cell/>
          <table:table-cell office:value-type="float" office:value="804.4893442" calcext:value-type="float">
            <text:p>804.4893442</text:p>
          </table:table-cell>
          <table:table-cell office:value-type="float" office:value="25.59923333" calcext:value-type="float">
            <text:p>25.59923333</text:p>
          </table:table-cell>
          <table:table-cell office:value-type="float" office:value="0.5057" calcext:value-type="float">
            <text:p>0.5057</text:p>
          </table:table-cell>
          <table:table-cell office:value-type="float" office:value="1606.964136" calcext:value-type="float">
            <text:p>1606.964136</text:p>
          </table:table-cell>
          <table:table-cell office:value-type="float" office:value="2" calcext:value-type="float">
            <text:p>2</text:p>
          </table:table-cell>
          <table:table-cell office:value-type="float" office:value="34.84654605" calcext:value-type="float">
            <text:p>34.84654605</text:p>
          </table:table-cell>
          <table:table-cell office:value-type="float" office:value="1727.886046" calcext:value-type="float">
            <text:p>1727.886046</text:p>
          </table:table-cell>
          <table:table-cell office:value-type="float" office:value="3344.860969" calcext:value-type="float">
            <text:p>3344.860969</text:p>
          </table:table-cell>
          <table:table-cell office:value-type="float" office:value="4007.825009" calcext:value-type="float">
            <text:p>4007.825009</text:p>
          </table:table-cell>
          <table:table-cell office:value-type="float" office:value="2723.542502" calcext:value-type="float">
            <text:p>2723.542502</text:p>
          </table:table-cell>
          <table:table-cell office:value-type="float" office:value="1924.947572" calcext:value-type="float">
            <text:p>1924.947572</text:p>
          </table:table-cell>
          <table:table-cell office:value-type="float" office:value="1812.580368" calcext:value-type="float">
            <text:p>1812.580368</text:p>
          </table:table-cell>
          <table:table-cell office:value-type="float" office:value="3416.572849" calcext:value-type="float">
            <text:p>3416.572849</text:p>
          </table:table-cell>
          <table:table-cell office:value-type="float" office:value="4007.825009" calcext:value-type="float">
            <text:p>4007.825009</text:p>
          </table:table-cell>
          <table:table-cell office:value-type="float" office:value="2723.683946" calcext:value-type="float">
            <text:p>2723.683946</text:p>
          </table:table-cell>
          <table:table-cell office:value-type="float" office:value="1933.518425" calcext:value-type="float">
            <text:p>1933.518425</text:p>
          </table:table-cell>
          <table:table-cell office:value-type="float" office:value="1471" calcext:value-type="float">
            <text:p>1471</text:p>
          </table:table-cell>
          <table:table-cell office:value-type="float" office:value="2301" calcext:value-type="float">
            <text:p>2301</text:p>
          </table:table-cell>
          <table:table-cell office:value-type="float" office:value="3558" calcext:value-type="float">
            <text:p>3558</text:p>
          </table:table-cell>
          <table:table-cell office:value-type="float" office:value="3005" calcext:value-type="float">
            <text:p>3005</text:p>
          </table:table-cell>
          <table:table-cell office:value-type="float" office:value="1896" calcext:value-type="float">
            <text:p>1896</text:p>
          </table:table-cell>
          <table:table-cell office:value-type="float" office:value="25.32623333" calcext:value-type="float">
            <text:p>25.32623333</text:p>
          </table:table-cell>
          <table:table-cell office:value-type="float" office:value="25.79405" calcext:value-type="float">
            <text:p>25.79405</text:p>
          </table:table-cell>
          <table:table-cell office:value-type="float" office:value="25.61345" calcext:value-type="float">
            <text:p>25.61345</text:p>
          </table:table-cell>
          <table:table-cell office:value-type="float" office:value="25.66213333" calcext:value-type="float">
            <text:p>25.66213333</text:p>
          </table:table-cell>
          <table:table-cell office:value-type="float" office:value="25.59923333" calcext:value-type="float">
            <text:p>25.59923333</text:p>
          </table:table-cell>
          <table:table-cell/>
          <table:table-cell office:value-type="float" office:value="39.22" calcext:value-type="float">
            <text:p>39.22</text:p>
          </table:table-cell>
          <table:table-cell office:value-type="float" office:value="0.002735529" calcext:value-type="float">
            <text:p>0.002735529</text:p>
          </table:table-cell>
          <table:table-cell office:value-type="float" office:value="1.702298954" calcext:value-type="float">
            <text:p>1.70229895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73" calcext:value-type="float">
            <text:p>16373</text:p>
          </table:table-cell>
          <table:table-cell office:value-type="float" office:value="3" calcext:value-type="float">
            <text:p>3</text:p>
          </table:table-cell>
          <table:table-cell office:value-type="float" office:value="781.9800641" calcext:value-type="float">
            <text:p>781.9800641</text:p>
          </table:table-cell>
          <table:table-cell office:value-type="float" office:value="48.9603" calcext:value-type="float">
            <text:p>48.9603</text:p>
          </table:table-cell>
          <table:table-cell office:value-type="float" office:value="0.596533333" calcext:value-type="float">
            <text:p>0.596533333</text:p>
          </table:table-cell>
          <table:table-cell office:value-type="float" office:value="1561.945575" calcext:value-type="float">
            <text:p>1561.945575</text:p>
          </table:table-cell>
          <table:table-cell office:value-type="float" office:value="2" calcext:value-type="float">
            <text:p>2</text:p>
          </table:table-cell>
          <table:table-cell office:value-type="float" office:value="6.930210819" calcext:value-type="float">
            <text:p>6.930210819</text:p>
          </table:table-cell>
          <table:table-cell office:value-type="float" office:value="271376.3773" calcext:value-type="float">
            <text:p>271376.3773</text:p>
          </table:table-cell>
          <table:table-cell office:value-type="float" office:value="299809.1643" calcext:value-type="float">
            <text:p>299809.1643</text:p>
          </table:table-cell>
          <table:table-cell office:value-type="float" office:value="321523.9167" calcext:value-type="float">
            <text:p>321523.9167</text:p>
          </table:table-cell>
          <table:table-cell office:value-type="float" office:value="281900.5736" calcext:value-type="float">
            <text:p>281900.5736</text:p>
          </table:table-cell>
          <table:table-cell office:value-type="float" office:value="278887.4466" calcext:value-type="float">
            <text:p>278887.4466</text:p>
          </table:table-cell>
          <table:table-cell office:value-type="float" office:value="284678.2027" calcext:value-type="float">
            <text:p>284678.2027</text:p>
          </table:table-cell>
          <table:table-cell office:value-type="float" office:value="306236.899" calcext:value-type="float">
            <text:p>306236.899</text:p>
          </table:table-cell>
          <table:table-cell office:value-type="float" office:value="321523.9167" calcext:value-type="float">
            <text:p>321523.9167</text:p>
          </table:table-cell>
          <table:table-cell office:value-type="float" office:value="281915.2138" calcext:value-type="float">
            <text:p>281915.2138</text:p>
          </table:table-cell>
          <table:table-cell office:value-type="float" office:value="280129.1965" calcext:value-type="float">
            <text:p>280129.1965</text:p>
          </table:table-cell>
          <table:table-cell office:value-type="float" office:value="1332983" calcext:value-type="float">
            <text:p>1332983</text:p>
          </table:table-cell>
          <table:table-cell office:value-type="float" office:value="1340700" calcext:value-type="float">
            <text:p>1340700</text:p>
          </table:table-cell>
          <table:table-cell office:value-type="float" office:value="1261116" calcext:value-type="float">
            <text:p>1261116</text:p>
          </table:table-cell>
          <table:table-cell office:value-type="float" office:value="1347480" calcext:value-type="float">
            <text:p>1347480</text:p>
          </table:table-cell>
          <table:table-cell office:value-type="float" office:value="1171354" calcext:value-type="float">
            <text:p>1171354</text:p>
          </table:table-cell>
          <table:table-cell office:value-type="float" office:value="48.62588333" calcext:value-type="float">
            <text:p>48.62588333</text:p>
          </table:table-cell>
          <table:table-cell office:value-type="float" office:value="49.1146" calcext:value-type="float">
            <text:p>49.1146</text:p>
          </table:table-cell>
          <table:table-cell office:value-type="float" office:value="48.92295" calcext:value-type="float">
            <text:p>48.92295</text:p>
          </table:table-cell>
          <table:table-cell office:value-type="float" office:value="49.08881667" calcext:value-type="float">
            <text:p>49.08881667</text:p>
          </table:table-cell>
          <table:table-cell office:value-type="float" office:value="48.9603" calcext:value-type="float">
            <text:p>48.960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374" calcext:value-type="float">
            <text:p>16374</text:p>
          </table:table-cell>
          <table:table-cell office:value-type="float" office:value="1" calcext:value-type="float">
            <text:p>1</text:p>
          </table:table-cell>
          <table:table-cell office:value-type="float" office:value="767.4497935" calcext:value-type="float">
            <text:p>767.4497935</text:p>
          </table:table-cell>
          <table:table-cell office:value-type="float" office:value="45.5696" calcext:value-type="float">
            <text:p>45.5696</text:p>
          </table:table-cell>
          <table:table-cell office:value-type="float" office:value="0.7553" calcext:value-type="float">
            <text:p>0.7553</text:p>
          </table:table-cell>
          <table:table-cell office:value-type="float" office:value="1532.885034" calcext:value-type="float">
            <text:p>1532.885034</text:p>
          </table:table-cell>
          <table:table-cell office:value-type="float" office:value="2" calcext:value-type="float">
            <text:p>2</text:p>
          </table:table-cell>
          <table:table-cell office:value-type="float" office:value="13.21313948" calcext:value-type="float">
            <text:p>13.21313948</text:p>
          </table:table-cell>
          <table:table-cell office:value-type="float" office:value="12565.89649" calcext:value-type="float">
            <text:p>12565.89649</text:p>
          </table:table-cell>
          <table:table-cell office:value-type="float" office:value="15983.28465" calcext:value-type="float">
            <text:p>15983.28465</text:p>
          </table:table-cell>
          <table:table-cell office:value-type="float" office:value="15720.48813" calcext:value-type="float">
            <text:p>15720.48813</text:p>
          </table:table-cell>
          <table:table-cell office:value-type="float" office:value="18401.05947" calcext:value-type="float">
            <text:p>18401.05947</text:p>
          </table:table-cell>
          <table:table-cell office:value-type="float" office:value="16042.603" calcext:value-type="float">
            <text:p>16042.603</text:p>
          </table:table-cell>
          <table:table-cell office:value-type="float" office:value="13181.82837" calcext:value-type="float">
            <text:p>13181.82837</text:p>
          </table:table-cell>
          <table:table-cell office:value-type="float" office:value="16325.957" calcext:value-type="float">
            <text:p>16325.957</text:p>
          </table:table-cell>
          <table:table-cell office:value-type="float" office:value="15720.48813" calcext:value-type="float">
            <text:p>15720.48813</text:p>
          </table:table-cell>
          <table:table-cell office:value-type="float" office:value="18402.01511" calcext:value-type="float">
            <text:p>18402.01511</text:p>
          </table:table-cell>
          <table:table-cell office:value-type="float" office:value="16114.03289" calcext:value-type="float">
            <text:p>16114.03289</text:p>
          </table:table-cell>
          <table:table-cell office:value-type="float" office:value="33121" calcext:value-type="float">
            <text:p>33121</text:p>
          </table:table-cell>
          <table:table-cell office:value-type="float" office:value="31843" calcext:value-type="float">
            <text:p>31843</text:p>
          </table:table-cell>
          <table:table-cell office:value-type="float" office:value="29815" calcext:value-type="float">
            <text:p>29815</text:p>
          </table:table-cell>
          <table:table-cell office:value-type="float" office:value="33373" calcext:value-type="float">
            <text:p>33373</text:p>
          </table:table-cell>
          <table:table-cell office:value-type="float" office:value="30128" calcext:value-type="float">
            <text:p>30128</text:p>
          </table:table-cell>
          <table:table-cell office:value-type="float" office:value="45.28963333" calcext:value-type="float">
            <text:p>45.28963333</text:p>
          </table:table-cell>
          <table:table-cell office:value-type="float" office:value="45.67236667" calcext:value-type="float">
            <text:p>45.67236667</text:p>
          </table:table-cell>
          <table:table-cell office:value-type="float" office:value="45.54391667" calcext:value-type="float">
            <text:p>45.54391667</text:p>
          </table:table-cell>
          <table:table-cell office:value-type="float" office:value="45.59736667" calcext:value-type="float">
            <text:p>45.59736667</text:p>
          </table:table-cell>
          <table:table-cell office:value-type="float" office:value="45.5696" calcext:value-type="float">
            <text:p>45.5696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6375" calcext:value-type="float">
            <text:p>16375</text:p>
          </table:table-cell>
          <table:table-cell office:value-type="float" office:value="1" calcext:value-type="float">
            <text:p>1</text:p>
          </table:table-cell>
          <table:table-cell office:value-type="float" office:value="750.4313993" calcext:value-type="float">
            <text:p>750.4313993</text:p>
          </table:table-cell>
          <table:table-cell office:value-type="float" office:value="40.17923333" calcext:value-type="float">
            <text:p>40.17923333</text:p>
          </table:table-cell>
          <table:table-cell office:value-type="float" office:value="0.48005" calcext:value-type="float">
            <text:p>0.48005</text:p>
          </table:table-cell>
          <table:table-cell office:value-type="float" office:value="1498.848246" calcext:value-type="float">
            <text:p>1498.848246</text:p>
          </table:table-cell>
          <table:table-cell office:value-type="float" office:value="2" calcext:value-type="float">
            <text:p>2</text:p>
          </table:table-cell>
          <table:table-cell office:value-type="float" office:value="2.402803703" calcext:value-type="float">
            <text:p>2.402803703</text:p>
          </table:table-cell>
          <table:table-cell office:value-type="float" office:value="3312.831579" calcext:value-type="float">
            <text:p>3312.831579</text:p>
          </table:table-cell>
          <table:table-cell office:value-type="float" office:value="3269.438636" calcext:value-type="float">
            <text:p>3269.438636</text:p>
          </table:table-cell>
          <table:table-cell office:value-type="float" office:value="3243.011507" calcext:value-type="float">
            <text:p>3243.011507</text:p>
          </table:table-cell>
          <table:table-cell office:value-type="float" office:value="3408.965938" calcext:value-type="float">
            <text:p>3408.965938</text:p>
          </table:table-cell>
          <table:table-cell office:value-type="float" office:value="3418.622686" calcext:value-type="float">
            <text:p>3418.622686</text:p>
          </table:table-cell>
          <table:table-cell office:value-type="float" office:value="3475.21383" calcext:value-type="float">
            <text:p>3475.21383</text:p>
          </table:table-cell>
          <table:table-cell office:value-type="float" office:value="3339.533504" calcext:value-type="float">
            <text:p>3339.533504</text:p>
          </table:table-cell>
          <table:table-cell office:value-type="float" office:value="3243.011507" calcext:value-type="float">
            <text:p>3243.011507</text:p>
          </table:table-cell>
          <table:table-cell office:value-type="float" office:value="3409.14298" calcext:value-type="float">
            <text:p>3409.14298</text:p>
          </table:table-cell>
          <table:table-cell office:value-type="float" office:value="3433.844147" calcext:value-type="float">
            <text:p>3433.844147</text:p>
          </table:table-cell>
          <table:table-cell office:value-type="float" office:value="1962" calcext:value-type="float">
            <text:p>1962</text:p>
          </table:table-cell>
          <table:table-cell office:value-type="float" office:value="1820" calcext:value-type="float">
            <text:p>1820</text:p>
          </table:table-cell>
          <table:table-cell office:value-type="float" office:value="2650" calcext:value-type="float">
            <text:p>2650</text:p>
          </table:table-cell>
          <table:table-cell office:value-type="float" office:value="2278" calcext:value-type="float">
            <text:p>2278</text:p>
          </table:table-cell>
          <table:table-cell office:value-type="float" office:value="1815" calcext:value-type="float">
            <text:p>1815</text:p>
          </table:table-cell>
          <table:table-cell office:value-type="float" office:value="39.87705" calcext:value-type="float">
            <text:p>39.87705</text:p>
          </table:table-cell>
          <table:table-cell office:value-type="float" office:value="40.29998333" calcext:value-type="float">
            <text:p>40.29998333</text:p>
          </table:table-cell>
          <table:table-cell office:value-type="float" office:value="40.10965" calcext:value-type="float">
            <text:p>40.10965</text:p>
          </table:table-cell>
          <table:table-cell office:value-type="float" office:value="40.17251667" calcext:value-type="float">
            <text:p>40.17251667</text:p>
          </table:table-cell>
          <table:table-cell office:value-type="float" office:value="40.17923333" calcext:value-type="float">
            <text:p>40.1792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float" office:value="16376" calcext:value-type="float">
            <text:p>16376</text:p>
          </table:table-cell>
          <table:table-cell office:value-type="float" office:value="1" calcext:value-type="float">
            <text:p>1</text:p>
          </table:table-cell>
          <table:table-cell office:value-type="float" office:value="757.3639526" calcext:value-type="float">
            <text:p>757.3639526</text:p>
          </table:table-cell>
          <table:table-cell office:value-type="float" office:value="40.72825" calcext:value-type="float">
            <text:p>40.72825</text:p>
          </table:table-cell>
          <table:table-cell office:value-type="float" office:value="0.50535" calcext:value-type="float">
            <text:p>0.50535</text:p>
          </table:table-cell>
          <table:table-cell office:value-type="float" office:value="1512.713352" calcext:value-type="float">
            <text:p>1512.713352</text:p>
          </table:table-cell>
          <table:table-cell office:value-type="float" office:value="2" calcext:value-type="float">
            <text:p>2</text:p>
          </table:table-cell>
          <table:table-cell office:value-type="float" office:value="4.400454144" calcext:value-type="float">
            <text:p>4.400454144</text:p>
          </table:table-cell>
          <table:table-cell office:value-type="float" office:value="23333.94198" calcext:value-type="float">
            <text:p>23333.94198</text:p>
          </table:table-cell>
          <table:table-cell office:value-type="float" office:value="20968.26051" calcext:value-type="float">
            <text:p>20968.26051</text:p>
          </table:table-cell>
          <table:table-cell office:value-type="float" office:value="21657.4177" calcext:value-type="float">
            <text:p>21657.4177</text:p>
          </table:table-cell>
          <table:table-cell office:value-type="float" office:value="21848.85265" calcext:value-type="float">
            <text:p>21848.85265</text:p>
          </table:table-cell>
          <table:table-cell office:value-type="float" office:value="22968.92725" calcext:value-type="float">
            <text:p>22968.92725</text:p>
          </table:table-cell>
          <table:table-cell office:value-type="float" office:value="24477.682" calcext:value-type="float">
            <text:p>24477.682</text:p>
          </table:table-cell>
          <table:table-cell office:value-type="float" office:value="21417.80786" calcext:value-type="float">
            <text:p>21417.80786</text:p>
          </table:table-cell>
          <table:table-cell office:value-type="float" office:value="21657.4177" calcext:value-type="float">
            <text:p>21657.4177</text:p>
          </table:table-cell>
          <table:table-cell office:value-type="float" office:value="21849.98735" calcext:value-type="float">
            <text:p>21849.98735</text:p>
          </table:table-cell>
          <table:table-cell office:value-type="float" office:value="23071.19669" calcext:value-type="float">
            <text:p>23071.19669</text:p>
          </table:table-cell>
          <table:table-cell office:value-type="float" office:value="24035" calcext:value-type="float">
            <text:p>24035</text:p>
          </table:table-cell>
          <table:table-cell office:value-type="float" office:value="24302" calcext:value-type="float">
            <text:p>24302</text:p>
          </table:table-cell>
          <table:table-cell office:value-type="float" office:value="21016" calcext:value-type="float">
            <text:p>21016</text:p>
          </table:table-cell>
          <table:table-cell office:value-type="float" office:value="22524" calcext:value-type="float">
            <text:p>22524</text:p>
          </table:table-cell>
          <table:table-cell office:value-type="float" office:value="20961" calcext:value-type="float">
            <text:p>20961</text:p>
          </table:table-cell>
          <table:table-cell office:value-type="float" office:value="40.3885" calcext:value-type="float">
            <text:p>40.3885</text:p>
          </table:table-cell>
          <table:table-cell office:value-type="float" office:value="40.79191667" calcext:value-type="float">
            <text:p>40.79191667</text:p>
          </table:table-cell>
          <table:table-cell office:value-type="float" office:value="40.62191667" calcext:value-type="float">
            <text:p>40.62191667</text:p>
          </table:table-cell>
          <table:table-cell office:value-type="float" office:value="40.66395" calcext:value-type="float">
            <text:p>40.66395</text:p>
          </table:table-cell>
          <table:table-cell office:value-type="float" office:value="40.72825" calcext:value-type="float">
            <text:p>40.7282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49" calcext:value-type="float">
            <text:p>16349</text:p>
          </table:table-cell>
          <table:table-cell office:value-type="float" office:value="16377" calcext:value-type="float">
            <text:p>16377</text:p>
          </table:table-cell>
          <table:table-cell office:value-type="float" office:value="2" calcext:value-type="float">
            <text:p>2</text:p>
          </table:table-cell>
          <table:table-cell office:value-type="float" office:value="765.4436592" calcext:value-type="float">
            <text:p>765.4436592</text:p>
          </table:table-cell>
          <table:table-cell office:value-type="float" office:value="43.73008333" calcext:value-type="float">
            <text:p>43.73008333</text:p>
          </table:table-cell>
          <table:table-cell office:value-type="float" office:value="0.5499" calcext:value-type="float">
            <text:p>0.5499</text:p>
          </table:table-cell>
          <table:table-cell office:value-type="float" office:value="1528.872766" calcext:value-type="float">
            <text:p>1528.872766</text:p>
          </table:table-cell>
          <table:table-cell office:value-type="float" office:value="2" calcext:value-type="float">
            <text:p>2</text:p>
          </table:table-cell>
          <table:table-cell office:value-type="float" office:value="4.360486286" calcext:value-type="float">
            <text:p>4.360486286</text:p>
          </table:table-cell>
          <table:table-cell office:value-type="float" office:value="63888.41382" calcext:value-type="float">
            <text:p>63888.41382</text:p>
          </table:table-cell>
          <table:table-cell office:value-type="float" office:value="57990.92432" calcext:value-type="float">
            <text:p>57990.92432</text:p>
          </table:table-cell>
          <table:table-cell office:value-type="float" office:value="58303.4757" calcext:value-type="float">
            <text:p>58303.4757</text:p>
          </table:table-cell>
          <table:table-cell office:value-type="float" office:value="57539.01827" calcext:value-type="float">
            <text:p>57539.01827</text:p>
          </table:table-cell>
          <table:table-cell office:value-type="float" office:value="59228.0933" calcext:value-type="float">
            <text:p>59228.0933</text:p>
          </table:table-cell>
          <table:table-cell office:value-type="float" office:value="67019.97793" calcext:value-type="float">
            <text:p>67019.97793</text:p>
          </table:table-cell>
          <table:table-cell office:value-type="float" office:value="59234.21611" calcext:value-type="float">
            <text:p>59234.21611</text:p>
          </table:table-cell>
          <table:table-cell office:value-type="float" office:value="58303.4757" calcext:value-type="float">
            <text:p>58303.4757</text:p>
          </table:table-cell>
          <table:table-cell office:value-type="float" office:value="57542.0065" calcext:value-type="float">
            <text:p>57542.0065</text:p>
          </table:table-cell>
          <table:table-cell office:value-type="float" office:value="59491.80713" calcext:value-type="float">
            <text:p>59491.80713</text:p>
          </table:table-cell>
          <table:table-cell office:value-type="float" office:value="287338" calcext:value-type="float">
            <text:p>287338</text:p>
          </table:table-cell>
          <table:table-cell office:value-type="float" office:value="227652" calcext:value-type="float">
            <text:p>227652</text:p>
          </table:table-cell>
          <table:table-cell office:value-type="float" office:value="223967" calcext:value-type="float">
            <text:p>223967</text:p>
          </table:table-cell>
          <table:table-cell office:value-type="float" office:value="233504" calcext:value-type="float">
            <text:p>233504</text:p>
          </table:table-cell>
          <table:table-cell office:value-type="float" office:value="234895" calcext:value-type="float">
            <text:p>234895</text:p>
          </table:table-cell>
          <table:table-cell office:value-type="float" office:value="43.33925" calcext:value-type="float">
            <text:p>43.33925</text:p>
          </table:table-cell>
          <table:table-cell office:value-type="float" office:value="43.84128333" calcext:value-type="float">
            <text:p>43.84128333</text:p>
          </table:table-cell>
          <table:table-cell office:value-type="float" office:value="43.64778333" calcext:value-type="float">
            <text:p>43.64778333</text:p>
          </table:table-cell>
          <table:table-cell office:value-type="float" office:value="43.84085" calcext:value-type="float">
            <text:p>43.84085</text:p>
          </table:table-cell>
          <table:table-cell office:value-type="float" office:value="43.73008333" calcext:value-type="float">
            <text:p>43.7300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float" office:value="16378" calcext:value-type="float">
            <text:p>16378</text:p>
          </table:table-cell>
          <table:table-cell office:value-type="float" office:value="1" calcext:value-type="float">
            <text:p>1</text:p>
          </table:table-cell>
          <table:table-cell office:value-type="float" office:value="774.4438207" calcext:value-type="float">
            <text:p>774.4438207</text:p>
          </table:table-cell>
          <table:table-cell office:value-type="float" office:value="45.91026667" calcext:value-type="float">
            <text:p>45.91026667</text:p>
          </table:table-cell>
          <table:table-cell office:value-type="float" office:value="0.382733333" calcext:value-type="float">
            <text:p>0.382733333</text:p>
          </table:table-cell>
          <table:table-cell office:value-type="float" office:value="1546.873089" calcext:value-type="float">
            <text:p>1546.873089</text:p>
          </table:table-cell>
          <table:table-cell office:value-type="float" office:value="2" calcext:value-type="float">
            <text:p>2</text:p>
          </table:table-cell>
          <table:table-cell office:value-type="float" office:value="9.05895872" calcext:value-type="float">
            <text:p>9.05895872</text:p>
          </table:table-cell>
          <table:table-cell office:value-type="float" office:value="43156.66905" calcext:value-type="float">
            <text:p>43156.66905</text:p>
          </table:table-cell>
          <table:table-cell office:value-type="float" office:value="34653.56185" calcext:value-type="float">
            <text:p>34653.56185</text:p>
          </table:table-cell>
          <table:table-cell office:value-type="float" office:value="36934.70125" calcext:value-type="float">
            <text:p>36934.70125</text:p>
          </table:table-cell>
          <table:table-cell office:value-type="float" office:value="36198.57559" calcext:value-type="float">
            <text:p>36198.57559</text:p>
          </table:table-cell>
          <table:table-cell office:value-type="float" office:value="35561.59416" calcext:value-type="float">
            <text:p>35561.59416</text:p>
          </table:table-cell>
          <table:table-cell office:value-type="float" office:value="45272.04283" calcext:value-type="float">
            <text:p>45272.04283</text:p>
          </table:table-cell>
          <table:table-cell office:value-type="float" office:value="35396.51412" calcext:value-type="float">
            <text:p>35396.51412</text:p>
          </table:table-cell>
          <table:table-cell office:value-type="float" office:value="36934.70125" calcext:value-type="float">
            <text:p>36934.70125</text:p>
          </table:table-cell>
          <table:table-cell office:value-type="float" office:value="36200.45553" calcext:value-type="float">
            <text:p>36200.45553</text:p>
          </table:table-cell>
          <table:table-cell office:value-type="float" office:value="35719.93261" calcext:value-type="float">
            <text:p>35719.93261</text:p>
          </table:table-cell>
          <table:table-cell office:value-type="float" office:value="107560" calcext:value-type="float">
            <text:p>107560</text:p>
          </table:table-cell>
          <table:table-cell office:value-type="float" office:value="90142" calcext:value-type="float">
            <text:p>90142</text:p>
          </table:table-cell>
          <table:table-cell office:value-type="float" office:value="97625" calcext:value-type="float">
            <text:p>97625</text:p>
          </table:table-cell>
          <table:table-cell office:value-type="float" office:value="106283" calcext:value-type="float">
            <text:p>106283</text:p>
          </table:table-cell>
          <table:table-cell office:value-type="float" office:value="105758" calcext:value-type="float">
            <text:p>105758</text:p>
          </table:table-cell>
          <table:table-cell office:value-type="float" office:value="45.60058333" calcext:value-type="float">
            <text:p>45.60058333</text:p>
          </table:table-cell>
          <table:table-cell office:value-type="float" office:value="45.9995" calcext:value-type="float">
            <text:p>45.9995</text:p>
          </table:table-cell>
          <table:table-cell office:value-type="float" office:value="45.86838333" calcext:value-type="float">
            <text:p>45.86838333</text:p>
          </table:table-cell>
          <table:table-cell office:value-type="float" office:value="45.92828333" calcext:value-type="float">
            <text:p>45.92828333</text:p>
          </table:table-cell>
          <table:table-cell office:value-type="float" office:value="45.91026667" calcext:value-type="float">
            <text:p>45.9102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float" office:value="16380" calcext:value-type="float">
            <text:p>16380</text:p>
          </table:table-cell>
          <table:table-cell office:value-type="float" office:value="3" calcext:value-type="float">
            <text:p>3</text:p>
          </table:table-cell>
          <table:table-cell office:value-type="float" office:value="773.4631012" calcext:value-type="float">
            <text:p>773.4631012</text:p>
          </table:table-cell>
          <table:table-cell office:value-type="float" office:value="46.79513333" calcext:value-type="float">
            <text:p>46.79513333</text:p>
          </table:table-cell>
          <table:table-cell office:value-type="float" office:value="0.744383333" calcext:value-type="float">
            <text:p>0.744383333</text:p>
          </table:table-cell>
          <table:table-cell office:value-type="float" office:value="1544.911649" calcext:value-type="float">
            <text:p>1544.911649</text:p>
          </table:table-cell>
          <table:table-cell office:value-type="float" office:value="2" calcext:value-type="float">
            <text:p>2</text:p>
          </table:table-cell>
          <table:table-cell office:value-type="float" office:value="5.366552877" calcext:value-type="float">
            <text:p>5.366552877</text:p>
          </table:table-cell>
          <table:table-cell office:value-type="float" office:value="248284.091" calcext:value-type="float">
            <text:p>248284.091</text:p>
          </table:table-cell>
          <table:table-cell office:value-type="float" office:value="273930.7885" calcext:value-type="float">
            <text:p>273930.7885</text:p>
          </table:table-cell>
          <table:table-cell office:value-type="float" office:value="273882.7437" calcext:value-type="float">
            <text:p>273882.7437</text:p>
          </table:table-cell>
          <table:table-cell office:value-type="float" office:value="265303.3645" calcext:value-type="float">
            <text:p>265303.3645</text:p>
          </table:table-cell>
          <table:table-cell office:value-type="float" office:value="287740.303" calcext:value-type="float">
            <text:p>287740.303</text:p>
          </table:table-cell>
          <table:table-cell office:value-type="float" office:value="260454.0214" calcext:value-type="float">
            <text:p>260454.0214</text:p>
          </table:table-cell>
          <table:table-cell office:value-type="float" office:value="279803.7057" calcext:value-type="float">
            <text:p>279803.7057</text:p>
          </table:table-cell>
          <table:table-cell office:value-type="float" office:value="273882.7437" calcext:value-type="float">
            <text:p>273882.7437</text:p>
          </table:table-cell>
          <table:table-cell office:value-type="float" office:value="265317.1428" calcext:value-type="float">
            <text:p>265317.1428</text:p>
          </table:table-cell>
          <table:table-cell office:value-type="float" office:value="289021.4703" calcext:value-type="float">
            <text:p>289021.4703</text:p>
          </table:table-cell>
          <table:table-cell office:value-type="float" office:value="863865" calcext:value-type="float">
            <text:p>863865</text:p>
          </table:table-cell>
          <table:table-cell office:value-type="float" office:value="809962" calcext:value-type="float">
            <text:p>809962</text:p>
          </table:table-cell>
          <table:table-cell office:value-type="float" office:value="956364" calcext:value-type="float">
            <text:p>956364</text:p>
          </table:table-cell>
          <table:table-cell office:value-type="float" office:value="1045586" calcext:value-type="float">
            <text:p>1045586</text:p>
          </table:table-cell>
          <table:table-cell office:value-type="float" office:value="1203728" calcext:value-type="float">
            <text:p>1203728</text:p>
          </table:table-cell>
          <table:table-cell office:value-type="float" office:value="46.45756667" calcext:value-type="float">
            <text:p>46.45756667</text:p>
          </table:table-cell>
          <table:table-cell office:value-type="float" office:value="46.86765" calcext:value-type="float">
            <text:p>46.86765</text:p>
          </table:table-cell>
          <table:table-cell office:value-type="float" office:value="46.75201667" calcext:value-type="float">
            <text:p>46.75201667</text:p>
          </table:table-cell>
          <table:table-cell office:value-type="float" office:value="46.79783333" calcext:value-type="float">
            <text:p>46.79783333</text:p>
          </table:table-cell>
          <table:table-cell office:value-type="float" office:value="46.79513333" calcext:value-type="float">
            <text:p>46.7951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57" calcext:value-type="float">
            <text:p>16357</text:p>
          </table:table-cell>
          <table:table-cell office:value-type="float" office:value="16381" calcext:value-type="float">
            <text:p>16381</text:p>
          </table:table-cell>
          <table:table-cell office:value-type="float" office:value="1" calcext:value-type="float">
            <text:p>1</text:p>
          </table:table-cell>
          <table:table-cell office:value-type="float" office:value="758.9516002" calcext:value-type="float">
            <text:p>758.9516002</text:p>
          </table:table-cell>
          <table:table-cell office:value-type="float" office:value="43.3611" calcext:value-type="float">
            <text:p>43.3611</text:p>
          </table:table-cell>
          <table:table-cell office:value-type="float" office:value="0.500916667" calcext:value-type="float">
            <text:p>0.500916667</text:p>
          </table:table-cell>
          <table:table-cell office:value-type="float" office:value="1515.888647" calcext:value-type="float">
            <text:p>1515.888647</text:p>
          </table:table-cell>
          <table:table-cell office:value-type="float" office:value="2" calcext:value-type="float">
            <text:p>2</text:p>
          </table:table-cell>
          <table:table-cell office:value-type="float" office:value="2.828354502" calcext:value-type="float">
            <text:p>2.828354502</text:p>
          </table:table-cell>
          <table:table-cell office:value-type="float" office:value="6476.579632" calcext:value-type="float">
            <text:p>6476.579632</text:p>
          </table:table-cell>
          <table:table-cell office:value-type="float" office:value="6547.990388" calcext:value-type="float">
            <text:p>6547.990388</text:p>
          </table:table-cell>
          <table:table-cell office:value-type="float" office:value="6853.184679" calcext:value-type="float">
            <text:p>6853.184679</text:p>
          </table:table-cell>
          <table:table-cell office:value-type="float" office:value="6753.203887" calcext:value-type="float">
            <text:p>6753.203887</text:p>
          </table:table-cell>
          <table:table-cell office:value-type="float" office:value="6413.84533" calcext:value-type="float">
            <text:p>6413.84533</text:p>
          </table:table-cell>
          <table:table-cell office:value-type="float" office:value="6794.036634" calcext:value-type="float">
            <text:p>6794.036634</text:p>
          </table:table-cell>
          <table:table-cell office:value-type="float" office:value="6688.375505" calcext:value-type="float">
            <text:p>6688.375505</text:p>
          </table:table-cell>
          <table:table-cell office:value-type="float" office:value="6853.184679" calcext:value-type="float">
            <text:p>6853.184679</text:p>
          </table:table-cell>
          <table:table-cell office:value-type="float" office:value="6753.554608" calcext:value-type="float">
            <text:p>6753.554608</text:p>
          </table:table-cell>
          <table:table-cell office:value-type="float" office:value="6442.403057" calcext:value-type="float">
            <text:p>6442.403057</text:p>
          </table:table-cell>
          <table:table-cell office:value-type="float" office:value="23541" calcext:value-type="float">
            <text:p>23541</text:p>
          </table:table-cell>
          <table:table-cell office:value-type="float" office:value="23543" calcext:value-type="float">
            <text:p>23543</text:p>
          </table:table-cell>
          <table:table-cell office:value-type="float" office:value="27032" calcext:value-type="float">
            <text:p>27032</text:p>
          </table:table-cell>
          <table:table-cell office:value-type="float" office:value="22644" calcext:value-type="float">
            <text:p>22644</text:p>
          </table:table-cell>
          <table:table-cell office:value-type="float" office:value="27334" calcext:value-type="float">
            <text:p>27334</text:p>
          </table:table-cell>
          <table:table-cell office:value-type="float" office:value="42.92571667" calcext:value-type="float">
            <text:p>42.92571667</text:p>
          </table:table-cell>
          <table:table-cell office:value-type="float" office:value="43.50095" calcext:value-type="float">
            <text:p>43.50095</text:p>
          </table:table-cell>
          <table:table-cell office:value-type="float" office:value="43.22361667" calcext:value-type="float">
            <text:p>43.22361667</text:p>
          </table:table-cell>
          <table:table-cell office:value-type="float" office:value="43.44476667" calcext:value-type="float">
            <text:p>43.44476667</text:p>
          </table:table-cell>
          <table:table-cell office:value-type="float" office:value="43.3611" calcext:value-type="float">
            <text:p>43.3611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383" calcext:value-type="float">
            <text:p>16383</text:p>
          </table:table-cell>
          <table:table-cell office:value-type="float" office:value="2" calcext:value-type="float">
            <text:p>2</text:p>
          </table:table-cell>
          <table:table-cell office:value-type="float" office:value="546.3253204" calcext:value-type="float">
            <text:p>546.3253204</text:p>
          </table:table-cell>
          <table:table-cell office:value-type="float" office:value="32.05473333" calcext:value-type="float">
            <text:p>32.05473333</text:p>
          </table:table-cell>
          <table:table-cell office:value-type="float" office:value="0.68815" calcext:value-type="float">
            <text:p>0.68815</text:p>
          </table:table-cell>
          <table:table-cell office:value-type="float" office:value="1635.954132" calcext:value-type="float">
            <text:p>1635.954132</text:p>
          </table:table-cell>
          <table:table-cell office:value-type="float" office:value="3" calcext:value-type="float">
            <text:p>3</text:p>
          </table:table-cell>
          <table:table-cell office:value-type="float" office:value="10.06426021" calcext:value-type="float">
            <text:p>10.06426021</text:p>
          </table:table-cell>
          <table:table-cell office:value-type="float" office:value="291953.1913" calcext:value-type="float">
            <text:p>291953.1913</text:p>
          </table:table-cell>
          <table:table-cell office:value-type="float" office:value="280317.837" calcext:value-type="float">
            <text:p>280317.837</text:p>
          </table:table-cell>
          <table:table-cell office:value-type="float" office:value="317900.3666" calcext:value-type="float">
            <text:p>317900.3666</text:p>
          </table:table-cell>
          <table:table-cell office:value-type="float" office:value="275942.2299" calcext:value-type="float">
            <text:p>275942.2299</text:p>
          </table:table-cell>
          <table:table-cell office:value-type="float" office:value="349156.1712" calcext:value-type="float">
            <text:p>349156.1712</text:p>
          </table:table-cell>
          <table:table-cell office:value-type="float" office:value="306263.6129" calcext:value-type="float">
            <text:p>306263.6129</text:p>
          </table:table-cell>
          <table:table-cell office:value-type="float" office:value="286327.6889" calcext:value-type="float">
            <text:p>286327.6889</text:p>
          </table:table-cell>
          <table:table-cell office:value-type="float" office:value="317900.3666" calcext:value-type="float">
            <text:p>317900.3666</text:p>
          </table:table-cell>
          <table:table-cell office:value-type="float" office:value="275956.5607" calcext:value-type="float">
            <text:p>275956.5607</text:p>
          </table:table-cell>
          <table:table-cell office:value-type="float" office:value="350710.7934" calcext:value-type="float">
            <text:p>350710.7934</text:p>
          </table:table-cell>
          <table:table-cell office:value-type="float" office:value="930205" calcext:value-type="float">
            <text:p>930205</text:p>
          </table:table-cell>
          <table:table-cell office:value-type="float" office:value="855078" calcext:value-type="float">
            <text:p>855078</text:p>
          </table:table-cell>
          <table:table-cell office:value-type="float" office:value="895733" calcext:value-type="float">
            <text:p>895733</text:p>
          </table:table-cell>
          <table:table-cell office:value-type="float" office:value="860400" calcext:value-type="float">
            <text:p>860400</text:p>
          </table:table-cell>
          <table:table-cell office:value-type="float" office:value="772667" calcext:value-type="float">
            <text:p>772667</text:p>
          </table:table-cell>
          <table:table-cell office:value-type="float" office:value="31.91601667" calcext:value-type="float">
            <text:p>31.91601667</text:p>
          </table:table-cell>
          <table:table-cell office:value-type="float" office:value="32.22783333" calcext:value-type="float">
            <text:p>32.22783333</text:p>
          </table:table-cell>
          <table:table-cell office:value-type="float" office:value="31.99583333" calcext:value-type="float">
            <text:p>31.99583333</text:p>
          </table:table-cell>
          <table:table-cell office:value-type="float" office:value="32.128" calcext:value-type="float">
            <text:p>32.128</text:p>
          </table:table-cell>
          <table:table-cell office:value-type="float" office:value="32.05473333" calcext:value-type="float">
            <text:p>32.0547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841.4902709" calcext:value-type="float">
            <text:p>841.4902709</text:p>
          </table:table-cell>
          <table:table-cell office:value-type="float" office:value="45.55405" calcext:value-type="float">
            <text:p>45.55405</text:p>
          </table:table-cell>
          <table:table-cell office:value-type="float" office:value="0.71275" calcext:value-type="float">
            <text:p>0.71275</text:p>
          </table:table-cell>
          <table:table-cell office:value-type="float" office:value="1680.965989" calcext:value-type="float">
            <text:p>1680.965989</text:p>
          </table:table-cell>
          <table:table-cell office:value-type="float" office:value="2" calcext:value-type="float">
            <text:p>2</text:p>
          </table:table-cell>
          <table:table-cell office:value-type="float" office:value="9.377961747" calcext:value-type="float">
            <text:p>9.377961747</text:p>
          </table:table-cell>
          <table:table-cell office:value-type="float" office:value="158443.1752" calcext:value-type="float">
            <text:p>158443.1752</text:p>
          </table:table-cell>
          <table:table-cell office:value-type="float" office:value="183449.4313" calcext:value-type="float">
            <text:p>183449.4313</text:p>
          </table:table-cell>
          <table:table-cell office:value-type="float" office:value="169187.6662" calcext:value-type="float">
            <text:p>169187.6662</text:p>
          </table:table-cell>
          <table:table-cell office:value-type="float" office:value="198919.5081" calcext:value-type="float">
            <text:p>198919.5081</text:p>
          </table:table-cell>
          <table:table-cell office:value-type="float" office:value="163891.017" calcext:value-type="float">
            <text:p>163891.017</text:p>
          </table:table-cell>
          <table:table-cell office:value-type="float" office:value="166209.4497" calcext:value-type="float">
            <text:p>166209.4497</text:p>
          </table:table-cell>
          <table:table-cell office:value-type="float" office:value="187382.4808" calcext:value-type="float">
            <text:p>187382.4808</text:p>
          </table:table-cell>
          <table:table-cell office:value-type="float" office:value="169187.6662" calcext:value-type="float">
            <text:p>169187.6662</text:p>
          </table:table-cell>
          <table:table-cell office:value-type="float" office:value="198929.8388" calcext:value-type="float">
            <text:p>198929.8388</text:p>
          </table:table-cell>
          <table:table-cell office:value-type="float" office:value="164620.7438" calcext:value-type="float">
            <text:p>164620.7438</text:p>
          </table:table-cell>
          <table:table-cell office:value-type="float" office:value="580193" calcext:value-type="float">
            <text:p>580193</text:p>
          </table:table-cell>
          <table:table-cell office:value-type="float" office:value="552167" calcext:value-type="float">
            <text:p>552167</text:p>
          </table:table-cell>
          <table:table-cell office:value-type="float" office:value="588439" calcext:value-type="float">
            <text:p>588439</text:p>
          </table:table-cell>
          <table:table-cell office:value-type="float" office:value="579934" calcext:value-type="float">
            <text:p>579934</text:p>
          </table:table-cell>
          <table:table-cell office:value-type="float" office:value="493138" calcext:value-type="float">
            <text:p>493138</text:p>
          </table:table-cell>
          <table:table-cell office:value-type="float" office:value="45.25778333" calcext:value-type="float">
            <text:p>45.25778333</text:p>
          </table:table-cell>
          <table:table-cell office:value-type="float" office:value="45.65906667" calcext:value-type="float">
            <text:p>45.65906667</text:p>
          </table:table-cell>
          <table:table-cell office:value-type="float" office:value="45.51111667" calcext:value-type="float">
            <text:p>45.51111667</text:p>
          </table:table-cell>
          <table:table-cell office:value-type="float" office:value="45.58181667" calcext:value-type="float">
            <text:p>45.58181667</text:p>
          </table:table-cell>
          <table:table-cell office:value-type="float" office:value="45.55405" calcext:value-type="float">
            <text:p>45.5540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86" calcext:value-type="float">
            <text:p>16386</text:p>
          </table:table-cell>
          <table:table-cell office:value-type="float" office:value="2" calcext:value-type="float">
            <text:p>2</text:p>
          </table:table-cell>
          <table:table-cell office:value-type="float" office:value="834.4606107" calcext:value-type="float">
            <text:p>834.4606107</text:p>
          </table:table-cell>
          <table:table-cell office:value-type="float" office:value="41.53411667" calcext:value-type="float">
            <text:p>41.53411667</text:p>
          </table:table-cell>
          <table:table-cell office:value-type="float" office:value="0.767966667" calcext:value-type="float">
            <text:p>0.767966667</text:p>
          </table:table-cell>
          <table:table-cell office:value-type="float" office:value="1666.906669" calcext:value-type="float">
            <text:p>1666.906669</text:p>
          </table:table-cell>
          <table:table-cell office:value-type="float" office:value="2" calcext:value-type="float">
            <text:p>2</text:p>
          </table:table-cell>
          <table:table-cell office:value-type="float" office:value="8.257511423" calcext:value-type="float">
            <text:p>8.257511423</text:p>
          </table:table-cell>
          <table:table-cell office:value-type="float" office:value="165463.9894" calcext:value-type="float">
            <text:p>165463.9894</text:p>
          </table:table-cell>
          <table:table-cell office:value-type="float" office:value="172853.6596" calcext:value-type="float">
            <text:p>172853.6596</text:p>
          </table:table-cell>
          <table:table-cell office:value-type="float" office:value="144804.771" calcext:value-type="float">
            <text:p>144804.771</text:p>
          </table:table-cell>
          <table:table-cell office:value-type="float" office:value="143061.7985" calcext:value-type="float">
            <text:p>143061.7985</text:p>
          </table:table-cell>
          <table:table-cell office:value-type="float" office:value="155329.7968" calcext:value-type="float">
            <text:p>155329.7968</text:p>
          </table:table-cell>
          <table:table-cell office:value-type="float" office:value="173574.3972" calcext:value-type="float">
            <text:p>173574.3972</text:p>
          </table:table-cell>
          <table:table-cell office:value-type="float" office:value="176559.5418" calcext:value-type="float">
            <text:p>176559.5418</text:p>
          </table:table-cell>
          <table:table-cell office:value-type="float" office:value="144804.771" calcext:value-type="float">
            <text:p>144804.771</text:p>
          </table:table-cell>
          <table:table-cell office:value-type="float" office:value="143069.2283" calcext:value-type="float">
            <text:p>143069.2283</text:p>
          </table:table-cell>
          <table:table-cell office:value-type="float" office:value="156021.4047" calcext:value-type="float">
            <text:p>156021.4047</text:p>
          </table:table-cell>
          <table:table-cell office:value-type="float" office:value="625915" calcext:value-type="float">
            <text:p>625915</text:p>
          </table:table-cell>
          <table:table-cell office:value-type="float" office:value="678582" calcext:value-type="float">
            <text:p>678582</text:p>
          </table:table-cell>
          <table:table-cell office:value-type="float" office:value="807861" calcext:value-type="float">
            <text:p>807861</text:p>
          </table:table-cell>
          <table:table-cell office:value-type="float" office:value="716870" calcext:value-type="float">
            <text:p>716870</text:p>
          </table:table-cell>
          <table:table-cell office:value-type="float" office:value="759372" calcext:value-type="float">
            <text:p>759372</text:p>
          </table:table-cell>
          <table:table-cell office:value-type="float" office:value="41.13746667" calcext:value-type="float">
            <text:p>41.13746667</text:p>
          </table:table-cell>
          <table:table-cell office:value-type="float" office:value="41.69835" calcext:value-type="float">
            <text:p>41.69835</text:p>
          </table:table-cell>
          <table:table-cell office:value-type="float" office:value="41.3786" calcext:value-type="float">
            <text:p>41.3786</text:p>
          </table:table-cell>
          <table:table-cell office:value-type="float" office:value="41.52398333" calcext:value-type="float">
            <text:p>41.52398333</text:p>
          </table:table-cell>
          <table:table-cell office:value-type="float" office:value="41.53411667" calcext:value-type="float">
            <text:p>41.53411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87" calcext:value-type="float">
            <text:p>16387</text:p>
          </table:table-cell>
          <table:table-cell office:value-type="float" office:value="1" calcext:value-type="float">
            <text:p>1</text:p>
          </table:table-cell>
          <table:table-cell office:value-type="float" office:value="551.325235" calcext:value-type="float">
            <text:p>551.325235</text:p>
          </table:table-cell>
          <table:table-cell office:value-type="float" office:value="35.02458333" calcext:value-type="float">
            <text:p>35.02458333</text:p>
          </table:table-cell>
          <table:table-cell office:value-type="float" office:value="0.5868" calcext:value-type="float">
            <text:p>0.5868</text:p>
          </table:table-cell>
          <table:table-cell office:value-type="float" office:value="1650.953876" calcext:value-type="float">
            <text:p>1650.953876</text:p>
          </table:table-cell>
          <table:table-cell office:value-type="float" office:value="3" calcext:value-type="float">
            <text:p>3</text:p>
          </table:table-cell>
          <table:table-cell office:value-type="float" office:value="10.66206051" calcext:value-type="float">
            <text:p>10.66206051</text:p>
          </table:table-cell>
          <table:table-cell office:value-type="float" office:value="139029.1474" calcext:value-type="float">
            <text:p>139029.1474</text:p>
          </table:table-cell>
          <table:table-cell office:value-type="float" office:value="106348.0717" calcext:value-type="float">
            <text:p>106348.0717</text:p>
          </table:table-cell>
          <table:table-cell office:value-type="float" office:value="134768.9652" calcext:value-type="float">
            <text:p>134768.9652</text:p>
          </table:table-cell>
          <table:table-cell office:value-type="float" office:value="124502.6833" calcext:value-type="float">
            <text:p>124502.6833</text:p>
          </table:table-cell>
          <table:table-cell office:value-type="float" office:value="116955.5907" calcext:value-type="float">
            <text:p>116955.5907</text:p>
          </table:table-cell>
          <table:table-cell office:value-type="float" office:value="145843.821" calcext:value-type="float">
            <text:p>145843.821</text:p>
          </table:table-cell>
          <table:table-cell office:value-type="float" office:value="108628.1127" calcext:value-type="float">
            <text:p>108628.1127</text:p>
          </table:table-cell>
          <table:table-cell office:value-type="float" office:value="134768.9652" calcext:value-type="float">
            <text:p>134768.9652</text:p>
          </table:table-cell>
          <table:table-cell office:value-type="float" office:value="124509.1493" calcext:value-type="float">
            <text:p>124509.1493</text:p>
          </table:table-cell>
          <table:table-cell office:value-type="float" office:value="117476.3369" calcext:value-type="float">
            <text:p>117476.3369</text:p>
          </table:table-cell>
          <table:table-cell office:value-type="float" office:value="407053" calcext:value-type="float">
            <text:p>407053</text:p>
          </table:table-cell>
          <table:table-cell office:value-type="float" office:value="309494" calcext:value-type="float">
            <text:p>309494</text:p>
          </table:table-cell>
          <table:table-cell office:value-type="float" office:value="305958" calcext:value-type="float">
            <text:p>305958</text:p>
          </table:table-cell>
          <table:table-cell office:value-type="float" office:value="339745" calcext:value-type="float">
            <text:p>339745</text:p>
          </table:table-cell>
          <table:table-cell office:value-type="float" office:value="413364" calcext:value-type="float">
            <text:p>413364</text:p>
          </table:table-cell>
          <table:table-cell office:value-type="float" office:value="34.67411667" calcext:value-type="float">
            <text:p>34.67411667</text:p>
          </table:table-cell>
          <table:table-cell office:value-type="float" office:value="35.16278333" calcext:value-type="float">
            <text:p>35.16278333</text:p>
          </table:table-cell>
          <table:table-cell office:value-type="float" office:value="34.91561667" calcext:value-type="float">
            <text:p>34.91561667</text:p>
          </table:table-cell>
          <table:table-cell office:value-type="float" office:value="35.08246667" calcext:value-type="float">
            <text:p>35.08246667</text:p>
          </table:table-cell>
          <table:table-cell office:value-type="float" office:value="35.02458333" calcext:value-type="float">
            <text:p>35.02458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388" calcext:value-type="float">
            <text:p>16388</text:p>
          </table:table-cell>
          <table:table-cell office:value-type="float" office:value="1" calcext:value-type="float">
            <text:p>1</text:p>
          </table:table-cell>
          <table:table-cell office:value-type="float" office:value="551.3284755" calcext:value-type="float">
            <text:p>551.3284755</text:p>
          </table:table-cell>
          <table:table-cell office:value-type="float" office:value="31.75543333" calcext:value-type="float">
            <text:p>31.75543333</text:p>
          </table:table-cell>
          <table:table-cell office:value-type="float" office:value="0.73945" calcext:value-type="float">
            <text:p>0.73945</text:p>
          </table:table-cell>
          <table:table-cell office:value-type="float" office:value="1650.963597" calcext:value-type="float">
            <text:p>1650.963597</text:p>
          </table:table-cell>
          <table:table-cell office:value-type="float" office:value="3" calcext:value-type="float">
            <text:p>3</text:p>
          </table:table-cell>
          <table:table-cell office:value-type="float" office:value="14.61231927" calcext:value-type="float">
            <text:p>14.61231927</text:p>
          </table:table-cell>
          <table:table-cell office:value-type="float" office:value="87416.03503" calcext:value-type="float">
            <text:p>87416.03503</text:p>
          </table:table-cell>
          <table:table-cell office:value-type="float" office:value="72674.26872" calcext:value-type="float">
            <text:p>72674.26872</text:p>
          </table:table-cell>
          <table:table-cell office:value-type="float" office:value="64591.91887" calcext:value-type="float">
            <text:p>64591.91887</text:p>
          </table:table-cell>
          <table:table-cell office:value-type="float" office:value="64192.69168" calcext:value-type="float">
            <text:p>64192.69168</text:p>
          </table:table-cell>
          <table:table-cell office:value-type="float" office:value="84607.65681" calcext:value-type="float">
            <text:p>84607.65681</text:p>
          </table:table-cell>
          <table:table-cell office:value-type="float" office:value="91700.83256" calcext:value-type="float">
            <text:p>91700.83256</text:p>
          </table:table-cell>
          <table:table-cell office:value-type="float" office:value="74232.3629" calcext:value-type="float">
            <text:p>74232.3629</text:p>
          </table:table-cell>
          <table:table-cell office:value-type="float" office:value="64591.91887" calcext:value-type="float">
            <text:p>64591.91887</text:p>
          </table:table-cell>
          <table:table-cell office:value-type="float" office:value="64196.02547" calcext:value-type="float">
            <text:p>64196.02547</text:p>
          </table:table-cell>
          <table:table-cell office:value-type="float" office:value="84984.37347" calcext:value-type="float">
            <text:p>84984.37347</text:p>
          </table:table-cell>
          <table:table-cell office:value-type="float" office:value="279063" calcext:value-type="float">
            <text:p>279063</text:p>
          </table:table-cell>
          <table:table-cell office:value-type="float" office:value="245620" calcext:value-type="float">
            <text:p>245620</text:p>
          </table:table-cell>
          <table:table-cell office:value-type="float" office:value="222209" calcext:value-type="float">
            <text:p>222209</text:p>
          </table:table-cell>
          <table:table-cell office:value-type="float" office:value="223304" calcext:value-type="float">
            <text:p>223304</text:p>
          </table:table-cell>
          <table:table-cell office:value-type="float" office:value="295287" calcext:value-type="float">
            <text:p>295287</text:p>
          </table:table-cell>
          <table:table-cell office:value-type="float" office:value="31.57363333" calcext:value-type="float">
            <text:p>31.57363333</text:p>
          </table:table-cell>
          <table:table-cell office:value-type="float" office:value="31.93776667" calcext:value-type="float">
            <text:p>31.93776667</text:p>
          </table:table-cell>
          <table:table-cell office:value-type="float" office:value="31.72235" calcext:value-type="float">
            <text:p>31.72235</text:p>
          </table:table-cell>
          <table:table-cell office:value-type="float" office:value="31.9217" calcext:value-type="float">
            <text:p>31.9217</text:p>
          </table:table-cell>
          <table:table-cell office:value-type="float" office:value="31.75543333" calcext:value-type="float">
            <text:p>31.7554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389" calcext:value-type="float">
            <text:p>16389</text:p>
          </table:table-cell>
          <table:table-cell office:value-type="float" office:value="1" calcext:value-type="float">
            <text:p>1</text:p>
          </table:table-cell>
          <table:table-cell office:value-type="float" office:value="546.6644492" calcext:value-type="float">
            <text:p>546.6644492</text:p>
          </table:table-cell>
          <table:table-cell office:value-type="float" office:value="34.2916" calcext:value-type="float">
            <text:p>34.2916</text:p>
          </table:table-cell>
          <table:table-cell office:value-type="float" office:value="0.875616667" calcext:value-type="float">
            <text:p>0.875616667</text:p>
          </table:table-cell>
          <table:table-cell office:value-type="float" office:value="1636.971518" calcext:value-type="float">
            <text:p>1636.971518</text:p>
          </table:table-cell>
          <table:table-cell office:value-type="float" office:value="3" calcext:value-type="float">
            <text:p>3</text:p>
          </table:table-cell>
          <table:table-cell office:value-type="float" office:value="8.800284901" calcext:value-type="float">
            <text:p>8.800284901</text:p>
          </table:table-cell>
          <table:table-cell office:value-type="float" office:value="78352.53667" calcext:value-type="float">
            <text:p>78352.53667</text:p>
          </table:table-cell>
          <table:table-cell office:value-type="float" office:value="72639.67642" calcext:value-type="float">
            <text:p>72639.67642</text:p>
          </table:table-cell>
          <table:table-cell office:value-type="float" office:value="64063.72603" calcext:value-type="float">
            <text:p>64063.72603</text:p>
          </table:table-cell>
          <table:table-cell office:value-type="float" office:value="74170.44371" calcext:value-type="float">
            <text:p>74170.44371</text:p>
          </table:table-cell>
          <table:table-cell office:value-type="float" office:value="64635.4466" calcext:value-type="float">
            <text:p>64635.4466</text:p>
          </table:table-cell>
          <table:table-cell office:value-type="float" office:value="82193.0764" calcext:value-type="float">
            <text:p>82193.0764</text:p>
          </table:table-cell>
          <table:table-cell office:value-type="float" office:value="74197.02897" calcext:value-type="float">
            <text:p>74197.02897</text:p>
          </table:table-cell>
          <table:table-cell office:value-type="float" office:value="64063.72603" calcext:value-type="float">
            <text:p>64063.72603</text:p>
          </table:table-cell>
          <table:table-cell office:value-type="float" office:value="74174.29569" calcext:value-type="float">
            <text:p>74174.29569</text:p>
          </table:table-cell>
          <table:table-cell office:value-type="float" office:value="64923.23674" calcext:value-type="float">
            <text:p>64923.23674</text:p>
          </table:table-cell>
          <table:table-cell office:value-type="float" office:value="160293" calcext:value-type="float">
            <text:p>160293</text:p>
          </table:table-cell>
          <table:table-cell office:value-type="float" office:value="145958" calcext:value-type="float">
            <text:p>145958</text:p>
          </table:table-cell>
          <table:table-cell office:value-type="float" office:value="144284" calcext:value-type="float">
            <text:p>144284</text:p>
          </table:table-cell>
          <table:table-cell office:value-type="float" office:value="146804" calcext:value-type="float">
            <text:p>146804</text:p>
          </table:table-cell>
          <table:table-cell office:value-type="float" office:value="142340" calcext:value-type="float">
            <text:p>142340</text:p>
          </table:table-cell>
          <table:table-cell office:value-type="float" office:value="34.058" calcext:value-type="float">
            <text:p>34.058</text:p>
          </table:table-cell>
          <table:table-cell office:value-type="float" office:value="34.39666667" calcext:value-type="float">
            <text:p>34.39666667</text:p>
          </table:table-cell>
          <table:table-cell office:value-type="float" office:value="34.29508333" calcext:value-type="float">
            <text:p>34.29508333</text:p>
          </table:table-cell>
          <table:table-cell office:value-type="float" office:value="34.36021667" calcext:value-type="float">
            <text:p>34.36021667</text:p>
          </table:table-cell>
          <table:table-cell office:value-type="float" office:value="34.2916" calcext:value-type="float">
            <text:p>34.2916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90" calcext:value-type="float">
            <text:p>16390</text:p>
          </table:table-cell>
          <table:table-cell office:value-type="float" office:value="2" calcext:value-type="float">
            <text:p>2</text:p>
          </table:table-cell>
          <table:table-cell office:value-type="float" office:value="848.5134139" calcext:value-type="float">
            <text:p>848.5134139</text:p>
          </table:table-cell>
          <table:table-cell office:value-type="float" office:value="48.5554" calcext:value-type="float">
            <text:p>48.5554</text:p>
          </table:table-cell>
          <table:table-cell office:value-type="float" office:value="0.5699" calcext:value-type="float">
            <text:p>0.5699</text:p>
          </table:table-cell>
          <table:table-cell office:value-type="float" office:value="1695.012275" calcext:value-type="float">
            <text:p>1695.012275</text:p>
          </table:table-cell>
          <table:table-cell office:value-type="float" office:value="2" calcext:value-type="float">
            <text:p>2</text:p>
          </table:table-cell>
          <table:table-cell office:value-type="float" office:value="7.566250001" calcext:value-type="float">
            <text:p>7.566250001</text:p>
          </table:table-cell>
          <table:table-cell office:value-type="float" office:value="53777.80246" calcext:value-type="float">
            <text:p>53777.80246</text:p>
          </table:table-cell>
          <table:table-cell office:value-type="float" office:value="62069.47918" calcext:value-type="float">
            <text:p>62069.47918</text:p>
          </table:table-cell>
          <table:table-cell office:value-type="float" office:value="53561.44354" calcext:value-type="float">
            <text:p>53561.44354</text:p>
          </table:table-cell>
          <table:table-cell office:value-type="float" office:value="61075.82247" calcext:value-type="float">
            <text:p>61075.82247</text:p>
          </table:table-cell>
          <table:table-cell office:value-type="float" office:value="62006.82739" calcext:value-type="float">
            <text:p>62006.82739</text:p>
          </table:table-cell>
          <table:table-cell office:value-type="float" office:value="56413.78332" calcext:value-type="float">
            <text:p>56413.78332</text:p>
          </table:table-cell>
          <table:table-cell office:value-type="float" office:value="63400.21283" calcext:value-type="float">
            <text:p>63400.21283</text:p>
          </table:table-cell>
          <table:table-cell office:value-type="float" office:value="53561.44354" calcext:value-type="float">
            <text:p>53561.44354</text:p>
          </table:table-cell>
          <table:table-cell office:value-type="float" office:value="61078.99439" calcext:value-type="float">
            <text:p>61078.99439</text:p>
          </table:table-cell>
          <table:table-cell office:value-type="float" office:value="62282.91357" calcext:value-type="float">
            <text:p>62282.91357</text:p>
          </table:table-cell>
          <table:table-cell office:value-type="float" office:value="88608" calcext:value-type="float">
            <text:p>88608</text:p>
          </table:table-cell>
          <table:table-cell office:value-type="float" office:value="93995" calcext:value-type="float">
            <text:p>93995</text:p>
          </table:table-cell>
          <table:table-cell office:value-type="float" office:value="98412" calcext:value-type="float">
            <text:p>98412</text:p>
          </table:table-cell>
          <table:table-cell office:value-type="float" office:value="94574" calcext:value-type="float">
            <text:p>94574</text:p>
          </table:table-cell>
          <table:table-cell office:value-type="float" office:value="89314" calcext:value-type="float">
            <text:p>89314</text:p>
          </table:table-cell>
          <table:table-cell office:value-type="float" office:value="48.22118333" calcext:value-type="float">
            <text:p>48.22118333</text:p>
          </table:table-cell>
          <table:table-cell office:value-type="float" office:value="48.6135" calcext:value-type="float">
            <text:p>48.6135</text:p>
          </table:table-cell>
          <table:table-cell office:value-type="float" office:value="48.4782" calcext:value-type="float">
            <text:p>48.4782</text:p>
          </table:table-cell>
          <table:table-cell office:value-type="float" office:value="48.70988333" calcext:value-type="float">
            <text:p>48.70988333</text:p>
          </table:table-cell>
          <table:table-cell office:value-type="float" office:value="48.5554" calcext:value-type="float">
            <text:p>48.5554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391" calcext:value-type="float">
            <text:p>16391</text:p>
          </table:table-cell>
          <table:table-cell office:value-type="float" office:value="2" calcext:value-type="float">
            <text:p>2</text:p>
          </table:table-cell>
          <table:table-cell office:value-type="float" office:value="818.984556" calcext:value-type="float">
            <text:p>818.984556</text:p>
          </table:table-cell>
          <table:table-cell office:value-type="float" office:value="31.9109" calcext:value-type="float">
            <text:p>31.9109</text:p>
          </table:table-cell>
          <table:table-cell office:value-type="float" office:value="0.59175" calcext:value-type="float">
            <text:p>0.59175</text:p>
          </table:table-cell>
          <table:table-cell office:value-type="float" office:value="1635.954559" calcext:value-type="float">
            <text:p>1635.954559</text:p>
          </table:table-cell>
          <table:table-cell office:value-type="float" office:value="2" calcext:value-type="float">
            <text:p>2</text:p>
          </table:table-cell>
          <table:table-cell office:value-type="float" office:value="16.40706417" calcext:value-type="float">
            <text:p>16.40706417</text:p>
          </table:table-cell>
          <table:table-cell office:value-type="float" office:value="40129.01137" calcext:value-type="float">
            <text:p>40129.01137</text:p>
          </table:table-cell>
          <table:table-cell office:value-type="float" office:value="49052.77716" calcext:value-type="float">
            <text:p>49052.77716</text:p>
          </table:table-cell>
          <table:table-cell office:value-type="float" office:value="62997.9555" calcext:value-type="float">
            <text:p>62997.9555</text:p>
          </table:table-cell>
          <table:table-cell office:value-type="float" office:value="49955.3558" calcext:value-type="float">
            <text:p>49955.3558</text:p>
          </table:table-cell>
          <table:table-cell office:value-type="float" office:value="55502.05007" calcext:value-type="float">
            <text:p>55502.05007</text:p>
          </table:table-cell>
          <table:table-cell office:value-type="float" office:value="42095.98103" calcext:value-type="float">
            <text:p>42095.98103</text:p>
          </table:table-cell>
          <table:table-cell office:value-type="float" office:value="50104.44026" calcext:value-type="float">
            <text:p>50104.44026</text:p>
          </table:table-cell>
          <table:table-cell office:value-type="float" office:value="62997.9555" calcext:value-type="float">
            <text:p>62997.9555</text:p>
          </table:table-cell>
          <table:table-cell office:value-type="float" office:value="49957.95018" calcext:value-type="float">
            <text:p>49957.95018</text:p>
          </table:table-cell>
          <table:table-cell office:value-type="float" office:value="55749.17365" calcext:value-type="float">
            <text:p>55749.17365</text:p>
          </table:table-cell>
          <table:table-cell office:value-type="float" office:value="83400" calcext:value-type="float">
            <text:p>83400</text:p>
          </table:table-cell>
          <table:table-cell office:value-type="float" office:value="108215" calcext:value-type="float">
            <text:p>108215</text:p>
          </table:table-cell>
          <table:table-cell office:value-type="float" office:value="124003" calcext:value-type="float">
            <text:p>124003</text:p>
          </table:table-cell>
          <table:table-cell office:value-type="float" office:value="113216" calcext:value-type="float">
            <text:p>113216</text:p>
          </table:table-cell>
          <table:table-cell office:value-type="float" office:value="81692" calcext:value-type="float">
            <text:p>81692</text:p>
          </table:table-cell>
          <table:table-cell office:value-type="float" office:value="31.75275" calcext:value-type="float">
            <text:p>31.75275</text:p>
          </table:table-cell>
          <table:table-cell office:value-type="float" office:value="32.07518333" calcext:value-type="float">
            <text:p>32.07518333</text:p>
          </table:table-cell>
          <table:table-cell office:value-type="float" office:value="31.86206667" calcext:value-type="float">
            <text:p>31.86206667</text:p>
          </table:table-cell>
          <table:table-cell office:value-type="float" office:value="32.01356667" calcext:value-type="float">
            <text:p>32.01356667</text:p>
          </table:table-cell>
          <table:table-cell office:value-type="float" office:value="31.9109" calcext:value-type="float">
            <text:p>31.9109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6393" calcext:value-type="float">
            <text:p>16393</text:p>
          </table:table-cell>
          <table:table-cell office:value-type="float" office:value="2" calcext:value-type="float">
            <text:p>2</text:p>
          </table:table-cell>
          <table:table-cell office:value-type="float" office:value="825.9486193" calcext:value-type="float">
            <text:p>825.9486193</text:p>
          </table:table-cell>
          <table:table-cell office:value-type="float" office:value="34.6982" calcext:value-type="float">
            <text:p>34.6982</text:p>
          </table:table-cell>
          <table:table-cell office:value-type="float" office:value="0.599233333" calcext:value-type="float">
            <text:p>0.599233333</text:p>
          </table:table-cell>
          <table:table-cell office:value-type="float" office:value="1649.882686" calcext:value-type="float">
            <text:p>1649.882686</text:p>
          </table:table-cell>
          <table:table-cell office:value-type="float" office:value="2" calcext:value-type="float">
            <text:p>2</text:p>
          </table:table-cell>
          <table:table-cell office:value-type="float" office:value="13.84904763" calcext:value-type="float">
            <text:p>13.84904763</text:p>
          </table:table-cell>
          <table:table-cell office:value-type="float" office:value="15668.21211" calcext:value-type="float">
            <text:p>15668.21211</text:p>
          </table:table-cell>
          <table:table-cell office:value-type="float" office:value="14662.24343" calcext:value-type="float">
            <text:p>14662.24343</text:p>
          </table:table-cell>
          <table:table-cell office:value-type="float" office:value="20528.95393" calcext:value-type="float">
            <text:p>20528.95393</text:p>
          </table:table-cell>
          <table:table-cell office:value-type="float" office:value="17253.53096" calcext:value-type="float">
            <text:p>17253.53096</text:p>
          </table:table-cell>
          <table:table-cell office:value-type="float" office:value="15557.63073" calcext:value-type="float">
            <text:p>15557.63073</text:p>
          </table:table-cell>
          <table:table-cell office:value-type="float" office:value="16436.20755" calcext:value-type="float">
            <text:p>16436.20755</text:p>
          </table:table-cell>
          <table:table-cell office:value-type="float" office:value="14976.59343" calcext:value-type="float">
            <text:p>14976.59343</text:p>
          </table:table-cell>
          <table:table-cell office:value-type="float" office:value="20528.95393" calcext:value-type="float">
            <text:p>20528.95393</text:p>
          </table:table-cell>
          <table:table-cell office:value-type="float" office:value="17254.427" calcext:value-type="float">
            <text:p>17254.427</text:p>
          </table:table-cell>
          <table:table-cell office:value-type="float" office:value="15626.90128" calcext:value-type="float">
            <text:p>15626.90128</text:p>
          </table:table-cell>
          <table:table-cell office:value-type="float" office:value="22077" calcext:value-type="float">
            <text:p>22077</text:p>
          </table:table-cell>
          <table:table-cell office:value-type="float" office:value="22001" calcext:value-type="float">
            <text:p>22001</text:p>
          </table:table-cell>
          <table:table-cell office:value-type="float" office:value="22955" calcext:value-type="float">
            <text:p>22955</text:p>
          </table:table-cell>
          <table:table-cell office:value-type="float" office:value="21929" calcext:value-type="float">
            <text:p>21929</text:p>
          </table:table-cell>
          <table:table-cell office:value-type="float" office:value="21060" calcext:value-type="float">
            <text:p>21060</text:p>
          </table:table-cell>
          <table:table-cell office:value-type="float" office:value="34.4236" calcext:value-type="float">
            <text:p>34.4236</text:p>
          </table:table-cell>
          <table:table-cell office:value-type="float" office:value="34.86551667" calcext:value-type="float">
            <text:p>34.86551667</text:p>
          </table:table-cell>
          <table:table-cell office:value-type="float" office:value="34.66756667" calcext:value-type="float">
            <text:p>34.66756667</text:p>
          </table:table-cell>
          <table:table-cell office:value-type="float" office:value="34.74561667" calcext:value-type="float">
            <text:p>34.74561667</text:p>
          </table:table-cell>
          <table:table-cell office:value-type="float" office:value="34.6982" calcext:value-type="float">
            <text:p>34.6982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396" calcext:value-type="float">
            <text:p>16396</text:p>
          </table:table-cell>
          <table:table-cell office:value-type="float" office:value="2" calcext:value-type="float">
            <text:p>2</text:p>
          </table:table-cell>
          <table:table-cell office:value-type="float" office:value="818.9920824" calcext:value-type="float">
            <text:p>818.9920824</text:p>
          </table:table-cell>
          <table:table-cell office:value-type="float" office:value="34.41305" calcext:value-type="float">
            <text:p>34.41305</text:p>
          </table:table-cell>
          <table:table-cell office:value-type="float" office:value="0.604733333" calcext:value-type="float">
            <text:p>0.604733333</text:p>
          </table:table-cell>
          <table:table-cell office:value-type="float" office:value="1635.969612" calcext:value-type="float">
            <text:p>1635.969612</text:p>
          </table:table-cell>
          <table:table-cell office:value-type="float" office:value="2" calcext:value-type="float">
            <text:p>2</text:p>
          </table:table-cell>
          <table:table-cell office:value-type="float" office:value="4.767393647" calcext:value-type="float">
            <text:p>4.767393647</text:p>
          </table:table-cell>
          <table:table-cell office:value-type="float" office:value="17405.38905" calcext:value-type="float">
            <text:p>17405.38905</text:p>
          </table:table-cell>
          <table:table-cell office:value-type="float" office:value="18072.75257" calcext:value-type="float">
            <text:p>18072.75257</text:p>
          </table:table-cell>
          <table:table-cell office:value-type="float" office:value="18463.05028" calcext:value-type="float">
            <text:p>18463.05028</text:p>
          </table:table-cell>
          <table:table-cell office:value-type="float" office:value="19196.78367" calcext:value-type="float">
            <text:p>19196.78367</text:p>
          </table:table-cell>
          <table:table-cell office:value-type="float" office:value="17022.42794" calcext:value-type="float">
            <text:p>17022.42794</text:p>
          </table:table-cell>
          <table:table-cell office:value-type="float" office:value="18258.53422" calcext:value-type="float">
            <text:p>18258.53422</text:p>
          </table:table-cell>
          <table:table-cell office:value-type="float" office:value="18460.2219" calcext:value-type="float">
            <text:p>18460.2219</text:p>
          </table:table-cell>
          <table:table-cell office:value-type="float" office:value="18463.05028" calcext:value-type="float">
            <text:p>18463.05028</text:p>
          </table:table-cell>
          <table:table-cell office:value-type="float" office:value="19197.78064" calcext:value-type="float">
            <text:p>19197.78064</text:p>
          </table:table-cell>
          <table:table-cell office:value-type="float" office:value="17098.22051" calcext:value-type="float">
            <text:p>17098.22051</text:p>
          </table:table-cell>
          <table:table-cell office:value-type="float" office:value="15969" calcext:value-type="float">
            <text:p>15969</text:p>
          </table:table-cell>
          <table:table-cell office:value-type="float" office:value="16678" calcext:value-type="float">
            <text:p>16678</text:p>
          </table:table-cell>
          <table:table-cell office:value-type="float" office:value="18445" calcext:value-type="float">
            <text:p>18445</text:p>
          </table:table-cell>
          <table:table-cell office:value-type="float" office:value="18336" calcext:value-type="float">
            <text:p>18336</text:p>
          </table:table-cell>
          <table:table-cell office:value-type="float" office:value="18584" calcext:value-type="float">
            <text:p>18584</text:p>
          </table:table-cell>
          <table:table-cell office:value-type="float" office:value="34.14983333" calcext:value-type="float">
            <text:p>34.14983333</text:p>
          </table:table-cell>
          <table:table-cell office:value-type="float" office:value="34.53915" calcext:value-type="float">
            <text:p>34.53915</text:p>
          </table:table-cell>
          <table:table-cell office:value-type="float" office:value="34.3996" calcext:value-type="float">
            <text:p>34.3996</text:p>
          </table:table-cell>
          <table:table-cell office:value-type="float" office:value="34.4338" calcext:value-type="float">
            <text:p>34.4338</text:p>
          </table:table-cell>
          <table:table-cell office:value-type="float" office:value="34.41305" calcext:value-type="float">
            <text:p>34.41305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397" calcext:value-type="float">
            <text:p>16397</text:p>
          </table:table-cell>
          <table:table-cell office:value-type="float" office:value="1" calcext:value-type="float">
            <text:p>1</text:p>
          </table:table-cell>
          <table:table-cell office:value-type="float" office:value="826.4970479" calcext:value-type="float">
            <text:p>826.4970479</text:p>
          </table:table-cell>
          <table:table-cell office:value-type="float" office:value="38.22136667" calcext:value-type="float">
            <text:p>38.22136667</text:p>
          </table:table-cell>
          <table:table-cell office:value-type="float" office:value="0.526416667" calcext:value-type="float">
            <text:p>0.526416667</text:p>
          </table:table-cell>
          <table:table-cell office:value-type="float" office:value="1650.979543" calcext:value-type="float">
            <text:p>1650.979543</text:p>
          </table:table-cell>
          <table:table-cell office:value-type="float" office:value="2" calcext:value-type="float">
            <text:p>2</text:p>
          </table:table-cell>
          <table:table-cell office:value-type="float" office:value="17.32000466" calcext:value-type="float">
            <text:p>17.32000466</text:p>
          </table:table-cell>
          <table:table-cell office:value-type="float" office:value="7487.776273" calcext:value-type="float">
            <text:p>7487.776273</text:p>
          </table:table-cell>
          <table:table-cell office:value-type="float" office:value="8577.632276" calcext:value-type="float">
            <text:p>8577.632276</text:p>
          </table:table-cell>
          <table:table-cell office:value-type="float" office:value="8499.571049" calcext:value-type="float">
            <text:p>8499.571049</text:p>
          </table:table-cell>
          <table:table-cell office:value-type="float" office:value="11606.23077" calcext:value-type="float">
            <text:p>11606.23077</text:p>
          </table:table-cell>
          <table:table-cell office:value-type="float" office:value="8633.057616" calcext:value-type="float">
            <text:p>8633.057616</text:p>
          </table:table-cell>
          <table:table-cell office:value-type="float" office:value="7854.798242" calcext:value-type="float">
            <text:p>7854.798242</text:p>
          </table:table-cell>
          <table:table-cell office:value-type="float" office:value="8761.531739" calcext:value-type="float">
            <text:p>8761.531739</text:p>
          </table:table-cell>
          <table:table-cell office:value-type="float" office:value="8499.571049" calcext:value-type="float">
            <text:p>8499.571049</text:p>
          </table:table-cell>
          <table:table-cell office:value-type="float" office:value="11606.83353" calcext:value-type="float">
            <text:p>11606.83353</text:p>
          </table:table-cell>
          <table:table-cell office:value-type="float" office:value="8671.496414" calcext:value-type="float">
            <text:p>8671.496414</text:p>
          </table:table-cell>
          <table:table-cell office:value-type="float" office:value="13878" calcext:value-type="float">
            <text:p>13878</text:p>
          </table:table-cell>
          <table:table-cell office:value-type="float" office:value="14265" calcext:value-type="float">
            <text:p>14265</text:p>
          </table:table-cell>
          <table:table-cell office:value-type="float" office:value="15011" calcext:value-type="float">
            <text:p>15011</text:p>
          </table:table-cell>
          <table:table-cell office:value-type="float" office:value="14769" calcext:value-type="float">
            <text:p>14769</text:p>
          </table:table-cell>
          <table:table-cell office:value-type="float" office:value="13156" calcext:value-type="float">
            <text:p>13156</text:p>
          </table:table-cell>
          <table:table-cell office:value-type="float" office:value="37.88591667" calcext:value-type="float">
            <text:p>37.88591667</text:p>
          </table:table-cell>
          <table:table-cell office:value-type="float" office:value="38.39245" calcext:value-type="float">
            <text:p>38.39245</text:p>
          </table:table-cell>
          <table:table-cell office:value-type="float" office:value="38.20166667" calcext:value-type="float">
            <text:p>38.20166667</text:p>
          </table:table-cell>
          <table:table-cell office:value-type="float" office:value="38.22835" calcext:value-type="float">
            <text:p>38.22835</text:p>
          </table:table-cell>
          <table:table-cell office:value-type="float" office:value="38.22136667" calcext:value-type="float">
            <text:p>38.2213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398" calcext:value-type="float">
            <text:p>16398</text:p>
          </table:table-cell>
          <table:table-cell office:value-type="float" office:value="1" calcext:value-type="float">
            <text:p>1</text:p>
          </table:table-cell>
          <table:table-cell office:value-type="float" office:value="826.5004172" calcext:value-type="float">
            <text:p>826.5004172</text:p>
          </table:table-cell>
          <table:table-cell office:value-type="float" office:value="31.6492" calcext:value-type="float">
            <text:p>31.6492</text:p>
          </table:table-cell>
          <table:table-cell office:value-type="float" office:value="0.446083333" calcext:value-type="float">
            <text:p>0.446083333</text:p>
          </table:table-cell>
          <table:table-cell office:value-type="float" office:value="1650.986281" calcext:value-type="float">
            <text:p>1650.986281</text:p>
          </table:table-cell>
          <table:table-cell office:value-type="float" office:value="2" calcext:value-type="float">
            <text:p>2</text:p>
          </table:table-cell>
          <table:table-cell office:value-type="float" office:value="6.495892568" calcext:value-type="float">
            <text:p>6.495892568</text:p>
          </table:table-cell>
          <table:table-cell office:value-type="float" office:value="8609.798" calcext:value-type="float">
            <text:p>8609.798</text:p>
          </table:table-cell>
          <table:table-cell office:value-type="float" office:value="9237.496039" calcext:value-type="float">
            <text:p>9237.496039</text:p>
          </table:table-cell>
          <table:table-cell office:value-type="float" office:value="8827.544373" calcext:value-type="float">
            <text:p>8827.544373</text:p>
          </table:table-cell>
          <table:table-cell office:value-type="float" office:value="9164.277439" calcext:value-type="float">
            <text:p>9164.277439</text:p>
          </table:table-cell>
          <table:table-cell office:value-type="float" office:value="10169.22504" calcext:value-type="float">
            <text:p>10169.22504</text:p>
          </table:table-cell>
          <table:table-cell office:value-type="float" office:value="9031.817155" calcext:value-type="float">
            <text:p>9031.817155</text:p>
          </table:table-cell>
          <table:table-cell office:value-type="float" office:value="9435.542597" calcext:value-type="float">
            <text:p>9435.542597</text:p>
          </table:table-cell>
          <table:table-cell office:value-type="float" office:value="8827.544373" calcext:value-type="float">
            <text:p>8827.544373</text:p>
          </table:table-cell>
          <table:table-cell office:value-type="float" office:value="9164.753378" calcext:value-type="float">
            <text:p>9164.753378</text:p>
          </table:table-cell>
          <table:table-cell office:value-type="float" office:value="10214.50364" calcext:value-type="float">
            <text:p>10214.50364</text:p>
          </table:table-cell>
          <table:table-cell office:value-type="float" office:value="11721" calcext:value-type="float">
            <text:p>11721</text:p>
          </table:table-cell>
          <table:table-cell office:value-type="float" office:value="15196" calcext:value-type="float">
            <text:p>15196</text:p>
          </table:table-cell>
          <table:table-cell office:value-type="float" office:value="11329" calcext:value-type="float">
            <text:p>11329</text:p>
          </table:table-cell>
          <table:table-cell office:value-type="float" office:value="15707" calcext:value-type="float">
            <text:p>15707</text:p>
          </table:table-cell>
          <table:table-cell office:value-type="float" office:value="15478" calcext:value-type="float">
            <text:p>15478</text:p>
          </table:table-cell>
          <table:table-cell office:value-type="float" office:value="31.44478333" calcext:value-type="float">
            <text:p>31.44478333</text:p>
          </table:table-cell>
          <table:table-cell office:value-type="float" office:value="31.77565" calcext:value-type="float">
            <text:p>31.77565</text:p>
          </table:table-cell>
          <table:table-cell office:value-type="float" office:value="31.59935" calcext:value-type="float">
            <text:p>31.59935</text:p>
          </table:table-cell>
          <table:table-cell office:value-type="float" office:value="31.78923333" calcext:value-type="float">
            <text:p>31.78923333</text:p>
          </table:table-cell>
          <table:table-cell office:value-type="float" office:value="31.6492" calcext:value-type="float">
            <text:p>31.6492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16402" calcext:value-type="float">
            <text:p>16402</text:p>
          </table:table-cell>
          <table:table-cell office:value-type="float" office:value="1" calcext:value-type="float">
            <text:p>1</text:p>
          </table:table-cell>
          <table:table-cell office:value-type="float" office:value="536.3096841" calcext:value-type="float">
            <text:p>536.3096841</text:p>
          </table:table-cell>
          <table:table-cell office:value-type="float" office:value="26.1264" calcext:value-type="float">
            <text:p>26.1264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1605.907223" calcext:value-type="float">
            <text:p>1605.907223</text:p>
          </table:table-cell>
          <table:table-cell office:value-type="float" office:value="3" calcext:value-type="float">
            <text:p>3</text:p>
          </table:table-cell>
          <table:table-cell office:value-type="float" office:value="12.30116012" calcext:value-type="float">
            <text:p>12.30116012</text:p>
          </table:table-cell>
          <table:table-cell office:value-type="float" office:value="28306.30931" calcext:value-type="float">
            <text:p>28306.30931</text:p>
          </table:table-cell>
          <table:table-cell office:value-type="float" office:value="35842.5288" calcext:value-type="float">
            <text:p>35842.5288</text:p>
          </table:table-cell>
          <table:table-cell office:value-type="float" office:value="38270.05159" calcext:value-type="float">
            <text:p>38270.05159</text:p>
          </table:table-cell>
          <table:table-cell office:value-type="float" office:value="32197.70144" calcext:value-type="float">
            <text:p>32197.70144</text:p>
          </table:table-cell>
          <table:table-cell office:value-type="float" office:value="30294.92727" calcext:value-type="float">
            <text:p>30294.92727</text:p>
          </table:table-cell>
          <table:table-cell office:value-type="float" office:value="29693.77562" calcext:value-type="float">
            <text:p>29693.77562</text:p>
          </table:table-cell>
          <table:table-cell office:value-type="float" office:value="36610.97184" calcext:value-type="float">
            <text:p>36610.97184</text:p>
          </table:table-cell>
          <table:table-cell office:value-type="float" office:value="38270.05159" calcext:value-type="float">
            <text:p>38270.05159</text:p>
          </table:table-cell>
          <table:table-cell office:value-type="float" office:value="32199.37359" calcext:value-type="float">
            <text:p>32199.37359</text:p>
          </table:table-cell>
          <table:table-cell office:value-type="float" office:value="30429.81582" calcext:value-type="float">
            <text:p>30429.81582</text:p>
          </table:table-cell>
          <table:table-cell office:value-type="float" office:value="39365" calcext:value-type="float">
            <text:p>39365</text:p>
          </table:table-cell>
          <table:table-cell office:value-type="float" office:value="48584" calcext:value-type="float">
            <text:p>48584</text:p>
          </table:table-cell>
          <table:table-cell office:value-type="float" office:value="66813" calcext:value-type="float">
            <text:p>66813</text:p>
          </table:table-cell>
          <table:table-cell office:value-type="float" office:value="40043" calcext:value-type="float">
            <text:p>40043</text:p>
          </table:table-cell>
          <table:table-cell office:value-type="float" office:value="45041" calcext:value-type="float">
            <text:p>45041</text:p>
          </table:table-cell>
          <table:table-cell office:value-type="float" office:value="25.8087" calcext:value-type="float">
            <text:p>25.8087</text:p>
          </table:table-cell>
          <table:table-cell office:value-type="float" office:value="26.2685" calcext:value-type="float">
            <text:p>26.2685</text:p>
          </table:table-cell>
          <table:table-cell office:value-type="float" office:value="26.10758333" calcext:value-type="float">
            <text:p>26.10758333</text:p>
          </table:table-cell>
          <table:table-cell office:value-type="float" office:value="26.27946667" calcext:value-type="float">
            <text:p>26.27946667</text:p>
          </table:table-cell>
          <table:table-cell office:value-type="float" office:value="26.1264" calcext:value-type="float">
            <text:p>26.1264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16403" calcext:value-type="float">
            <text:p>16403</text:p>
          </table:table-cell>
          <table:table-cell office:value-type="float" office:value="1" calcext:value-type="float">
            <text:p>1</text:p>
          </table:table-cell>
          <table:table-cell office:value-type="float" office:value="555.9984507" calcext:value-type="float">
            <text:p>555.9984507</text:p>
          </table:table-cell>
          <table:table-cell office:value-type="float" office:value="34.64303333" calcext:value-type="float">
            <text:p>34.64303333</text:p>
          </table:table-cell>
          <table:table-cell office:value-type="float" office:value="0.541666667" calcext:value-type="float">
            <text:p>0.541666667</text:p>
          </table:table-cell>
          <table:table-cell office:value-type="float" office:value="1664.973523" calcext:value-type="float">
            <text:p>1664.973523</text:p>
          </table:table-cell>
          <table:table-cell office:value-type="float" office:value="3" calcext:value-type="float">
            <text:p>3</text:p>
          </table:table-cell>
          <table:table-cell office:value-type="float" office:value="11.40812955" calcext:value-type="float">
            <text:p>11.40812955</text:p>
          </table:table-cell>
          <table:table-cell office:value-type="float" office:value="23750.57114" calcext:value-type="float">
            <text:p>23750.57114</text:p>
          </table:table-cell>
          <table:table-cell office:value-type="float" office:value="29598.80885" calcext:value-type="float">
            <text:p>29598.80885</text:p>
          </table:table-cell>
          <table:table-cell office:value-type="float" office:value="25446.49366" calcext:value-type="float">
            <text:p>25446.49366</text:p>
          </table:table-cell>
          <table:table-cell office:value-type="float" office:value="31275.55586" calcext:value-type="float">
            <text:p>31275.55586</text:p>
          </table:table-cell>
          <table:table-cell office:value-type="float" office:value="26075.49523" calcext:value-type="float">
            <text:p>26075.49523</text:p>
          </table:table-cell>
          <table:table-cell office:value-type="float" office:value="24914.73271" calcext:value-type="float">
            <text:p>24914.73271</text:p>
          </table:table-cell>
          <table:table-cell office:value-type="float" office:value="30233.39015" calcext:value-type="float">
            <text:p>30233.39015</text:p>
          </table:table-cell>
          <table:table-cell office:value-type="float" office:value="25446.49366" calcext:value-type="float">
            <text:p>25446.49366</text:p>
          </table:table-cell>
          <table:table-cell office:value-type="float" office:value="31277.18013" calcext:value-type="float">
            <text:p>31277.18013</text:p>
          </table:table-cell>
          <table:table-cell office:value-type="float" office:value="26191.5967" calcext:value-type="float">
            <text:p>26191.5967</text:p>
          </table:table-cell>
          <table:table-cell office:value-type="float" office:value="54314" calcext:value-type="float">
            <text:p>54314</text:p>
          </table:table-cell>
          <table:table-cell office:value-type="float" office:value="48468" calcext:value-type="float">
            <text:p>48468</text:p>
          </table:table-cell>
          <table:table-cell office:value-type="float" office:value="53243" calcext:value-type="float">
            <text:p>53243</text:p>
          </table:table-cell>
          <table:table-cell office:value-type="float" office:value="49545" calcext:value-type="float">
            <text:p>49545</text:p>
          </table:table-cell>
          <table:table-cell office:value-type="float" office:value="46112" calcext:value-type="float">
            <text:p>46112</text:p>
          </table:table-cell>
          <table:table-cell office:value-type="float" office:value="34.3787" calcext:value-type="float">
            <text:p>34.3787</text:p>
          </table:table-cell>
          <table:table-cell office:value-type="float" office:value="34.78648333" calcext:value-type="float">
            <text:p>34.78648333</text:p>
          </table:table-cell>
          <table:table-cell office:value-type="float" office:value="34.6322" calcext:value-type="float">
            <text:p>34.6322</text:p>
          </table:table-cell>
          <table:table-cell office:value-type="float" office:value="34.68016667" calcext:value-type="float">
            <text:p>34.68016667</text:p>
          </table:table-cell>
          <table:table-cell office:value-type="float" office:value="34.64303333" calcext:value-type="float">
            <text:p>34.64303333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71" calcext:value-type="float">
            <text:p>16371</text:p>
          </table:table-cell>
          <table:table-cell office:value-type="float" office:value="16404" calcext:value-type="float">
            <text:p>16404</text:p>
          </table:table-cell>
          <table:table-cell office:value-type="float" office:value="1" calcext:value-type="float">
            <text:p>1</text:p>
          </table:table-cell>
          <table:table-cell office:value-type="float" office:value="551.3345654" calcext:value-type="float">
            <text:p>551.3345654</text:p>
          </table:table-cell>
          <table:table-cell office:value-type="float" office:value="38.22136667" calcext:value-type="float">
            <text:p>38.22136667</text:p>
          </table:table-cell>
          <table:table-cell office:value-type="float" office:value="0.548" calcext:value-type="float">
            <text:p>0.548</text:p>
          </table:table-cell>
          <table:table-cell office:value-type="float" office:value="1650.981867" calcext:value-type="float">
            <text:p>1650.981867</text:p>
          </table:table-cell>
          <table:table-cell office:value-type="float" office:value="3" calcext:value-type="float">
            <text:p>3</text:p>
          </table:table-cell>
          <table:table-cell office:value-type="float" office:value="13.21382349" calcext:value-type="float">
            <text:p>13.21382349</text:p>
          </table:table-cell>
          <table:table-cell office:value-type="float" office:value="54370.94034" calcext:value-type="float">
            <text:p>54370.94034</text:p>
          </table:table-cell>
          <table:table-cell office:value-type="float" office:value="55288.23719" calcext:value-type="float">
            <text:p>55288.23719</text:p>
          </table:table-cell>
          <table:table-cell office:value-type="float" office:value="51023.34099" calcext:value-type="float">
            <text:p>51023.34099</text:p>
          </table:table-cell>
          <table:table-cell office:value-type="float" office:value="70791.81751" calcext:value-type="float">
            <text:p>70791.81751</text:p>
          </table:table-cell>
          <table:table-cell office:value-type="float" office:value="60444.82815" calcext:value-type="float">
            <text:p>60444.82815</text:p>
          </table:table-cell>
          <table:table-cell office:value-type="float" office:value="57035.99453" calcext:value-type="float">
            <text:p>57035.99453</text:p>
          </table:table-cell>
          <table:table-cell office:value-type="float" office:value="56473.58494" calcext:value-type="float">
            <text:p>56473.58494</text:p>
          </table:table-cell>
          <table:table-cell office:value-type="float" office:value="51023.34099" calcext:value-type="float">
            <text:p>51023.34099</text:p>
          </table:table-cell>
          <table:table-cell office:value-type="float" office:value="70795.49402" calcext:value-type="float">
            <text:p>70795.49402</text:p>
          </table:table-cell>
          <table:table-cell office:value-type="float" office:value="60713.95951" calcext:value-type="float">
            <text:p>60713.95951</text:p>
          </table:table-cell>
          <table:table-cell office:value-type="float" office:value="190627" calcext:value-type="float">
            <text:p>190627</text:p>
          </table:table-cell>
          <table:table-cell office:value-type="float" office:value="181945" calcext:value-type="float">
            <text:p>181945</text:p>
          </table:table-cell>
          <table:table-cell office:value-type="float" office:value="186803" calcext:value-type="float">
            <text:p>186803</text:p>
          </table:table-cell>
          <table:table-cell office:value-type="float" office:value="197377" calcext:value-type="float">
            <text:p>197377</text:p>
          </table:table-cell>
          <table:table-cell office:value-type="float" office:value="219310" calcext:value-type="float">
            <text:p>219310</text:p>
          </table:table-cell>
          <table:table-cell office:value-type="float" office:value="37.88591667" calcext:value-type="float">
            <text:p>37.88591667</text:p>
          </table:table-cell>
          <table:table-cell office:value-type="float" office:value="38.39245" calcext:value-type="float">
            <text:p>38.39245</text:p>
          </table:table-cell>
          <table:table-cell office:value-type="float" office:value="38.20166667" calcext:value-type="float">
            <text:p>38.20166667</text:p>
          </table:table-cell>
          <table:table-cell office:value-type="float" office:value="38.22835" calcext:value-type="float">
            <text:p>38.22835</text:p>
          </table:table-cell>
          <table:table-cell office:value-type="float" office:value="38.22136667" calcext:value-type="float">
            <text:p>38.2213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72" calcext:value-type="float">
            <text:p>16372</text:p>
          </table:table-cell>
          <table:table-cell office:value-type="float" office:value="16405" calcext:value-type="float">
            <text:p>16405</text:p>
          </table:table-cell>
          <table:table-cell office:value-type="float" office:value="2" calcext:value-type="float">
            <text:p>2</text:p>
          </table:table-cell>
          <table:table-cell office:value-type="float" office:value="841.4915467" calcext:value-type="float">
            <text:p>841.4915467</text:p>
          </table:table-cell>
          <table:table-cell office:value-type="float" office:value="44.88961667" calcext:value-type="float">
            <text:p>44.88961667</text:p>
          </table:table-cell>
          <table:table-cell office:value-type="float" office:value="0.409433333" calcext:value-type="float">
            <text:p>0.409433333</text:p>
          </table:table-cell>
          <table:table-cell office:value-type="float" office:value="1680.968541" calcext:value-type="float">
            <text:p>1680.968541</text:p>
          </table:table-cell>
          <table:table-cell office:value-type="float" office:value="2" calcext:value-type="float">
            <text:p>2</text:p>
          </table:table-cell>
          <table:table-cell office:value-type="float" office:value="11.31222117" calcext:value-type="float">
            <text:p>11.31222117</text:p>
          </table:table-cell>
          <table:table-cell office:value-type="float" office:value="18772.54361" calcext:value-type="float">
            <text:p>18772.54361</text:p>
          </table:table-cell>
          <table:table-cell office:value-type="float" office:value="20407.47937" calcext:value-type="float">
            <text:p>20407.47937</text:p>
          </table:table-cell>
          <table:table-cell office:value-type="float" office:value="15499.89113" calcext:value-type="float">
            <text:p>15499.89113</text:p>
          </table:table-cell>
          <table:table-cell office:value-type="float" office:value="16237.33159" calcext:value-type="float">
            <text:p>16237.33159</text:p>
          </table:table-cell>
          <table:table-cell office:value-type="float" office:value="17038.09939" calcext:value-type="float">
            <text:p>17038.09939</text:p>
          </table:table-cell>
          <table:table-cell office:value-type="float" office:value="19692.70144" calcext:value-type="float">
            <text:p>19692.70144</text:p>
          </table:table-cell>
          <table:table-cell office:value-type="float" office:value="20845.0039" calcext:value-type="float">
            <text:p>20845.0039</text:p>
          </table:table-cell>
          <table:table-cell office:value-type="float" office:value="15499.89113" calcext:value-type="float">
            <text:p>15499.89113</text:p>
          </table:table-cell>
          <table:table-cell office:value-type="float" office:value="16238.17486" calcext:value-type="float">
            <text:p>16238.17486</text:p>
          </table:table-cell>
          <table:table-cell office:value-type="float" office:value="17113.96175" calcext:value-type="float">
            <text:p>17113.96175</text:p>
          </table:table-cell>
          <table:table-cell office:value-type="float" office:value="50918" calcext:value-type="float">
            <text:p>50918</text:p>
          </table:table-cell>
          <table:table-cell office:value-type="float" office:value="61332" calcext:value-type="float">
            <text:p>61332</text:p>
          </table:table-cell>
          <table:table-cell office:value-type="float" office:value="48567" calcext:value-type="float">
            <text:p>48567</text:p>
          </table:table-cell>
          <table:table-cell office:value-type="float" office:value="51744" calcext:value-type="float">
            <text:p>51744</text:p>
          </table:table-cell>
          <table:table-cell office:value-type="float" office:value="54261" calcext:value-type="float">
            <text:p>54261</text:p>
          </table:table-cell>
          <table:table-cell office:value-type="float" office:value="44.57858333" calcext:value-type="float">
            <text:p>44.57858333</text:p>
          </table:table-cell>
          <table:table-cell office:value-type="float" office:value="45.01471667" calcext:value-type="float">
            <text:p>45.01471667</text:p>
          </table:table-cell>
          <table:table-cell office:value-type="float" office:value="44.80211667" calcext:value-type="float">
            <text:p>44.80211667</text:p>
          </table:table-cell>
          <table:table-cell office:value-type="float" office:value="44.92051667" calcext:value-type="float">
            <text:p>44.92051667</text:p>
          </table:table-cell>
          <table:table-cell office:value-type="float" office:value="44.88961667" calcext:value-type="float">
            <text:p>44.88961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</table:table>
      <table:table table:name="Peptideiondata_HeavyC13" table:style-name="ta1">
        <table:table-column table:style-name="co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number-columns-repeated="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8" table:number-columns-repeated="5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7"/>
          <table:table-cell office:value-type="string" calcext:value-type="string">
            <text:p>Normalized abundance</text:p>
          </table:table-cell>
          <table:table-cell table:number-columns-repeated="4"/>
          <table:table-cell office:value-type="string" calcext:value-type="string">
            <text:p>Raw abundance</text:p>
          </table:table-cell>
          <table:table-cell table:number-columns-repeated="4"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Sample retention time (min)</text:p>
          </table:table-cell>
          <table:table-cell table:number-columns-repeated="12"/>
          <table:table-cell office:value-type="string" calcext:value-type="string">
            <text:p>Best peptide spectral counts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Heavy</text:p>
          </table:table-cell>
          <table:table-cell table:number-columns-repeated="5"/>
          <table:table-cell office:value-type="string" calcext:value-type="string">
            <text:p>Best peptide match</text:p>
          </table:table-cell>
          <table:table-cell table:number-columns-repeated="6"/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T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m/z</text:p>
          </table:table-cell>
          <table:table-cell office:value-type="string" calcext:value-type="string">
            <text:p>Retention time (min)</text:p>
          </table:table-cell>
          <table:table-cell office:value-type="string" calcext:value-type="string">
            <text:p>Retention time window (min)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Maximum CV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ass error (u)</text:p>
          </table:table-cell>
          <table:table-cell office:value-type="string" calcext:value-type="string">
            <text:p>Mass error (ppm)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Variable modifications ([position] description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180406_HeavyLightprop_Heavy03</text:p>
          </table:table-cell>
          <table:table-cell office:value-type="string" calcext:value-type="string">
            <text:p>180406_HeavyLightprop_Heavy07</text:p>
          </table:table-cell>
          <table:table-cell office:value-type="string" calcext:value-type="string">
            <text:p>180406_HeavyLightprop_Heavy08</text:p>
          </table:table-cell>
          <table:table-cell office:value-type="string" calcext:value-type="string">
            <text:p>180406_HeavyLightprop_Heavy09</text:p>
          </table:table-cell>
          <table:table-cell office:value-type="string" calcext:value-type="string">
            <text:p>180406_HeavyLightprop_Heavy10</text:p>
          </table:table-cell>
          <table:table-cell office:value-type="string" calcext:value-type="string">
            <text:p>GKGG</text:p>
          </table:table-cell>
          <table:table-cell office:value-type="string" calcext:value-type="string">
            <text:p>KSAPAT/KSAPST</text:p>
          </table:table-cell>
          <table:table-cell office:value-type="string" calcext:value-type="string">
            <text:p>Edited</text:p>
          </table:table-cell>
          <table:table-cell office:value-type="string" calcext:value-type="string">
            <text:p>KSAPA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3.481651550027" calcext:value-type="float">
            <text:p>783.481651550027</text:p>
          </table:table-cell>
          <table:table-cell office:value-type="float" office:value="48.8291" calcext:value-type="float">
            <text:p>48.8291</text:p>
          </table:table-cell>
          <table:table-cell office:value-type="float" office:value="0.596533333333333" calcext:value-type="float">
            <text:p>0.596533333333333</text:p>
          </table:table-cell>
          <table:table-cell office:value-type="float" office:value="1564.94875016629" calcext:value-type="float">
            <text:p>1564.94875016629</text:p>
          </table:table-cell>
          <table:table-cell office:value-type="float" office:value="2" calcext:value-type="float">
            <text:p>2</text:p>
          </table:table-cell>
          <table:table-cell office:value-type="float" office:value="6.89385119711876" calcext:value-type="float">
            <text:p>6.89385119711876</text:p>
          </table:table-cell>
          <table:table-cell office:value-type="float" office:value="260989.247626879" calcext:value-type="float">
            <text:p>260989.247626879</text:p>
          </table:table-cell>
          <table:table-cell office:value-type="float" office:value="288121.779730877" calcext:value-type="float">
            <text:p>288121.779730877</text:p>
          </table:table-cell>
          <table:table-cell office:value-type="float" office:value="308763.978973481" calcext:value-type="float">
            <text:p>308763.978973481</text:p>
          </table:table-cell>
          <table:table-cell office:value-type="float" office:value="270810.835046684" calcext:value-type="float">
            <text:p>270810.835046684</text:p>
          </table:table-cell>
          <table:table-cell office:value-type="float" office:value="267905.149135937" calcext:value-type="float">
            <text:p>267905.149135937</text:p>
          </table:table-cell>
          <table:table-cell office:value-type="float" office:value="273781.935881605" calcext:value-type="float">
            <text:p>273781.935881605</text:p>
          </table:table-cell>
          <table:table-cell office:value-type="float" office:value="294298.943624067" calcext:value-type="float">
            <text:p>294298.943624067</text:p>
          </table:table-cell>
          <table:table-cell office:value-type="float" office:value="308763.978973481" calcext:value-type="float">
            <text:p>308763.978973481</text:p>
          </table:table-cell>
          <table:table-cell office:value-type="float" office:value="270824.899358838" calcext:value-type="float">
            <text:p>270824.899358838</text:p>
          </table:table-cell>
          <table:table-cell office:value-type="float" office:value="269098.000188691" calcext:value-type="float">
            <text:p>269098.000188691</text:p>
          </table:table-cell>
          <table:table-cell office:value-type="float" office:value="1332983" calcext:value-type="float">
            <text:p>1332983</text:p>
          </table:table-cell>
          <table:table-cell office:value-type="float" office:value="1340700" calcext:value-type="float">
            <text:p>1340700</text:p>
          </table:table-cell>
          <table:table-cell office:value-type="float" office:value="1261116" calcext:value-type="float">
            <text:p>1261116</text:p>
          </table:table-cell>
          <table:table-cell office:value-type="float" office:value="1347480" calcext:value-type="float">
            <text:p>1347480</text:p>
          </table:table-cell>
          <table:table-cell office:value-type="float" office:value="1171354" calcext:value-type="float">
            <text:p>1171354</text:p>
          </table:table-cell>
          <table:table-cell office:value-type="float" office:value="48.47225" calcext:value-type="float">
            <text:p>48.47225</text:p>
          </table:table-cell>
          <table:table-cell office:value-type="float" office:value="48.9542833333333" calcext:value-type="float">
            <text:p>48.9542833333333</text:p>
          </table:table-cell>
          <table:table-cell office:value-type="float" office:value="48.7788666666667" calcext:value-type="float">
            <text:p>48.7788666666667</text:p>
          </table:table-cell>
          <table:table-cell office:value-type="float" office:value="49.0516833333333" calcext:value-type="float">
            <text:p>49.0516833333333</text:p>
          </table:table-cell>
          <table:table-cell office:value-type="float" office:value="48.8291" calcext:value-type="float">
            <text:p>48.8291</text:p>
          </table:table-cell>
          <table:table-cell/>
          <table:table-cell office:value-type="float" office:value="84.37" calcext:value-type="float">
            <text:p>84.37</text:p>
          </table:table-cell>
          <table:table-cell office:value-type="float" office:value="0.004350166294671" calcext:value-type="float">
            <text:p>0.004350166294671</text:p>
          </table:table-cell>
          <table:table-cell office:value-type="float" office:value="2.77975773111875" calcext:value-type="float">
            <text:p>2.77975773111875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Propionyl:13C(3) (K)|[5] Propionyl:13C(3)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float" office:value="774.969636908795" calcext:value-type="float">
            <text:p>774.969636908795</text:p>
          </table:table-cell>
          <table:table-cell office:value-type="float" office:value="46.4536333333333" calcext:value-type="float">
            <text:p>46.4536333333333</text:p>
          </table:table-cell>
          <table:table-cell office:value-type="float" office:value="0.744383333333333" calcext:value-type="float">
            <text:p>0.744383333333333</text:p>
          </table:table-cell>
          <table:table-cell office:value-type="float" office:value="1547.92472088383" calcext:value-type="float">
            <text:p>1547.92472088383</text:p>
          </table:table-cell>
          <table:table-cell office:value-type="float" office:value="2" calcext:value-type="float">
            <text:p>2</text:p>
          </table:table-cell>
          <table:table-cell office:value-type="float" office:value="5.30324591871541" calcext:value-type="float">
            <text:p>5.30324591871541</text:p>
          </table:table-cell>
          <table:table-cell office:value-type="float" office:value="237216.671675996" calcext:value-type="float">
            <text:p>237216.671675996</text:p>
          </table:table-cell>
          <table:table-cell office:value-type="float" office:value="261358.326048838" calcext:value-type="float">
            <text:p>261358.326048838</text:p>
          </table:table-cell>
          <table:table-cell office:value-type="float" office:value="261463.888978812" calcext:value-type="float">
            <text:p>261463.888978812</text:p>
          </table:table-cell>
          <table:table-cell office:value-type="float" office:value="253156.220825892" calcext:value-type="float">
            <text:p>253156.220825892</text:p>
          </table:table-cell>
          <table:table-cell office:value-type="float" office:value="274386.222217696" calcext:value-type="float">
            <text:p>274386.222217696</text:p>
          </table:table-cell>
          <table:table-cell office:value-type="float" office:value="248844.119768851" calcext:value-type="float">
            <text:p>248844.119768851</text:p>
          </table:table-cell>
          <table:table-cell office:value-type="float" office:value="266961.697013578" calcext:value-type="float">
            <text:p>266961.697013578</text:p>
          </table:table-cell>
          <table:table-cell office:value-type="float" office:value="261463.888978812" calcext:value-type="float">
            <text:p>261463.888978812</text:p>
          </table:table-cell>
          <table:table-cell office:value-type="float" office:value="253169.368261861" calcext:value-type="float">
            <text:p>253169.368261861</text:p>
          </table:table-cell>
          <table:table-cell office:value-type="float" office:value="275607.930330022" calcext:value-type="float">
            <text:p>275607.930330022</text:p>
          </table:table-cell>
          <table:table-cell office:value-type="float" office:value="863865" calcext:value-type="float">
            <text:p>863865</text:p>
          </table:table-cell>
          <table:table-cell office:value-type="float" office:value="809962" calcext:value-type="float">
            <text:p>809962</text:p>
          </table:table-cell>
          <table:table-cell office:value-type="float" office:value="956364" calcext:value-type="float">
            <text:p>956364</text:p>
          </table:table-cell>
          <table:table-cell office:value-type="float" office:value="1045586" calcext:value-type="float">
            <text:p>1045586</text:p>
          </table:table-cell>
          <table:table-cell office:value-type="float" office:value="1203728" calcext:value-type="float">
            <text:p>1203728</text:p>
          </table:table-cell>
          <table:table-cell office:value-type="float" office:value="46.1643666666667" calcext:value-type="float">
            <text:p>46.1643666666667</text:p>
          </table:table-cell>
          <table:table-cell office:value-type="float" office:value="46.5336166666667" calcext:value-type="float">
            <text:p>46.5336166666667</text:p>
          </table:table-cell>
          <table:table-cell office:value-type="float" office:value="46.46235" calcext:value-type="float">
            <text:p>46.46235</text:p>
          </table:table-cell>
          <table:table-cell office:value-type="float" office:value="46.5038" calcext:value-type="float">
            <text:p>46.5038</text:p>
          </table:table-cell>
          <table:table-cell office:value-type="float" office:value="46.4536333333333" calcext:value-type="float">
            <text:p>46.4536333333333</text:p>
          </table:table-cell>
          <table:table-cell/>
          <table:table-cell office:value-type="float" office:value="77.87" calcext:value-type="float">
            <text:p>77.87</text:p>
          </table:table-cell>
          <table:table-cell office:value-type="float" office:value="0.00612088382968068" calcext:value-type="float">
            <text:p>0.006120883829681</text:p>
          </table:table-cell>
          <table:table-cell office:value-type="float" office:value="3.95426725260662" calcext:value-type="float">
            <text:p>3.95426725260662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Propionyl:13C(3) (K)|[5] Propionyl:13C(3)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7.000325691373" calcext:value-type="float">
            <text:p>547.000325691373</text:p>
          </table:table-cell>
          <table:table-cell office:value-type="float" office:value="31.73765" calcext:value-type="float">
            <text:p>31.73765</text:p>
          </table:table-cell>
          <table:table-cell office:value-type="float" office:value="0.68815" calcext:value-type="float">
            <text:p>0.68815</text:p>
          </table:table-cell>
          <table:table-cell office:value-type="float" office:value="1637.97914767348" calcext:value-type="float">
            <text:p>1637.97914767348</text:p>
          </table:table-cell>
          <table:table-cell office:value-type="float" office:value="3" calcext:value-type="float">
            <text:p>3</text:p>
          </table:table-cell>
          <table:table-cell office:value-type="float" office:value="9.92596611068591" calcext:value-type="float">
            <text:p>9.92596611068591</text:p>
          </table:table-cell>
          <table:table-cell office:value-type="float" office:value="284724.621283233" calcext:value-type="float">
            <text:p>284724.621283233</text:p>
          </table:table-cell>
          <table:table-cell office:value-type="float" office:value="271262.282096494" calcext:value-type="float">
            <text:p>271262.282096494</text:p>
          </table:table-cell>
          <table:table-cell office:value-type="float" office:value="307832.776377886" calcext:value-type="float">
            <text:p>307832.776377886</text:p>
          </table:table-cell>
          <table:table-cell office:value-type="float" office:value="268144.993909503" calcext:value-type="float">
            <text:p>268144.993909503</text:p>
          </table:table-cell>
          <table:table-cell office:value-type="float" office:value="338088.782868172" calcext:value-type="float">
            <text:p>338088.782868172</text:p>
          </table:table-cell>
          <table:table-cell office:value-type="float" office:value="298680.726186562" calcext:value-type="float">
            <text:p>298680.726186562</text:p>
          </table:table-cell>
          <table:table-cell office:value-type="float" office:value="277077.988136196" calcext:value-type="float">
            <text:p>277077.988136196</text:p>
          </table:table-cell>
          <table:table-cell office:value-type="float" office:value="307832.776377886" calcext:value-type="float">
            <text:p>307832.776377886</text:p>
          </table:table-cell>
          <table:table-cell office:value-type="float" office:value="268158.919773645" calcext:value-type="float">
            <text:p>268158.919773645</text:p>
          </table:table-cell>
          <table:table-cell office:value-type="float" office:value="339594.127434594" calcext:value-type="float">
            <text:p>339594.127434594</text:p>
          </table:table-cell>
          <table:table-cell office:value-type="float" office:value="930205" calcext:value-type="float">
            <text:p>930205</text:p>
          </table:table-cell>
          <table:table-cell office:value-type="float" office:value="855078" calcext:value-type="float">
            <text:p>855078</text:p>
          </table:table-cell>
          <table:table-cell office:value-type="float" office:value="895733" calcext:value-type="float">
            <text:p>895733</text:p>
          </table:table-cell>
          <table:table-cell office:value-type="float" office:value="860400" calcext:value-type="float">
            <text:p>860400</text:p>
          </table:table-cell>
          <table:table-cell office:value-type="float" office:value="772667" calcext:value-type="float">
            <text:p>772667</text:p>
          </table:table-cell>
          <table:table-cell office:value-type="float" office:value="31.5474666666667" calcext:value-type="float">
            <text:p>31.5474666666667</text:p>
          </table:table-cell>
          <table:table-cell office:value-type="float" office:value="31.9118833333333" calcext:value-type="float">
            <text:p>31.9118833333333</text:p>
          </table:table-cell>
          <table:table-cell office:value-type="float" office:value="31.6934166666667" calcext:value-type="float">
            <text:p>31.6934166666667</text:p>
          </table:table-cell>
          <table:table-cell office:value-type="float" office:value="31.9079" calcext:value-type="float">
            <text:p>31.9079</text:p>
          </table:table-cell>
          <table:table-cell office:value-type="float" office:value="31.73765" calcext:value-type="float">
            <text:p>31.73765</text:p>
          </table:table-cell>
          <table:table-cell/>
          <table:table-cell office:value-type="float" office:value="70.36" calcext:value-type="float">
            <text:p>70.36</text:p>
          </table:table-cell>
          <table:table-cell office:value-type="float" office:value="0.0127476734796801" calcext:value-type="float">
            <text:p>0.01274767347968</text:p>
          </table:table-cell>
          <table:table-cell office:value-type="float" office:value="7.78262208533709" calcext:value-type="float">
            <text:p>7.7826220853370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42.503526385061" calcext:value-type="float">
            <text:p>842.503526385061</text:p>
          </table:table-cell>
          <table:table-cell office:value-type="float" office:value="45.5808833333333" calcext:value-type="float">
            <text:p>45.5808833333333</text:p>
          </table:table-cell>
          <table:table-cell office:value-type="float" office:value="0.71275" calcext:value-type="float">
            <text:p>0.71275</text:p>
          </table:table-cell>
          <table:table-cell office:value-type="float" office:value="1682.99249983636" calcext:value-type="float">
            <text:p>1682.99249983636</text:p>
          </table:table-cell>
          <table:table-cell office:value-type="float" office:value="2" calcext:value-type="float">
            <text:p>2</text:p>
          </table:table-cell>
          <table:table-cell office:value-type="float" office:value="9.41901176465503" calcext:value-type="float">
            <text:p>9.41901176465503</text:p>
          </table:table-cell>
          <table:table-cell office:value-type="float" office:value="153115.673024534" calcext:value-type="float">
            <text:p>153115.673024534</text:p>
          </table:table-cell>
          <table:table-cell office:value-type="float" office:value="177357.178674484" calcext:value-type="float">
            <text:p>177357.178674484</text:p>
          </table:table-cell>
          <table:table-cell office:value-type="float" office:value="163518.852200754" calcext:value-type="float">
            <text:p>163518.852200754</text:p>
          </table:table-cell>
          <table:table-cell office:value-type="float" office:value="192441.698898437" calcext:value-type="float">
            <text:p>192441.698898437</text:p>
          </table:table-cell>
          <table:table-cell office:value-type="float" office:value="158439.025982469" calcext:value-type="float">
            <text:p>158439.025982469</text:p>
          </table:table-cell>
          <table:table-cell office:value-type="float" office:value="160620.813905725" calcext:value-type="float">
            <text:p>160620.813905725</text:p>
          </table:table-cell>
          <table:table-cell office:value-type="float" office:value="181159.613746659" calcext:value-type="float">
            <text:p>181159.613746659</text:p>
          </table:table-cell>
          <table:table-cell office:value-type="float" office:value="163518.852200754" calcext:value-type="float">
            <text:p>163518.852200754</text:p>
          </table:table-cell>
          <table:table-cell office:value-type="float" office:value="192451.693181436" calcext:value-type="float">
            <text:p>192451.693181436</text:p>
          </table:table-cell>
          <table:table-cell office:value-type="float" office:value="159144.477742354" calcext:value-type="float">
            <text:p>159144.477742354</text:p>
          </table:table-cell>
          <table:table-cell office:value-type="float" office:value="580193" calcext:value-type="float">
            <text:p>580193</text:p>
          </table:table-cell>
          <table:table-cell office:value-type="float" office:value="552167" calcext:value-type="float">
            <text:p>552167</text:p>
          </table:table-cell>
          <table:table-cell office:value-type="float" office:value="588439" calcext:value-type="float">
            <text:p>588439</text:p>
          </table:table-cell>
          <table:table-cell office:value-type="float" office:value="579934" calcext:value-type="float">
            <text:p>579934</text:p>
          </table:table-cell>
          <table:table-cell office:value-type="float" office:value="493138" calcext:value-type="float">
            <text:p>493138</text:p>
          </table:table-cell>
          <table:table-cell office:value-type="float" office:value="45.3120333333333" calcext:value-type="float">
            <text:p>45.3120333333333</text:p>
          </table:table-cell>
          <table:table-cell office:value-type="float" office:value="45.6882666666667" calcext:value-type="float">
            <text:p>45.6882666666667</text:p>
          </table:table-cell>
          <table:table-cell office:value-type="float" office:value="45.5823" calcext:value-type="float">
            <text:p>45.5823</text:p>
          </table:table-cell>
          <table:table-cell office:value-type="float" office:value="45.6329166666667" calcext:value-type="float">
            <text:p>45.6329166666667</text:p>
          </table:table-cell>
          <table:table-cell office:value-type="float" office:value="45.5808833333333" calcext:value-type="float">
            <text:p>45.5808833333333</text:p>
          </table:table-cell>
          <table:table-cell/>
          <table:table-cell office:value-type="float" office:value="81.28" calcext:value-type="float">
            <text:p>81.28</text:p>
          </table:table-cell>
          <table:table-cell office:value-type="float" office:value="0.00549983636256002" calcext:value-type="float">
            <text:p>0.00549983636256</text:p>
          </table:table-cell>
          <table:table-cell office:value-type="float" office:value="3.2679018688558" calcext:value-type="float">
            <text:p>3.2679018688558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+ Me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5.49662757597" calcext:value-type="float">
            <text:p>835.49662757597</text:p>
          </table:table-cell>
          <table:table-cell office:value-type="float" office:value="41.65615" calcext:value-type="float">
            <text:p>41.65615</text:p>
          </table:table-cell>
          <table:table-cell office:value-type="float" office:value="0.767966666666667" calcext:value-type="float">
            <text:p>0.767966666666667</text:p>
          </table:table-cell>
          <table:table-cell office:value-type="float" office:value="1668.97870221818" calcext:value-type="float">
            <text:p>1668.97870221818</text:p>
          </table:table-cell>
          <table:table-cell office:value-type="float" office:value="2" calcext:value-type="float">
            <text:p>2</text:p>
          </table:table-cell>
          <table:table-cell office:value-type="float" office:value="8.31367077209779" calcext:value-type="float">
            <text:p>8.31367077209779</text:p>
          </table:table-cell>
          <table:table-cell office:value-type="float" office:value="160214.437261585" calcext:value-type="float">
            <text:p>160214.437261585</text:p>
          </table:table-cell>
          <table:table-cell office:value-type="float" office:value="167244.86815834" calcext:value-type="float">
            <text:p>167244.86815834</text:p>
          </table:table-cell>
          <table:table-cell office:value-type="float" office:value="140042.163878217" calcext:value-type="float">
            <text:p>140042.163878217</text:p>
          </table:table-cell>
          <table:table-cell office:value-type="float" office:value="138264.015851158" calcext:value-type="float">
            <text:p>138264.015851158</text:p>
          </table:table-cell>
          <table:table-cell office:value-type="float" office:value="150078.975231602" calcext:value-type="float">
            <text:p>150078.975231602</text:p>
          </table:table-cell>
          <table:table-cell office:value-type="float" office:value="168067.532239367" calcext:value-type="float">
            <text:p>168067.532239367</text:p>
          </table:table-cell>
          <table:table-cell office:value-type="float" office:value="170830.50115656" calcext:value-type="float">
            <text:p>170830.50115656</text:p>
          </table:table-cell>
          <table:table-cell office:value-type="float" office:value="140042.163878217" calcext:value-type="float">
            <text:p>140042.163878217</text:p>
          </table:table-cell>
          <table:table-cell office:value-type="float" office:value="138271.196465916" calcext:value-type="float">
            <text:p>138271.196465916</text:p>
          </table:table-cell>
          <table:table-cell office:value-type="float" office:value="150747.203760163" calcext:value-type="float">
            <text:p>150747.203760163</text:p>
          </table:table-cell>
          <table:table-cell office:value-type="float" office:value="625915" calcext:value-type="float">
            <text:p>625915</text:p>
          </table:table-cell>
          <table:table-cell office:value-type="float" office:value="678582" calcext:value-type="float">
            <text:p>678582</text:p>
          </table:table-cell>
          <table:table-cell office:value-type="float" office:value="807861" calcext:value-type="float">
            <text:p>807861</text:p>
          </table:table-cell>
          <table:table-cell office:value-type="float" office:value="716870" calcext:value-type="float">
            <text:p>716870</text:p>
          </table:table-cell>
          <table:table-cell office:value-type="float" office:value="759372" calcext:value-type="float">
            <text:p>759372</text:p>
          </table:table-cell>
          <table:table-cell office:value-type="float" office:value="41.2577666666667" calcext:value-type="float">
            <text:p>41.2577666666667</text:p>
          </table:table-cell>
          <table:table-cell office:value-type="float" office:value="41.8393666666667" calcext:value-type="float">
            <text:p>41.8393666666667</text:p>
          </table:table-cell>
          <table:table-cell office:value-type="float" office:value="41.4920166666667" calcext:value-type="float">
            <text:p>41.4920166666667</text:p>
          </table:table-cell>
          <table:table-cell office:value-type="float" office:value="41.69105" calcext:value-type="float">
            <text:p>41.69105</text:p>
          </table:table-cell>
          <table:table-cell office:value-type="float" office:value="41.65615" calcext:value-type="float">
            <text:p>41.65615</text:p>
          </table:table-cell>
          <table:table-cell/>
          <table:table-cell office:value-type="float" office:value="68.35" calcext:value-type="float">
            <text:p>68.35</text:p>
          </table:table-cell>
          <table:table-cell office:value-type="float" office:value="0.00730221818116661" calcext:value-type="float">
            <text:p>0.007302218181167</text:p>
          </table:table-cell>
          <table:table-cell office:value-type="float" office:value="4.37528059568103" calcext:value-type="float">
            <text:p>4.3752805956810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1.671023672021" calcext:value-type="float">
            <text:p>551.671023672021</text:p>
          </table:table-cell>
          <table:table-cell office:value-type="float" office:value="34.7355" calcext:value-type="float">
            <text:p>34.73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1651.99124161542" calcext:value-type="float">
            <text:p>1651.99124161542</text:p>
          </table:table-cell>
          <table:table-cell office:value-type="float" office:value="3" calcext:value-type="float">
            <text:p>3</text:p>
          </table:table-cell>
          <table:table-cell office:value-type="float" office:value="10.6927531449613" calcext:value-type="float">
            <text:p>10.6927531449613</text:p>
          </table:table-cell>
          <table:table-cell office:value-type="float" office:value="136130.317365566" calcext:value-type="float">
            <text:p>136130.317365566</text:p>
          </table:table-cell>
          <table:table-cell office:value-type="float" office:value="104010.885574097" calcext:value-type="float">
            <text:p>104010.885574097</text:p>
          </table:table-cell>
          <table:table-cell office:value-type="float" office:value="131924.974333314" calcext:value-type="float">
            <text:p>131924.974333314</text:p>
          </table:table-cell>
          <table:table-cell office:value-type="float" office:value="121804.393901843" calcext:value-type="float">
            <text:p>121804.393901843</text:p>
          </table:table-cell>
          <table:table-cell office:value-type="float" office:value="114528.005075735" calcext:value-type="float">
            <text:p>114528.005075735</text:p>
          </table:table-cell>
          <table:table-cell office:value-type="float" office:value="142802.901496558" calcext:value-type="float">
            <text:p>142802.901496558</text:p>
          </table:table-cell>
          <table:table-cell office:value-type="float" office:value="106240.81865124" calcext:value-type="float">
            <text:p>106240.81865124</text:p>
          </table:table-cell>
          <table:table-cell office:value-type="float" office:value="131924.974333314" calcext:value-type="float">
            <text:p>131924.974333314</text:p>
          </table:table-cell>
          <table:table-cell office:value-type="float" office:value="121810.719701242" calcext:value-type="float">
            <text:p>121810.719701242</text:p>
          </table:table-cell>
          <table:table-cell office:value-type="float" office:value="115037.942461653" calcext:value-type="float">
            <text:p>115037.942461653</text:p>
          </table:table-cell>
          <table:table-cell office:value-type="float" office:value="407053" calcext:value-type="float">
            <text:p>407053</text:p>
          </table:table-cell>
          <table:table-cell office:value-type="float" office:value="309494" calcext:value-type="float">
            <text:p>309494</text:p>
          </table:table-cell>
          <table:table-cell office:value-type="float" office:value="305958" calcext:value-type="float">
            <text:p>305958</text:p>
          </table:table-cell>
          <table:table-cell office:value-type="float" office:value="339745" calcext:value-type="float">
            <text:p>339745</text:p>
          </table:table-cell>
          <table:table-cell office:value-type="float" office:value="413364" calcext:value-type="float">
            <text:p>413364</text:p>
          </table:table-cell>
          <table:table-cell office:value-type="float" office:value="34.4504833333333" calcext:value-type="float">
            <text:p>34.4504833333333</text:p>
          </table:table-cell>
          <table:table-cell office:value-type="float" office:value="34.9061166666667" calcext:value-type="float">
            <text:p>34.9061166666667</text:p>
          </table:table-cell>
          <table:table-cell office:value-type="float" office:value="34.6874833333333" calcext:value-type="float">
            <text:p>34.6874833333333</text:p>
          </table:table-cell>
          <table:table-cell office:value-type="float" office:value="34.7854" calcext:value-type="float">
            <text:p>34.7854</text:p>
          </table:table-cell>
          <table:table-cell office:value-type="float" office:value="34.7355" calcext:value-type="float">
            <text:p>34.7355</text:p>
          </table:table-cell>
          <table:table-cell/>
          <table:table-cell office:value-type="float" office:value="70.18" calcext:value-type="float">
            <text:p>70.18</text:p>
          </table:table-cell>
          <table:table-cell office:value-type="float" office:value="0.00924161542411639" calcext:value-type="float">
            <text:p>0.009241615424116</text:p>
          </table:table-cell>
          <table:table-cell office:value-type="float" office:value="5.59425915301522" calcext:value-type="float">
            <text:p>5.5942591530152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71" calcext:value-type="float">
            <text:p>16371</text:p>
          </table:table-cell>
          <table:table-cell office:value-type="float" office:value="551.671235091962" calcext:value-type="float">
            <text:p>551.671235091962</text:p>
          </table:table-cell>
          <table:table-cell office:value-type="float" office:value="38.1750666666667" calcext:value-type="float">
            <text:p>38.1750666666667</text:p>
          </table:table-cell>
          <table:table-cell office:value-type="float" office:value="0.548" calcext:value-type="float">
            <text:p>0.548</text:p>
          </table:table-cell>
          <table:table-cell office:value-type="float" office:value="1651.99187587524" calcext:value-type="float">
            <text:p>1651.99187587524</text:p>
          </table:table-cell>
          <table:table-cell office:value-type="float" office:value="3" calcext:value-type="float">
            <text:p>3</text:p>
          </table:table-cell>
          <table:table-cell office:value-type="float" office:value="13.3444063051505" calcext:value-type="float">
            <text:p>13.3444063051505</text:p>
          </table:table-cell>
          <table:table-cell office:value-type="float" office:value="52930.6271494886" calcext:value-type="float">
            <text:p>52930.6271494886</text:p>
          </table:table-cell>
          <table:table-cell office:value-type="float" office:value="54051.5192587558" calcext:value-type="float">
            <text:p>54051.5192587558</text:p>
          </table:table-cell>
          <table:table-cell office:value-type="float" office:value="49739.5306647262" calcext:value-type="float">
            <text:p>49739.5306647262</text:p>
          </table:table-cell>
          <table:table-cell office:value-type="float" office:value="69218.2765207983" calcext:value-type="float">
            <text:p>69218.2765207983</text:p>
          </table:table-cell>
          <table:table-cell office:value-type="float" office:value="59030.1474560222" calcext:value-type="float">
            <text:p>59030.1474560222</text:p>
          </table:table-cell>
          <table:table-cell office:value-type="float" office:value="55525.0827387803" calcext:value-type="float">
            <text:p>55525.0827387803</text:p>
          </table:table-cell>
          <table:table-cell office:value-type="float" office:value="55210.3524904854" calcext:value-type="float">
            <text:p>55210.3524904854</text:p>
          </table:table-cell>
          <table:table-cell office:value-type="float" office:value="49739.5306647262" calcext:value-type="float">
            <text:p>49739.5306647262</text:p>
          </table:table-cell>
          <table:table-cell office:value-type="float" office:value="69221.8713084573" calcext:value-type="float">
            <text:p>69221.8713084573</text:p>
          </table:table-cell>
          <table:table-cell office:value-type="float" office:value="59292.9799314867" calcext:value-type="float">
            <text:p>59292.9799314867</text:p>
          </table:table-cell>
          <table:table-cell office:value-type="float" office:value="190627" calcext:value-type="float">
            <text:p>190627</text:p>
          </table:table-cell>
          <table:table-cell office:value-type="float" office:value="181945" calcext:value-type="float">
            <text:p>181945</text:p>
          </table:table-cell>
          <table:table-cell office:value-type="float" office:value="186803" calcext:value-type="float">
            <text:p>186803</text:p>
          </table:table-cell>
          <table:table-cell office:value-type="float" office:value="197377" calcext:value-type="float">
            <text:p>197377</text:p>
          </table:table-cell>
          <table:table-cell office:value-type="float" office:value="219310" calcext:value-type="float">
            <text:p>219310</text:p>
          </table:table-cell>
          <table:table-cell office:value-type="float" office:value="37.8711666666667" calcext:value-type="float">
            <text:p>37.8711666666667</text:p>
          </table:table-cell>
          <table:table-cell office:value-type="float" office:value="38.3563" calcext:value-type="float">
            <text:p>38.3563</text:p>
          </table:table-cell>
          <table:table-cell office:value-type="float" office:value="38.1547" calcext:value-type="float">
            <text:p>38.1547</text:p>
          </table:table-cell>
          <table:table-cell office:value-type="float" office:value="38.1771333333333" calcext:value-type="float">
            <text:p>38.1771333333333</text:p>
          </table:table-cell>
          <table:table-cell office:value-type="float" office:value="38.1750666666667" calcext:value-type="float">
            <text:p>38.1750666666667</text:p>
          </table:table-cell>
          <table:table-cell/>
          <table:table-cell office:value-type="float" office:value="47.51" calcext:value-type="float">
            <text:p>47.51</text:p>
          </table:table-cell>
          <table:table-cell office:value-type="float" office:value="0.00987587524468836" calcext:value-type="float">
            <text:p>0.009875875244688</text:p>
          </table:table-cell>
          <table:table-cell office:value-type="float" office:value="5.97819785245139" calcext:value-type="float">
            <text:p>5.9781978524513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+ Me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49" calcext:value-type="float">
            <text:p>16349</text:p>
          </table:table-cell>
          <table:table-cell office:value-type="float" office:value="766.456472568726" calcext:value-type="float">
            <text:p>766.456472568726</text:p>
          </table:table-cell>
          <table:table-cell office:value-type="float" office:value="43.6866833333333" calcext:value-type="float">
            <text:p>43.6866833333333</text:p>
          </table:table-cell>
          <table:table-cell office:value-type="float" office:value="0.5499" calcext:value-type="float">
            <text:p>0.5499</text:p>
          </table:table-cell>
          <table:table-cell office:value-type="float" office:value="1530.89839220369" calcext:value-type="float">
            <text:p>1530.89839220369</text:p>
          </table:table-cell>
          <table:table-cell office:value-type="float" office:value="2" calcext:value-type="float">
            <text:p>2</text:p>
          </table:table-cell>
          <table:table-cell office:value-type="float" office:value="4.36287507713648" calcext:value-type="float">
            <text:p>4.36287507713648</text:p>
          </table:table-cell>
          <table:table-cell office:value-type="float" office:value="62574.1227818279" calcext:value-type="float">
            <text:p>62574.1227818279</text:p>
          </table:table-cell>
          <table:table-cell office:value-type="float" office:value="56790.116553072" calcext:value-type="float">
            <text:p>56790.116553072</text:p>
          </table:table-cell>
          <table:table-cell office:value-type="float" office:value="57141.3095129276" calcext:value-type="float">
            <text:p>57141.3095129276</text:p>
          </table:table-cell>
          <table:table-cell office:value-type="float" office:value="56330.5887415965" calcext:value-type="float">
            <text:p>56330.5887415965</text:p>
          </table:table-cell>
          <table:table-cell office:value-type="float" office:value="58019.9775952136" calcext:value-type="float">
            <text:p>58019.9775952136</text:p>
          </table:table-cell>
          <table:table-cell office:value-type="float" office:value="65641.2654049038" calcext:value-type="float">
            <text:p>65641.2654049038</text:p>
          </table:table-cell>
          <table:table-cell office:value-type="float" office:value="58007.6637228463" calcext:value-type="float">
            <text:p>58007.6637228463</text:p>
          </table:table-cell>
          <table:table-cell office:value-type="float" office:value="57141.3095129276" calcext:value-type="float">
            <text:p>57141.3095129276</text:p>
          </table:table-cell>
          <table:table-cell office:value-type="float" office:value="56333.5142190196" calcext:value-type="float">
            <text:p>56333.5142190196</text:p>
          </table:table-cell>
          <table:table-cell office:value-type="float" office:value="58278.3122766424" calcext:value-type="float">
            <text:p>58278.3122766424</text:p>
          </table:table-cell>
          <table:table-cell office:value-type="float" office:value="287338" calcext:value-type="float">
            <text:p>287338</text:p>
          </table:table-cell>
          <table:table-cell office:value-type="float" office:value="227652" calcext:value-type="float">
            <text:p>227652</text:p>
          </table:table-cell>
          <table:table-cell office:value-type="float" office:value="223967" calcext:value-type="float">
            <text:p>223967</text:p>
          </table:table-cell>
          <table:table-cell office:value-type="float" office:value="233504" calcext:value-type="float">
            <text:p>233504</text:p>
          </table:table-cell>
          <table:table-cell office:value-type="float" office:value="234895" calcext:value-type="float">
            <text:p>234895</text:p>
          </table:table-cell>
          <table:table-cell office:value-type="float" office:value="43.2929333333333" calcext:value-type="float">
            <text:p>43.2929333333333</text:p>
          </table:table-cell>
          <table:table-cell office:value-type="float" office:value="43.7938666666667" calcext:value-type="float">
            <text:p>43.7938666666667</text:p>
          </table:table-cell>
          <table:table-cell office:value-type="float" office:value="43.5995166666667" calcext:value-type="float">
            <text:p>43.5995166666667</text:p>
          </table:table-cell>
          <table:table-cell office:value-type="float" office:value="43.7957666666667" calcext:value-type="float">
            <text:p>43.7957666666667</text:p>
          </table:table-cell>
          <table:table-cell office:value-type="float" office:value="43.6866833333333" calcext:value-type="float">
            <text:p>43.6866833333333</text:p>
          </table:table-cell>
          <table:table-cell/>
          <table:table-cell office:value-type="float" office:value="83.49" calcext:value-type="float">
            <text:p>83.49</text:p>
          </table:table-cell>
          <table:table-cell office:value-type="float" office:value="0.00549220369134673" calcext:value-type="float">
            <text:p>0.005492203691347</text:p>
          </table:table-cell>
          <table:table-cell office:value-type="float" office:value="3.58758192120868" calcext:value-type="float">
            <text:p>3.58758192120868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Propionyl:13C(3) (K)|[5] EG Acetyl ENKEL K (K)|[5] Propionyl:13C(3)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1.67060731596" calcext:value-type="float">
            <text:p>551.67060731596</text:p>
          </table:table-cell>
          <table:table-cell office:value-type="float" office:value="31.6097333333333" calcext:value-type="float">
            <text:p>31.6097333333333</text:p>
          </table:table-cell>
          <table:table-cell office:value-type="float" office:value="0.73945" calcext:value-type="float">
            <text:p>0.73945</text:p>
          </table:table-cell>
          <table:table-cell office:value-type="float" office:value="1651.98999254724" calcext:value-type="float">
            <text:p>1651.98999254724</text:p>
          </table:table-cell>
          <table:table-cell office:value-type="float" office:value="3" calcext:value-type="float">
            <text:p>3</text:p>
          </table:table-cell>
          <table:table-cell office:value-type="float" office:value="14.6626404663067" calcext:value-type="float">
            <text:p>14.6626404663067</text:p>
          </table:table-cell>
          <table:table-cell office:value-type="float" office:value="85398.4573329453" calcext:value-type="float">
            <text:p>85398.4573329453</text:p>
          </table:table-cell>
          <table:table-cell office:value-type="float" office:value="71055.5159861119" calcext:value-type="float">
            <text:p>71055.5159861119</text:p>
          </table:table-cell>
          <table:table-cell office:value-type="float" office:value="63038.2797277404" calcext:value-type="float">
            <text:p>63038.2797277404</text:p>
          </table:table-cell>
          <table:table-cell office:value-type="float" office:value="62601.8436835112" calcext:value-type="float">
            <text:p>62601.8436835112</text:p>
          </table:table-cell>
          <table:table-cell office:value-type="float" office:value="82630.2731521274" calcext:value-type="float">
            <text:p>82630.2731521274</text:p>
          </table:table-cell>
          <table:table-cell office:value-type="float" office:value="89584.3609746801" calcext:value-type="float">
            <text:p>89584.3609746801</text:p>
          </table:table-cell>
          <table:table-cell office:value-type="float" office:value="72578.9050480959" calcext:value-type="float">
            <text:p>72578.9050480959</text:p>
          </table:table-cell>
          <table:table-cell office:value-type="float" office:value="63038.2797277404" calcext:value-type="float">
            <text:p>63038.2797277404</text:p>
          </table:table-cell>
          <table:table-cell office:value-type="float" office:value="62605.0948528037" calcext:value-type="float">
            <text:p>62605.0948528037</text:p>
          </table:table-cell>
          <table:table-cell office:value-type="float" office:value="82998.1854846701" calcext:value-type="float">
            <text:p>82998.1854846701</text:p>
          </table:table-cell>
          <table:table-cell office:value-type="float" office:value="279063" calcext:value-type="float">
            <text:p>279063</text:p>
          </table:table-cell>
          <table:table-cell office:value-type="float" office:value="245620" calcext:value-type="float">
            <text:p>245620</text:p>
          </table:table-cell>
          <table:table-cell office:value-type="float" office:value="222209" calcext:value-type="float">
            <text:p>222209</text:p>
          </table:table-cell>
          <table:table-cell office:value-type="float" office:value="223304" calcext:value-type="float">
            <text:p>223304</text:p>
          </table:table-cell>
          <table:table-cell office:value-type="float" office:value="295287" calcext:value-type="float">
            <text:p>295287</text:p>
          </table:table-cell>
          <table:table-cell office:value-type="float" office:value="31.3927666666667" calcext:value-type="float">
            <text:p>31.3927666666667</text:p>
          </table:table-cell>
          <table:table-cell office:value-type="float" office:value="31.7385666666667" calcext:value-type="float">
            <text:p>31.7385666666667</text:p>
          </table:table-cell>
          <table:table-cell office:value-type="float" office:value="31.56365" calcext:value-type="float">
            <text:p>31.56365</text:p>
          </table:table-cell>
          <table:table-cell office:value-type="float" office:value="31.7598" calcext:value-type="float">
            <text:p>31.7598</text:p>
          </table:table-cell>
          <table:table-cell office:value-type="float" office:value="31.6097333333333" calcext:value-type="float">
            <text:p>31.6097333333333</text:p>
          </table:table-cell>
          <table:table-cell/>
          <table:table-cell office:value-type="float" office:value="55.96" calcext:value-type="float">
            <text:p>55.96</text:p>
          </table:table-cell>
          <table:table-cell office:value-type="float" office:value="0.00789254724054445" calcext:value-type="float">
            <text:p>0.007892547240544</text:p>
          </table:table-cell>
          <table:table-cell office:value-type="float" office:value="4.77762273607229" calcext:value-type="float">
            <text:p>4.7776227360722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6.999612572104" calcext:value-type="float">
            <text:p>546.999612572104</text:p>
          </table:table-cell>
          <table:table-cell office:value-type="float" office:value="34.37985" calcext:value-type="float">
            <text:p>34.37985</text:p>
          </table:table-cell>
          <table:table-cell office:value-type="float" office:value="0.875616666666667" calcext:value-type="float">
            <text:p>0.875616666666667</text:p>
          </table:table-cell>
          <table:table-cell office:value-type="float" office:value="1637.97700831567" calcext:value-type="float">
            <text:p>1637.97700831567</text:p>
          </table:table-cell>
          <table:table-cell office:value-type="float" office:value="3" calcext:value-type="float">
            <text:p>3</text:p>
          </table:table-cell>
          <table:table-cell office:value-type="float" office:value="8.82635110103883" calcext:value-type="float">
            <text:p>8.82635110103883</text:p>
          </table:table-cell>
          <table:table-cell office:value-type="float" office:value="76576.5514704142" calcext:value-type="float">
            <text:p>76576.5514704142</text:p>
          </table:table-cell>
          <table:table-cell office:value-type="float" office:value="71076.743375604" calcext:value-type="float">
            <text:p>71076.743375604</text:p>
          </table:table-cell>
          <table:table-cell office:value-type="float" office:value="62562.6666957903" calcext:value-type="float">
            <text:p>62562.6666957903</text:p>
          </table:table-cell>
          <table:table-cell office:value-type="float" office:value="72473.6271604993" calcext:value-type="float">
            <text:p>72473.6271604993</text:p>
          </table:table-cell>
          <table:table-cell office:value-type="float" office:value="63167.0438509181" calcext:value-type="float">
            <text:p>63167.0438509181</text:p>
          </table:table-cell>
          <table:table-cell office:value-type="float" office:value="80330.0392462154" calcext:value-type="float">
            <text:p>80330.0392462154</text:p>
          </table:table-cell>
          <table:table-cell office:value-type="float" office:value="72600.5875405102" calcext:value-type="float">
            <text:p>72600.5875405102</text:p>
          </table:table-cell>
          <table:table-cell office:value-type="float" office:value="62562.6666957903" calcext:value-type="float">
            <text:p>62562.6666957903</text:p>
          </table:table-cell>
          <table:table-cell office:value-type="float" office:value="72477.3910118058" calcext:value-type="float">
            <text:p>72477.3910118058</text:p>
          </table:table-cell>
          <table:table-cell office:value-type="float" office:value="63448.2959097153" calcext:value-type="float">
            <text:p>63448.2959097153</text:p>
          </table:table-cell>
          <table:table-cell office:value-type="float" office:value="160293" calcext:value-type="float">
            <text:p>160293</text:p>
          </table:table-cell>
          <table:table-cell office:value-type="float" office:value="145958" calcext:value-type="float">
            <text:p>145958</text:p>
          </table:table-cell>
          <table:table-cell office:value-type="float" office:value="144284" calcext:value-type="float">
            <text:p>144284</text:p>
          </table:table-cell>
          <table:table-cell office:value-type="float" office:value="146804" calcext:value-type="float">
            <text:p>146804</text:p>
          </table:table-cell>
          <table:table-cell office:value-type="float" office:value="142340" calcext:value-type="float">
            <text:p>142340</text:p>
          </table:table-cell>
          <table:table-cell office:value-type="float" office:value="34.1251333333333" calcext:value-type="float">
            <text:p>34.1251333333333</text:p>
          </table:table-cell>
          <table:table-cell office:value-type="float" office:value="34.51725" calcext:value-type="float">
            <text:p>34.51725</text:p>
          </table:table-cell>
          <table:table-cell office:value-type="float" office:value="34.3799333333333" calcext:value-type="float">
            <text:p>34.3799333333333</text:p>
          </table:table-cell>
          <table:table-cell office:value-type="float" office:value="34.4175666666667" calcext:value-type="float">
            <text:p>34.4175666666667</text:p>
          </table:table-cell>
          <table:table-cell office:value-type="float" office:value="34.37985" calcext:value-type="float">
            <text:p>34.37985</text:p>
          </table:table-cell>
          <table:table-cell/>
          <table:table-cell office:value-type="float" office:value="43.59" calcext:value-type="float">
            <text:p>43.59</text:p>
          </table:table-cell>
          <table:table-cell office:value-type="float" office:value="0.0106083156713339" calcext:value-type="float">
            <text:p>0.010608315671334</text:p>
          </table:table-cell>
          <table:table-cell office:value-type="float" office:value="6.47651604534373" calcext:value-type="float">
            <text:p>6.4765160453437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49.510284317212" calcext:value-type="float">
            <text:p>849.510284317212</text:p>
          </table:table-cell>
          <table:table-cell office:value-type="float" office:value="48.4769333333333" calcext:value-type="float">
            <text:p>48.4769333333333</text:p>
          </table:table-cell>
          <table:table-cell office:value-type="float" office:value="0.5699" calcext:value-type="float">
            <text:p>0.5699</text:p>
          </table:table-cell>
          <table:table-cell office:value-type="float" office:value="1697.00601570066" calcext:value-type="float">
            <text:p>1697.00601570066</text:p>
          </table:table-cell>
          <table:table-cell office:value-type="float" office:value="2" calcext:value-type="float">
            <text:p>2</text:p>
          </table:table-cell>
          <table:table-cell office:value-type="float" office:value="7.64712073881261" calcext:value-type="float">
            <text:p>7.64712073881261</text:p>
          </table:table-cell>
          <table:table-cell office:value-type="float" office:value="52301.1375579801" calcext:value-type="float">
            <text:p>52301.1375579801</text:p>
          </table:table-cell>
          <table:table-cell office:value-type="float" office:value="60226.3642202666" calcext:value-type="float">
            <text:p>60226.3642202666</text:p>
          </table:table-cell>
          <table:table-cell office:value-type="float" office:value="51992.7494870889" calcext:value-type="float">
            <text:p>51992.7494870889</text:p>
          </table:table-cell>
          <table:table-cell office:value-type="float" office:value="59768.668406431" calcext:value-type="float">
            <text:p>59768.668406431</text:p>
          </table:table-cell>
          <table:table-cell office:value-type="float" office:value="60250.9909471832" calcext:value-type="float">
            <text:p>60250.9909471832</text:p>
          </table:table-cell>
          <table:table-cell office:value-type="float" office:value="54864.7379906821" calcext:value-type="float">
            <text:p>54864.7379906821</text:p>
          </table:table-cell>
          <table:table-cell office:value-type="float" office:value="61517.5825475552" calcext:value-type="float">
            <text:p>61517.5825475552</text:p>
          </table:table-cell>
          <table:table-cell office:value-type="float" office:value="51992.7494870889" calcext:value-type="float">
            <text:p>51992.7494870889</text:p>
          </table:table-cell>
          <table:table-cell office:value-type="float" office:value="59771.7724373659" calcext:value-type="float">
            <text:p>59771.7724373659</text:p>
          </table:table-cell>
          <table:table-cell office:value-type="float" office:value="60519.2592436776" calcext:value-type="float">
            <text:p>60519.2592436776</text:p>
          </table:table-cell>
          <table:table-cell office:value-type="float" office:value="88608" calcext:value-type="float">
            <text:p>88608</text:p>
          </table:table-cell>
          <table:table-cell office:value-type="float" office:value="93995" calcext:value-type="float">
            <text:p>93995</text:p>
          </table:table-cell>
          <table:table-cell office:value-type="float" office:value="98412" calcext:value-type="float">
            <text:p>98412</text:p>
          </table:table-cell>
          <table:table-cell office:value-type="float" office:value="94574" calcext:value-type="float">
            <text:p>94574</text:p>
          </table:table-cell>
          <table:table-cell office:value-type="float" office:value="89314" calcext:value-type="float">
            <text:p>89314</text:p>
          </table:table-cell>
          <table:table-cell office:value-type="float" office:value="48.1496" calcext:value-type="float">
            <text:p>48.1496</text:p>
          </table:table-cell>
          <table:table-cell office:value-type="float" office:value="48.5200166666667" calcext:value-type="float">
            <text:p>48.5200166666667</text:p>
          </table:table-cell>
          <table:table-cell office:value-type="float" office:value="48.38705" calcext:value-type="float">
            <text:p>48.38705</text:p>
          </table:table-cell>
          <table:table-cell office:value-type="float" office:value="48.55675" calcext:value-type="float">
            <text:p>48.55675</text:p>
          </table:table-cell>
          <table:table-cell office:value-type="float" office:value="48.4769333333333" calcext:value-type="float">
            <text:p>48.4769333333333</text:p>
          </table:table-cell>
          <table:table-cell/>
          <table:table-cell office:value-type="float" office:value="62.61" calcext:value-type="float">
            <text:p>62.61</text:p>
          </table:table-cell>
          <table:table-cell office:value-type="float" office:value="0.00331570066396125" calcext:value-type="float">
            <text:p>0.003315700663961</text:p>
          </table:table-cell>
          <table:table-cell office:value-type="float" office:value="1.95385703508972" calcext:value-type="float">
            <text:p>1.9538570350897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+ Me (K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19.993380596578" calcext:value-type="float">
            <text:p>819.993380596578</text:p>
          </table:table-cell>
          <table:table-cell office:value-type="float" office:value="31.7132666666667" calcext:value-type="float">
            <text:p>31.7132666666667</text:p>
          </table:table-cell>
          <table:table-cell office:value-type="float" office:value="0.59175" calcext:value-type="float">
            <text:p>0.59175</text:p>
          </table:table-cell>
          <table:table-cell office:value-type="float" office:value="1637.9722082594" calcext:value-type="float">
            <text:p>1637.9722082594</text:p>
          </table:table-cell>
          <table:table-cell office:value-type="float" office:value="2" calcext:value-type="float">
            <text:p>2</text:p>
          </table:table-cell>
          <table:table-cell office:value-type="float" office:value="16.3919965599356" calcext:value-type="float">
            <text:p>16.3919965599356</text:p>
          </table:table-cell>
          <table:table-cell office:value-type="float" office:value="39072.2997984235" calcext:value-type="float">
            <text:p>39072.2997984235</text:p>
          </table:table-cell>
          <table:table-cell office:value-type="float" office:value="47703.9354596125" calcext:value-type="float">
            <text:p>47703.9354596125</text:p>
          </table:table-cell>
          <table:table-cell office:value-type="float" office:value="61269.5011293204" calcext:value-type="float">
            <text:p>61269.5011293204</text:p>
          </table:table-cell>
          <table:table-cell office:value-type="float" office:value="48525.7142962693" calcext:value-type="float">
            <text:p>48525.7142962693</text:p>
          </table:table-cell>
          <table:table-cell office:value-type="float" office:value="54023.2329761445" calcext:value-type="float">
            <text:p>54023.2329761445</text:p>
          </table:table-cell>
          <table:table-cell office:value-type="float" office:value="40987.4735278449" calcext:value-type="float">
            <text:p>40987.4735278449</text:p>
          </table:table-cell>
          <table:table-cell office:value-type="float" office:value="48726.6801752651" calcext:value-type="float">
            <text:p>48726.6801752651</text:p>
          </table:table-cell>
          <table:table-cell office:value-type="float" office:value="61269.5011293204" calcext:value-type="float">
            <text:p>61269.5011293204</text:p>
          </table:table-cell>
          <table:table-cell office:value-type="float" office:value="48528.2344347018" calcext:value-type="float">
            <text:p>48528.2344347018</text:p>
          </table:table-cell>
          <table:table-cell office:value-type="float" office:value="54263.7721017887" calcext:value-type="float">
            <text:p>54263.7721017887</text:p>
          </table:table-cell>
          <table:table-cell office:value-type="float" office:value="83400" calcext:value-type="float">
            <text:p>83400</text:p>
          </table:table-cell>
          <table:table-cell office:value-type="float" office:value="108215" calcext:value-type="float">
            <text:p>108215</text:p>
          </table:table-cell>
          <table:table-cell office:value-type="float" office:value="124003" calcext:value-type="float">
            <text:p>124003</text:p>
          </table:table-cell>
          <table:table-cell office:value-type="float" office:value="113216" calcext:value-type="float">
            <text:p>113216</text:p>
          </table:table-cell>
          <table:table-cell office:value-type="float" office:value="81692" calcext:value-type="float">
            <text:p>81692</text:p>
          </table:table-cell>
          <table:table-cell office:value-type="float" office:value="31.5079666666667" calcext:value-type="float">
            <text:p>31.5079666666667</text:p>
          </table:table-cell>
          <table:table-cell office:value-type="float" office:value="31.8649" calcext:value-type="float">
            <text:p>31.8649</text:p>
          </table:table-cell>
          <table:table-cell office:value-type="float" office:value="31.66565" calcext:value-type="float">
            <text:p>31.66565</text:p>
          </table:table-cell>
          <table:table-cell office:value-type="float" office:value="31.86135" calcext:value-type="float">
            <text:p>31.86135</text:p>
          </table:table-cell>
          <table:table-cell office:value-type="float" office:value="31.7132666666667" calcext:value-type="float">
            <text:p>31.7132666666667</text:p>
          </table:table-cell>
          <table:table-cell/>
          <table:table-cell office:value-type="float" office:value="70.07" calcext:value-type="float">
            <text:p>70.07</text:p>
          </table:table-cell>
          <table:table-cell office:value-type="float" office:value="0.00580825939664464" calcext:value-type="float">
            <text:p>0.005808259396645</text:p>
          </table:table-cell>
          <table:table-cell office:value-type="float" office:value="3.54601864644149" calcext:value-type="float">
            <text:p>3.5460186464414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float" office:value="402.749368473362" calcext:value-type="float">
            <text:p>402.749368473362</text:p>
          </table:table-cell>
          <table:table-cell office:value-type="float" office:value="25.6470833333333" calcext:value-type="float">
            <text:p>25.6470833333333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1606.96836802593" calcext:value-type="float">
            <text:p>1606.96836802593</text:p>
          </table:table-cell>
          <table:table-cell office:value-type="float" office:value="4" calcext:value-type="float">
            <text:p>4</text:p>
          </table:table-cell>
          <table:table-cell office:value-type="float" office:value="9.13916284179941" calcext:value-type="float">
            <text:p>9.13916284179941</text:p>
          </table:table-cell>
          <table:table-cell office:value-type="float" office:value="22720.3923240402" calcext:value-type="float">
            <text:p>22720.3923240402</text:p>
          </table:table-cell>
          <table:table-cell office:value-type="float" office:value="21173.6407751972" calcext:value-type="float">
            <text:p>21173.6407751972</text:p>
          </table:table-cell>
          <table:table-cell office:value-type="float" office:value="19933.8830788267" calcext:value-type="float">
            <text:p>19933.8830788267</text:p>
          </table:table-cell>
          <table:table-cell office:value-type="float" office:value="19952.6282338986" calcext:value-type="float">
            <text:p>19952.6282338986</text:p>
          </table:table-cell>
          <table:table-cell office:value-type="float" office:value="24563.7925623444" calcext:value-type="float">
            <text:p>24563.7925623444</text:p>
          </table:table-cell>
          <table:table-cell office:value-type="float" office:value="23834.0584948477" calcext:value-type="float">
            <text:p>23834.0584948477</text:p>
          </table:table-cell>
          <table:table-cell office:value-type="float" office:value="21627.5913561151" calcext:value-type="float">
            <text:p>21627.5913561151</text:p>
          </table:table-cell>
          <table:table-cell office:value-type="float" office:value="19933.8830788267" calcext:value-type="float">
            <text:p>19933.8830788267</text:p>
          </table:table-cell>
          <table:table-cell office:value-type="float" office:value="19953.6644553324" calcext:value-type="float">
            <text:p>19953.6644553324</text:p>
          </table:table-cell>
          <table:table-cell office:value-type="float" office:value="24673.1631582889" calcext:value-type="float">
            <text:p>24673.1631582889</text:p>
          </table:table-cell>
          <table:table-cell office:value-type="float" office:value="71442" calcext:value-type="float">
            <text:p>71442</text:p>
          </table:table-cell>
          <table:table-cell office:value-type="float" office:value="63461" calcext:value-type="float">
            <text:p>63461</text:p>
          </table:table-cell>
          <table:table-cell office:value-type="float" office:value="52470" calcext:value-type="float">
            <text:p>52470</text:p>
          </table:table-cell>
          <table:table-cell office:value-type="float" office:value="74652" calcext:value-type="float">
            <text:p>74652</text:p>
          </table:table-cell>
          <table:table-cell office:value-type="float" office:value="75869" calcext:value-type="float">
            <text:p>75869</text:p>
          </table:table-cell>
          <table:table-cell office:value-type="float" office:value="25.3725833333333" calcext:value-type="float">
            <text:p>25.3725833333333</text:p>
          </table:table-cell>
          <table:table-cell office:value-type="float" office:value="25.8133166666667" calcext:value-type="float">
            <text:p>25.8133166666667</text:p>
          </table:table-cell>
          <table:table-cell office:value-type="float" office:value="25.6357666666667" calcext:value-type="float">
            <text:p>25.6357666666667</text:p>
          </table:table-cell>
          <table:table-cell office:value-type="float" office:value="25.6842166666667" calcext:value-type="float">
            <text:p>25.6842166666667</text:p>
          </table:table-cell>
          <table:table-cell office:value-type="float" office:value="25.6470833333333" calcext:value-type="float">
            <text:p>25.6470833333333</text:p>
          </table:table-cell>
          <table:table-cell/>
          <table:table-cell office:value-type="float" office:value="29.39" calcext:value-type="float">
            <text:p>29.39</text:p>
          </table:table-cell>
          <table:table-cell office:value-type="float" office:value="0.00696802592756285" calcext:value-type="float">
            <text:p>0.006968025927563</text:p>
          </table:table-cell>
          <table:table-cell office:value-type="float" office:value="4.33615015741066" calcext:value-type="float">
            <text:p>4.3361501574106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556.342014108441" calcext:value-type="float">
            <text:p>556.342014108441</text:p>
          </table:table-cell>
          <table:table-cell office:value-type="float" office:value="34.59235" calcext:value-type="float">
            <text:p>34.5923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1666.00421292468" calcext:value-type="float">
            <text:p>1666.00421292468</text:p>
          </table:table-cell>
          <table:table-cell office:value-type="float" office:value="3" calcext:value-type="float">
            <text:p>3</text:p>
          </table:table-cell>
          <table:table-cell office:value-type="float" office:value="11.4549511170106" calcext:value-type="float">
            <text:p>11.4549511170106</text:p>
          </table:table-cell>
          <table:table-cell office:value-type="float" office:value="23256.5728411253" calcext:value-type="float">
            <text:p>23256.5728411253</text:p>
          </table:table-cell>
          <table:table-cell office:value-type="float" office:value="28984.7597491843" calcext:value-type="float">
            <text:p>28984.7597491843</text:p>
          </table:table-cell>
          <table:table-cell office:value-type="float" office:value="24921.5415756004" calcext:value-type="float">
            <text:p>24921.5415756004</text:p>
          </table:table-cell>
          <table:table-cell office:value-type="float" office:value="30671.7694636685" calcext:value-type="float">
            <text:p>30671.7694636685</text:p>
          </table:table-cell>
          <table:table-cell office:value-type="float" office:value="25543.8472051745" calcext:value-type="float">
            <text:p>25543.8472051745</text:p>
          </table:table-cell>
          <table:table-cell office:value-type="float" office:value="24396.5205168825" calcext:value-type="float">
            <text:p>24396.5205168825</text:p>
          </table:table-cell>
          <table:table-cell office:value-type="float" office:value="29606.1761917132" calcext:value-type="float">
            <text:p>29606.1761917132</text:p>
          </table:table-cell>
          <table:table-cell office:value-type="float" office:value="24921.5415756004" calcext:value-type="float">
            <text:p>24921.5415756004</text:p>
          </table:table-cell>
          <table:table-cell office:value-type="float" office:value="30673.3623738634" calcext:value-type="float">
            <text:p>30673.3623738634</text:p>
          </table:table-cell>
          <table:table-cell office:value-type="float" office:value="25657.5815067672" calcext:value-type="float">
            <text:p>25657.5815067672</text:p>
          </table:table-cell>
          <table:table-cell office:value-type="float" office:value="54314" calcext:value-type="float">
            <text:p>54314</text:p>
          </table:table-cell>
          <table:table-cell office:value-type="float" office:value="48468" calcext:value-type="float">
            <text:p>48468</text:p>
          </table:table-cell>
          <table:table-cell office:value-type="float" office:value="53243" calcext:value-type="float">
            <text:p>53243</text:p>
          </table:table-cell>
          <table:table-cell office:value-type="float" office:value="49545" calcext:value-type="float">
            <text:p>49545</text:p>
          </table:table-cell>
          <table:table-cell office:value-type="float" office:value="46112" calcext:value-type="float">
            <text:p>46112</text:p>
          </table:table-cell>
          <table:table-cell office:value-type="float" office:value="34.3490833333333" calcext:value-type="float">
            <text:p>34.3490833333333</text:p>
          </table:table-cell>
          <table:table-cell office:value-type="float" office:value="34.7477833333333" calcext:value-type="float">
            <text:p>34.7477833333333</text:p>
          </table:table-cell>
          <table:table-cell office:value-type="float" office:value="34.5803333333333" calcext:value-type="float">
            <text:p>34.5803333333333</text:p>
          </table:table-cell>
          <table:table-cell office:value-type="float" office:value="34.6438" calcext:value-type="float">
            <text:p>34.6438</text:p>
          </table:table-cell>
          <table:table-cell office:value-type="float" office:value="34.59235" calcext:value-type="float">
            <text:p>34.59235</text:p>
          </table:table-cell>
          <table:table-cell/>
          <table:table-cell office:value-type="float" office:value="39.59" calcext:value-type="float">
            <text:p>39.59</text:p>
          </table:table-cell>
          <table:table-cell office:value-type="float" office:value="0.00651292468273823" calcext:value-type="float">
            <text:p>0.006512924682738</text:p>
          </table:table-cell>
          <table:table-cell office:value-type="float" office:value="3.9093239340836" calcext:value-type="float">
            <text:p>3.909323934083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536.663282798867" calcext:value-type="float">
            <text:p>536.663282798867</text:p>
          </table:table-cell>
          <table:table-cell office:value-type="float" office:value="25.5992333333333" calcext:value-type="float">
            <text:p>25.5992333333333</text:p>
          </table:table-cell>
          <table:table-cell office:value-type="float" office:value="0.82815" calcext:value-type="float">
            <text:p>0.82815</text:p>
          </table:table-cell>
          <table:table-cell office:value-type="float" office:value="1606.96801899596" calcext:value-type="float">
            <text:p>1606.96801899596</text:p>
          </table:table-cell>
          <table:table-cell office:value-type="float" office:value="3" calcext:value-type="float">
            <text:p>3</text:p>
          </table:table-cell>
          <table:table-cell office:value-type="float" office:value="12.3076469613508" calcext:value-type="float">
            <text:p>12.3076469613508</text:p>
          </table:table-cell>
          <table:table-cell office:value-type="float" office:value="27933.7466498101" calcext:value-type="float">
            <text:p>27933.7466498101</text:p>
          </table:table-cell>
          <table:table-cell office:value-type="float" office:value="35403.4123321551" calcext:value-type="float">
            <text:p>35403.4123321551</text:p>
          </table:table-cell>
          <table:table-cell office:value-type="float" office:value="37755.2198736208" calcext:value-type="float">
            <text:p>37755.2198736208</text:p>
          </table:table-cell>
          <table:table-cell office:value-type="float" office:value="31786.7940884452" calcext:value-type="float">
            <text:p>31786.7940884452</text:p>
          </table:table-cell>
          <table:table-cell office:value-type="float" office:value="29888.7499641488" calcext:value-type="float">
            <text:p>29888.7499641488</text:p>
          </table:table-cell>
          <table:table-cell office:value-type="float" office:value="29302.9513811423" calcext:value-type="float">
            <text:p>29302.9513811423</text:p>
          </table:table-cell>
          <table:table-cell office:value-type="float" office:value="36162.4409642778" calcext:value-type="float">
            <text:p>36162.4409642778</text:p>
          </table:table-cell>
          <table:table-cell office:value-type="float" office:value="37755.2198736208" calcext:value-type="float">
            <text:p>37755.2198736208</text:p>
          </table:table-cell>
          <table:table-cell office:value-type="float" office:value="31788.4449064206" calcext:value-type="float">
            <text:p>31788.4449064206</text:p>
          </table:table-cell>
          <table:table-cell office:value-type="float" office:value="30021.8300000316" calcext:value-type="float">
            <text:p>30021.8300000316</text:p>
          </table:table-cell>
          <table:table-cell office:value-type="float" office:value="39365" calcext:value-type="float">
            <text:p>39365</text:p>
          </table:table-cell>
          <table:table-cell office:value-type="float" office:value="48584" calcext:value-type="float">
            <text:p>48584</text:p>
          </table:table-cell>
          <table:table-cell office:value-type="float" office:value="66813" calcext:value-type="float">
            <text:p>66813</text:p>
          </table:table-cell>
          <table:table-cell office:value-type="float" office:value="40043" calcext:value-type="float">
            <text:p>40043</text:p>
          </table:table-cell>
          <table:table-cell office:value-type="float" office:value="45041" calcext:value-type="float">
            <text:p>45041</text:p>
          </table:table-cell>
          <table:table-cell office:value-type="float" office:value="25.3262333333333" calcext:value-type="float">
            <text:p>25.3262333333333</text:p>
          </table:table-cell>
          <table:table-cell office:value-type="float" office:value="25.79405" calcext:value-type="float">
            <text:p>25.79405</text:p>
          </table:table-cell>
          <table:table-cell office:value-type="float" office:value="25.61345" calcext:value-type="float">
            <text:p>25.61345</text:p>
          </table:table-cell>
          <table:table-cell office:value-type="float" office:value="25.6621333333333" calcext:value-type="float">
            <text:p>25.6621333333333</text:p>
          </table:table-cell>
          <table:table-cell office:value-type="float" office:value="25.5992333333333" calcext:value-type="float">
            <text:p>25.5992333333333</text:p>
          </table:table-cell>
          <table:table-cell/>
          <table:table-cell office:value-type="float" office:value="44.09" calcext:value-type="float">
            <text:p>44.09</text:p>
          </table:table-cell>
          <table:table-cell office:value-type="float" office:value="0.00661899596093463" calcext:value-type="float">
            <text:p>0.006618995960935</text:p>
          </table:table-cell>
          <table:table-cell office:value-type="float" office:value="4.11895143276909" calcext:value-type="float">
            <text:p>4.1189514327690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6372" calcext:value-type="float">
            <text:p>16372</text:p>
          </table:table-cell>
          <table:table-cell office:value-type="float" office:value="842.502092624085" calcext:value-type="float">
            <text:p>842.502092624085</text:p>
          </table:table-cell>
          <table:table-cell office:value-type="float" office:value="44.69305" calcext:value-type="float">
            <text:p>44.69305</text:p>
          </table:table-cell>
          <table:table-cell office:value-type="float" office:value="0.409433333333333" calcext:value-type="float">
            <text:p>0.409433333333333</text:p>
          </table:table-cell>
          <table:table-cell office:value-type="float" office:value="1682.98963231441" calcext:value-type="float">
            <text:p>1682.98963231441</text:p>
          </table:table-cell>
          <table:table-cell office:value-type="float" office:value="2" calcext:value-type="float">
            <text:p>2</text:p>
          </table:table-cell>
          <table:table-cell office:value-type="float" office:value="11.2717821953361" calcext:value-type="float">
            <text:p>11.2717821953361</text:p>
          </table:table-cell>
          <table:table-cell office:value-type="float" office:value="18147.0333061551" calcext:value-type="float">
            <text:p>18147.0333061551</text:p>
          </table:table-cell>
          <table:table-cell office:value-type="float" office:value="19729.9066251856" calcext:value-type="float">
            <text:p>19729.9066251856</text:p>
          </table:table-cell>
          <table:table-cell office:value-type="float" office:value="15028.9557297679" calcext:value-type="float">
            <text:p>15028.9557297679</text:p>
          </table:table-cell>
          <table:table-cell office:value-type="float" office:value="15675.6999675867" calcext:value-type="float">
            <text:p>15675.6999675867</text:p>
          </table:table-cell>
          <table:table-cell office:value-type="float" office:value="16457.5089547876" calcext:value-type="float">
            <text:p>16457.5089547876</text:p>
          </table:table-cell>
          <table:table-cell office:value-type="float" office:value="19036.5310228031" calcext:value-type="float">
            <text:p>19036.5310228031</text:p>
          </table:table-cell>
          <table:table-cell office:value-type="float" office:value="20152.9043830605" calcext:value-type="float">
            <text:p>20152.9043830605</text:p>
          </table:table-cell>
          <table:table-cell office:value-type="float" office:value="15028.9557297679" calcext:value-type="float">
            <text:p>15028.9557297679</text:p>
          </table:table-cell>
          <table:table-cell office:value-type="float" office:value="15676.5140706766" calcext:value-type="float">
            <text:p>15676.5140706766</text:p>
          </table:table-cell>
          <table:table-cell office:value-type="float" office:value="16530.7862208115" calcext:value-type="float">
            <text:p>16530.7862208115</text:p>
          </table:table-cell>
          <table:table-cell office:value-type="float" office:value="50918" calcext:value-type="float">
            <text:p>50918</text:p>
          </table:table-cell>
          <table:table-cell office:value-type="float" office:value="61332" calcext:value-type="float">
            <text:p>61332</text:p>
          </table:table-cell>
          <table:table-cell office:value-type="float" office:value="48567" calcext:value-type="float">
            <text:p>48567</text:p>
          </table:table-cell>
          <table:table-cell office:value-type="float" office:value="51744" calcext:value-type="float">
            <text:p>51744</text:p>
          </table:table-cell>
          <table:table-cell office:value-type="float" office:value="54261" calcext:value-type="float">
            <text:p>54261</text:p>
          </table:table-cell>
          <table:table-cell office:value-type="float" office:value="44.3173666666667" calcext:value-type="float">
            <text:p>44.3173666666667</text:p>
          </table:table-cell>
          <table:table-cell office:value-type="float" office:value="44.8665666666667" calcext:value-type="float">
            <text:p>44.8665666666667</text:p>
          </table:table-cell>
          <table:table-cell office:value-type="float" office:value="44.6213333333333" calcext:value-type="float">
            <text:p>44.6213333333333</text:p>
          </table:table-cell>
          <table:table-cell office:value-type="float" office:value="44.7141833333333" calcext:value-type="float">
            <text:p>44.7141833333333</text:p>
          </table:table-cell>
          <table:table-cell office:value-type="float" office:value="44.69305" calcext:value-type="float">
            <text:p>44.69305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0.00263231440931122" calcext:value-type="float">
            <text:p>0.002632314409311</text:p>
          </table:table-cell>
          <table:table-cell office:value-type="float" office:value="1.56407293063536" calcext:value-type="float">
            <text:p>1.5640729306353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67.960215250239" calcext:value-type="float">
            <text:p>767.960215250239</text:p>
          </table:table-cell>
          <table:table-cell office:value-type="float" office:value="45.6707166666667" calcext:value-type="float">
            <text:p>45.6707166666667</text:p>
          </table:table-cell>
          <table:table-cell office:value-type="float" office:value="0.7553" calcext:value-type="float">
            <text:p>0.7553</text:p>
          </table:table-cell>
          <table:table-cell office:value-type="float" office:value="1533.90587756672" calcext:value-type="float">
            <text:p>1533.90587756672</text:p>
          </table:table-cell>
          <table:table-cell office:value-type="float" office:value="2" calcext:value-type="float">
            <text:p>2</text:p>
          </table:table-cell>
          <table:table-cell office:value-type="float" office:value="13.1567755922734" calcext:value-type="float">
            <text:p>13.1567755922734</text:p>
          </table:table-cell>
          <table:table-cell office:value-type="float" office:value="12161.6186533412" calcext:value-type="float">
            <text:p>12161.6186533412</text:p>
          </table:table-cell>
          <table:table-cell office:value-type="float" office:value="15438.0784604772" calcext:value-type="float">
            <text:p>15438.0784604772</text:p>
          </table:table-cell>
          <table:table-cell office:value-type="float" office:value="15228.2056057583" calcext:value-type="float">
            <text:p>15228.2056057583</text:p>
          </table:table-cell>
          <table:table-cell office:value-type="float" office:value="17781.7143388278" calcext:value-type="float">
            <text:p>17781.7143388278</text:p>
          </table:table-cell>
          <table:table-cell office:value-type="float" office:value="15509.6611940842" calcext:value-type="float">
            <text:p>15509.6611940842</text:p>
          </table:table-cell>
          <table:table-cell office:value-type="float" office:value="12757.7343842371" calcext:value-type="float">
            <text:p>12757.7343842371</text:p>
          </table:table-cell>
          <table:table-cell office:value-type="float" office:value="15769.0619110701" calcext:value-type="float">
            <text:p>15769.0619110701</text:p>
          </table:table-cell>
          <table:table-cell office:value-type="float" office:value="15228.2056057583" calcext:value-type="float">
            <text:p>15228.2056057583</text:p>
          </table:table-cell>
          <table:table-cell office:value-type="float" office:value="17782.637815841" calcext:value-type="float">
            <text:p>17782.637815841</text:p>
          </table:table-cell>
          <table:table-cell office:value-type="float" office:value="15578.7181560085" calcext:value-type="float">
            <text:p>15578.7181560085</text:p>
          </table:table-cell>
          <table:table-cell office:value-type="float" office:value="33121" calcext:value-type="float">
            <text:p>33121</text:p>
          </table:table-cell>
          <table:table-cell office:value-type="float" office:value="31843" calcext:value-type="float">
            <text:p>31843</text:p>
          </table:table-cell>
          <table:table-cell office:value-type="float" office:value="29815" calcext:value-type="float">
            <text:p>29815</text:p>
          </table:table-cell>
          <table:table-cell office:value-type="float" office:value="33373" calcext:value-type="float">
            <text:p>33373</text:p>
          </table:table-cell>
          <table:table-cell office:value-type="float" office:value="30128" calcext:value-type="float">
            <text:p>30128</text:p>
          </table:table-cell>
          <table:table-cell office:value-type="float" office:value="45.4010166666667" calcext:value-type="float">
            <text:p>45.4010166666667</text:p>
          </table:table-cell>
          <table:table-cell office:value-type="float" office:value="45.7587333333333" calcext:value-type="float">
            <text:p>45.7587333333333</text:p>
          </table:table-cell>
          <table:table-cell office:value-type="float" office:value="45.64605" calcext:value-type="float">
            <text:p>45.64605</text:p>
          </table:table-cell>
          <table:table-cell office:value-type="float" office:value="45.6985666666667" calcext:value-type="float">
            <text:p>45.6985666666667</text:p>
          </table:table-cell>
          <table:table-cell office:value-type="float" office:value="45.6707166666667" calcext:value-type="float">
            <text:p>45.6707166666667</text:p>
          </table:table-cell>
          <table:table-cell/>
          <table:table-cell office:value-type="float" office:value="37.51" calcext:value-type="float">
            <text:p>37.51</text:p>
          </table:table-cell>
          <table:table-cell office:value-type="float" office:value="0.0028775667183254" calcext:value-type="float">
            <text:p>0.002877566718325</text:p>
          </table:table-cell>
          <table:table-cell office:value-type="float" office:value="1.87597698050359" calcext:value-type="float">
            <text:p>1.87597698050359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Formyl (K)|[2] Propionyl:13C(3) (K)|[5] Propionyl:13C(3)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float" office:value="757.942779108444" calcext:value-type="float">
            <text:p>757.942779108444</text:p>
          </table:table-cell>
          <table:table-cell office:value-type="float" office:value="40.8725" calcext:value-type="float">
            <text:p>40.8725</text:p>
          </table:table-cell>
          <table:table-cell office:value-type="float" office:value="0.50535" calcext:value-type="float">
            <text:p>0.50535</text:p>
          </table:table-cell>
          <table:table-cell office:value-type="float" office:value="1513.87100528313" calcext:value-type="float">
            <text:p>1513.87100528313</text:p>
          </table:table-cell>
          <table:table-cell office:value-type="float" office:value="2" calcext:value-type="float">
            <text:p>2</text:p>
          </table:table-cell>
          <table:table-cell office:value-type="float" office:value="4.43619966474137" calcext:value-type="float">
            <text:p>4.43619966474137</text:p>
          </table:table-cell>
          <table:table-cell office:value-type="float" office:value="22780.7746542671" calcext:value-type="float">
            <text:p>22780.7746542671</text:p>
          </table:table-cell>
          <table:table-cell office:value-type="float" office:value="20452.7010617541" calcext:value-type="float">
            <text:p>20452.7010617541</text:p>
          </table:table-cell>
          <table:table-cell office:value-type="float" office:value="21101.991101488" calcext:value-type="float">
            <text:p>21101.991101488</text:p>
          </table:table-cell>
          <table:table-cell office:value-type="float" office:value="21272.8640948342" calcext:value-type="float">
            <text:p>21272.8640948342</text:p>
          </table:table-cell>
          <table:table-cell office:value-type="float" office:value="22378.6726423553" calcext:value-type="float">
            <text:p>22378.6726423553</text:p>
          </table:table-cell>
          <table:table-cell office:value-type="float" office:value="23897.4005344638" calcext:value-type="float">
            <text:p>23897.4005344638</text:p>
          </table:table-cell>
          <table:table-cell office:value-type="float" office:value="20891.1951132446" calcext:value-type="float">
            <text:p>20891.1951132446</text:p>
          </table:table-cell>
          <table:table-cell office:value-type="float" office:value="21101.991101488" calcext:value-type="float">
            <text:p>21101.991101488</text:p>
          </table:table-cell>
          <table:table-cell office:value-type="float" office:value="21273.9688815056" calcext:value-type="float">
            <text:p>21273.9688815056</text:p>
          </table:table-cell>
          <table:table-cell office:value-type="float" office:value="22478.3139643185" calcext:value-type="float">
            <text:p>22478.3139643185</text:p>
          </table:table-cell>
          <table:table-cell office:value-type="float" office:value="24035" calcext:value-type="float">
            <text:p>24035</text:p>
          </table:table-cell>
          <table:table-cell office:value-type="float" office:value="24302" calcext:value-type="float">
            <text:p>24302</text:p>
          </table:table-cell>
          <table:table-cell office:value-type="float" office:value="21016" calcext:value-type="float">
            <text:p>21016</text:p>
          </table:table-cell>
          <table:table-cell office:value-type="float" office:value="22524" calcext:value-type="float">
            <text:p>22524</text:p>
          </table:table-cell>
          <table:table-cell office:value-type="float" office:value="20961" calcext:value-type="float">
            <text:p>20961</text:p>
          </table:table-cell>
          <table:table-cell office:value-type="float" office:value="40.5399666666667" calcext:value-type="float">
            <text:p>40.5399666666667</text:p>
          </table:table-cell>
          <table:table-cell office:value-type="float" office:value="40.9477" calcext:value-type="float">
            <text:p>40.9477</text:p>
          </table:table-cell>
          <table:table-cell office:value-type="float" office:value="40.76125" calcext:value-type="float">
            <text:p>40.76125</text:p>
          </table:table-cell>
          <table:table-cell office:value-type="float" office:value="40.8415166666667" calcext:value-type="float">
            <text:p>40.8415166666667</text:p>
          </table:table-cell>
          <table:table-cell office:value-type="float" office:value="40.8725" calcext:value-type="float">
            <text:p>40.8725</text:p>
          </table:table-cell>
          <table:table-cell/>
          <table:table-cell office:value-type="float" office:value="75.02" calcext:value-type="float">
            <text:p>75.02</text:p>
          </table:table-cell>
          <table:table-cell office:value-type="float" office:value="0.00380528312734896" calcext:value-type="float">
            <text:p>0.003805283127349</text:p>
          </table:table-cell>
          <table:table-cell office:value-type="float" office:value="2.51361752691977" calcext:value-type="float">
            <text:p>2.51361752691977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Propionyl:13C(3) (K)|[9] EG Acetyl ENKEL K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27.001129446125" calcext:value-type="float">
            <text:p>827.001129446125</text:p>
          </table:table-cell>
          <table:table-cell office:value-type="float" office:value="34.7355" calcext:value-type="float">
            <text:p>34.7355</text:p>
          </table:table-cell>
          <table:table-cell office:value-type="float" office:value="0.599233333333333" calcext:value-type="float">
            <text:p>0.599233333333333</text:p>
          </table:table-cell>
          <table:table-cell office:value-type="float" office:value="1651.98770595849" calcext:value-type="float">
            <text:p>1651.98770595849</text:p>
          </table:table-cell>
          <table:table-cell office:value-type="float" office:value="2" calcext:value-type="float">
            <text:p>2</text:p>
          </table:table-cell>
          <table:table-cell office:value-type="float" office:value="13.7053845742066" calcext:value-type="float">
            <text:p>13.7053845742066</text:p>
          </table:table-cell>
          <table:table-cell office:value-type="float" office:value="15353.8209679458" calcext:value-type="float">
            <text:p>15353.8209679458</text:p>
          </table:table-cell>
          <table:table-cell office:value-type="float" office:value="14376.2701629597" calcext:value-type="float">
            <text:p>14376.2701629597</text:p>
          </table:table-cell>
          <table:table-cell office:value-type="float" office:value="20046.082945623" calcext:value-type="float">
            <text:p>20046.082945623</text:p>
          </table:table-cell>
          <table:table-cell office:value-type="float" office:value="16893.9357721108" calcext:value-type="float">
            <text:p>16893.9357721108</text:p>
          </table:table-cell>
          <table:table-cell office:value-type="float" office:value="15207.1073560216" calcext:value-type="float">
            <text:p>15207.1073560216</text:p>
          </table:table-cell>
          <table:table-cell office:value-type="float" office:value="16106.4061680941" calcext:value-type="float">
            <text:p>16106.4061680941</text:p>
          </table:table-cell>
          <table:table-cell office:value-type="float" office:value="14684.4890593317" calcext:value-type="float">
            <text:p>14684.4890593317</text:p>
          </table:table-cell>
          <table:table-cell office:value-type="float" office:value="20046.082945623" calcext:value-type="float">
            <text:p>20046.082945623</text:p>
          </table:table-cell>
          <table:table-cell office:value-type="float" office:value="16894.813143159" calcext:value-type="float">
            <text:p>16894.813143159</text:p>
          </table:table-cell>
          <table:table-cell office:value-type="float" office:value="15274.817193169" calcext:value-type="float">
            <text:p>15274.817193169</text:p>
          </table:table-cell>
          <table:table-cell office:value-type="float" office:value="22077" calcext:value-type="float">
            <text:p>22077</text:p>
          </table:table-cell>
          <table:table-cell office:value-type="float" office:value="22001" calcext:value-type="float">
            <text:p>22001</text:p>
          </table:table-cell>
          <table:table-cell office:value-type="float" office:value="22955" calcext:value-type="float">
            <text:p>22955</text:p>
          </table:table-cell>
          <table:table-cell office:value-type="float" office:value="21929" calcext:value-type="float">
            <text:p>21929</text:p>
          </table:table-cell>
          <table:table-cell office:value-type="float" office:value="21060" calcext:value-type="float">
            <text:p>21060</text:p>
          </table:table-cell>
          <table:table-cell office:value-type="float" office:value="34.4504833333333" calcext:value-type="float">
            <text:p>34.4504833333333</text:p>
          </table:table-cell>
          <table:table-cell office:value-type="float" office:value="34.9061166666667" calcext:value-type="float">
            <text:p>34.9061166666667</text:p>
          </table:table-cell>
          <table:table-cell office:value-type="float" office:value="34.6874833333333" calcext:value-type="float">
            <text:p>34.6874833333333</text:p>
          </table:table-cell>
          <table:table-cell office:value-type="float" office:value="34.7854" calcext:value-type="float">
            <text:p>34.7854</text:p>
          </table:table-cell>
          <table:table-cell office:value-type="float" office:value="34.7355" calcext:value-type="float">
            <text:p>34.7355</text:p>
          </table:table-cell>
          <table:table-cell/>
          <table:table-cell office:value-type="float" office:value="94.46" calcext:value-type="float">
            <text:p>94.46</text:p>
          </table:table-cell>
          <table:table-cell office:value-type="float" office:value="0.00570595848921585" calcext:value-type="float">
            <text:p>0.005705958489216</text:p>
          </table:table-cell>
          <table:table-cell office:value-type="float" office:value="3.45400766425775" calcext:value-type="float">
            <text:p>3.4540076642577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19.993178524595" calcext:value-type="float">
            <text:p>819.993178524595</text:p>
          </table:table-cell>
          <table:table-cell office:value-type="float" office:value="34.37985" calcext:value-type="float">
            <text:p>34.37985</text:p>
          </table:table-cell>
          <table:table-cell office:value-type="float" office:value="0.604733333333333" calcext:value-type="float">
            <text:p>0.604733333333333</text:p>
          </table:table-cell>
          <table:table-cell office:value-type="float" office:value="1637.97180411543" calcext:value-type="float">
            <text:p>1637.97180411543</text:p>
          </table:table-cell>
          <table:table-cell office:value-type="float" office:value="2" calcext:value-type="float">
            <text:p>2</text:p>
          </table:table-cell>
          <table:table-cell office:value-type="float" office:value="4.81074258110963" calcext:value-type="float">
            <text:p>4.81074258110963</text:p>
          </table:table-cell>
          <table:table-cell office:value-type="float" office:value="17043.8415641571" calcext:value-type="float">
            <text:p>17043.8415641571</text:p>
          </table:table-cell>
          <table:table-cell office:value-type="float" office:value="17698.9001658105" calcext:value-type="float">
            <text:p>17698.9001658105</text:p>
          </table:table-cell>
          <table:table-cell office:value-type="float" office:value="18093.7756083053" calcext:value-type="float">
            <text:p>18093.7756083053</text:p>
          </table:table-cell>
          <table:table-cell office:value-type="float" office:value="18806.3557759053" calcext:value-type="float">
            <text:p>18806.3557759053</text:p>
          </table:table-cell>
          <table:table-cell office:value-type="float" office:value="16658.1346949309" calcext:value-type="float">
            <text:p>16658.1346949309</text:p>
          </table:table-cell>
          <table:table-cell office:value-type="float" office:value="17879.2650682891" calcext:value-type="float">
            <text:p>17879.2650682891</text:p>
          </table:table-cell>
          <table:table-cell office:value-type="float" office:value="18078.3543228532" calcext:value-type="float">
            <text:p>18078.3543228532</text:p>
          </table:table-cell>
          <table:table-cell office:value-type="float" office:value="18093.7756083053" calcext:value-type="float">
            <text:p>18093.7756083053</text:p>
          </table:table-cell>
          <table:table-cell office:value-type="float" office:value="18807.3324667311" calcext:value-type="float">
            <text:p>18807.3324667311</text:p>
          </table:table-cell>
          <table:table-cell office:value-type="float" office:value="16732.3052495912" calcext:value-type="float">
            <text:p>16732.3052495912</text:p>
          </table:table-cell>
          <table:table-cell office:value-type="float" office:value="15969" calcext:value-type="float">
            <text:p>15969</text:p>
          </table:table-cell>
          <table:table-cell office:value-type="float" office:value="16678" calcext:value-type="float">
            <text:p>16678</text:p>
          </table:table-cell>
          <table:table-cell office:value-type="float" office:value="18445" calcext:value-type="float">
            <text:p>18445</text:p>
          </table:table-cell>
          <table:table-cell office:value-type="float" office:value="18336" calcext:value-type="float">
            <text:p>18336</text:p>
          </table:table-cell>
          <table:table-cell office:value-type="float" office:value="18584" calcext:value-type="float">
            <text:p>18584</text:p>
          </table:table-cell>
          <table:table-cell office:value-type="float" office:value="34.1251333333333" calcext:value-type="float">
            <text:p>34.1251333333333</text:p>
          </table:table-cell>
          <table:table-cell office:value-type="float" office:value="34.51725" calcext:value-type="float">
            <text:p>34.51725</text:p>
          </table:table-cell>
          <table:table-cell office:value-type="float" office:value="34.3799333333333" calcext:value-type="float">
            <text:p>34.3799333333333</text:p>
          </table:table-cell>
          <table:table-cell office:value-type="float" office:value="34.4175666666667" calcext:value-type="float">
            <text:p>34.4175666666667</text:p>
          </table:table-cell>
          <table:table-cell office:value-type="float" office:value="34.37985" calcext:value-type="float">
            <text:p>34.37985</text:p>
          </table:table-cell>
          <table:table-cell/>
          <table:table-cell office:value-type="float" office:value="67.03" calcext:value-type="float">
            <text:p>67.03</text:p>
          </table:table-cell>
          <table:table-cell office:value-type="float" office:value="0.00540411542965558" calcext:value-type="float">
            <text:p>0.005404115429656</text:p>
          </table:table-cell>
          <table:table-cell office:value-type="float" office:value="3.29928344662966" calcext:value-type="float">
            <text:p>3.2992834466296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57" calcext:value-type="float">
            <text:p>16357</text:p>
          </table:table-cell>
          <table:table-cell office:value-type="float" office:value="759.446926345187" calcext:value-type="float">
            <text:p>759.446926345187</text:p>
          </table:table-cell>
          <table:table-cell office:value-type="float" office:value="43.2299" calcext:value-type="float">
            <text:p>43.2299</text:p>
          </table:table-cell>
          <table:table-cell office:value-type="float" office:value="0.500916666666667" calcext:value-type="float">
            <text:p>0.500916666666667</text:p>
          </table:table-cell>
          <table:table-cell office:value-type="float" office:value="1516.87929975661" calcext:value-type="float">
            <text:p>1516.87929975661</text:p>
          </table:table-cell>
          <table:table-cell office:value-type="float" office:value="2" calcext:value-type="float">
            <text:p>2</text:p>
          </table:table-cell>
          <table:table-cell office:value-type="float" office:value="2.88801515614001" calcext:value-type="float">
            <text:p>2.88801515614001</text:p>
          </table:table-cell>
          <table:table-cell office:value-type="float" office:value="6342.06850406916" calcext:value-type="float">
            <text:p>6342.06850406916</text:p>
          </table:table-cell>
          <table:table-cell office:value-type="float" office:value="6395.29888513666" calcext:value-type="float">
            <text:p>6395.29888513666</text:p>
          </table:table-cell>
          <table:table-cell office:value-type="float" office:value="6711.83399967392" calcext:value-type="float">
            <text:p>6711.83399967392</text:p>
          </table:table-cell>
          <table:table-cell office:value-type="float" office:value="6608.21467597465" calcext:value-type="float">
            <text:p>6608.21467597465</text:p>
          </table:table-cell>
          <table:table-cell office:value-type="float" office:value="6269.92014910759" calcext:value-type="float">
            <text:p>6269.92014910759</text:p>
          </table:table-cell>
          <table:table-cell office:value-type="float" office:value="6652.93228869016" calcext:value-type="float">
            <text:p>6652.93228869016</text:p>
          </table:table-cell>
          <table:table-cell office:value-type="float" office:value="6532.41038499037" calcext:value-type="float">
            <text:p>6532.41038499037</text:p>
          </table:table-cell>
          <table:table-cell office:value-type="float" office:value="6711.83399967392" calcext:value-type="float">
            <text:p>6711.83399967392</text:p>
          </table:table-cell>
          <table:table-cell office:value-type="float" office:value="6608.55786753849" calcext:value-type="float">
            <text:p>6608.55786753849</text:p>
          </table:table-cell>
          <table:table-cell office:value-type="float" office:value="6297.83704758701" calcext:value-type="float">
            <text:p>6297.83704758701</text:p>
          </table:table-cell>
          <table:table-cell office:value-type="float" office:value="23541" calcext:value-type="float">
            <text:p>23541</text:p>
          </table:table-cell>
          <table:table-cell office:value-type="float" office:value="23543" calcext:value-type="float">
            <text:p>23543</text:p>
          </table:table-cell>
          <table:table-cell office:value-type="float" office:value="27032" calcext:value-type="float">
            <text:p>27032</text:p>
          </table:table-cell>
          <table:table-cell office:value-type="float" office:value="22644" calcext:value-type="float">
            <text:p>22644</text:p>
          </table:table-cell>
          <table:table-cell office:value-type="float" office:value="27334" calcext:value-type="float">
            <text:p>27334</text:p>
          </table:table-cell>
          <table:table-cell office:value-type="float" office:value="42.7621333333333" calcext:value-type="float">
            <text:p>42.7621333333333</text:p>
          </table:table-cell>
          <table:table-cell office:value-type="float" office:value="43.3592833333333" calcext:value-type="float">
            <text:p>43.3592833333333</text:p>
          </table:table-cell>
          <table:table-cell office:value-type="float" office:value="43.0654333333333" calcext:value-type="float">
            <text:p>43.0654333333333</text:p>
          </table:table-cell>
          <table:table-cell office:value-type="float" office:value="43.30565" calcext:value-type="float">
            <text:p>43.30565</text:p>
          </table:table-cell>
          <table:table-cell office:value-type="float" office:value="43.2299" calcext:value-type="float">
            <text:p>43.2299</text:p>
          </table:table-cell>
          <table:table-cell/>
          <table:table-cell office:value-type="float" office:value="79.77" calcext:value-type="float">
            <text:p>79.77</text:p>
          </table:table-cell>
          <table:table-cell office:value-type="float" office:value="0.00199975661416829" calcext:value-type="float">
            <text:p>0.001999756614168</text:p>
          </table:table-cell>
          <table:table-cell office:value-type="float" office:value="1.31833775491814" calcext:value-type="float">
            <text:p>1.31833775491814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Formyl (K)|[2] Propionyl:13C(3) (K)|[5] Propionyl:13C(3)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27.000112699681" calcext:value-type="float">
            <text:p>827.000112699681</text:p>
          </table:table-cell>
          <table:table-cell office:value-type="float" office:value="38.1750666666667" calcext:value-type="float">
            <text:p>38.1750666666667</text:p>
          </table:table-cell>
          <table:table-cell office:value-type="float" office:value="0.526416666666667" calcext:value-type="float">
            <text:p>0.526416666666667</text:p>
          </table:table-cell>
          <table:table-cell office:value-type="float" office:value="1651.9856724656" calcext:value-type="float">
            <text:p>1651.9856724656</text:p>
          </table:table-cell>
          <table:table-cell office:value-type="float" office:value="2" calcext:value-type="float">
            <text:p>2</text:p>
          </table:table-cell>
          <table:table-cell office:value-type="float" office:value="17.4613074757136" calcext:value-type="float">
            <text:p>17.4613074757136</text:p>
          </table:table-cell>
          <table:table-cell office:value-type="float" office:value="7317.86447358963" calcext:value-type="float">
            <text:p>7317.86447358963</text:p>
          </table:table-cell>
          <table:table-cell office:value-type="float" office:value="8425.22624083705" calcext:value-type="float">
            <text:p>8425.22624083705</text:p>
          </table:table-cell>
          <table:table-cell office:value-type="float" office:value="8339.67456229054" calcext:value-type="float">
            <text:p>8339.67456229054</text:p>
          </table:table-cell>
          <table:table-cell office:value-type="float" office:value="11395.5410963569" calcext:value-type="float">
            <text:p>11395.5410963569</text:p>
          </table:table-cell>
          <table:table-cell office:value-type="float" office:value="8444.24295163365" calcext:value-type="float">
            <text:p>8444.24295163365</text:p>
          </table:table-cell>
          <table:table-cell office:value-type="float" office:value="7676.5580203629" calcext:value-type="float">
            <text:p>7676.5580203629</text:p>
          </table:table-cell>
          <table:table-cell office:value-type="float" office:value="8605.85820616596" calcext:value-type="float">
            <text:p>8605.85820616596</text:p>
          </table:table-cell>
          <table:table-cell office:value-type="float" office:value="8339.67456229054" calcext:value-type="float">
            <text:p>8339.67456229054</text:p>
          </table:table-cell>
          <table:table-cell office:value-type="float" office:value="11396.1329133243" calcext:value-type="float">
            <text:p>11396.1329133243</text:p>
          </table:table-cell>
          <table:table-cell office:value-type="float" office:value="8481.84104979282" calcext:value-type="float">
            <text:p>8481.84104979282</text:p>
          </table:table-cell>
          <table:table-cell office:value-type="float" office:value="13878" calcext:value-type="float">
            <text:p>13878</text:p>
          </table:table-cell>
          <table:table-cell office:value-type="float" office:value="14265" calcext:value-type="float">
            <text:p>14265</text:p>
          </table:table-cell>
          <table:table-cell office:value-type="float" office:value="15011" calcext:value-type="float">
            <text:p>15011</text:p>
          </table:table-cell>
          <table:table-cell office:value-type="float" office:value="14769" calcext:value-type="float">
            <text:p>14769</text:p>
          </table:table-cell>
          <table:table-cell office:value-type="float" office:value="13156" calcext:value-type="float">
            <text:p>13156</text:p>
          </table:table-cell>
          <table:table-cell office:value-type="float" office:value="37.8711666666667" calcext:value-type="float">
            <text:p>37.8711666666667</text:p>
          </table:table-cell>
          <table:table-cell office:value-type="float" office:value="38.3563" calcext:value-type="float">
            <text:p>38.3563</text:p>
          </table:table-cell>
          <table:table-cell office:value-type="float" office:value="38.1547" calcext:value-type="float">
            <text:p>38.1547</text:p>
          </table:table-cell>
          <table:table-cell office:value-type="float" office:value="38.1771333333333" calcext:value-type="float">
            <text:p>38.1771333333333</text:p>
          </table:table-cell>
          <table:table-cell office:value-type="float" office:value="38.1750666666667" calcext:value-type="float">
            <text:p>38.1750666666667</text:p>
          </table:table-cell>
          <table:table-cell/>
          <table:table-cell office:value-type="float" office:value="56.76" calcext:value-type="float">
            <text:p>56.76</text:p>
          </table:table-cell>
          <table:table-cell office:value-type="float" office:value="0.00367246560290369" calcext:value-type="float">
            <text:p>0.003672465602904</text:p>
          </table:table-cell>
          <table:table-cell office:value-type="float" office:value="2.22306635478092" calcext:value-type="float">
            <text:p>2.2230663547809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+ Me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27.000319589602" calcext:value-type="float">
            <text:p>827.000319589602</text:p>
          </table:table-cell>
          <table:table-cell office:value-type="float" office:value="31.6097333333333" calcext:value-type="float">
            <text:p>31.6097333333333</text:p>
          </table:table-cell>
          <table:table-cell office:value-type="float" office:value="0.446083333333333" calcext:value-type="float">
            <text:p>0.446083333333333</text:p>
          </table:table-cell>
          <table:table-cell office:value-type="float" office:value="1651.98608624544" calcext:value-type="float">
            <text:p>1651.98608624544</text:p>
          </table:table-cell>
          <table:table-cell office:value-type="float" office:value="2" calcext:value-type="float">
            <text:p>2</text:p>
          </table:table-cell>
          <table:table-cell office:value-type="float" office:value="6.50503434160104" calcext:value-type="float">
            <text:p>6.50503434160104</text:p>
          </table:table-cell>
          <table:table-cell office:value-type="float" office:value="8462.43927247831" calcext:value-type="float">
            <text:p>8462.43927247831</text:p>
          </table:table-cell>
          <table:table-cell office:value-type="float" office:value="9064.09085312143" calcext:value-type="float">
            <text:p>9064.09085312143</text:p>
          </table:table-cell>
          <table:table-cell office:value-type="float" office:value="8644.62354252591" calcext:value-type="float">
            <text:p>8644.62354252591</text:p>
          </table:table-cell>
          <table:table-cell office:value-type="float" office:value="9022.97195934186" calcext:value-type="float">
            <text:p>9022.97195934186</text:p>
          </table:table-cell>
          <table:table-cell office:value-type="float" office:value="9984.04748367887" calcext:value-type="float">
            <text:p>9984.04748367887</text:p>
          </table:table-cell>
          <table:table-cell office:value-type="float" office:value="8877.23546991455" calcext:value-type="float">
            <text:p>8877.23546991455</text:p>
          </table:table-cell>
          <table:table-cell office:value-type="float" office:value="9258.41970529911" calcext:value-type="float">
            <text:p>9258.41970529911</text:p>
          </table:table-cell>
          <table:table-cell office:value-type="float" office:value="8644.62354252591" calcext:value-type="float">
            <text:p>8644.62354252591</text:p>
          </table:table-cell>
          <table:table-cell office:value-type="float" office:value="9023.44055910882" calcext:value-type="float">
            <text:p>9023.44055910882</text:p>
          </table:table-cell>
          <table:table-cell office:value-type="float" office:value="10028.5015809221" calcext:value-type="float">
            <text:p>10028.5015809221</text:p>
          </table:table-cell>
          <table:table-cell office:value-type="float" office:value="11721" calcext:value-type="float">
            <text:p>11721</text:p>
          </table:table-cell>
          <table:table-cell office:value-type="float" office:value="15196" calcext:value-type="float">
            <text:p>15196</text:p>
          </table:table-cell>
          <table:table-cell office:value-type="float" office:value="11329" calcext:value-type="float">
            <text:p>11329</text:p>
          </table:table-cell>
          <table:table-cell office:value-type="float" office:value="15707" calcext:value-type="float">
            <text:p>15707</text:p>
          </table:table-cell>
          <table:table-cell office:value-type="float" office:value="15478" calcext:value-type="float">
            <text:p>15478</text:p>
          </table:table-cell>
          <table:table-cell office:value-type="float" office:value="31.3927666666667" calcext:value-type="float">
            <text:p>31.3927666666667</text:p>
          </table:table-cell>
          <table:table-cell office:value-type="float" office:value="31.7385666666667" calcext:value-type="float">
            <text:p>31.7385666666667</text:p>
          </table:table-cell>
          <table:table-cell office:value-type="float" office:value="31.56365" calcext:value-type="float">
            <text:p>31.56365</text:p>
          </table:table-cell>
          <table:table-cell office:value-type="float" office:value="31.7598" calcext:value-type="float">
            <text:p>31.7598</text:p>
          </table:table-cell>
          <table:table-cell office:value-type="float" office:value="31.6097333333333" calcext:value-type="float">
            <text:p>31.609733333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398624544413906" calcext:value-type="float">
            <text:p>0.003986245444139</text:p>
          </table:table-cell>
          <table:table-cell office:value-type="float" office:value="2.4130076495012" calcext:value-type="float">
            <text:p>2.413007649501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float" office:value="774.96870308268" calcext:value-type="float">
            <text:p>774.96870308268</text:p>
          </table:table-cell>
          <table:table-cell office:value-type="float" office:value="46.1102833333333" calcext:value-type="float">
            <text:p>46.1102833333333</text:p>
          </table:table-cell>
          <table:table-cell office:value-type="float" office:value="0.382733333333333" calcext:value-type="float">
            <text:p>0.382733333333333</text:p>
          </table:table-cell>
          <table:table-cell office:value-type="float" office:value="1547.9228532316" calcext:value-type="float">
            <text:p>1547.9228532316</text:p>
          </table:table-cell>
          <table:table-cell office:value-type="float" office:value="2" calcext:value-type="float">
            <text:p>2</text:p>
          </table:table-cell>
          <table:table-cell office:value-type="float" office:value="9.13182046763314" calcext:value-type="float">
            <text:p>9.13182046763314</text:p>
          </table:table-cell>
          <table:table-cell office:value-type="float" office:value="41923.2520141378" calcext:value-type="float">
            <text:p>41923.2520141378</text:p>
          </table:table-cell>
          <table:table-cell office:value-type="float" office:value="33598.3468762678" calcext:value-type="float">
            <text:p>33598.3468762678</text:p>
          </table:table-cell>
          <table:table-cell office:value-type="float" office:value="35832.7888266988" calcext:value-type="float">
            <text:p>35832.7888266988</text:p>
          </table:table-cell>
          <table:table-cell office:value-type="float" office:value="35160.6334880885" calcext:value-type="float">
            <text:p>35160.6334880885</text:p>
          </table:table-cell>
          <table:table-cell office:value-type="float" office:value="34477.2029280709" calcext:value-type="float">
            <text:p>34477.2029280709</text:p>
          </table:table-cell>
          <table:table-cell office:value-type="float" office:value="43978.1684465878" calcext:value-type="float">
            <text:p>43978.1684465878</text:p>
          </table:table-cell>
          <table:table-cell office:value-type="float" office:value="34318.6759516636" calcext:value-type="float">
            <text:p>34318.6759516636</text:p>
          </table:table-cell>
          <table:table-cell office:value-type="float" office:value="35832.7888266988" calcext:value-type="float">
            <text:p>35832.7888266988</text:p>
          </table:table-cell>
          <table:table-cell office:value-type="float" office:value="35162.4595233165" calcext:value-type="float">
            <text:p>35162.4595233165</text:p>
          </table:table-cell>
          <table:table-cell office:value-type="float" office:value="34630.7131086008" calcext:value-type="float">
            <text:p>34630.7131086008</text:p>
          </table:table-cell>
          <table:table-cell office:value-type="float" office:value="107560" calcext:value-type="float">
            <text:p>107560</text:p>
          </table:table-cell>
          <table:table-cell office:value-type="float" office:value="90142" calcext:value-type="float">
            <text:p>90142</text:p>
          </table:table-cell>
          <table:table-cell office:value-type="float" office:value="97625" calcext:value-type="float">
            <text:p>97625</text:p>
          </table:table-cell>
          <table:table-cell office:value-type="float" office:value="106283" calcext:value-type="float">
            <text:p>106283</text:p>
          </table:table-cell>
          <table:table-cell office:value-type="float" office:value="105758" calcext:value-type="float">
            <text:p>105758</text:p>
          </table:table-cell>
          <table:table-cell office:value-type="float" office:value="45.7805333333333" calcext:value-type="float">
            <text:p>45.7805333333333</text:p>
          </table:table-cell>
          <table:table-cell office:value-type="float" office:value="46.1974" calcext:value-type="float">
            <text:p>46.1974</text:p>
          </table:table-cell>
          <table:table-cell office:value-type="float" office:value="46.0543333333333" calcext:value-type="float">
            <text:p>46.0543333333333</text:p>
          </table:table-cell>
          <table:table-cell office:value-type="float" office:value="46.09045" calcext:value-type="float">
            <text:p>46.09045</text:p>
          </table:table-cell>
          <table:table-cell office:value-type="float" office:value="46.1102833333333" calcext:value-type="float">
            <text:p>46.1102833333333</text:p>
          </table:table-cell>
          <table:table-cell/>
          <table:table-cell office:value-type="float" office:value="70.07" calcext:value-type="float">
            <text:p>70.07</text:p>
          </table:table-cell>
          <table:table-cell office:value-type="float" office:value="0.00425323160061453" calcext:value-type="float">
            <text:p>0.004253231600615</text:p>
          </table:table-cell>
          <table:table-cell office:value-type="float" office:value="2.74771011900401" calcext:value-type="float">
            <text:p>2.7477101190040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Propionyl:13C(3)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61" calcext:value-type="float">
            <text:p>16361</text:p>
          </table:table-cell>
          <table:table-cell office:value-type="float" office:value="406.747840685511" calcext:value-type="float">
            <text:p>406.747840685511</text:p>
          </table:table-cell>
          <table:table-cell office:value-type="float" office:value="25.2223666666667" calcext:value-type="float">
            <text:p>25.2223666666667</text:p>
          </table:table-cell>
          <table:table-cell office:value-type="float" office:value="0.331033333333333" calcext:value-type="float">
            <text:p>0.331033333333333</text:p>
          </table:table-cell>
          <table:table-cell office:value-type="float" office:value="1622.96225687453" calcext:value-type="float">
            <text:p>1622.96225687453</text:p>
          </table:table-cell>
          <table:table-cell office:value-type="float" office:value="4" calcext:value-type="float">
            <text:p>4</text:p>
          </table:table-cell>
          <table:table-cell office:value-type="float" office:value="17.984364794196" calcext:value-type="float">
            <text:p>17.984364794196</text:p>
          </table:table-cell>
          <table:table-cell office:value-type="float" office:value="4207.52445341769" calcext:value-type="float">
            <text:p>4207.52445341769</text:p>
          </table:table-cell>
          <table:table-cell office:value-type="float" office:value="3369.03927925886" calcext:value-type="float">
            <text:p>3369.03927925886</text:p>
          </table:table-cell>
          <table:table-cell office:value-type="float" office:value="2727.58235715117" calcext:value-type="float">
            <text:p>2727.58235715117</text:p>
          </table:table-cell>
          <table:table-cell office:value-type="float" office:value="3888.1917897098" calcext:value-type="float">
            <text:p>3888.1917897098</text:p>
          </table:table-cell>
          <table:table-cell office:value-type="float" office:value="2968.99050089057" calcext:value-type="float">
            <text:p>2968.99050089057</text:p>
          </table:table-cell>
          <table:table-cell office:value-type="float" office:value="4413.76110548722" calcext:value-type="float">
            <text:p>4413.76110548722</text:p>
          </table:table-cell>
          <table:table-cell office:value-type="float" office:value="3441.26952790585" calcext:value-type="float">
            <text:p>3441.26952790585</text:p>
          </table:table-cell>
          <table:table-cell office:value-type="float" office:value="2727.58235715117" calcext:value-type="float">
            <text:p>2727.58235715117</text:p>
          </table:table-cell>
          <table:table-cell office:value-type="float" office:value="3888.39371938161" calcext:value-type="float">
            <text:p>3888.39371938161</text:p>
          </table:table-cell>
          <table:table-cell office:value-type="float" office:value="2982.20996851194" calcext:value-type="float">
            <text:p>2982.20996851194</text:p>
          </table:table-cell>
          <table:table-cell office:value-type="float" office:value="6979" calcext:value-type="float">
            <text:p>6979</text:p>
          </table:table-cell>
          <table:table-cell office:value-type="float" office:value="5298" calcext:value-type="float">
            <text:p>5298</text:p>
          </table:table-cell>
          <table:table-cell office:value-type="float" office:value="3331" calcext:value-type="float">
            <text:p>3331</text:p>
          </table:table-cell>
          <table:table-cell office:value-type="float" office:value="6535" calcext:value-type="float">
            <text:p>6535</text:p>
          </table:table-cell>
          <table:table-cell office:value-type="float" office:value="5700" calcext:value-type="float">
            <text:p>5700</text:p>
          </table:table-cell>
          <table:table-cell office:value-type="float" office:value="24.9612833333333" calcext:value-type="float">
            <text:p>24.9612833333333</text:p>
          </table:table-cell>
          <table:table-cell office:value-type="float" office:value="25.3657" calcext:value-type="float">
            <text:p>25.3657</text:p>
          </table:table-cell>
          <table:table-cell office:value-type="float" office:value="25.21935" calcext:value-type="float">
            <text:p>25.21935</text:p>
          </table:table-cell>
          <table:table-cell office:value-type="float" office:value="25.3779666666667" calcext:value-type="float">
            <text:p>25.3779666666667</text:p>
          </table:table-cell>
          <table:table-cell office:value-type="float" office:value="25.2223666666667" calcext:value-type="float">
            <text:p>25.2223666666667</text:p>
          </table:table-cell>
          <table:table-cell/>
          <table:table-cell office:value-type="float" office:value="36.77" calcext:value-type="float">
            <text:p>36.77</text:p>
          </table:table-cell>
          <table:table-cell office:value-type="float" office:value="0.00595687452528182" calcext:value-type="float">
            <text:p>0.005956874525282</text:p>
          </table:table-cell>
          <table:table-cell office:value-type="float" office:value="3.67038504073204" calcext:value-type="float">
            <text:p>3.67038504073204</text:p>
          </table:table-cell>
          <table:table-cell office:value-type="string" calcext:value-type="string">
            <text:p>H33_BOVIN</text:p>
          </table:table-cell>
          <table:table-cell office:value-type="string" calcext:value-type="string">
            <text:p>KSAPSTGGVKKPHR</text:p>
          </table:table-cell>
          <table:table-cell office:value-type="string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office:value-type="string" calcext:value-type="string">
            <text:p>sp|Q5E9F8|H33_BOVIN Histone H3.3 OS=Bos taurus OX=9913 GN=H3F3A PE=1 SV=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541.333991307836" calcext:value-type="float">
            <text:p>541.333991307836</text:p>
          </table:table-cell>
          <table:table-cell office:value-type="float" office:value="25.4710666666667" calcext:value-type="float">
            <text:p>25.4710666666667</text:p>
          </table:table-cell>
          <table:table-cell office:value-type="float" office:value="0.606366666666667" calcext:value-type="float">
            <text:p>0.606366666666667</text:p>
          </table:table-cell>
          <table:table-cell office:value-type="float" office:value="1620.98014452287" calcext:value-type="float">
            <text:p>1620.98014452287</text:p>
          </table:table-cell>
          <table:table-cell office:value-type="float" office:value="3" calcext:value-type="float">
            <text:p>3</text:p>
          </table:table-cell>
          <table:table-cell office:value-type="float" office:value="10.3239861838467" calcext:value-type="float">
            <text:p>10.3239861838467</text:p>
          </table:table-cell>
          <table:table-cell office:value-type="float" office:value="5387.89431733064" calcext:value-type="float">
            <text:p>5387.89431733064</text:p>
          </table:table-cell>
          <table:table-cell office:value-type="float" office:value="6494.75426742605" calcext:value-type="float">
            <text:p>6494.75426742605</text:p>
          </table:table-cell>
          <table:table-cell office:value-type="float" office:value="7031.93605062369" calcext:value-type="float">
            <text:p>7031.93605062369</text:p>
          </table:table-cell>
          <table:table-cell office:value-type="float" office:value="6280.80513282862" calcext:value-type="float">
            <text:p>6280.80513282862</text:p>
          </table:table-cell>
          <table:table-cell office:value-type="float" office:value="5764.26398496065" calcext:value-type="float">
            <text:p>5764.26398496065</text:p>
          </table:table-cell>
          <table:table-cell office:value-type="float" office:value="5651.98815635946" calcext:value-type="float">
            <text:p>5651.98815635946</text:p>
          </table:table-cell>
          <table:table-cell office:value-type="float" office:value="6633.99803300794" calcext:value-type="float">
            <text:p>6633.99803300794</text:p>
          </table:table-cell>
          <table:table-cell office:value-type="float" office:value="7031.93605062369" calcext:value-type="float">
            <text:p>7031.93605062369</text:p>
          </table:table-cell>
          <table:table-cell office:value-type="float" office:value="6281.13132067835" calcext:value-type="float">
            <text:p>6281.13132067835</text:p>
          </table:table-cell>
          <table:table-cell office:value-type="float" office:value="5789.92944299676" calcext:value-type="float">
            <text:p>5789.92944299676</text:p>
          </table:table-cell>
          <table:table-cell office:value-type="float" office:value="4029" calcext:value-type="float">
            <text:p>4029</text:p>
          </table:table-cell>
          <table:table-cell office:value-type="float" office:value="6369" calcext:value-type="float">
            <text:p>6369</text:p>
          </table:table-cell>
          <table:table-cell office:value-type="float" office:value="6056" calcext:value-type="float">
            <text:p>6056</text:p>
          </table:table-cell>
          <table:table-cell office:value-type="float" office:value="5593" calcext:value-type="float">
            <text:p>5593</text:p>
          </table:table-cell>
          <table:table-cell office:value-type="float" office:value="4038" calcext:value-type="float">
            <text:p>4038</text:p>
          </table:table-cell>
          <table:table-cell office:value-type="float" office:value="25.1879333333333" calcext:value-type="float">
            <text:p>25.1879333333333</text:p>
          </table:table-cell>
          <table:table-cell office:value-type="float" office:value="25.6749" calcext:value-type="float">
            <text:p>25.6749</text:p>
          </table:table-cell>
          <table:table-cell office:value-type="float" office:value="25.4741" calcext:value-type="float">
            <text:p>25.4741</text:p>
          </table:table-cell>
          <table:table-cell office:value-type="float" office:value="25.5993833333333" calcext:value-type="float">
            <text:p>25.5993833333333</text:p>
          </table:table-cell>
          <table:table-cell office:value-type="float" office:value="25.4710666666667" calcext:value-type="float">
            <text:p>25.4710666666667</text:p>
          </table:table-cell>
          <table:table-cell/>
          <table:table-cell office:value-type="float" office:value="37.26" calcext:value-type="float">
            <text:p>37.26</text:p>
          </table:table-cell>
          <table:table-cell office:value-type="float" office:value="0.00304452286695778" calcext:value-type="float">
            <text:p>0.003044522866958</text:p>
          </table:table-cell>
          <table:table-cell office:value-type="float" office:value="1.87820226884006" calcext:value-type="float">
            <text:p>1.87820226884006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float" office:value="406.252347182703" calcext:value-type="float">
            <text:p>406.252347182703</text:p>
          </table:table-cell>
          <table:table-cell office:value-type="float" office:value="25.5336166666667" calcext:value-type="float">
            <text:p>25.5336166666667</text:p>
          </table:table-cell>
          <table:table-cell office:value-type="float" office:value="0.4999" calcext:value-type="float">
            <text:p>0.4999</text:p>
          </table:table-cell>
          <table:table-cell office:value-type="float" office:value="1620.98028286329" calcext:value-type="float">
            <text:p>1620.98028286329</text:p>
          </table:table-cell>
          <table:table-cell office:value-type="float" office:value="4" calcext:value-type="float">
            <text:p>4</text:p>
          </table:table-cell>
          <table:table-cell office:value-type="float" office:value="21.0965294208247" calcext:value-type="float">
            <text:p>21.0965294208247</text:p>
          </table:table-cell>
          <table:table-cell office:value-type="float" office:value="4287.00887574489" calcext:value-type="float">
            <text:p>4287.00887574489</text:p>
          </table:table-cell>
          <table:table-cell office:value-type="float" office:value="3308.41532769392" calcext:value-type="float">
            <text:p>3308.41532769392</text:p>
          </table:table-cell>
          <table:table-cell office:value-type="float" office:value="2837.23751548371" calcext:value-type="float">
            <text:p>2837.23751548371</text:p>
          </table:table-cell>
          <table:table-cell office:value-type="float" office:value="3607.44740288769" calcext:value-type="float">
            <text:p>3607.44740288769</text:p>
          </table:table-cell>
          <table:table-cell office:value-type="float" office:value="4849.00258809284" calcext:value-type="float">
            <text:p>4849.00258809284</text:p>
          </table:table-cell>
          <table:table-cell office:value-type="float" office:value="4497.14154822593" calcext:value-type="float">
            <text:p>4497.14154822593</text:p>
          </table:table-cell>
          <table:table-cell office:value-type="float" office:value="3379.34583397149" calcext:value-type="float">
            <text:p>3379.34583397149</text:p>
          </table:table-cell>
          <table:table-cell office:value-type="float" office:value="2837.23751548371" calcext:value-type="float">
            <text:p>2837.23751548371</text:p>
          </table:table-cell>
          <table:table-cell office:value-type="float" office:value="3607.63475235745" calcext:value-type="float">
            <text:p>3607.63475235745</text:p>
          </table:table-cell>
          <table:table-cell office:value-type="float" office:value="4870.59283322499" calcext:value-type="float">
            <text:p>4870.59283322499</text:p>
          </table:table-cell>
          <table:table-cell office:value-type="float" office:value="6372" calcext:value-type="float">
            <text:p>6372</text:p>
          </table:table-cell>
          <table:table-cell office:value-type="float" office:value="3880" calcext:value-type="float">
            <text:p>3880</text:p>
          </table:table-cell>
          <table:table-cell office:value-type="float" office:value="3509" calcext:value-type="float">
            <text:p>3509</text:p>
          </table:table-cell>
          <table:table-cell office:value-type="float" office:value="5799" calcext:value-type="float">
            <text:p>5799</text:p>
          </table:table-cell>
          <table:table-cell office:value-type="float" office:value="5483" calcext:value-type="float">
            <text:p>5483</text:p>
          </table:table-cell>
          <table:table-cell office:value-type="float" office:value="25.2543" calcext:value-type="float">
            <text:p>25.2543</text:p>
          </table:table-cell>
          <table:table-cell office:value-type="float" office:value="25.7557666666667" calcext:value-type="float">
            <text:p>25.7557666666667</text:p>
          </table:table-cell>
          <table:table-cell office:value-type="float" office:value="25.5362" calcext:value-type="float">
            <text:p>25.5362</text:p>
          </table:table-cell>
          <table:table-cell office:value-type="float" office:value="25.6319166666667" calcext:value-type="float">
            <text:p>25.6319166666667</text:p>
          </table:table-cell>
          <table:table-cell office:value-type="float" office:value="25.5336166666667" calcext:value-type="float">
            <text:p>25.533616666666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318286329138573" calcext:value-type="float">
            <text:p>0.003182863291386</text:p>
          </table:table-cell>
          <table:table-cell office:value-type="float" office:value="1.96354611757669" calcext:value-type="float">
            <text:p>1.9635461175766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556.339063021129" calcext:value-type="float">
            <text:p>556.339063021129</text:p>
          </table:table-cell>
          <table:table-cell office:value-type="float" office:value="30.2916666666667" calcext:value-type="float">
            <text:p>30.2916666666667</text:p>
          </table:table-cell>
          <table:table-cell office:value-type="float" office:value="0.33825" calcext:value-type="float">
            <text:p>0.33825</text:p>
          </table:table-cell>
          <table:table-cell office:value-type="float" office:value="1665.99535966275" calcext:value-type="float">
            <text:p>1665.99535966275</text:p>
          </table:table-cell>
          <table:table-cell office:value-type="float" office:value="3" calcext:value-type="float">
            <text:p>3</text:p>
          </table:table-cell>
          <table:table-cell office:value-type="float" office:value="6.61613536978042" calcext:value-type="float">
            <text:p>6.61613536978042</text:p>
          </table:table-cell>
          <table:table-cell office:value-type="float" office:value="3014.77371508905" calcext:value-type="float">
            <text:p>3014.77371508905</text:p>
          </table:table-cell>
          <table:table-cell office:value-type="float" office:value="3273.40915079782" calcext:value-type="float">
            <text:p>3273.40915079782</text:p>
          </table:table-cell>
          <table:table-cell office:value-type="float" office:value="2879.02496254142" calcext:value-type="float">
            <text:p>2879.02496254142</text:p>
          </table:table-cell>
          <table:table-cell office:value-type="float" office:value="3406.73038338894" calcext:value-type="float">
            <text:p>3406.73038338894</text:p>
          </table:table-cell>
          <table:table-cell office:value-type="float" office:value="3132.61020979926" calcext:value-type="float">
            <text:p>3132.61020979926</text:p>
          </table:table-cell>
          <table:table-cell office:value-type="float" office:value="3162.54631739494" calcext:value-type="float">
            <text:p>3162.54631739494</text:p>
          </table:table-cell>
          <table:table-cell office:value-type="float" office:value="3343.58914494068" calcext:value-type="float">
            <text:p>3343.58914494068</text:p>
          </table:table-cell>
          <table:table-cell office:value-type="float" office:value="2879.02496254142" calcext:value-type="float">
            <text:p>2879.02496254142</text:p>
          </table:table-cell>
          <table:table-cell office:value-type="float" office:value="3406.90730880453" calcext:value-type="float">
            <text:p>3406.90730880453</text:p>
          </table:table-cell>
          <table:table-cell office:value-type="float" office:value="3146.55819623653" calcext:value-type="float">
            <text:p>3146.55819623653</text:p>
          </table:table-cell>
          <table:table-cell office:value-type="float" office:value="3423" calcext:value-type="float">
            <text:p>3423</text:p>
          </table:table-cell>
          <table:table-cell office:value-type="float" office:value="3165" calcext:value-type="float">
            <text:p>3165</text:p>
          </table:table-cell>
          <table:table-cell office:value-type="float" office:value="2849" calcext:value-type="float">
            <text:p>2849</text:p>
          </table:table-cell>
          <table:table-cell office:value-type="float" office:value="3337" calcext:value-type="float">
            <text:p>3337</text:p>
          </table:table-cell>
          <table:table-cell office:value-type="float" office:value="3621" calcext:value-type="float">
            <text:p>3621</text:p>
          </table:table-cell>
          <table:table-cell office:value-type="float" office:value="30.0358166666667" calcext:value-type="float">
            <text:p>30.0358166666667</text:p>
          </table:table-cell>
          <table:table-cell office:value-type="float" office:value="30.41485" calcext:value-type="float">
            <text:p>30.41485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30.4242666666667" calcext:value-type="float">
            <text:p>30.4242666666667</text:p>
          </table:table-cell>
          <table:table-cell office:value-type="float" office:value="30.2916666666667" calcext:value-type="float">
            <text:p>30.2916666666667</text:p>
          </table:table-cell>
          <table:table-cell/>
          <table:table-cell office:value-type="float" office:value="21.52" calcext:value-type="float">
            <text:p>21.52</text:p>
          </table:table-cell>
          <table:table-cell office:value-type="float" office:value="-0.0023403372535995" calcext:value-type="float">
            <text:p>-0.0023403372536</text:p>
          </table:table-cell>
          <table:table-cell office:value-type="float" office:value="-1.40476619721594" calcext:value-type="float">
            <text:p>-1.4047661972159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+ Me (K)|[10] Propionyl:13C(3) (K)|[11] Propionyl:13C(3) + Me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17.508535912899" calcext:value-type="float">
            <text:p>417.508535912899</text:p>
          </table:table-cell>
          <table:table-cell office:value-type="float" office:value="30.2916666666667" calcext:value-type="float">
            <text:p>30.2916666666667</text:p>
          </table:table-cell>
          <table:table-cell office:value-type="float" office:value="0.316666666666667" calcext:value-type="float">
            <text:p>0.316666666666667</text:p>
          </table:table-cell>
          <table:table-cell office:value-type="float" office:value="1666.00503778408" calcext:value-type="float">
            <text:p>1666.00503778408</text:p>
          </table:table-cell>
          <table:table-cell office:value-type="float" office:value="4" calcext:value-type="float">
            <text:p>4</text:p>
          </table:table-cell>
          <table:table-cell office:value-type="float" office:value="9.37748123018594" calcext:value-type="float">
            <text:p>9.37748123018594</text:p>
          </table:table-cell>
          <table:table-cell office:value-type="float" office:value="3345.98374175664" calcext:value-type="float">
            <text:p>3345.98374175664</text:p>
          </table:table-cell>
          <table:table-cell office:value-type="float" office:value="2890.60139609496" calcext:value-type="float">
            <text:p>2890.60139609496</text:p>
          </table:table-cell>
          <table:table-cell office:value-type="float" office:value="3021.82084951904" calcext:value-type="float">
            <text:p>3021.82084951904</text:p>
          </table:table-cell>
          <table:table-cell office:value-type="float" office:value="2571.96894164461" calcext:value-type="float">
            <text:p>2571.96894164461</text:p>
          </table:table-cell>
          <table:table-cell office:value-type="float" office:value="2992.52437240924" calcext:value-type="float">
            <text:p>2992.52437240924</text:p>
          </table:table-cell>
          <table:table-cell office:value-type="float" office:value="3509.99098459475" calcext:value-type="float">
            <text:p>3509.99098459475</text:p>
          </table:table-cell>
          <table:table-cell office:value-type="float" office:value="2952.57421394386" calcext:value-type="float">
            <text:p>2952.57421394386</text:p>
          </table:table-cell>
          <table:table-cell office:value-type="float" office:value="3021.82084951904" calcext:value-type="float">
            <text:p>3021.82084951904</text:p>
          </table:table-cell>
          <table:table-cell office:value-type="float" office:value="2572.10251449091" calcext:value-type="float">
            <text:p>2572.10251449091</text:p>
          </table:table-cell>
          <table:table-cell office:value-type="float" office:value="3005.84862489013" calcext:value-type="float">
            <text:p>3005.84862489013</text:p>
          </table:table-cell>
          <table:table-cell office:value-type="float" office:value="5307" calcext:value-type="float">
            <text:p>5307</text:p>
          </table:table-cell>
          <table:table-cell office:value-type="float" office:value="3834" calcext:value-type="float">
            <text:p>3834</text:p>
          </table:table-cell>
          <table:table-cell office:value-type="float" office:value="3781" calcext:value-type="float">
            <text:p>3781</text:p>
          </table:table-cell>
          <table:table-cell office:value-type="float" office:value="3524" calcext:value-type="float">
            <text:p>3524</text:p>
          </table:table-cell>
          <table:table-cell office:value-type="float" office:value="4087" calcext:value-type="float">
            <text:p>4087</text:p>
          </table:table-cell>
          <table:table-cell office:value-type="float" office:value="30.0358166666667" calcext:value-type="float">
            <text:p>30.0358166666667</text:p>
          </table:table-cell>
          <table:table-cell office:value-type="float" office:value="30.41485" calcext:value-type="float">
            <text:p>30.41485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30.4242666666667" calcext:value-type="float">
            <text:p>30.4242666666667</text:p>
          </table:table-cell>
          <table:table-cell office:value-type="float" office:value="30.2916666666667" calcext:value-type="float">
            <text:p>30.2916666666667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733778407561658" calcext:value-type="float">
            <text:p>0.007337784075617</text:p>
          </table:table-cell>
          <table:table-cell office:value-type="float" office:value="4.40443829881433" calcext:value-type="float">
            <text:p>4.4044382988143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Propionyl:13C(3) + Me (K)|[10] Propionyl:13C(3) (K)|[11] Propionyl:13C(3) + Me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834.007404447004" calcext:value-type="float">
            <text:p>834.007404447004</text:p>
          </table:table-cell>
          <table:table-cell office:value-type="float" office:value="34.5812333333333" calcext:value-type="float">
            <text:p>34.5812333333333</text:p>
          </table:table-cell>
          <table:table-cell office:value-type="float" office:value="0.340083333333333" calcext:value-type="float">
            <text:p>0.340083333333333</text:p>
          </table:table-cell>
          <table:table-cell office:value-type="float" office:value="1666.00025596025" calcext:value-type="float">
            <text:p>1666.00025596025</text:p>
          </table:table-cell>
          <table:table-cell office:value-type="float" office:value="2" calcext:value-type="float">
            <text:p>2</text:p>
          </table:table-cell>
          <table:table-cell office:value-type="float" office:value="16.3445795051379" calcext:value-type="float">
            <text:p>16.3445795051379</text:p>
          </table:table-cell>
          <table:table-cell office:value-type="float" office:value="2692.17933092139" calcext:value-type="float">
            <text:p>2692.17933092139</text:p>
          </table:table-cell>
          <table:table-cell office:value-type="float" office:value="3772.51234502566" calcext:value-type="float">
            <text:p>3772.51234502566</text:p>
          </table:table-cell>
          <table:table-cell office:value-type="float" office:value="3693.46555403932" calcext:value-type="float">
            <text:p>3693.46555403932</text:p>
          </table:table-cell>
          <table:table-cell office:value-type="float" office:value="4173.69311544034" calcext:value-type="float">
            <text:p>4173.69311544034</text:p>
          </table:table-cell>
          <table:table-cell office:value-type="float" office:value="3192.382476098" calcext:value-type="float">
            <text:p>3192.382476098</text:p>
          </table:table-cell>
          <table:table-cell office:value-type="float" office:value="2824.13959832495" calcext:value-type="float">
            <text:p>2824.13959832495</text:p>
          </table:table-cell>
          <table:table-cell office:value-type="float" office:value="3853.39282225328" calcext:value-type="float">
            <text:p>3853.39282225328</text:p>
          </table:table-cell>
          <table:table-cell office:value-type="float" office:value="3693.46555403932" calcext:value-type="float">
            <text:p>3693.46555403932</text:p>
          </table:table-cell>
          <table:table-cell office:value-type="float" office:value="4173.90987236146" calcext:value-type="float">
            <text:p>4173.90987236146</text:p>
          </table:table-cell>
          <table:table-cell office:value-type="float" office:value="3206.59659930424" calcext:value-type="float">
            <text:p>3206.59659930424</text:p>
          </table:table-cell>
          <table:table-cell office:value-type="float" office:value="2413" calcext:value-type="float">
            <text:p>2413</text:p>
          </table:table-cell>
          <table:table-cell office:value-type="float" office:value="2791" calcext:value-type="float">
            <text:p>2791</text:p>
          </table:table-cell>
          <table:table-cell office:value-type="float" office:value="3367" calcext:value-type="float">
            <text:p>3367</text:p>
          </table:table-cell>
          <table:table-cell office:value-type="float" office:value="3006" calcext:value-type="float">
            <text:p>3006</text:p>
          </table:table-cell>
          <table:table-cell office:value-type="float" office:value="2127" calcext:value-type="float">
            <text:p>2127</text:p>
          </table:table-cell>
          <table:table-cell office:value-type="float" office:value="34.3416666666667" calcext:value-type="float">
            <text:p>34.3416666666667</text:p>
          </table:table-cell>
          <table:table-cell office:value-type="float" office:value="34.7369333333333" calcext:value-type="float">
            <text:p>34.7369333333333</text:p>
          </table:table-cell>
          <table:table-cell office:value-type="float" office:value="34.5701666666667" calcext:value-type="float">
            <text:p>34.5701666666667</text:p>
          </table:table-cell>
          <table:table-cell office:value-type="float" office:value="34.6357166666667" calcext:value-type="float">
            <text:p>34.6357166666667</text:p>
          </table:table-cell>
          <table:table-cell office:value-type="float" office:value="34.5812333333333" calcext:value-type="float">
            <text:p>34.5812333333333</text:p>
          </table:table-cell>
          <table:table-cell/>
          <table:table-cell office:value-type="string" calcext:value-type="string">
            <text:p>---</text:p>
          </table:table-cell>
          <table:table-cell office:value-type="float" office:value="0.00255596024726401" calcext:value-type="float">
            <text:p>0.002555960247264</text:p>
          </table:table-cell>
          <table:table-cell office:value-type="float" office:value="1.53419194232022" calcext:value-type="float">
            <text:p>1.53419194232022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Trimethyl (K)|[1] Propionyl:13C(3) (K)|[10] Propionyl:13C(3) + Me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819.976617837213" calcext:value-type="float">
            <text:p>819.976617837213</text:p>
          </table:table-cell>
          <table:table-cell office:value-type="float" office:value="38.5189" calcext:value-type="float">
            <text:p>38.5189</text:p>
          </table:table-cell>
          <table:table-cell office:value-type="float" office:value="0.361616666666667" calcext:value-type="float">
            <text:p>0.361616666666667</text:p>
          </table:table-cell>
          <table:table-cell office:value-type="float" office:value="1637.93868274067" calcext:value-type="float">
            <text:p>1637.93868274067</text:p>
          </table:table-cell>
          <table:table-cell office:value-type="float" office:value="2" calcext:value-type="float">
            <text:p>2</text:p>
          </table:table-cell>
          <table:table-cell office:value-type="float" office:value="10.4372346113252" calcext:value-type="float">
            <text:p>10.4372346113252</text:p>
          </table:table-cell>
          <table:table-cell office:value-type="float" office:value="3602.33727187339" calcext:value-type="float">
            <text:p>3602.33727187339</text:p>
          </table:table-cell>
          <table:table-cell office:value-type="float" office:value="3650.23450267355" calcext:value-type="float">
            <text:p>3650.23450267355</text:p>
          </table:table-cell>
          <table:table-cell office:value-type="float" office:value="4043.35834204149" calcext:value-type="float">
            <text:p>4043.35834204149</text:p>
          </table:table-cell>
          <table:table-cell office:value-type="float" office:value="3021.8329172777" calcext:value-type="float">
            <text:p>3021.8329172777</text:p>
          </table:table-cell>
          <table:table-cell office:value-type="float" office:value="3805.23231460669" calcext:value-type="float">
            <text:p>3805.23231460669</text:p>
          </table:table-cell>
          <table:table-cell office:value-type="float" office:value="3778.90997793882" calcext:value-type="float">
            <text:p>3778.90997793882</text:p>
          </table:table-cell>
          <table:table-cell office:value-type="float" office:value="3728.4934138626" calcext:value-type="float">
            <text:p>3728.4934138626</text:p>
          </table:table-cell>
          <table:table-cell office:value-type="float" office:value="4043.35834204149" calcext:value-type="float">
            <text:p>4043.35834204149</text:p>
          </table:table-cell>
          <table:table-cell office:value-type="float" office:value="3021.98985339667" calcext:value-type="float">
            <text:p>3021.98985339667</text:p>
          </table:table-cell>
          <table:table-cell office:value-type="float" office:value="3822.17515944221" calcext:value-type="float">
            <text:p>3822.17515944221</text:p>
          </table:table-cell>
          <table:table-cell office:value-type="float" office:value="3486" calcext:value-type="float">
            <text:p>3486</text:p>
          </table:table-cell>
          <table:table-cell office:value-type="float" office:value="2809" calcext:value-type="float">
            <text:p>2809</text:p>
          </table:table-cell>
          <table:table-cell office:value-type="float" office:value="2904" calcext:value-type="float">
            <text:p>2904</text:p>
          </table:table-cell>
          <table:table-cell office:value-type="float" office:value="2821" calcext:value-type="float">
            <text:p>2821</text:p>
          </table:table-cell>
          <table:table-cell office:value-type="float" office:value="3155" calcext:value-type="float">
            <text:p>3155</text:p>
          </table:table-cell>
          <table:table-cell office:value-type="float" office:value="38.34775" calcext:value-type="float">
            <text:p>38.34775</text:p>
          </table:table-cell>
          <table:table-cell office:value-type="float" office:value="38.6709166666667" calcext:value-type="float">
            <text:p>38.6709166666667</text:p>
          </table:table-cell>
          <table:table-cell office:value-type="float" office:value="38.5061" calcext:value-type="float">
            <text:p>38.5061</text:p>
          </table:table-cell>
          <table:table-cell office:value-type="float" office:value="38.5463833333333" calcext:value-type="float">
            <text:p>38.5463833333333</text:p>
          </table:table-cell>
          <table:table-cell office:value-type="float" office:value="38.5189" calcext:value-type="float">
            <text:p>38.5189</text:p>
          </table:table-cell>
          <table:table-cell/>
          <table:table-cell office:value-type="float" office:value="62.13" calcext:value-type="float">
            <text:p>62.13</text:p>
          </table:table-cell>
          <table:table-cell office:value-type="float" office:value="0.00868274066556296" calcext:value-type="float">
            <text:p>0.008682740665563</text:p>
          </table:table-cell>
          <table:table-cell office:value-type="float" office:value="5.30104501753003" calcext:value-type="float">
            <text:p>5.30104501753003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Formyl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750.933889938089" calcext:value-type="float">
            <text:p>750.933889938089</text:p>
          </table:table-cell>
          <table:table-cell office:value-type="float" office:value="40.3431333333333" calcext:value-type="float">
            <text:p>40.3431333333333</text:p>
          </table:table-cell>
          <table:table-cell office:value-type="float" office:value="0.48005" calcext:value-type="float">
            <text:p>0.48005</text:p>
          </table:table-cell>
          <table:table-cell office:value-type="float" office:value="1499.85322694242" calcext:value-type="float">
            <text:p>1499.85322694242</text:p>
          </table:table-cell>
          <table:table-cell office:value-type="float" office:value="2" calcext:value-type="float">
            <text:p>2</text:p>
          </table:table-cell>
          <table:table-cell office:value-type="float" office:value="2.68212175107462" calcext:value-type="float">
            <text:p>2.68212175107462</text:p>
          </table:table-cell>
          <table:table-cell office:value-type="float" office:value="3253.87793699077" calcext:value-type="float">
            <text:p>3253.87793699077</text:p>
          </table:table-cell>
          <table:table-cell office:value-type="float" office:value="3237.27236908234" calcext:value-type="float">
            <text:p>3237.27236908234</text:p>
          </table:table-cell>
          <table:table-cell office:value-type="float" office:value="3172.5079721513" calcext:value-type="float">
            <text:p>3172.5079721513</text:p>
          </table:table-cell>
          <table:table-cell office:value-type="float" office:value="3362.23848757883" calcext:value-type="float">
            <text:p>3362.23848757883</text:p>
          </table:table-cell>
          <table:table-cell office:value-type="float" office:value="3380.82721687681" calcext:value-type="float">
            <text:p>3380.82721687681</text:p>
          </table:table-cell>
          <table:table-cell office:value-type="float" office:value="3413.37050783555" calcext:value-type="float">
            <text:p>3413.37050783555</text:p>
          </table:table-cell>
          <table:table-cell office:value-type="float" office:value="3306.67761157873" calcext:value-type="float">
            <text:p>3306.67761157873</text:p>
          </table:table-cell>
          <table:table-cell office:value-type="float" office:value="3172.5079721513" calcext:value-type="float">
            <text:p>3172.5079721513</text:p>
          </table:table-cell>
          <table:table-cell office:value-type="float" office:value="3362.41310234864" calcext:value-type="float">
            <text:p>3362.41310234864</text:p>
          </table:table-cell>
          <table:table-cell office:value-type="float" office:value="3395.88039266621" calcext:value-type="float">
            <text:p>3395.88039266621</text:p>
          </table:table-cell>
          <table:table-cell office:value-type="float" office:value="1962" calcext:value-type="float">
            <text:p>1962</text:p>
          </table:table-cell>
          <table:table-cell office:value-type="float" office:value="1820" calcext:value-type="float">
            <text:p>1820</text:p>
          </table:table-cell>
          <table:table-cell office:value-type="float" office:value="2650" calcext:value-type="float">
            <text:p>2650</text:p>
          </table:table-cell>
          <table:table-cell office:value-type="float" office:value="2278" calcext:value-type="float">
            <text:p>2278</text:p>
          </table:table-cell>
          <table:table-cell office:value-type="float" office:value="1815" calcext:value-type="float">
            <text:p>1815</text:p>
          </table:table-cell>
          <table:table-cell office:value-type="float" office:value="40.0283833333333" calcext:value-type="float">
            <text:p>40.0283833333333</text:p>
          </table:table-cell>
          <table:table-cell office:value-type="float" office:value="40.4705833333333" calcext:value-type="float">
            <text:p>40.4705833333333</text:p>
          </table:table-cell>
          <table:table-cell office:value-type="float" office:value="40.2528166666667" calcext:value-type="float">
            <text:p>40.2528166666667</text:p>
          </table:table-cell>
          <table:table-cell office:value-type="float" office:value="40.3282666666667" calcext:value-type="float">
            <text:p>40.3282666666667</text:p>
          </table:table-cell>
          <table:table-cell office:value-type="float" office:value="40.3431333333333" calcext:value-type="float">
            <text:p>40.3431333333333</text:p>
          </table:table-cell>
          <table:table-cell/>
          <table:table-cell office:value-type="float" office:value="74.98" calcext:value-type="float">
            <text:p>74.98</text:p>
          </table:table-cell>
          <table:table-cell office:value-type="float" office:value="0.00172694241837235" calcext:value-type="float">
            <text:p>0.001726942418372</text:p>
          </table:table-cell>
          <table:table-cell office:value-type="float" office:value="1.15140893506614" calcext:value-type="float">
            <text:p>1.15140893506614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Formyl (K)|[2] Propionyl:13C(3) (K)|[5] Propionyl:13C(3) (K)|[9] EG Acetyl ENKEL K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367" calcext:value-type="float">
            <text:p>16367</text:p>
          </table:table-cell>
          <table:table-cell office:value-type="float" office:value="804.489344231235" calcext:value-type="float">
            <text:p>804.489344231235</text:p>
          </table:table-cell>
          <table:table-cell office:value-type="float" office:value="25.5992333333333" calcext:value-type="float">
            <text:p>25.5992333333333</text:p>
          </table:table-cell>
          <table:table-cell office:value-type="float" office:value="0.5057" calcext:value-type="float">
            <text:p>0.5057</text:p>
          </table:table-cell>
          <table:table-cell office:value-type="float" office:value="1606.96413552871" calcext:value-type="float">
            <text:p>1606.96413552871</text:p>
          </table:table-cell>
          <table:table-cell office:value-type="float" office:value="2" calcext:value-type="float">
            <text:p>2</text:p>
          </table:table-cell>
          <table:table-cell office:value-type="float" office:value="34.8465460541289" calcext:value-type="float">
            <text:p>34.8465460541289</text:p>
          </table:table-cell>
          <table:table-cell office:value-type="float" office:value="1727.88604580875" calcext:value-type="float">
            <text:p>1727.88604580875</text:p>
          </table:table-cell>
          <table:table-cell office:value-type="float" office:value="3344.86096888633" calcext:value-type="float">
            <text:p>3344.86096888633</text:p>
          </table:table-cell>
          <table:table-cell office:value-type="float" office:value="4007.82500941092" calcext:value-type="float">
            <text:p>4007.82500941092</text:p>
          </table:table-cell>
          <table:table-cell office:value-type="float" office:value="2723.54250176663" calcext:value-type="float">
            <text:p>2723.54250176663</text:p>
          </table:table-cell>
          <table:table-cell office:value-type="float" office:value="1924.94757166078" calcext:value-type="float">
            <text:p>1924.94757166078</text:p>
          </table:table-cell>
          <table:table-cell office:value-type="float" office:value="1812.58036837075" calcext:value-type="float">
            <text:p>1812.58036837075</text:p>
          </table:table-cell>
          <table:table-cell office:value-type="float" office:value="3416.57284857847" calcext:value-type="float">
            <text:p>3416.57284857847</text:p>
          </table:table-cell>
          <table:table-cell office:value-type="float" office:value="4007.82500941092" calcext:value-type="float">
            <text:p>4007.82500941092</text:p>
          </table:table-cell>
          <table:table-cell office:value-type="float" office:value="2723.68394644665" calcext:value-type="float">
            <text:p>2723.68394644665</text:p>
          </table:table-cell>
          <table:table-cell office:value-type="float" office:value="1933.5184249824" calcext:value-type="float">
            <text:p>1933.5184249824</text:p>
          </table:table-cell>
          <table:table-cell office:value-type="float" office:value="1471" calcext:value-type="float">
            <text:p>1471</text:p>
          </table:table-cell>
          <table:table-cell office:value-type="float" office:value="2301" calcext:value-type="float">
            <text:p>2301</text:p>
          </table:table-cell>
          <table:table-cell office:value-type="float" office:value="3558" calcext:value-type="float">
            <text:p>3558</text:p>
          </table:table-cell>
          <table:table-cell office:value-type="float" office:value="3005" calcext:value-type="float">
            <text:p>3005</text:p>
          </table:table-cell>
          <table:table-cell office:value-type="float" office:value="1896" calcext:value-type="float">
            <text:p>1896</text:p>
          </table:table-cell>
          <table:table-cell office:value-type="float" office:value="25.3262333333333" calcext:value-type="float">
            <text:p>25.3262333333333</text:p>
          </table:table-cell>
          <table:table-cell office:value-type="float" office:value="25.79405" calcext:value-type="float">
            <text:p>25.79405</text:p>
          </table:table-cell>
          <table:table-cell office:value-type="float" office:value="25.61345" calcext:value-type="float">
            <text:p>25.61345</text:p>
          </table:table-cell>
          <table:table-cell office:value-type="float" office:value="25.6621333333333" calcext:value-type="float">
            <text:p>25.6621333333333</text:p>
          </table:table-cell>
          <table:table-cell office:value-type="float" office:value="25.5992333333333" calcext:value-type="float">
            <text:p>25.5992333333333</text:p>
          </table:table-cell>
          <table:table-cell/>
          <table:table-cell office:value-type="float" office:value="39.22" calcext:value-type="float">
            <text:p>39.22</text:p>
          </table:table-cell>
          <table:table-cell office:value-type="float" office:value="0.00273552871044558" calcext:value-type="float">
            <text:p>0.002735528710446</text:p>
          </table:table-cell>
          <table:table-cell office:value-type="float" office:value="1.70229895406671" calcext:value-type="float">
            <text:p>1.70229895406671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749.428612396619" calcext:value-type="float">
            <text:p>749.428612396619</text:p>
          </table:table-cell>
          <table:table-cell office:value-type="float" office:value="38.0359833333333" calcext:value-type="float">
            <text:p>38.0359833333333</text:p>
          </table:table-cell>
          <table:table-cell office:value-type="float" office:value="0.322383333333333" calcext:value-type="float">
            <text:p>0.322383333333333</text:p>
          </table:table-cell>
          <table:table-cell office:value-type="float" office:value="1496.84267185948" calcext:value-type="float">
            <text:p>1496.84267185948</text:p>
          </table:table-cell>
          <table:table-cell office:value-type="float" office:value="2" calcext:value-type="float">
            <text:p>2</text:p>
          </table:table-cell>
          <table:table-cell office:value-type="float" office:value="13.464371952593" calcext:value-type="float">
            <text:p>13.464371952593</text:p>
          </table:table-cell>
          <table:table-cell office:value-type="float" office:value="1648.50394975596" calcext:value-type="float">
            <text:p>1648.50394975596</text:p>
          </table:table-cell>
          <table:table-cell office:value-type="float" office:value="1343.03858204194" calcext:value-type="float">
            <text:p>1343.03858204194</text:p>
          </table:table-cell>
          <table:table-cell office:value-type="float" office:value="1576.7231700169" calcext:value-type="float">
            <text:p>1576.7231700169</text:p>
          </table:table-cell>
          <table:table-cell office:value-type="float" office:value="1167.77791468474" calcext:value-type="float">
            <text:p>1167.77791468474</text:p>
          </table:table-cell>
          <table:table-cell office:value-type="float" office:value="1388.09500191037" calcext:value-type="float">
            <text:p>1388.09500191037</text:p>
          </table:table-cell>
          <table:table-cell office:value-type="float" office:value="1729.30726754652" calcext:value-type="float">
            <text:p>1729.30726754652</text:p>
          </table:table-cell>
          <table:table-cell office:value-type="float" office:value="1371.83255049479" calcext:value-type="float">
            <text:p>1371.83255049479</text:p>
          </table:table-cell>
          <table:table-cell office:value-type="float" office:value="1576.7231700169" calcext:value-type="float">
            <text:p>1576.7231700169</text:p>
          </table:table-cell>
          <table:table-cell office:value-type="float" office:value="1167.83856215889" calcext:value-type="float">
            <text:p>1167.83856215889</text:p>
          </table:table-cell>
          <table:table-cell office:value-type="float" office:value="1394.27551239959" calcext:value-type="float">
            <text:p>1394.27551239959</text:p>
          </table:table-cell>
          <table:table-cell office:value-type="float" office:value="1735" calcext:value-type="float">
            <text:p>1735</text:p>
          </table:table-cell>
          <table:table-cell office:value-type="float" office:value="1384" calcext:value-type="float">
            <text:p>1384</text:p>
          </table:table-cell>
          <table:table-cell office:value-type="float" office:value="1507" calcext:value-type="float">
            <text:p>1507</text:p>
          </table:table-cell>
          <table:table-cell office:value-type="float" office:value="1305" calcext:value-type="float">
            <text:p>1305</text:p>
          </table:table-cell>
          <table:table-cell office:value-type="float" office:value="1555" calcext:value-type="float">
            <text:p>1555</text:p>
          </table:table-cell>
          <table:table-cell office:value-type="float" office:value="37.7930833333333" calcext:value-type="float">
            <text:p>37.7930833333333</text:p>
          </table:table-cell>
          <table:table-cell office:value-type="float" office:value="38.2014333333333" calcext:value-type="float">
            <text:p>38.2014333333333</text:p>
          </table:table-cell>
          <table:table-cell office:value-type="float" office:value="38.0195666666667" calcext:value-type="float">
            <text:p>38.0195666666667</text:p>
          </table:table-cell>
          <table:table-cell office:value-type="float" office:value="38.0550833333333" calcext:value-type="float">
            <text:p>38.0550833333333</text:p>
          </table:table-cell>
          <table:table-cell office:value-type="float" office:value="38.0359833333333" calcext:value-type="float">
            <text:p>38.0359833333333</text:p>
          </table:table-cell>
          <table:table-cell/>
          <table:table-cell office:value-type="float" office:value="76.02" calcext:value-type="float">
            <text:p>76.02</text:p>
          </table:table-cell>
          <table:table-cell office:value-type="float" office:value="0.00127185947758335" calcext:value-type="float">
            <text:p>0.001271859477583</text:p>
          </table:table-cell>
          <table:table-cell office:value-type="float" office:value="0.849695550633052" calcext:value-type="float">
            <text:p>0.849695550633052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EG Acetyl ENKEL K (K)|[5] Propionyl:13C(3) (K)|[9] EG Acetyl ENKEL K (K)|[9] Propionyl:13C(3) (K)|[13] EG Acetyl ENKEL K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557.326117306788" calcext:value-type="float">
            <text:p>557.326117306788</text:p>
          </table:table-cell>
          <table:table-cell office:value-type="float" office:value="41.7049666666667" calcext:value-type="float">
            <text:p>41.7049666666667</text:p>
          </table:table-cell>
          <table:table-cell office:value-type="float" office:value="0.403483333333333" calcext:value-type="float">
            <text:p>0.403483333333333</text:p>
          </table:table-cell>
          <table:table-cell office:value-type="float" office:value="1668.95652251972" calcext:value-type="float">
            <text:p>1668.95652251972</text:p>
          </table:table-cell>
          <table:table-cell office:value-type="float" office:value="3" calcext:value-type="float">
            <text:p>3</text:p>
          </table:table-cell>
          <table:table-cell office:value-type="float" office:value="8.66599882248256" calcext:value-type="float">
            <text:p>8.66599882248256</text:p>
          </table:table-cell>
          <table:table-cell office:value-type="float" office:value="557.184748881703" calcext:value-type="float">
            <text:p>557.184748881703</text:p>
          </table:table-cell>
          <table:table-cell office:value-type="float" office:value="565.74034602419" calcext:value-type="float">
            <text:p>565.74034602419</text:p>
          </table:table-cell>
          <table:table-cell office:value-type="float" office:value="474.822579829266" calcext:value-type="float">
            <text:p>474.822579829266</text:p>
          </table:table-cell>
          <table:table-cell office:value-type="float" office:value="469.413303402372" calcext:value-type="float">
            <text:p>469.413303402372</text:p>
          </table:table-cell>
          <table:table-cell office:value-type="float" office:value="519.462556010688" calcext:value-type="float">
            <text:p>519.462556010688</text:p>
          </table:table-cell>
          <table:table-cell office:value-type="float" office:value="584.495800419436" calcext:value-type="float">
            <text:p>584.495800419436</text:p>
          </table:table-cell>
          <table:table-cell office:value-type="float" office:value="577.86949100464" calcext:value-type="float">
            <text:p>577.86949100464</text:p>
          </table:table-cell>
          <table:table-cell office:value-type="float" office:value="474.822579829266" calcext:value-type="float">
            <text:p>474.822579829266</text:p>
          </table:table-cell>
          <table:table-cell office:value-type="float" office:value="469.437681951432" calcext:value-type="float">
            <text:p>469.437681951432</text:p>
          </table:table-cell>
          <table:table-cell office:value-type="float" office:value="521.775469587757" calcext:value-type="float">
            <text:p>521.775469587757</text:p>
          </table:table-cell>
          <table:table-cell office:value-type="float" office:value="2177" calcext:value-type="float">
            <text:p>2177</text:p>
          </table:table-cell>
          <table:table-cell office:value-type="float" office:value="1838" calcext:value-type="float">
            <text:p>1838</text:p>
          </table:table-cell>
          <table:table-cell office:value-type="float" office:value="2056" calcext:value-type="float">
            <text:p>2056</text:p>
          </table:table-cell>
          <table:table-cell office:value-type="float" office:value="2172" calcext:value-type="float">
            <text:p>2172</text:p>
          </table:table-cell>
          <table:table-cell office:value-type="float" office:value="2186" calcext:value-type="float">
            <text:p>2186</text:p>
          </table:table-cell>
          <table:table-cell office:value-type="float" office:value="41.3028666666667" calcext:value-type="float">
            <text:p>41.3028666666667</text:p>
          </table:table-cell>
          <table:table-cell office:value-type="float" office:value="41.8793833333333" calcext:value-type="float">
            <text:p>41.8793833333333</text:p>
          </table:table-cell>
          <table:table-cell office:value-type="float" office:value="41.5342666666667" calcext:value-type="float">
            <text:p>41.5342666666667</text:p>
          </table:table-cell>
          <table:table-cell office:value-type="float" office:value="41.7286666666667" calcext:value-type="float">
            <text:p>41.7286666666667</text:p>
          </table:table-cell>
          <table:table-cell office:value-type="float" office:value="41.7049666666667" calcext:value-type="float">
            <text:p>41.7049666666667</text:p>
          </table:table-cell>
          <table:table-cell/>
          <table:table-cell office:value-type="float" office:value="41.77" calcext:value-type="float">
            <text:p>41.77</text:p>
          </table:table-cell>
          <table:table-cell office:value-type="float" office:value="-0.0148774802751177" calcext:value-type="float">
            <text:p>-0.014877480275118</text:p>
          </table:table-cell>
          <table:table-cell office:value-type="float" office:value="-8.91416130624989" calcext:value-type="float">
            <text:p>-8.91416130624989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826.981167571761" calcext:value-type="float">
            <text:p>826.981167571761</text:p>
          </table:table-cell>
          <table:table-cell office:value-type="float" office:value="42.2013333333333" calcext:value-type="float">
            <text:p>42.2013333333333</text:p>
          </table:table-cell>
          <table:table-cell office:value-type="float" office:value="0.337916666666667" calcext:value-type="float">
            <text:p>0.337916666666667</text:p>
          </table:table-cell>
          <table:table-cell office:value-type="float" office:value="1651.94778220976" calcext:value-type="float">
            <text:p>1651.94778220976</text:p>
          </table:table-cell>
          <table:table-cell office:value-type="float" office:value="2" calcext:value-type="float">
            <text:p>2</text:p>
          </table:table-cell>
          <table:table-cell office:value-type="float" office:value="24.6016078003401" calcext:value-type="float">
            <text:p>24.6016078003401</text:p>
          </table:table-cell>
          <table:table-cell office:value-type="float" office:value="1496.53352263582" calcext:value-type="float">
            <text:p>1496.53352263582</text:p>
          </table:table-cell>
          <table:table-cell office:value-type="float" office:value="987.27137188515" calcext:value-type="float">
            <text:p>987.27137188515</text:p>
          </table:table-cell>
          <table:table-cell office:value-type="float" office:value="1210.79137508556" calcext:value-type="float">
            <text:p>1210.79137508556</text:p>
          </table:table-cell>
          <table:table-cell office:value-type="float" office:value="941.08659989697" calcext:value-type="float">
            <text:p>941.08659989697</text:p>
          </table:table-cell>
          <table:table-cell office:value-type="float" office:value="1644.07076511191" calcext:value-type="float">
            <text:p>1644.07076511191</text:p>
          </table:table-cell>
          <table:table-cell office:value-type="float" office:value="1569.88783509087" calcext:value-type="float">
            <text:p>1569.88783509087</text:p>
          </table:table-cell>
          <table:table-cell office:value-type="float" office:value="1008.43789763994" calcext:value-type="float">
            <text:p>1008.43789763994</text:p>
          </table:table-cell>
          <table:table-cell office:value-type="float" office:value="1210.79137508556" calcext:value-type="float">
            <text:p>1210.79137508556</text:p>
          </table:table-cell>
          <table:table-cell office:value-type="float" office:value="941.135474365758" calcext:value-type="float">
            <text:p>941.135474365758</text:p>
          </table:table-cell>
          <table:table-cell office:value-type="float" office:value="1651.39101091267" calcext:value-type="float">
            <text:p>1651.39101091267</text:p>
          </table:table-cell>
          <table:table-cell office:value-type="float" office:value="1621" calcext:value-type="float">
            <text:p>1621</text:p>
          </table:table-cell>
          <table:table-cell office:value-type="float" office:value="1561" calcext:value-type="float">
            <text:p>1561</text:p>
          </table:table-cell>
          <table:table-cell office:value-type="float" office:value="1821" calcext:value-type="float">
            <text:p>1821</text:p>
          </table:table-cell>
          <table:table-cell office:value-type="float" office:value="2002" calcext:value-type="float">
            <text:p>2002</text:p>
          </table:table-cell>
          <table:table-cell office:value-type="float" office:value="1381" calcext:value-type="float">
            <text:p>1381</text:p>
          </table:table-cell>
          <table:table-cell office:value-type="float" office:value="41.8030666666667" calcext:value-type="float">
            <text:p>41.8030666666667</text:p>
          </table:table-cell>
          <table:table-cell office:value-type="float" office:value="42.3225833333333" calcext:value-type="float">
            <text:p>42.3225833333333</text:p>
          </table:table-cell>
          <table:table-cell office:value-type="float" office:value="42.0836" calcext:value-type="float">
            <text:p>42.0836</text:p>
          </table:table-cell>
          <table:table-cell office:value-type="float" office:value="42.2496333333333" calcext:value-type="float">
            <text:p>42.2496333333333</text:p>
          </table:table-cell>
          <table:table-cell office:value-type="float" office:value="42.2013333333333" calcext:value-type="float">
            <text:p>42.2013333333333</text:p>
          </table:table-cell>
          <table:table-cell/>
          <table:table-cell office:value-type="float" office:value="71.26" calcext:value-type="float">
            <text:p>71.26</text:p>
          </table:table-cell>
          <table:table-cell office:value-type="float" office:value="0.00208220976219309" calcext:value-type="float">
            <text:p>0.002082209762193</text:p>
          </table:table-cell>
          <table:table-cell office:value-type="float" office:value="1.26045896193385" calcext:value-type="float">
            <text:p>1.26045896193385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EG Acetyl ENKEL K (K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35.491168445803" calcext:value-type="float">
            <text:p>835.491168445803</text:p>
          </table:table-cell>
          <table:table-cell office:value-type="float" office:value="40.96185" calcext:value-type="float">
            <text:p>40.96185</text:p>
          </table:table-cell>
          <table:table-cell office:value-type="float" office:value="0.272833333333333" calcext:value-type="float">
            <text:p>0.272833333333333</text:p>
          </table:table-cell>
          <table:table-cell office:value-type="float" office:value="1668.96778395785" calcext:value-type="float">
            <text:p>1668.96778395785</text:p>
          </table:table-cell>
          <table:table-cell office:value-type="float" office:value="2" calcext:value-type="float">
            <text:p>2</text:p>
          </table:table-cell>
          <table:table-cell office:value-type="float" office:value="14.4923296463657" calcext:value-type="float">
            <text:p>14.4923296463657</text:p>
          </table:table-cell>
          <table:table-cell office:value-type="float" office:value="295.38265681405" calcext:value-type="float">
            <text:p>295.38265681405</text:p>
          </table:table-cell>
          <table:table-cell office:value-type="float" office:value="295.006548623442" calcext:value-type="float">
            <text:p>295.006548623442</text:p>
          </table:table-cell>
          <table:table-cell office:value-type="float" office:value="239.818775012031" calcext:value-type="float">
            <text:p>239.818775012031</text:p>
          </table:table-cell>
          <table:table-cell office:value-type="float" office:value="214.544274102447" calcext:value-type="float">
            <text:p>214.544274102447</text:p>
          </table:table-cell>
          <table:table-cell office:value-type="float" office:value="298.585546216785" calcext:value-type="float">
            <text:p>298.585546216785</text:p>
          </table:table-cell>
          <table:table-cell office:value-type="float" office:value="309.86117759157" calcext:value-type="float">
            <text:p>309.86117759157</text:p>
          </table:table-cell>
          <table:table-cell office:value-type="float" office:value="301.33131796963" calcext:value-type="float">
            <text:p>301.33131796963</text:p>
          </table:table-cell>
          <table:table-cell office:value-type="float" office:value="239.818775012031" calcext:value-type="float">
            <text:p>239.818775012031</text:p>
          </table:table-cell>
          <table:table-cell office:value-type="float" office:value="214.555416262402" calcext:value-type="float">
            <text:p>214.555416262402</text:p>
          </table:table-cell>
          <table:table-cell office:value-type="float" office:value="299.915002124185" calcext:value-type="float">
            <text:p>299.915002124185</text:p>
          </table:table-cell>
          <table:table-cell office:value-type="float" office:value="573" calcext:value-type="float">
            <text:p>573</text:p>
          </table:table-cell>
          <table:table-cell office:value-type="float" office:value="748" calcext:value-type="float">
            <text:p>748</text:p>
          </table:table-cell>
          <table:table-cell office:value-type="float" office:value="682" calcext:value-type="float">
            <text:p>682</text:p>
          </table:table-cell>
          <table:table-cell office:value-type="float" office:value="461" calcext:value-type="float">
            <text:p>461</text:p>
          </table:table-cell>
          <table:table-cell office:value-type="float" office:value="664" calcext:value-type="float">
            <text:p>664</text:p>
          </table:table-cell>
          <table:table-cell office:value-type="float" office:value="40.5990333333333" calcext:value-type="float">
            <text:p>40.5990333333333</text:p>
          </table:table-cell>
          <table:table-cell office:value-type="float" office:value="41.0342833333333" calcext:value-type="float">
            <text:p>41.0342833333333</text:p>
          </table:table-cell>
          <table:table-cell office:value-type="float" office:value="40.81295" calcext:value-type="float">
            <text:p>40.81295</text:p>
          </table:table-cell>
          <table:table-cell office:value-type="float" office:value="40.9338333333333" calcext:value-type="float">
            <text:p>40.9338333333333</text:p>
          </table:table-cell>
          <table:table-cell office:value-type="float" office:value="40.96185" calcext:value-type="float">
            <text:p>40.96185</text:p>
          </table:table-cell>
          <table:table-cell/>
          <table:table-cell office:value-type="float" office:value="49.68" calcext:value-type="float">
            <text:p>49.68</text:p>
          </table:table-cell>
          <table:table-cell office:value-type="float" office:value="-0.0036160421545901" calcext:value-type="float">
            <text:p>-0.00361604215459</text:p>
          </table:table-cell>
          <table:table-cell office:value-type="float" office:value="-2.16662919124324" calcext:value-type="float">
            <text:p>-2.16662919124324</text:p>
          </table:table-cell>
          <table:table-cell office:value-type="string" calcext:value-type="string">
            <text:p>H31_BOVIN</text:p>
          </table:table-cell>
          <table:table-cell office:value-type="string" calcext:value-type="string">
            <text:p>KSAPATGGVKKPHR</text:p>
          </table:table-cell>
          <table:table-cell office:value-type="string" calcext:value-type="string">
            <text:p>[N-term] Propionyl:13C(3) (N-term)|[1] Propionyl:13C(3) (K)|[10] Propionyl:13C(3) (K)|[11] Propionyl:13C(3) (K)</text:p>
          </table:table-cell>
          <table:table-cell office:value-type="string" calcext:value-type="string">
            <text:p>sp|P68432|H31_BOVIN Histone H3.1 OS=Bos taurus OX=9913 PE=1 SV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float" office:value="757.937322536069" calcext:value-type="float">
            <text:p>757.937322536069</text:p>
          </table:table-cell>
          <table:table-cell office:value-type="float" office:value="40.5715333333333" calcext:value-type="float">
            <text:p>40.5715333333333</text:p>
          </table:table-cell>
          <table:table-cell office:value-type="float" office:value="0.203866666666667" calcext:value-type="float">
            <text:p>0.203866666666667</text:p>
          </table:table-cell>
          <table:table-cell office:value-type="float" office:value="1513.86009213838" calcext:value-type="float">
            <text:p>1513.86009213838</text:p>
          </table:table-cell>
          <table:table-cell office:value-type="float" office:value="2" calcext:value-type="float">
            <text:p>2</text:p>
          </table:table-cell>
          <table:table-cell office:value-type="float" office:value="15.8866651068014" calcext:value-type="float">
            <text:p>15.8866651068014</text:p>
          </table:table-cell>
          <table:table-cell office:value-type="float" office:value="781.92356097605" calcext:value-type="float">
            <text:p>781.92356097605</text:p>
          </table:table-cell>
          <table:table-cell office:value-type="float" office:value="836.258062537225" calcext:value-type="float">
            <text:p>836.258062537225</text:p>
          </table:table-cell>
          <table:table-cell office:value-type="float" office:value="557.108171983058" calcext:value-type="float">
            <text:p>557.108171983058</text:p>
          </table:table-cell>
          <table:table-cell office:value-type="float" office:value="863.18694959229" calcext:value-type="float">
            <text:p>863.18694959229</text:p>
          </table:table-cell>
          <table:table-cell office:value-type="float" office:value="755.365722461954" calcext:value-type="float">
            <text:p>755.365722461954</text:p>
          </table:table-cell>
          <table:table-cell office:value-type="float" office:value="820.250443962789" calcext:value-type="float">
            <text:p>820.250443962789</text:p>
          </table:table-cell>
          <table:table-cell office:value-type="float" office:value="854.186950502997" calcext:value-type="float">
            <text:p>854.186950502997</text:p>
          </table:table-cell>
          <table:table-cell office:value-type="float" office:value="557.108171983058" calcext:value-type="float">
            <text:p>557.108171983058</text:p>
          </table:table-cell>
          <table:table-cell office:value-type="float" office:value="863.231778414239" calcext:value-type="float">
            <text:p>863.231778414239</text:p>
          </table:table-cell>
          <table:table-cell office:value-type="float" office:value="758.728997860573" calcext:value-type="float">
            <text:p>758.728997860573</text:p>
          </table:table-cell>
          <table:table-cell office:value-type="float" office:value="763" calcext:value-type="float">
            <text:p>763</text:p>
          </table:table-cell>
          <table:table-cell office:value-type="float" office:value="900" calcext:value-type="float">
            <text:p>900</text:p>
          </table:table-cell>
          <table:table-cell office:value-type="float" office:value="855" calcext:value-type="float">
            <text:p>855</text:p>
          </table:table-cell>
          <table:table-cell office:value-type="float" office:value="884" calcext:value-type="float">
            <text:p>884</text:p>
          </table:table-cell>
          <table:table-cell office:value-type="float" office:value="764" calcext:value-type="float">
            <text:p>764</text:p>
          </table:table-cell>
          <table:table-cell office:value-type="float" office:value="40.22385" calcext:value-type="float">
            <text:p>40.22385</text:p>
          </table:table-cell>
          <table:table-cell office:value-type="float" office:value="40.6328166666667" calcext:value-type="float">
            <text:p>40.6328166666667</text:p>
          </table:table-cell>
          <table:table-cell office:value-type="float" office:value="40.4478833333333" calcext:value-type="float">
            <text:p>40.4478833333333</text:p>
          </table:table-cell>
          <table:table-cell office:value-type="float" office:value="40.51905" calcext:value-type="float">
            <text:p>40.51905</text:p>
          </table:table-cell>
          <table:table-cell office:value-type="float" office:value="40.5715333333333" calcext:value-type="float">
            <text:p>40.5715333333333</text:p>
          </table:table-cell>
          <table:table-cell/>
          <table:table-cell office:value-type="float" office:value="67.34" calcext:value-type="float">
            <text:p>67.34</text:p>
          </table:table-cell>
          <table:table-cell office:value-type="float" office:value="-0.00710786162085242" calcext:value-type="float">
            <text:p>-0.007107861620852</text:p>
          </table:table-cell>
          <table:table-cell office:value-type="float" office:value="-4.69516851996821" calcext:value-type="float">
            <text:p>-4.69516851996821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EG Acetyl ENKEL K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float" office:value="766.454838370105" calcext:value-type="float">
            <text:p>766.454838370105</text:p>
          </table:table-cell>
          <table:table-cell office:value-type="float" office:value="43.3611" calcext:value-type="float">
            <text:p>43.3611</text:p>
          </table:table-cell>
          <table:table-cell office:value-type="float" office:value="0.2916" calcext:value-type="float">
            <text:p>0.2916</text:p>
          </table:table-cell>
          <table:table-cell office:value-type="float" office:value="1530.89512380645" calcext:value-type="float">
            <text:p>1530.89512380645</text:p>
          </table:table-cell>
          <table:table-cell office:value-type="float" office:value="2" calcext:value-type="float">
            <text:p>2</text:p>
          </table:table-cell>
          <table:table-cell office:value-type="float" office:value="4.34928826663268" calcext:value-type="float">
            <text:p>4.34928826663268</text:p>
          </table:table-cell>
          <table:table-cell office:value-type="float" office:value="3610.95130726239" calcext:value-type="float">
            <text:p>3610.95130726239</text:p>
          </table:table-cell>
          <table:table-cell office:value-type="float" office:value="4024.31818548851" calcext:value-type="float">
            <text:p>4024.31818548851</text:p>
          </table:table-cell>
          <table:table-cell office:value-type="float" office:value="3818.70728392259" calcext:value-type="float">
            <text:p>3818.70728392259</text:p>
          </table:table-cell>
          <table:table-cell office:value-type="float" office:value="3796.80588923596" calcext:value-type="float">
            <text:p>3796.80588923596</text:p>
          </table:table-cell>
          <table:table-cell office:value-type="float" office:value="3994.08436296958" calcext:value-type="float">
            <text:p>3994.08436296958</text:p>
          </table:table-cell>
          <table:table-cell office:value-type="float" office:value="3787.94624018333" calcext:value-type="float">
            <text:p>3787.94624018333</text:p>
          </table:table-cell>
          <table:table-cell office:value-type="float" office:value="4110.59723392881" calcext:value-type="float">
            <text:p>4110.59723392881</text:p>
          </table:table-cell>
          <table:table-cell office:value-type="float" office:value="3818.70728392259" calcext:value-type="float">
            <text:p>3818.70728392259</text:p>
          </table:table-cell>
          <table:table-cell office:value-type="float" office:value="3797.00307286491" calcext:value-type="float">
            <text:p>3797.00307286491</text:p>
          </table:table-cell>
          <table:table-cell office:value-type="float" office:value="4011.86807393042" calcext:value-type="float">
            <text:p>4011.86807393042</text:p>
          </table:table-cell>
          <table:table-cell office:value-type="float" office:value="11064" calcext:value-type="float">
            <text:p>11064</text:p>
          </table:table-cell>
          <table:table-cell office:value-type="float" office:value="9739" calcext:value-type="float">
            <text:p>9739</text:p>
          </table:table-cell>
          <table:table-cell office:value-type="float" office:value="11135" calcext:value-type="float">
            <text:p>11135</text:p>
          </table:table-cell>
          <table:table-cell office:value-type="float" office:value="11422" calcext:value-type="float">
            <text:p>11422</text:p>
          </table:table-cell>
          <table:table-cell office:value-type="float" office:value="10178" calcext:value-type="float">
            <text:p>10178</text:p>
          </table:table-cell>
          <table:table-cell office:value-type="float" office:value="42.9257166666667" calcext:value-type="float">
            <text:p>42.9257166666667</text:p>
          </table:table-cell>
          <table:table-cell office:value-type="float" office:value="43.50095" calcext:value-type="float">
            <text:p>43.50095</text:p>
          </table:table-cell>
          <table:table-cell office:value-type="float" office:value="43.2236166666667" calcext:value-type="float">
            <text:p>43.2236166666667</text:p>
          </table:table-cell>
          <table:table-cell office:value-type="float" office:value="43.4447666666667" calcext:value-type="float">
            <text:p>43.4447666666667</text:p>
          </table:table-cell>
          <table:table-cell office:value-type="float" office:value="43.3611" calcext:value-type="float">
            <text:p>43.3611</text:p>
          </table:table-cell>
          <table:table-cell/>
          <table:table-cell office:value-type="float" office:value="77.36" calcext:value-type="float">
            <text:p>77.36</text:p>
          </table:table-cell>
          <table:table-cell office:value-type="float" office:value="0.00222380645004705" calcext:value-type="float">
            <text:p>0.002223806450047</text:p>
          </table:table-cell>
          <table:table-cell office:value-type="float" office:value="1.45262052626088" calcext:value-type="float">
            <text:p>1.45262052626088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Acetyl ENKEL K (K)|[2] Propionyl:13C(3)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float" office:value="768.412225565846" calcext:value-type="float">
            <text:p>768.412225565846</text:p>
          </table:table-cell>
          <table:table-cell office:value-type="float" office:value="45.4244666666667" calcext:value-type="float">
            <text:p>45.4244666666667</text:p>
          </table:table-cell>
          <table:table-cell office:value-type="float" office:value="0.191133333333333" calcext:value-type="float">
            <text:p>0.191133333333333</text:p>
          </table:table-cell>
          <table:table-cell office:value-type="float" office:value="1534.80989819793" calcext:value-type="float">
            <text:p>1534.80989819793</text:p>
          </table:table-cell>
          <table:table-cell office:value-type="float" office:value="2" calcext:value-type="float">
            <text:p>2</text:p>
          </table:table-cell>
          <table:table-cell office:value-type="float" office:value="13.3175839878181" calcext:value-type="float">
            <text:p>13.3175839878181</text:p>
          </table:table-cell>
          <table:table-cell office:value-type="float" office:value="2326.33436424378" calcext:value-type="float">
            <text:p>2326.33436424378</text:p>
          </table:table-cell>
          <table:table-cell office:value-type="float" office:value="1733.36627299014" calcext:value-type="float">
            <text:p>1733.36627299014</text:p>
          </table:table-cell>
          <table:table-cell office:value-type="float" office:value="2188.97710081584" calcext:value-type="float">
            <text:p>2188.97710081584</text:p>
          </table:table-cell>
          <table:table-cell office:value-type="float" office:value="2168.97337961037" calcext:value-type="float">
            <text:p>2168.97337961037</text:p>
          </table:table-cell>
          <table:table-cell office:value-type="float" office:value="1758.68019623797" calcext:value-type="float">
            <text:p>1758.68019623797</text:p>
          </table:table-cell>
          <table:table-cell office:value-type="float" office:value="2440.36231968115" calcext:value-type="float">
            <text:p>2440.36231968115</text:p>
          </table:table-cell>
          <table:table-cell office:value-type="float" office:value="1770.52864080971" calcext:value-type="float">
            <text:p>1770.52864080971</text:p>
          </table:table-cell>
          <table:table-cell office:value-type="float" office:value="2188.97710081584" calcext:value-type="float">
            <text:p>2188.97710081584</text:p>
          </table:table-cell>
          <table:table-cell office:value-type="float" office:value="2169.08602325205" calcext:value-type="float">
            <text:p>2169.08602325205</text:p>
          </table:table-cell>
          <table:table-cell office:value-type="float" office:value="1766.51074197517" calcext:value-type="float">
            <text:p>1766.51074197517</text:p>
          </table:table-cell>
          <table:table-cell office:value-type="float" office:value="3150" calcext:value-type="float">
            <text:p>3150</text:p>
          </table:table-cell>
          <table:table-cell office:value-type="float" office:value="2616" calcext:value-type="float">
            <text:p>2616</text:p>
          </table:table-cell>
          <table:table-cell office:value-type="float" office:value="2601" calcext:value-type="float">
            <text:p>2601</text:p>
          </table:table-cell>
          <table:table-cell office:value-type="float" office:value="2606" calcext:value-type="float">
            <text:p>2606</text:p>
          </table:table-cell>
          <table:table-cell office:value-type="float" office:value="2378" calcext:value-type="float">
            <text:p>2378</text:p>
          </table:table-cell>
          <table:table-cell office:value-type="float" office:value="45.1982166666667" calcext:value-type="float">
            <text:p>45.1982166666667</text:p>
          </table:table-cell>
          <table:table-cell office:value-type="float" office:value="45.57085" calcext:value-type="float">
            <text:p>45.57085</text:p>
          </table:table-cell>
          <table:table-cell office:value-type="float" office:value="45.41185" calcext:value-type="float">
            <text:p>45.41185</text:p>
          </table:table-cell>
          <table:table-cell office:value-type="float" office:value="45.5029" calcext:value-type="float">
            <text:p>45.5029</text:p>
          </table:table-cell>
          <table:table-cell office:value-type="float" office:value="45.4244666666667" calcext:value-type="float">
            <text:p>45.4244666666667</text:p>
          </table:table-cell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759.441392315739" calcext:value-type="float">
            <text:p>759.441392315739</text:p>
          </table:table-cell>
          <table:table-cell office:value-type="float" office:value="42.84255" calcext:value-type="float">
            <text:p>42.84255</text:p>
          </table:table-cell>
          <table:table-cell office:value-type="float" office:value="0.340183333333333" calcext:value-type="float">
            <text:p>0.340183333333333</text:p>
          </table:table-cell>
          <table:table-cell office:value-type="float" office:value="1516.86823169772" calcext:value-type="float">
            <text:p>1516.86823169772</text:p>
          </table:table-cell>
          <table:table-cell office:value-type="float" office:value="2" calcext:value-type="float">
            <text:p>2</text:p>
          </table:table-cell>
          <table:table-cell office:value-type="float" office:value="9.97719303401457" calcext:value-type="float">
            <text:p>9.97719303401457</text:p>
          </table:table-cell>
          <table:table-cell office:value-type="float" office:value="1127.32072212913" calcext:value-type="float">
            <text:p>1127.32072212913</text:p>
          </table:table-cell>
          <table:table-cell office:value-type="float" office:value="1329.82699741513" calcext:value-type="float">
            <text:p>1329.82699741513</text:p>
          </table:table-cell>
          <table:table-cell office:value-type="float" office:value="1165.42529271553" calcext:value-type="float">
            <text:p>1165.42529271553</text:p>
          </table:table-cell>
          <table:table-cell office:value-type="float" office:value="1432.58756240236" calcext:value-type="float">
            <text:p>1432.58756240236</text:p>
          </table:table-cell>
          <table:table-cell office:value-type="float" office:value="1219.66649323607" calcext:value-type="float">
            <text:p>1219.66649323607</text:p>
          </table:table-cell>
          <table:table-cell office:value-type="float" office:value="1182.57764436797" calcext:value-type="float">
            <text:p>1182.57764436797</text:p>
          </table:table-cell>
          <table:table-cell office:value-type="float" office:value="1358.33771715418" calcext:value-type="float">
            <text:p>1358.33771715418</text:p>
          </table:table-cell>
          <table:table-cell office:value-type="float" office:value="1165.42529271553" calcext:value-type="float">
            <text:p>1165.42529271553</text:p>
          </table:table-cell>
          <table:table-cell office:value-type="float" office:value="1432.66196252251" calcext:value-type="float">
            <text:p>1432.66196252251</text:p>
          </table:table-cell>
          <table:table-cell office:value-type="float" office:value="1225.09707366782" calcext:value-type="float">
            <text:p>1225.09707366782</text:p>
          </table:table-cell>
          <table:table-cell office:value-type="float" office:value="1166" calcext:value-type="float">
            <text:p>1166</text:p>
          </table:table-cell>
          <table:table-cell office:value-type="float" office:value="1101" calcext:value-type="float">
            <text:p>1101</text:p>
          </table:table-cell>
          <table:table-cell office:value-type="float" office:value="1137" calcext:value-type="float">
            <text:p>1137</text:p>
          </table:table-cell>
          <table:table-cell office:value-type="float" office:value="1849" calcext:value-type="float">
            <text:p>1849</text:p>
          </table:table-cell>
          <table:table-cell office:value-type="float" office:value="1035" calcext:value-type="float">
            <text:p>1035</text:p>
          </table:table-cell>
          <table:table-cell office:value-type="float" office:value="42.4288833333333" calcext:value-type="float">
            <text:p>42.4288833333333</text:p>
          </table:table-cell>
          <table:table-cell office:value-type="float" office:value="42.94575" calcext:value-type="float">
            <text:p>42.94575</text:p>
          </table:table-cell>
          <table:table-cell office:value-type="float" office:value="42.6885666666667" calcext:value-type="float">
            <text:p>42.6885666666667</text:p>
          </table:table-cell>
          <table:table-cell office:value-type="float" office:value="42.91915" calcext:value-type="float">
            <text:p>42.91915</text:p>
          </table:table-cell>
          <table:table-cell office:value-type="float" office:value="42.84255" calcext:value-type="float">
            <text:p>42.84255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float" office:value="-0.00906830228177569" calcext:value-type="float">
            <text:p>-0.009068302281776</text:p>
          </table:table-cell>
          <table:table-cell office:value-type="float" office:value="-5.97827014866376" calcext:value-type="float">
            <text:p>-5.97827014866376</text:p>
          </table:table-cell>
          <table:table-cell office:value-type="string" calcext:value-type="string">
            <text:p>H4_BOVIN</text:p>
          </table:table-cell>
          <table:table-cell office:value-type="string" calcext:value-type="string">
            <text:p>GKGGKGLGKGGAKR</text:p>
          </table:table-cell>
          <table:table-cell office:value-type="string" calcext:value-type="string">
            <text:p>[N-term] Propionyl:13C(3) (N-term)|[2] EG Formyl (K)|[2] Propionyl:13C(3) (K)|[5] Propionyl:13C(3) (K)|[9] EG Acetyl ENKEL K (K)|[9] Propionyl:13C(3) (K)|[13] Propionyl:13C(3) (K)</text:p>
          </table:table-cell>
          <table:table-cell office:value-type="string" calcext:value-type="string">
            <text:p>sp|P62803|H4_BOVIN Histone H4 OS=Bos taurus OX=9913 PE=1 SV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table table:name="parsed" table:style-name="ta1"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16" table:default-cell-style-name="Default"/>
        <table:table-row table:style-name="ro1">
          <table:table-cell office:value-type="string" calcext:value-type="string">
            <text:p>normal_id</text:p>
          </table:table-cell>
          <table:table-cell office:value-type="string" calcext:value-type="string">
            <text:p>negative_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tms</text:p>
          </table:table-cell>
          <table:table-cell office:value-type="string" calcext:value-type="string">
            <text:p>isotopes</text:p>
          </table:table-cell>
          <table:table-cell office:value-type="string" calcext:value-type="string">
            <text:p>Normal03</text:p>
          </table:table-cell>
          <table:table-cell office:value-type="string" calcext:value-type="string">
            <text:p>Normal07</text:p>
          </table:table-cell>
          <table:table-cell office:value-type="string" calcext:value-type="string">
            <text:p>Normal08</text:p>
          </table:table-cell>
          <table:table-cell office:value-type="string" calcext:value-type="string">
            <text:p>Normal09</text:p>
          </table:table-cell>
          <table:table-cell office:value-type="string" calcext:value-type="string">
            <text:p>Normal10</text:p>
          </table:table-cell>
          <table:table-cell office:value-type="string" calcext:value-type="string">
            <text:p>Negative03</text:p>
          </table:table-cell>
          <table:table-cell office:value-type="string" calcext:value-type="string">
            <text:p>Negative07</text:p>
          </table:table-cell>
          <table:table-cell office:value-type="string" calcext:value-type="string">
            <text:p>Negative08</text:p>
          </table:table-cell>
          <table:table-cell office:value-type="string" calcext:value-type="string">
            <text:p>Negative09</text:p>
          </table:table-cell>
          <table:table-cell office:value-type="string" calcext:value-type="string">
            <text:p>Negative10</text:p>
          </table:table-cell>
          <table:table-cell office:value-type="string" calcext:value-type="string">
            <text:p>norm/neg03</text:p>
          </table:table-cell>
          <table:table-cell office:value-type="string" calcext:value-type="string">
            <text:p>norm/neg07</text:p>
          </table:table-cell>
          <table:table-cell office:value-type="string" calcext:value-type="string">
            <text:p>norm/neg08</text:p>
          </table:table-cell>
          <table:table-cell office:value-type="string" calcext:value-type="string">
            <text:p>norm/neg09</text:p>
          </table:table-cell>
          <table:table-cell office:value-type="string" calcext:value-type="string">
            <text:p>norm/neg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73" calcext:value-type="float">
            <text:p>16373</text:p>
          </table:table-cell>
          <table:table-cell table:formula="of:=VLOOKUP( [.A2];[$Peptideiondata_HeavyC13.$A$4:.$AH$44]; 33;0)" office:value-type="string" office:string-value="GKGGKGLGKGGAKR" calcext:value-type="string">
            <text:p>GKGGKGLGKGGAKR</text:p>
          </table:table-cell>
          <table:table-cell table:formula="of:=VLOOKUP( [.A2];[$Peptideiondata_HeavyC13.$A$4:.$AH$44]; 34;0)" office:value-type="string" office:string-value="[N-term] Propionyl:13C(3) (N-term)|[2] Propionyl:13C(3) (K)|[5] Propionyl:13C(3) (K)|[9] Propionyl:13C(3) (K)|[13] Propionyl:13C(3) (K)" calcext:value-type="string">
            <text:p>[N-term] Propionyl:13C(3) (N-term)|[2] Propionyl:13C(3) (K)|[5] Propionyl:13C(3) (K)|[9] Propionyl:13C(3) (K)|[13] Propionyl:13C(3) (K)</text:p>
          </table:table-cell>
          <table:table-cell table:formula="of:=VLOOKUP([.B2];[$'Peptideiondata_HeavyC13_A-1'.$B$4:.$N$42];2;0)" office:value-type="float" office:value="3" calcext:value-type="float">
            <text:p>3</text:p>
          </table:table-cell>
          <table:table-cell table:formula="of:=VLOOKUP( [.$A2];[$Peptideiondata_HeavyC13.$A$4:.$AH$44]; 8;0)" office:value-type="float" office:value="260989.247626879" calcext:value-type="float">
            <text:p>260989.247626879</text:p>
          </table:table-cell>
          <table:table-cell table:formula="of:=VLOOKUP( [.$A2];[$Peptideiondata_HeavyC13.$A$4:.$AH$44]; 9;0)" office:value-type="float" office:value="288121.779730877" calcext:value-type="float">
            <text:p>288121.779730877</text:p>
          </table:table-cell>
          <table:table-cell table:formula="of:=VLOOKUP( [.$A2];[$Peptideiondata_HeavyC13.$A$4:.$AH$44]; 10;0)" office:value-type="float" office:value="308763.978973481" calcext:value-type="float">
            <text:p>308763.978973481</text:p>
          </table:table-cell>
          <table:table-cell table:formula="of:=VLOOKUP( [.$A2];[$Peptideiondata_HeavyC13.$A$4:.$AH$44]; 11;0)" office:value-type="float" office:value="270810.835046684" calcext:value-type="float">
            <text:p>270810.835046684</text:p>
          </table:table-cell>
          <table:table-cell table:formula="of:=VLOOKUP( [.$A2];[$Peptideiondata_HeavyC13.$A$4:.$AH$44]; 12;0)" office:value-type="float" office:value="267905.149135937" calcext:value-type="float">
            <text:p>267905.149135937</text:p>
          </table:table-cell>
          <table:table-cell table:formula="of:= VLOOKUP([.$B2];[$'Peptideiondata_HeavyC13_A-1'.$B$4:.$N$42];9;0)" office:value-type="float" office:value="271376.3773" calcext:value-type="float">
            <text:p>271376.3773</text:p>
          </table:table-cell>
          <table:table-cell table:formula="of:= VLOOKUP([.$B2];[$'Peptideiondata_HeavyC13_A-1'.$B$4:.$N$42];10;0)" office:value-type="float" office:value="299809.1643" calcext:value-type="float">
            <text:p>299809.1643</text:p>
          </table:table-cell>
          <table:table-cell table:formula="of:=VLOOKUP([.$B2];[$'Peptideiondata_HeavyC13_A-1'.$B$4:.$N$42];11;0)" office:value-type="float" office:value="321523.9167" calcext:value-type="float">
            <text:p>321523.9167</text:p>
          </table:table-cell>
          <table:table-cell table:formula="of:=VLOOKUP([.$B2];[$'Peptideiondata_HeavyC13_A-1'.$B$4:.$N$42];12;0)" office:value-type="float" office:value="281900.5736" calcext:value-type="float">
            <text:p>281900.5736</text:p>
          </table:table-cell>
          <table:table-cell table:formula="of:=VLOOKUP([.$B2];[$'Peptideiondata_HeavyC13_A-1'.$B$4:.$N$42];13;0)" office:value-type="float" office:value="278887.4466" calcext:value-type="float">
            <text:p>278887.4466</text:p>
          </table:table-cell>
          <table:table-cell table:formula="of:=[.F2]/[.K2]" office:value-type="float" office:value="0.961724267320297" calcext:value-type="float">
            <text:p>0.961724267320297</text:p>
          </table:table-cell>
          <table:table-cell table:formula="of:=[.G2]/[.L2]" office:value-type="float" office:value="0.961017253770708" calcext:value-type="float">
            <text:p>0.961017253770708</text:p>
          </table:table-cell>
          <table:table-cell table:formula="of:=[.H2]/[.M2]" office:value-type="float" office:value="0.960314187953785" calcext:value-type="float">
            <text:p>0.960314187953785</text:p>
          </table:table-cell>
          <table:table-cell table:formula="of:=[.I2]/[.N2]" office:value-type="float" office:value="0.960660815933452" calcext:value-type="float">
            <text:p>0.960660815933452</text:p>
          </table:table-cell>
          <table:table-cell table:formula="of:=[.J2]/[.O2]" office:value-type="float" office:value="0.960621040502355" calcext:value-type="float">
            <text:p>0.96062104050235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374" calcext:value-type="float">
            <text:p>16374</text:p>
          </table:table-cell>
          <table:table-cell table:formula="of:=VLOOKUP( [.A3];[$Peptideiondata_HeavyC13.$A$4:.$AH$44]; 33;0)" office:value-type="string" office:string-value="GKGGKGLGKGGAKR" calcext:value-type="string">
            <text:p>GKGGKGLGKGGAKR</text:p>
          </table:table-cell>
          <table:table-cell table:formula="of:=VLOOKUP( [.A3];[$Peptideiondata_HeavyC13.$A$4:.$AH$44]; 34;0)" office:value-type="string" office:string-value="[N-term] Propionyl:13C(3) (N-term)|[2] EG Formyl (K)|[2] Propionyl:13C(3) (K)|[5] Propionyl:13C(3) (K)|[9] Propionyl:13C(3) (K)|[13] Propionyl:13C(3) (K)" calcext:value-type="string">
            <text:p>[N-term] Propionyl:13C(3) (N-term)|[2] EG Formyl (K)|[2] Propionyl:13C(3) (K)|[5] Propionyl:13C(3) (K)|[9] Propionyl:13C(3) (K)|[13] Propionyl:13C(3) (K)</text:p>
          </table:table-cell>
          <table:table-cell table:formula="of:=VLOOKUP([.B3];[$'Peptideiondata_HeavyC13_A-1'.$B$4:.$N$42];2;0)" office:value-type="float" office:value="1" calcext:value-type="float">
            <text:p>1</text:p>
          </table:table-cell>
          <table:table-cell table:formula="of:=VLOOKUP( [.$A3];[$Peptideiondata_HeavyC13.$A$4:.$AH$44]; 8;0)" office:value-type="float" office:value="12161.6186533412" calcext:value-type="float">
            <text:p>12161.6186533412</text:p>
          </table:table-cell>
          <table:table-cell table:formula="of:=VLOOKUP( [.$A3];[$Peptideiondata_HeavyC13.$A$4:.$AH$44]; 9;0)" office:value-type="float" office:value="15438.0784604772" calcext:value-type="float">
            <text:p>15438.0784604772</text:p>
          </table:table-cell>
          <table:table-cell table:formula="of:=VLOOKUP( [.$A3];[$Peptideiondata_HeavyC13.$A$4:.$AH$44]; 10;0)" office:value-type="float" office:value="15228.2056057583" calcext:value-type="float">
            <text:p>15228.2056057583</text:p>
          </table:table-cell>
          <table:table-cell table:formula="of:=VLOOKUP( [.$A3];[$Peptideiondata_HeavyC13.$A$4:.$AH$44]; 11;0)" office:value-type="float" office:value="17781.7143388278" calcext:value-type="float">
            <text:p>17781.7143388278</text:p>
          </table:table-cell>
          <table:table-cell table:formula="of:=VLOOKUP( [.$A3];[$Peptideiondata_HeavyC13.$A$4:.$AH$44]; 12;0)" office:value-type="float" office:value="15509.6611940842" calcext:value-type="float">
            <text:p>15509.6611940842</text:p>
          </table:table-cell>
          <table:table-cell table:formula="of:= VLOOKUP([.$B3];[$'Peptideiondata_HeavyC13_A-1'.$B$4:.$N$42];9;0)" office:value-type="float" office:value="12565.89649" calcext:value-type="float">
            <text:p>12565.89649</text:p>
          </table:table-cell>
          <table:table-cell table:formula="of:= VLOOKUP([.$B3];[$'Peptideiondata_HeavyC13_A-1'.$B$4:.$N$42];10;0)" office:value-type="float" office:value="15983.28465" calcext:value-type="float">
            <text:p>15983.28465</text:p>
          </table:table-cell>
          <table:table-cell table:formula="of:=VLOOKUP([.$B3];[$'Peptideiondata_HeavyC13_A-1'.$B$4:.$N$42];11;0)" office:value-type="float" office:value="15720.48813" calcext:value-type="float">
            <text:p>15720.48813</text:p>
          </table:table-cell>
          <table:table-cell table:formula="of:=VLOOKUP([.$B3];[$'Peptideiondata_HeavyC13_A-1'.$B$4:.$N$42];12;0)" office:value-type="float" office:value="18401.05947" calcext:value-type="float">
            <text:p>18401.05947</text:p>
          </table:table-cell>
          <table:table-cell table:formula="of:=VLOOKUP([.$B3];[$'Peptideiondata_HeavyC13_A-1'.$B$4:.$N$42];13;0)" office:value-type="float" office:value="16042.603" calcext:value-type="float">
            <text:p>16042.603</text:p>
          </table:table-cell>
          <table:table-cell table:formula="of:=[.F3]/[.K3]" office:value-type="float" office:value="0.967827378095902" calcext:value-type="float">
            <text:p>0.967827378095902</text:p>
          </table:table-cell>
          <table:table-cell table:formula="of:=[.G3]/[.L3]" office:value-type="float" office:value="0.965888977049358" calcext:value-type="float">
            <text:p>0.965888977049358</text:p>
          </table:table-cell>
          <table:table-cell table:formula="of:=[.H3]/[.M3]" office:value-type="float" office:value="0.968685290165879" calcext:value-type="float">
            <text:p>0.968685290165879</text:p>
          </table:table-cell>
          <table:table-cell table:formula="of:=[.I3]/[.N3]" office:value-type="float" office:value="0.966341876554339" calcext:value-type="float">
            <text:p>0.966341876554339</text:p>
          </table:table-cell>
          <table:table-cell table:formula="of:=[.J3]/[.O3]" office:value-type="float" office:value="0.966779592693542" calcext:value-type="float">
            <text:p>0.96677959269354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6375" calcext:value-type="float">
            <text:p>16375</text:p>
          </table:table-cell>
          <table:table-cell table:formula="of:=VLOOKUP( [.A4];[$Peptideiondata_HeavyC13.$A$4:.$AH$44]; 33;0)" office:value-type="string" office:string-value="GKGGKGLGKGGAKR" calcext:value-type="string">
            <text:p>GKGGKGLGKGGAKR</text:p>
          </table:table-cell>
          <table:table-cell table:formula="of:=VLOOKUP( [.A4];[$Peptideiondata_HeavyC13.$A$4:.$AH$44]; 34;0)" office:value-type="string" office:string-value="[N-term] Propionyl:13C(3) (N-term)|[2] EG Formyl (K)|[2] Propionyl:13C(3) (K)|[5] Propionyl:13C(3) (K)|[9] EG Acetyl ENKEL K (K)|[9] Propionyl:13C(3) (K)|[13] EG Acetyl ENKEL K (K)|[13] Propionyl:13C(3) (K)" calcext:value-type="string">
            <text:p>[N-term] Propionyl:13C(3) (N-term)|[2] EG Formyl (K)|[2] Propionyl:13C(3) (K)|[5] Propionyl:13C(3) (K)|[9] EG Acetyl ENKEL K (K)|[9] Propionyl:13C(3) (K)|[13] EG Acetyl ENKEL K (K)|[13] Propionyl:13C(3) (K)</text:p>
          </table:table-cell>
          <table:table-cell table:formula="of:=VLOOKUP([.B4];[$'Peptideiondata_HeavyC13_A-1'.$B$4:.$N$42];2;0)" office:value-type="float" office:value="1" calcext:value-type="float">
            <text:p>1</text:p>
          </table:table-cell>
          <table:table-cell table:formula="of:=VLOOKUP( [.$A4];[$Peptideiondata_HeavyC13.$A$4:.$AH$44]; 8;0)" office:value-type="float" office:value="3253.87793699077" calcext:value-type="float">
            <text:p>3253.87793699077</text:p>
          </table:table-cell>
          <table:table-cell table:formula="of:=VLOOKUP( [.$A4];[$Peptideiondata_HeavyC13.$A$4:.$AH$44]; 9;0)" office:value-type="float" office:value="3237.27236908234" calcext:value-type="float">
            <text:p>3237.27236908234</text:p>
          </table:table-cell>
          <table:table-cell table:formula="of:=VLOOKUP( [.$A4];[$Peptideiondata_HeavyC13.$A$4:.$AH$44]; 10;0)" office:value-type="float" office:value="3172.5079721513" calcext:value-type="float">
            <text:p>3172.5079721513</text:p>
          </table:table-cell>
          <table:table-cell table:formula="of:=VLOOKUP( [.$A4];[$Peptideiondata_HeavyC13.$A$4:.$AH$44]; 11;0)" office:value-type="float" office:value="3362.23848757883" calcext:value-type="float">
            <text:p>3362.23848757883</text:p>
          </table:table-cell>
          <table:table-cell table:formula="of:=VLOOKUP( [.$A4];[$Peptideiondata_HeavyC13.$A$4:.$AH$44]; 12;0)" office:value-type="float" office:value="3380.82721687681" calcext:value-type="float">
            <text:p>3380.82721687681</text:p>
          </table:table-cell>
          <table:table-cell table:formula="of:= VLOOKUP([.$B4];[$'Peptideiondata_HeavyC13_A-1'.$B$4:.$N$42];9;0)" office:value-type="float" office:value="3312.831579" calcext:value-type="float">
            <text:p>3312.831579</text:p>
          </table:table-cell>
          <table:table-cell table:formula="of:= VLOOKUP([.$B4];[$'Peptideiondata_HeavyC13_A-1'.$B$4:.$N$42];10;0)" office:value-type="float" office:value="3269.438636" calcext:value-type="float">
            <text:p>3269.438636</text:p>
          </table:table-cell>
          <table:table-cell table:formula="of:=VLOOKUP([.$B4];[$'Peptideiondata_HeavyC13_A-1'.$B$4:.$N$42];11;0)" office:value-type="float" office:value="3243.011507" calcext:value-type="float">
            <text:p>3243.011507</text:p>
          </table:table-cell>
          <table:table-cell table:formula="of:=VLOOKUP([.$B4];[$'Peptideiondata_HeavyC13_A-1'.$B$4:.$N$42];12;0)" office:value-type="float" office:value="3408.965938" calcext:value-type="float">
            <text:p>3408.965938</text:p>
          </table:table-cell>
          <table:table-cell table:formula="of:=VLOOKUP([.$B4];[$'Peptideiondata_HeavyC13_A-1'.$B$4:.$N$42];13;0)" office:value-type="float" office:value="3418.622686" calcext:value-type="float">
            <text:p>3418.622686</text:p>
          </table:table-cell>
          <table:table-cell table:formula="of:=[.F4]/[.K4]" office:value-type="float" office:value="0.982204455432345" calcext:value-type="float">
            <text:p>0.982204455432345</text:p>
          </table:table-cell>
          <table:table-cell table:formula="of:=[.G4]/[.L4]" office:value-type="float" office:value="0.990161532146995" calcext:value-type="float">
            <text:p>0.990161532146995</text:p>
          </table:table-cell>
          <table:table-cell table:formula="of:=[.H4]/[.M4]" office:value-type="float" office:value="0.978259856711418" calcext:value-type="float">
            <text:p>0.978259856711418</text:p>
          </table:table-cell>
          <table:table-cell table:formula="of:=[.I4]/[.N4]" office:value-type="float" office:value="0.986292778727914" calcext:value-type="float">
            <text:p>0.986292778727914</text:p>
          </table:table-cell>
          <table:table-cell table:formula="of:=[.J4]/[.O4]" office:value-type="float" office:value="0.988944240826" calcext:value-type="float">
            <text:p>0.988944240826</text:p>
          </table:table-cell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float" office:value="16376" calcext:value-type="float">
            <text:p>16376</text:p>
          </table:table-cell>
          <table:table-cell table:formula="of:=VLOOKUP( [.A5];[$Peptideiondata_HeavyC13.$A$4:.$AH$44]; 33;0)" office:value-type="string" office:string-value="GKGGKGLGKGGAKR" calcext:value-type="string">
            <text:p>GKGGKGLGKGGAKR</text:p>
          </table:table-cell>
          <table:table-cell table:formula="of:=VLOOKUP( [.A5];[$Peptideiondata_HeavyC13.$A$4:.$AH$44]; 34;0)" office:value-type="string" office:string-value="[N-term] Propionyl:13C(3) (N-term)|[2] EG Acetyl ENKEL K (K)|[2] Propionyl:13C(3) (K)|[5] Propionyl:13C(3) (K)|[9] EG Acetyl ENKEL K (K)|[9] Propionyl:13C(3) (K)|[13] EG Acetyl ENKEL K (K)|[13] Propionyl:13C(3) (K)" calcext:value-type="string">
            <text:p>[N-term] Propionyl:13C(3) (N-term)|[2] EG Acetyl ENKEL K (K)|[2] Propionyl:13C(3) (K)|[5] Propionyl:13C(3) (K)|[9] EG Acetyl ENKEL K (K)|[9] Propionyl:13C(3) (K)|[13] EG Acetyl ENKEL K (K)|[13] Propionyl:13C(3) (K)</text:p>
          </table:table-cell>
          <table:table-cell table:formula="of:=VLOOKUP([.B5];[$'Peptideiondata_HeavyC13_A-1'.$B$4:.$N$42];2;0)" office:value-type="float" office:value="1" calcext:value-type="float">
            <text:p>1</text:p>
          </table:table-cell>
          <table:table-cell table:formula="of:=VLOOKUP( [.$A5];[$Peptideiondata_HeavyC13.$A$4:.$AH$44]; 8;0)" office:value-type="float" office:value="22780.7746542671" calcext:value-type="float">
            <text:p>22780.7746542671</text:p>
          </table:table-cell>
          <table:table-cell table:formula="of:=VLOOKUP( [.$A5];[$Peptideiondata_HeavyC13.$A$4:.$AH$44]; 9;0)" office:value-type="float" office:value="20452.7010617541" calcext:value-type="float">
            <text:p>20452.7010617541</text:p>
          </table:table-cell>
          <table:table-cell table:formula="of:=VLOOKUP( [.$A5];[$Peptideiondata_HeavyC13.$A$4:.$AH$44]; 10;0)" office:value-type="float" office:value="21101.991101488" calcext:value-type="float">
            <text:p>21101.991101488</text:p>
          </table:table-cell>
          <table:table-cell table:formula="of:=VLOOKUP( [.$A5];[$Peptideiondata_HeavyC13.$A$4:.$AH$44]; 11;0)" office:value-type="float" office:value="21272.8640948342" calcext:value-type="float">
            <text:p>21272.8640948342</text:p>
          </table:table-cell>
          <table:table-cell table:formula="of:=VLOOKUP( [.$A5];[$Peptideiondata_HeavyC13.$A$4:.$AH$44]; 12;0)" office:value-type="float" office:value="22378.6726423553" calcext:value-type="float">
            <text:p>22378.6726423553</text:p>
          </table:table-cell>
          <table:table-cell table:formula="of:= VLOOKUP([.$B5];[$'Peptideiondata_HeavyC13_A-1'.$B$4:.$N$42];9;0)" office:value-type="float" office:value="23333.94198" calcext:value-type="float">
            <text:p>23333.94198</text:p>
          </table:table-cell>
          <table:table-cell table:formula="of:= VLOOKUP([.$B5];[$'Peptideiondata_HeavyC13_A-1'.$B$4:.$N$42];10;0)" office:value-type="float" office:value="20968.26051" calcext:value-type="float">
            <text:p>20968.26051</text:p>
          </table:table-cell>
          <table:table-cell table:formula="of:=VLOOKUP([.$B5];[$'Peptideiondata_HeavyC13_A-1'.$B$4:.$N$42];11;0)" office:value-type="float" office:value="21657.4177" calcext:value-type="float">
            <text:p>21657.4177</text:p>
          </table:table-cell>
          <table:table-cell table:formula="of:=VLOOKUP([.$B5];[$'Peptideiondata_HeavyC13_A-1'.$B$4:.$N$42];12;0)" office:value-type="float" office:value="21848.85265" calcext:value-type="float">
            <text:p>21848.85265</text:p>
          </table:table-cell>
          <table:table-cell table:formula="of:=VLOOKUP([.$B5];[$'Peptideiondata_HeavyC13_A-1'.$B$4:.$N$42];13;0)" office:value-type="float" office:value="22968.92725" calcext:value-type="float">
            <text:p>22968.92725</text:p>
          </table:table-cell>
          <table:table-cell table:formula="of:=[.F5]/[.K5]" office:value-type="float" office:value="0.976293447279203" calcext:value-type="float">
            <text:p>0.976293447279203</text:p>
          </table:table-cell>
          <table:table-cell table:formula="of:=[.G5]/[.L5]" office:value-type="float" office:value="0.975412388261772" calcext:value-type="float">
            <text:p>0.975412388261772</text:p>
          </table:table-cell>
          <table:table-cell table:formula="of:=[.H5]/[.M5]" office:value-type="float" office:value="0.97435397856726" calcext:value-type="float">
            <text:p>0.97435397856726</text:p>
          </table:table-cell>
          <table:table-cell table:formula="of:=[.I5]/[.N5]" office:value-type="float" office:value="0.973637583428629" calcext:value-type="float">
            <text:p>0.973637583428629</text:p>
          </table:table-cell>
          <table:table-cell table:formula="of:=[.J5]/[.O5]" office:value-type="float" office:value="0.974302038522731" calcext:value-type="float">
            <text:p>0.974302038522731</text:p>
          </table:table-cell>
        </table:table-row>
        <table:table-row table:style-name="ro1">
          <table:table-cell office:value-type="float" office:value="16349" calcext:value-type="float">
            <text:p>16349</text:p>
          </table:table-cell>
          <table:table-cell office:value-type="float" office:value="16377" calcext:value-type="float">
            <text:p>16377</text:p>
          </table:table-cell>
          <table:table-cell table:formula="of:=VLOOKUP( [.A6];[$Peptideiondata_HeavyC13.$A$4:.$AH$44]; 33;0)" office:value-type="string" office:string-value="GKGGKGLGKGGAKR" calcext:value-type="string">
            <text:p>GKGGKGLGKGGAKR</text:p>
          </table:table-cell>
          <table:table-cell table:formula="of:=VLOOKUP( [.A6];[$Peptideiondata_HeavyC13.$A$4:.$AH$44]; 34;0)" office:value-type="string" office:string-value="[N-term] Propionyl:13C(3) (N-term)|[2] Propionyl:13C(3) (K)|[5] EG Acetyl ENKEL K (K)|[5] Propionyl:13C(3) (K)|[9] Propionyl:13C(3) (K)|[13] EG Acetyl ENKEL K (K)|[13] Propionyl:13C(3) (K)" calcext:value-type="string">
            <text:p>[N-term] Propionyl:13C(3) (N-term)|[2] Propionyl:13C(3) (K)|[5] EG Acetyl ENKEL K (K)|[5] Propionyl:13C(3) (K)|[9] Propionyl:13C(3) (K)|[13] EG Acetyl ENKEL K (K)|[13] Propionyl:13C(3) (K)</text:p>
          </table:table-cell>
          <table:table-cell table:formula="of:=VLOOKUP([.B6];[$'Peptideiondata_HeavyC13_A-1'.$B$4:.$N$42];2;0)" office:value-type="float" office:value="2" calcext:value-type="float">
            <text:p>2</text:p>
          </table:table-cell>
          <table:table-cell table:formula="of:=VLOOKUP( [.$A6];[$Peptideiondata_HeavyC13.$A$4:.$AH$44]; 8;0)" office:value-type="float" office:value="62574.1227818279" calcext:value-type="float">
            <text:p>62574.1227818279</text:p>
          </table:table-cell>
          <table:table-cell table:formula="of:=VLOOKUP( [.$A6];[$Peptideiondata_HeavyC13.$A$4:.$AH$44]; 9;0)" office:value-type="float" office:value="56790.116553072" calcext:value-type="float">
            <text:p>56790.116553072</text:p>
          </table:table-cell>
          <table:table-cell table:formula="of:=VLOOKUP( [.$A6];[$Peptideiondata_HeavyC13.$A$4:.$AH$44]; 10;0)" office:value-type="float" office:value="57141.3095129276" calcext:value-type="float">
            <text:p>57141.3095129276</text:p>
          </table:table-cell>
          <table:table-cell table:formula="of:=VLOOKUP( [.$A6];[$Peptideiondata_HeavyC13.$A$4:.$AH$44]; 11;0)" office:value-type="float" office:value="56330.5887415965" calcext:value-type="float">
            <text:p>56330.5887415965</text:p>
          </table:table-cell>
          <table:table-cell table:formula="of:=VLOOKUP( [.$A6];[$Peptideiondata_HeavyC13.$A$4:.$AH$44]; 12;0)" office:value-type="float" office:value="58019.9775952136" calcext:value-type="float">
            <text:p>58019.9775952136</text:p>
          </table:table-cell>
          <table:table-cell table:formula="of:= VLOOKUP([.$B6];[$'Peptideiondata_HeavyC13_A-1'.$B$4:.$N$42];9;0)" office:value-type="float" office:value="63888.41382" calcext:value-type="float">
            <text:p>63888.41382</text:p>
          </table:table-cell>
          <table:table-cell table:formula="of:= VLOOKUP([.$B6];[$'Peptideiondata_HeavyC13_A-1'.$B$4:.$N$42];10;0)" office:value-type="float" office:value="57990.92432" calcext:value-type="float">
            <text:p>57990.92432</text:p>
          </table:table-cell>
          <table:table-cell table:formula="of:=VLOOKUP([.$B6];[$'Peptideiondata_HeavyC13_A-1'.$B$4:.$N$42];11;0)" office:value-type="float" office:value="58303.4757" calcext:value-type="float">
            <text:p>58303.4757</text:p>
          </table:table-cell>
          <table:table-cell table:formula="of:=VLOOKUP([.$B6];[$'Peptideiondata_HeavyC13_A-1'.$B$4:.$N$42];12;0)" office:value-type="float" office:value="57539.01827" calcext:value-type="float">
            <text:p>57539.01827</text:p>
          </table:table-cell>
          <table:table-cell table:formula="of:=VLOOKUP([.$B6];[$'Peptideiondata_HeavyC13_A-1'.$B$4:.$N$42];13;0)" office:value-type="float" office:value="59228.0933" calcext:value-type="float">
            <text:p>59228.0933</text:p>
          </table:table-cell>
          <table:table-cell table:formula="of:=[.F6]/[.K6]" office:value-type="float" office:value="0.979428335130138" calcext:value-type="float">
            <text:p>0.979428335130138</text:p>
          </table:table-cell>
          <table:table-cell table:formula="of:=[.G6]/[.L6]" office:value-type="float" office:value="0.979293177665149" calcext:value-type="float">
            <text:p>0.979293177665149</text:p>
          </table:table-cell>
          <table:table-cell table:formula="of:=[.H6]/[.M6]" office:value-type="float" office:value="0.980066948443137" calcext:value-type="float">
            <text:p>0.980066948443137</text:p>
          </table:table-cell>
          <table:table-cell table:formula="of:=[.I6]/[.N6]" office:value-type="float" office:value="0.978998085738394" calcext:value-type="float">
            <text:p>0.978998085738394</text:p>
          </table:table-cell>
          <table:table-cell table:formula="of:=[.J6]/[.O6]" office:value-type="float" office:value="0.979602319820307" calcext:value-type="float">
            <text:p>0.979602319820307</text:p>
          </table:table-cell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float" office:value="16378" calcext:value-type="float">
            <text:p>16378</text:p>
          </table:table-cell>
          <table:table-cell table:formula="of:=VLOOKUP( [.A7];[$Peptideiondata_HeavyC13.$A$4:.$AH$44]; 33;0)" office:value-type="string" office:string-value="GKGGKGLGKGGAKR" calcext:value-type="string">
            <text:p>GKGGKGLGKGGAKR</text:p>
          </table:table-cell>
          <table:table-cell table:formula="of:=VLOOKUP( [.A7];[$Peptideiondata_HeavyC13.$A$4:.$AH$44]; 34;0)" office:value-type="string" office:string-value="[N-term] Propionyl:13C(3) (N-term)|[2] Propionyl:13C(3) (K)|[5] Propionyl:13C(3) (K)|[9] EG Acetyl ENKEL K (K)|[9] Propionyl:13C(3) (K)|[13] Propionyl:13C(3) (K)" calcext:value-type="string">
            <text:p>[N-term] Propionyl:13C(3) (N-term)|[2] Propionyl:13C(3) (K)|[5] Propionyl:13C(3) (K)|[9] EG Acetyl ENKEL K (K)|[9] Propionyl:13C(3) (K)|[13] Propionyl:13C(3) (K)</text:p>
          </table:table-cell>
          <table:table-cell table:formula="of:=VLOOKUP([.B7];[$'Peptideiondata_HeavyC13_A-1'.$B$4:.$N$42];2;0)" office:value-type="float" office:value="1" calcext:value-type="float">
            <text:p>1</text:p>
          </table:table-cell>
          <table:table-cell table:formula="of:=VLOOKUP( [.$A7];[$Peptideiondata_HeavyC13.$A$4:.$AH$44]; 8;0)" office:value-type="float" office:value="41923.2520141378" calcext:value-type="float">
            <text:p>41923.2520141378</text:p>
          </table:table-cell>
          <table:table-cell table:formula="of:=VLOOKUP( [.$A7];[$Peptideiondata_HeavyC13.$A$4:.$AH$44]; 9;0)" office:value-type="float" office:value="33598.3468762678" calcext:value-type="float">
            <text:p>33598.3468762678</text:p>
          </table:table-cell>
          <table:table-cell table:formula="of:=VLOOKUP( [.$A7];[$Peptideiondata_HeavyC13.$A$4:.$AH$44]; 10;0)" office:value-type="float" office:value="35832.7888266988" calcext:value-type="float">
            <text:p>35832.7888266988</text:p>
          </table:table-cell>
          <table:table-cell table:formula="of:=VLOOKUP( [.$A7];[$Peptideiondata_HeavyC13.$A$4:.$AH$44]; 11;0)" office:value-type="float" office:value="35160.6334880885" calcext:value-type="float">
            <text:p>35160.6334880885</text:p>
          </table:table-cell>
          <table:table-cell table:formula="of:=VLOOKUP( [.$A7];[$Peptideiondata_HeavyC13.$A$4:.$AH$44]; 12;0)" office:value-type="float" office:value="34477.2029280709" calcext:value-type="float">
            <text:p>34477.2029280709</text:p>
          </table:table-cell>
          <table:table-cell table:formula="of:= VLOOKUP([.$B7];[$'Peptideiondata_HeavyC13_A-1'.$B$4:.$N$42];9;0)" office:value-type="float" office:value="43156.66905" calcext:value-type="float">
            <text:p>43156.66905</text:p>
          </table:table-cell>
          <table:table-cell table:formula="of:= VLOOKUP([.$B7];[$'Peptideiondata_HeavyC13_A-1'.$B$4:.$N$42];10;0)" office:value-type="float" office:value="34653.56185" calcext:value-type="float">
            <text:p>34653.56185</text:p>
          </table:table-cell>
          <table:table-cell table:formula="of:=VLOOKUP([.$B7];[$'Peptideiondata_HeavyC13_A-1'.$B$4:.$N$42];11;0)" office:value-type="float" office:value="36934.70125" calcext:value-type="float">
            <text:p>36934.70125</text:p>
          </table:table-cell>
          <table:table-cell table:formula="of:=VLOOKUP([.$B7];[$'Peptideiondata_HeavyC13_A-1'.$B$4:.$N$42];12;0)" office:value-type="float" office:value="36198.57559" calcext:value-type="float">
            <text:p>36198.57559</text:p>
          </table:table-cell>
          <table:table-cell table:formula="of:=VLOOKUP([.$B7];[$'Peptideiondata_HeavyC13_A-1'.$B$4:.$N$42];13;0)" office:value-type="float" office:value="35561.59416" calcext:value-type="float">
            <text:p>35561.59416</text:p>
          </table:table-cell>
          <table:table-cell table:formula="of:=[.F7]/[.K7]" office:value-type="float" office:value="0.971420013105432" calcext:value-type="float">
            <text:p>0.971420013105432</text:p>
          </table:table-cell>
          <table:table-cell table:formula="of:=[.G7]/[.L7]" office:value-type="float" office:value="0.969549595556735" calcext:value-type="float">
            <text:p>0.969549595556735</text:p>
          </table:table-cell>
          <table:table-cell table:formula="of:=[.H7]/[.M7]" office:value-type="float" office:value="0.970165931061885" calcext:value-type="float">
            <text:p>0.970165931061885</text:p>
          </table:table-cell>
          <table:table-cell table:formula="of:=[.I7]/[.N7]" office:value-type="float" office:value="0.971326437988399" calcext:value-type="float">
            <text:p>0.971326437988399</text:p>
          </table:table-cell>
          <table:table-cell table:formula="of:=[.J7]/[.O7]" office:value-type="float" office:value="0.969506675458637" calcext:value-type="float">
            <text:p>0.969506675458637</text:p>
          </table:table-cell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float" office:value="16380" calcext:value-type="float">
            <text:p>16380</text:p>
          </table:table-cell>
          <table:table-cell table:formula="of:=VLOOKUP( [.A8];[$Peptideiondata_HeavyC13.$A$4:.$AH$44]; 33;0)" office:value-type="string" office:string-value="GKGGKGLGKGGAKR" calcext:value-type="string">
            <text:p>GKGGKGLGKGGAKR</text:p>
          </table:table-cell>
          <table:table-cell table:formula="of:=VLOOKUP( [.A8];[$Peptideiondata_HeavyC13.$A$4:.$AH$44]; 34;0)" office:value-type="string" office:string-value="[N-term] Propionyl:13C(3) (N-term)|[2] Propionyl:13C(3) (K)|[5] Propionyl:13C(3) (K)|[9] Propionyl:13C(3) (K)|[13] EG Acetyl ENKEL K (K)|[13] Propionyl:13C(3) (K)" calcext:value-type="string">
            <text:p>[N-term] Propionyl:13C(3) (N-term)|[2] Propionyl:13C(3) (K)|[5] Propionyl:13C(3) (K)|[9] Propionyl:13C(3) (K)|[13] EG Acetyl ENKEL K (K)|[13] Propionyl:13C(3) (K)</text:p>
          </table:table-cell>
          <table:table-cell table:formula="of:=VLOOKUP([.B8];[$'Peptideiondata_HeavyC13_A-1'.$B$4:.$N$42];2;0)" office:value-type="float" office:value="3" calcext:value-type="float">
            <text:p>3</text:p>
          </table:table-cell>
          <table:table-cell table:formula="of:=VLOOKUP( [.$A8];[$Peptideiondata_HeavyC13.$A$4:.$AH$44]; 8;0)" office:value-type="float" office:value="237216.671675996" calcext:value-type="float">
            <text:p>237216.671675996</text:p>
          </table:table-cell>
          <table:table-cell table:formula="of:=VLOOKUP( [.$A8];[$Peptideiondata_HeavyC13.$A$4:.$AH$44]; 9;0)" office:value-type="float" office:value="261358.326048838" calcext:value-type="float">
            <text:p>261358.326048838</text:p>
          </table:table-cell>
          <table:table-cell table:formula="of:=VLOOKUP( [.$A8];[$Peptideiondata_HeavyC13.$A$4:.$AH$44]; 10;0)" office:value-type="float" office:value="261463.888978812" calcext:value-type="float">
            <text:p>261463.888978812</text:p>
          </table:table-cell>
          <table:table-cell table:formula="of:=VLOOKUP( [.$A8];[$Peptideiondata_HeavyC13.$A$4:.$AH$44]; 11;0)" office:value-type="float" office:value="253156.220825892" calcext:value-type="float">
            <text:p>253156.220825892</text:p>
          </table:table-cell>
          <table:table-cell table:formula="of:=VLOOKUP( [.$A8];[$Peptideiondata_HeavyC13.$A$4:.$AH$44]; 12;0)" office:value-type="float" office:value="274386.222217696" calcext:value-type="float">
            <text:p>274386.222217696</text:p>
          </table:table-cell>
          <table:table-cell table:formula="of:= VLOOKUP([.$B8];[$'Peptideiondata_HeavyC13_A-1'.$B$4:.$N$42];9;0)" office:value-type="float" office:value="248284.091" calcext:value-type="float">
            <text:p>248284.091</text:p>
          </table:table-cell>
          <table:table-cell table:formula="of:= VLOOKUP([.$B8];[$'Peptideiondata_HeavyC13_A-1'.$B$4:.$N$42];10;0)" office:value-type="float" office:value="273930.7885" calcext:value-type="float">
            <text:p>273930.7885</text:p>
          </table:table-cell>
          <table:table-cell table:formula="of:=VLOOKUP([.$B8];[$'Peptideiondata_HeavyC13_A-1'.$B$4:.$N$42];11;0)" office:value-type="float" office:value="273882.7437" calcext:value-type="float">
            <text:p>273882.7437</text:p>
          </table:table-cell>
          <table:table-cell table:formula="of:=VLOOKUP([.$B8];[$'Peptideiondata_HeavyC13_A-1'.$B$4:.$N$42];12;0)" office:value-type="float" office:value="265303.3645" calcext:value-type="float">
            <text:p>265303.3645</text:p>
          </table:table-cell>
          <table:table-cell table:formula="of:=VLOOKUP([.$B8];[$'Peptideiondata_HeavyC13_A-1'.$B$4:.$N$42];13;0)" office:value-type="float" office:value="287740.303" calcext:value-type="float">
            <text:p>287740.303</text:p>
          </table:table-cell>
          <table:table-cell table:formula="of:=[.F8]/[.K8]" office:value-type="float" office:value="0.955424371817669" calcext:value-type="float">
            <text:p>0.955424371817669</text:p>
          </table:table-cell>
          <table:table-cell table:formula="of:=[.G8]/[.L8]" office:value-type="float" office:value="0.954103507239888" calcext:value-type="float">
            <text:p>0.954103507239888</text:p>
          </table:table-cell>
          <table:table-cell table:formula="of:=[.H8]/[.M8]" office:value-type="float" office:value="0.954656308194462" calcext:value-type="float">
            <text:p>0.954656308194462</text:p>
          </table:table-cell>
          <table:table-cell table:formula="of:=[.I8]/[.N8]" office:value-type="float" office:value="0.954214136345384" calcext:value-type="float">
            <text:p>0.954214136345384</text:p>
          </table:table-cell>
          <table:table-cell table:formula="of:=[.J8]/[.O8]" office:value-type="float" office:value="0.953589814693759" calcext:value-type="float">
            <text:p>0.953589814693759</text:p>
          </table:table-cell>
        </table:table-row>
        <table:table-row table:style-name="ro1">
          <table:table-cell office:value-type="float" office:value="16357" calcext:value-type="float">
            <text:p>16357</text:p>
          </table:table-cell>
          <table:table-cell office:value-type="float" office:value="16381" calcext:value-type="float">
            <text:p>16381</text:p>
          </table:table-cell>
          <table:table-cell table:formula="of:=VLOOKUP( [.A9];[$Peptideiondata_HeavyC13.$A$4:.$AH$44]; 33;0)" office:value-type="string" office:string-value="GKGGKGLGKGGAKR" calcext:value-type="string">
            <text:p>GKGGKGLGKGGAKR</text:p>
          </table:table-cell>
          <table:table-cell table:formula="of:=VLOOKUP( [.A9];[$Peptideiondata_HeavyC13.$A$4:.$AH$44]; 34;0)" office:value-type="string" office:string-value="[N-term] Propionyl:13C(3) (N-term)|[2] EG Formyl (K)|[2] Propionyl:13C(3) (K)|[5] Propionyl:13C(3) (K)|[9] Propionyl:13C(3) (K)|[13] EG Acetyl ENKEL K (K)|[13] Propionyl:13C(3) (K)" calcext:value-type="string">
            <text:p>[N-term] Propionyl:13C(3) (N-term)|[2] EG Formyl (K)|[2] Propionyl:13C(3) (K)|[5] Propionyl:13C(3) (K)|[9] Propionyl:13C(3) (K)|[13] EG Acetyl ENKEL K (K)|[13] Propionyl:13C(3) (K)</text:p>
          </table:table-cell>
          <table:table-cell table:formula="of:=VLOOKUP([.B9];[$'Peptideiondata_HeavyC13_A-1'.$B$4:.$N$42];2;0)" office:value-type="float" office:value="1" calcext:value-type="float">
            <text:p>1</text:p>
          </table:table-cell>
          <table:table-cell table:formula="of:=VLOOKUP( [.$A9];[$Peptideiondata_HeavyC13.$A$4:.$AH$44]; 8;0)" office:value-type="float" office:value="6342.06850406916" calcext:value-type="float">
            <text:p>6342.06850406916</text:p>
          </table:table-cell>
          <table:table-cell table:formula="of:=VLOOKUP( [.$A9];[$Peptideiondata_HeavyC13.$A$4:.$AH$44]; 9;0)" office:value-type="float" office:value="6395.29888513666" calcext:value-type="float">
            <text:p>6395.29888513666</text:p>
          </table:table-cell>
          <table:table-cell table:formula="of:=VLOOKUP( [.$A9];[$Peptideiondata_HeavyC13.$A$4:.$AH$44]; 10;0)" office:value-type="float" office:value="6711.83399967392" calcext:value-type="float">
            <text:p>6711.83399967392</text:p>
          </table:table-cell>
          <table:table-cell table:formula="of:=VLOOKUP( [.$A9];[$Peptideiondata_HeavyC13.$A$4:.$AH$44]; 11;0)" office:value-type="float" office:value="6608.21467597465" calcext:value-type="float">
            <text:p>6608.21467597465</text:p>
          </table:table-cell>
          <table:table-cell table:formula="of:=VLOOKUP( [.$A9];[$Peptideiondata_HeavyC13.$A$4:.$AH$44]; 12;0)" office:value-type="float" office:value="6269.92014910759" calcext:value-type="float">
            <text:p>6269.92014910759</text:p>
          </table:table-cell>
          <table:table-cell table:formula="of:= VLOOKUP([.$B9];[$'Peptideiondata_HeavyC13_A-1'.$B$4:.$N$42];9;0)" office:value-type="float" office:value="6476.579632" calcext:value-type="float">
            <text:p>6476.579632</text:p>
          </table:table-cell>
          <table:table-cell table:formula="of:= VLOOKUP([.$B9];[$'Peptideiondata_HeavyC13_A-1'.$B$4:.$N$42];10;0)" office:value-type="float" office:value="6547.990388" calcext:value-type="float">
            <text:p>6547.990388</text:p>
          </table:table-cell>
          <table:table-cell table:formula="of:=VLOOKUP([.$B9];[$'Peptideiondata_HeavyC13_A-1'.$B$4:.$N$42];11;0)" office:value-type="float" office:value="6853.184679" calcext:value-type="float">
            <text:p>6853.184679</text:p>
          </table:table-cell>
          <table:table-cell table:formula="of:=VLOOKUP([.$B9];[$'Peptideiondata_HeavyC13_A-1'.$B$4:.$N$42];12;0)" office:value-type="float" office:value="6753.203887" calcext:value-type="float">
            <text:p>6753.203887</text:p>
          </table:table-cell>
          <table:table-cell table:formula="of:=VLOOKUP([.$B9];[$'Peptideiondata_HeavyC13_A-1'.$B$4:.$N$42];13;0)" office:value-type="float" office:value="6413.84533" calcext:value-type="float">
            <text:p>6413.84533</text:p>
          </table:table-cell>
          <table:table-cell table:formula="of:=[.F9]/[.K9]" office:value-type="float" office:value="0.979231147368862" calcext:value-type="float">
            <text:p>0.979231147368862</text:p>
          </table:table-cell>
          <table:table-cell table:formula="of:=[.G9]/[.L9]" office:value-type="float" office:value="0.976681165698843" calcext:value-type="float">
            <text:p>0.976681165698843</text:p>
          </table:table-cell>
          <table:table-cell table:formula="of:=[.H9]/[.M9]" office:value-type="float" office:value="0.979374453491788" calcext:value-type="float">
            <text:p>0.979374453491788</text:p>
          </table:table-cell>
          <table:table-cell table:formula="of:=[.I9]/[.N9]" office:value-type="float" office:value="0.978530307473101" calcext:value-type="float">
            <text:p>0.978530307473101</text:p>
          </table:table-cell>
          <table:table-cell table:formula="of:=[.J9]/[.O9]" office:value-type="float" office:value="0.977560235165133" calcext:value-type="float">
            <text:p>0.9775602351651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383" calcext:value-type="float">
            <text:p>16383</text:p>
          </table:table-cell>
          <table:table-cell table:formula="of:=VLOOKUP( [.A10];[$Peptideiondata_HeavyC13.$A$4:.$AH$44]; 33;0)" office:value-type="string" office:string-value="KSAPATGGVKKPHR" calcext:value-type="string">
            <text:p>KSAPATGGVKKPHR</text:p>
          </table:table-cell>
          <table:table-cell table:formula="of:=VLOOKUP( [.A10];[$Peptideiondata_HeavyC13.$A$4:.$AH$44]; 34;0)" office:value-type="string" office:string-value="[N-term] Propionyl:13C(3) (N-term)|[1] EG Dimethyl enkel K (K)|[1] Propionyl:13C(3) (K)|[10] Propionyl:13C(3) (K)|[11] Propionyl:13C(3) (K)" calcext:value-type="string">
            <text:p>[N-term] Propionyl:13C(3) (N-term)|[1] EG Dimethyl enkel K (K)|[1] Propionyl:13C(3) (K)|[10] Propionyl:13C(3) (K)|[11] Propionyl:13C(3) (K)</text:p>
          </table:table-cell>
          <table:table-cell table:formula="of:=VLOOKUP([.B10];[$'Peptideiondata_HeavyC13_A-1'.$B$4:.$N$42];2;0)" office:value-type="float" office:value="2" calcext:value-type="float">
            <text:p>2</text:p>
          </table:table-cell>
          <table:table-cell table:formula="of:=VLOOKUP( [.$A10];[$Peptideiondata_HeavyC13.$A$4:.$AH$44]; 8;0)" office:value-type="float" office:value="284724.621283233" calcext:value-type="float">
            <text:p>284724.621283233</text:p>
          </table:table-cell>
          <table:table-cell table:formula="of:=VLOOKUP( [.$A10];[$Peptideiondata_HeavyC13.$A$4:.$AH$44]; 9;0)" office:value-type="float" office:value="271262.282096494" calcext:value-type="float">
            <text:p>271262.282096494</text:p>
          </table:table-cell>
          <table:table-cell table:formula="of:=VLOOKUP( [.$A10];[$Peptideiondata_HeavyC13.$A$4:.$AH$44]; 10;0)" office:value-type="float" office:value="307832.776377886" calcext:value-type="float">
            <text:p>307832.776377886</text:p>
          </table:table-cell>
          <table:table-cell table:formula="of:=VLOOKUP( [.$A10];[$Peptideiondata_HeavyC13.$A$4:.$AH$44]; 11;0)" office:value-type="float" office:value="268144.993909503" calcext:value-type="float">
            <text:p>268144.993909503</text:p>
          </table:table-cell>
          <table:table-cell table:formula="of:=VLOOKUP( [.$A10];[$Peptideiondata_HeavyC13.$A$4:.$AH$44]; 12;0)" office:value-type="float" office:value="338088.782868172" calcext:value-type="float">
            <text:p>338088.782868172</text:p>
          </table:table-cell>
          <table:table-cell table:formula="of:= VLOOKUP([.$B10];[$'Peptideiondata_HeavyC13_A-1'.$B$4:.$N$42];9;0)" office:value-type="float" office:value="291953.1913" calcext:value-type="float">
            <text:p>291953.1913</text:p>
          </table:table-cell>
          <table:table-cell table:formula="of:= VLOOKUP([.$B10];[$'Peptideiondata_HeavyC13_A-1'.$B$4:.$N$42];10;0)" office:value-type="float" office:value="280317.837" calcext:value-type="float">
            <text:p>280317.837</text:p>
          </table:table-cell>
          <table:table-cell table:formula="of:=VLOOKUP([.$B10];[$'Peptideiondata_HeavyC13_A-1'.$B$4:.$N$42];11;0)" office:value-type="float" office:value="317900.3666" calcext:value-type="float">
            <text:p>317900.3666</text:p>
          </table:table-cell>
          <table:table-cell table:formula="of:=VLOOKUP([.$B10];[$'Peptideiondata_HeavyC13_A-1'.$B$4:.$N$42];12;0)" office:value-type="float" office:value="275942.2299" calcext:value-type="float">
            <text:p>275942.2299</text:p>
          </table:table-cell>
          <table:table-cell table:formula="of:=VLOOKUP([.$B10];[$'Peptideiondata_HeavyC13_A-1'.$B$4:.$N$42];13;0)" office:value-type="float" office:value="349156.1712" calcext:value-type="float">
            <text:p>349156.1712</text:p>
          </table:table-cell>
          <table:table-cell table:formula="of:=[.F10]/[.K10]" office:value-type="float" office:value="0.975240654213849" calcext:value-type="float">
            <text:p>0.975240654213849</text:p>
          </table:table-cell>
          <table:table-cell table:formula="of:=[.G10]/[.L10]" office:value-type="float" office:value="0.967695402474492" calcext:value-type="float">
            <text:p>0.967695402474492</text:p>
          </table:table-cell>
          <table:table-cell table:formula="of:=[.H10]/[.M10]" office:value-type="float" office:value="0.9683309889517" calcext:value-type="float">
            <text:p>0.9683309889517</text:p>
          </table:table-cell>
          <table:table-cell table:formula="of:=[.I10]/[.N10]" office:value-type="float" office:value="0.971743230482255" calcext:value-type="float">
            <text:p>0.971743230482255</text:p>
          </table:table-cell>
          <table:table-cell table:formula="of:=[.J10]/[.O10]" office:value-type="float" office:value="0.968302469654794" calcext:value-type="float">
            <text:p>0.9683024696547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384" calcext:value-type="float">
            <text:p>16384</text:p>
          </table:table-cell>
          <table:table-cell table:formula="of:=VLOOKUP( [.A11];[$Peptideiondata_HeavyC13.$A$4:.$AH$44]; 33;0)" office:value-type="string" office:string-value="KSAPATGGVKKPHR" calcext:value-type="string">
            <text:p>KSAPATGGVKKPHR</text:p>
          </table:table-cell>
          <table:table-cell table:formula="of:=VLOOKUP( [.A11];[$Peptideiondata_HeavyC13.$A$4:.$AH$44]; 34;0)" office:value-type="string" office:string-value="[N-term] Propionyl:13C(3) (N-term)|[1] Propionyl:13C(3) + Me (K)|[1] Propionyl:13C(3) (K)|[10] Propionyl:13C(3) (K)|[11] Propionyl:13C(3) (K)" calcext:value-type="string">
            <text:p>[N-term] Propionyl:13C(3) (N-term)|[1] Propionyl:13C(3) + Me (K)|[1] Propionyl:13C(3) (K)|[10] Propionyl:13C(3) (K)|[11] Propionyl:13C(3) (K)</text:p>
          </table:table-cell>
          <table:table-cell table:formula="of:=VLOOKUP([.B11];[$'Peptideiondata_HeavyC13_A-1'.$B$4:.$N$42];2;0)" office:value-type="float" office:value="2" calcext:value-type="float">
            <text:p>2</text:p>
          </table:table-cell>
          <table:table-cell table:formula="of:=VLOOKUP( [.$A11];[$Peptideiondata_HeavyC13.$A$4:.$AH$44]; 8;0)" office:value-type="float" office:value="153115.673024534" calcext:value-type="float">
            <text:p>153115.673024534</text:p>
          </table:table-cell>
          <table:table-cell table:formula="of:=VLOOKUP( [.$A11];[$Peptideiondata_HeavyC13.$A$4:.$AH$44]; 9;0)" office:value-type="float" office:value="177357.178674484" calcext:value-type="float">
            <text:p>177357.178674484</text:p>
          </table:table-cell>
          <table:table-cell table:formula="of:=VLOOKUP( [.$A11];[$Peptideiondata_HeavyC13.$A$4:.$AH$44]; 10;0)" office:value-type="float" office:value="163518.852200754" calcext:value-type="float">
            <text:p>163518.852200754</text:p>
          </table:table-cell>
          <table:table-cell table:formula="of:=VLOOKUP( [.$A11];[$Peptideiondata_HeavyC13.$A$4:.$AH$44]; 11;0)" office:value-type="float" office:value="192441.698898437" calcext:value-type="float">
            <text:p>192441.698898437</text:p>
          </table:table-cell>
          <table:table-cell table:formula="of:=VLOOKUP( [.$A11];[$Peptideiondata_HeavyC13.$A$4:.$AH$44]; 12;0)" office:value-type="float" office:value="158439.025982469" calcext:value-type="float">
            <text:p>158439.025982469</text:p>
          </table:table-cell>
          <table:table-cell table:formula="of:= VLOOKUP([.$B11];[$'Peptideiondata_HeavyC13_A-1'.$B$4:.$N$42];9;0)" office:value-type="float" office:value="158443.1752" calcext:value-type="float">
            <text:p>158443.1752</text:p>
          </table:table-cell>
          <table:table-cell table:formula="of:= VLOOKUP([.$B11];[$'Peptideiondata_HeavyC13_A-1'.$B$4:.$N$42];10;0)" office:value-type="float" office:value="183449.4313" calcext:value-type="float">
            <text:p>183449.4313</text:p>
          </table:table-cell>
          <table:table-cell table:formula="of:=VLOOKUP([.$B11];[$'Peptideiondata_HeavyC13_A-1'.$B$4:.$N$42];11;0)" office:value-type="float" office:value="169187.6662" calcext:value-type="float">
            <text:p>169187.6662</text:p>
          </table:table-cell>
          <table:table-cell table:formula="of:=VLOOKUP([.$B11];[$'Peptideiondata_HeavyC13_A-1'.$B$4:.$N$42];12;0)" office:value-type="float" office:value="198919.5081" calcext:value-type="float">
            <text:p>198919.5081</text:p>
          </table:table-cell>
          <table:table-cell table:formula="of:=VLOOKUP([.$B11];[$'Peptideiondata_HeavyC13_A-1'.$B$4:.$N$42];13;0)" office:value-type="float" office:value="163891.017" calcext:value-type="float">
            <text:p>163891.017</text:p>
          </table:table-cell>
          <table:table-cell table:formula="of:=[.F11]/[.K11]" office:value-type="float" office:value="0.966375944127974" calcext:value-type="float">
            <text:p>0.966375944127974</text:p>
          </table:table-cell>
          <table:table-cell table:formula="of:=[.G11]/[.L11]" office:value-type="float" office:value="0.966790561396982" calcext:value-type="float">
            <text:p>0.966790561396982</text:p>
          </table:table-cell>
          <table:table-cell table:formula="of:=[.H11]/[.M11]" office:value-type="float" office:value="0.966493928744517" calcext:value-type="float">
            <text:p>0.966493928744517</text:p>
          </table:table-cell>
          <table:table-cell table:formula="of:=[.I11]/[.N11]" office:value-type="float" office:value="0.967435023022948" calcext:value-type="float">
            <text:p>0.967435023022948</text:p>
          </table:table-cell>
          <table:table-cell table:formula="of:=[.J11]/[.O11]" office:value-type="float" office:value="0.96673404609155" calcext:value-type="float">
            <text:p>0.966734046091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386" calcext:value-type="float">
            <text:p>16386</text:p>
          </table:table-cell>
          <table:table-cell table:formula="of:=VLOOKUP( [.A12];[$Peptideiondata_HeavyC13.$A$4:.$AH$44]; 33;0)" office:value-type="string" office:string-value="KSAPATGGVKKPHR" calcext:value-type="string">
            <text:p>KSAPATGGVKKPHR</text:p>
          </table:table-cell>
          <table:table-cell table:formula="of:=VLOOKUP( [.A12];[$Peptideiondata_HeavyC13.$A$4:.$AH$44]; 34;0)" office:value-type="string" office:string-value="[N-term] Propionyl:13C(3) (N-term)|[1] Propionyl:13C(3) (K)|[10] Propionyl:13C(3) (K)|[11] Propionyl:13C(3) (K)" calcext:value-type="string">
            <text:p>[N-term] Propionyl:13C(3) (N-term)|[1] Propionyl:13C(3) (K)|[10] Propionyl:13C(3) (K)|[11] Propionyl:13C(3) (K)</text:p>
          </table:table-cell>
          <table:table-cell table:formula="of:=VLOOKUP([.B12];[$'Peptideiondata_HeavyC13_A-1'.$B$4:.$N$42];2;0)" office:value-type="float" office:value="2" calcext:value-type="float">
            <text:p>2</text:p>
          </table:table-cell>
          <table:table-cell table:formula="of:=VLOOKUP( [.$A12];[$Peptideiondata_HeavyC13.$A$4:.$AH$44]; 8;0)" office:value-type="float" office:value="160214.437261585" calcext:value-type="float">
            <text:p>160214.437261585</text:p>
          </table:table-cell>
          <table:table-cell table:formula="of:=VLOOKUP( [.$A12];[$Peptideiondata_HeavyC13.$A$4:.$AH$44]; 9;0)" office:value-type="float" office:value="167244.86815834" calcext:value-type="float">
            <text:p>167244.86815834</text:p>
          </table:table-cell>
          <table:table-cell table:formula="of:=VLOOKUP( [.$A12];[$Peptideiondata_HeavyC13.$A$4:.$AH$44]; 10;0)" office:value-type="float" office:value="140042.163878217" calcext:value-type="float">
            <text:p>140042.163878217</text:p>
          </table:table-cell>
          <table:table-cell table:formula="of:=VLOOKUP( [.$A12];[$Peptideiondata_HeavyC13.$A$4:.$AH$44]; 11;0)" office:value-type="float" office:value="138264.015851158" calcext:value-type="float">
            <text:p>138264.015851158</text:p>
          </table:table-cell>
          <table:table-cell table:formula="of:=VLOOKUP( [.$A12];[$Peptideiondata_HeavyC13.$A$4:.$AH$44]; 12;0)" office:value-type="float" office:value="150078.975231602" calcext:value-type="float">
            <text:p>150078.975231602</text:p>
          </table:table-cell>
          <table:table-cell table:formula="of:= VLOOKUP([.$B12];[$'Peptideiondata_HeavyC13_A-1'.$B$4:.$N$42];9;0)" office:value-type="float" office:value="165463.9894" calcext:value-type="float">
            <text:p>165463.9894</text:p>
          </table:table-cell>
          <table:table-cell table:formula="of:= VLOOKUP([.$B12];[$'Peptideiondata_HeavyC13_A-1'.$B$4:.$N$42];10;0)" office:value-type="float" office:value="172853.6596" calcext:value-type="float">
            <text:p>172853.6596</text:p>
          </table:table-cell>
          <table:table-cell table:formula="of:=VLOOKUP([.$B12];[$'Peptideiondata_HeavyC13_A-1'.$B$4:.$N$42];11;0)" office:value-type="float" office:value="144804.771" calcext:value-type="float">
            <text:p>144804.771</text:p>
          </table:table-cell>
          <table:table-cell table:formula="of:=VLOOKUP([.$B12];[$'Peptideiondata_HeavyC13_A-1'.$B$4:.$N$42];12;0)" office:value-type="float" office:value="143061.7985" calcext:value-type="float">
            <text:p>143061.7985</text:p>
          </table:table-cell>
          <table:table-cell table:formula="of:=VLOOKUP([.$B12];[$'Peptideiondata_HeavyC13_A-1'.$B$4:.$N$42];13;0)" office:value-type="float" office:value="155329.7968" calcext:value-type="float">
            <text:p>155329.7968</text:p>
          </table:table-cell>
          <table:table-cell table:formula="of:=[.F12]/[.K12]" office:value-type="float" office:value="0.968273748521048" calcext:value-type="float">
            <text:p>0.968273748521048</text:p>
          </table:table-cell>
          <table:table-cell table:formula="of:=[.G12]/[.L12]" office:value-type="float" office:value="0.967551792339027" calcext:value-type="float">
            <text:p>0.967551792339027</text:p>
          </table:table-cell>
          <table:table-cell table:formula="of:=[.H12]/[.M12]" office:value-type="float" office:value="0.967110150522713" calcext:value-type="float">
            <text:p>0.967110150522713</text:p>
          </table:table-cell>
          <table:table-cell table:formula="of:=[.I12]/[.N12]" office:value-type="float" office:value="0.966463565402178" calcext:value-type="float">
            <text:p>0.966463565402178</text:p>
          </table:table-cell>
          <table:table-cell table:formula="of:=[.J12]/[.O12]" office:value-type="float" office:value="0.966195658034892" calcext:value-type="float">
            <text:p>0.966195658034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87" calcext:value-type="float">
            <text:p>16387</text:p>
          </table:table-cell>
          <table:table-cell table:formula="of:=VLOOKUP( [.A13];[$Peptideiondata_HeavyC13.$A$4:.$AH$44]; 33;0)" office:value-type="string" office:string-value="KSAPATGGVKKPHR" calcext:value-type="string">
            <text:p>KSAPATGGVKKPHR</text:p>
          </table:table-cell>
          <table:table-cell table:formula="of:=VLOOKUP( [.A13];[$Peptideiondata_HeavyC13.$A$4:.$AH$44]; 34;0)" office:value-type="string" office:string-value="[N-term] Propionyl:13C(3) (N-term)|[1] EG Dimethyl enkel K (K)|[1] Propionyl:13C(3) (K)|[10] Propionyl:13C(3) + Me (K)|[10] Propionyl:13C(3) (K)|[11] Propionyl:13C(3) (K)" calcext:value-type="string">
            <text:p>[N-term] Propionyl:13C(3) (N-term)|[1] EG Dimethyl enkel K (K)|[1] Propionyl:13C(3) (K)|[10] Propionyl:13C(3) + Me (K)|[10] Propionyl:13C(3) (K)|[11] Propionyl:13C(3) (K)</text:p>
          </table:table-cell>
          <table:table-cell table:formula="of:=VLOOKUP([.B13];[$'Peptideiondata_HeavyC13_A-1'.$B$4:.$N$42];2;0)" office:value-type="float" office:value="1" calcext:value-type="float">
            <text:p>1</text:p>
          </table:table-cell>
          <table:table-cell table:formula="of:=VLOOKUP( [.$A13];[$Peptideiondata_HeavyC13.$A$4:.$AH$44]; 8;0)" office:value-type="float" office:value="136130.317365566" calcext:value-type="float">
            <text:p>136130.317365566</text:p>
          </table:table-cell>
          <table:table-cell table:formula="of:=VLOOKUP( [.$A13];[$Peptideiondata_HeavyC13.$A$4:.$AH$44]; 9;0)" office:value-type="float" office:value="104010.885574097" calcext:value-type="float">
            <text:p>104010.885574097</text:p>
          </table:table-cell>
          <table:table-cell table:formula="of:=VLOOKUP( [.$A13];[$Peptideiondata_HeavyC13.$A$4:.$AH$44]; 10;0)" office:value-type="float" office:value="131924.974333314" calcext:value-type="float">
            <text:p>131924.974333314</text:p>
          </table:table-cell>
          <table:table-cell table:formula="of:=VLOOKUP( [.$A13];[$Peptideiondata_HeavyC13.$A$4:.$AH$44]; 11;0)" office:value-type="float" office:value="121804.393901843" calcext:value-type="float">
            <text:p>121804.393901843</text:p>
          </table:table-cell>
          <table:table-cell table:formula="of:=VLOOKUP( [.$A13];[$Peptideiondata_HeavyC13.$A$4:.$AH$44]; 12;0)" office:value-type="float" office:value="114528.005075735" calcext:value-type="float">
            <text:p>114528.005075735</text:p>
          </table:table-cell>
          <table:table-cell table:formula="of:= VLOOKUP([.$B13];[$'Peptideiondata_HeavyC13_A-1'.$B$4:.$N$42];9;0)" office:value-type="float" office:value="139029.1474" calcext:value-type="float">
            <text:p>139029.1474</text:p>
          </table:table-cell>
          <table:table-cell table:formula="of:= VLOOKUP([.$B13];[$'Peptideiondata_HeavyC13_A-1'.$B$4:.$N$42];10;0)" office:value-type="float" office:value="106348.0717" calcext:value-type="float">
            <text:p>106348.0717</text:p>
          </table:table-cell>
          <table:table-cell table:formula="of:=VLOOKUP([.$B13];[$'Peptideiondata_HeavyC13_A-1'.$B$4:.$N$42];11;0)" office:value-type="float" office:value="134768.9652" calcext:value-type="float">
            <text:p>134768.9652</text:p>
          </table:table-cell>
          <table:table-cell table:formula="of:=VLOOKUP([.$B13];[$'Peptideiondata_HeavyC13_A-1'.$B$4:.$N$42];12;0)" office:value-type="float" office:value="124502.6833" calcext:value-type="float">
            <text:p>124502.6833</text:p>
          </table:table-cell>
          <table:table-cell table:formula="of:=VLOOKUP([.$B13];[$'Peptideiondata_HeavyC13_A-1'.$B$4:.$N$42];13;0)" office:value-type="float" office:value="116955.5907" calcext:value-type="float">
            <text:p>116955.5907</text:p>
          </table:table-cell>
          <table:table-cell table:formula="of:=[.F13]/[.K13]" office:value-type="float" office:value="0.979149479885007" calcext:value-type="float">
            <text:p>0.979149479885007</text:p>
          </table:table-cell>
          <table:table-cell table:formula="of:=[.G13]/[.L13]" office:value-type="float" office:value="0.978023239269481" calcext:value-type="float">
            <text:p>0.978023239269481</text:p>
          </table:table-cell>
          <table:table-cell table:formula="of:=[.H13]/[.M13]" office:value-type="float" office:value="0.978897286460088" calcext:value-type="float">
            <text:p>0.978897286460088</text:p>
          </table:table-cell>
          <table:table-cell table:formula="of:=[.I13]/[.N13]" office:value-type="float" office:value="0.978327459885702" calcext:value-type="float">
            <text:p>0.978327459885702</text:p>
          </table:table-cell>
          <table:table-cell table:formula="of:=[.J13]/[.O13]" office:value-type="float" office:value="0.979243526455337" calcext:value-type="float">
            <text:p>0.9792435264553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388" calcext:value-type="float">
            <text:p>16388</text:p>
          </table:table-cell>
          <table:table-cell table:formula="of:=VLOOKUP( [.A14];[$Peptideiondata_HeavyC13.$A$4:.$AH$44]; 33;0)" office:value-type="string" office:string-value="KSAPATGGVKKPHR" calcext:value-type="string">
            <text:p>KSAPATGGVKKPHR</text:p>
          </table:table-cell>
          <table:table-cell table:formula="of:=VLOOKUP( [.A14];[$Peptideiondata_HeavyC13.$A$4:.$AH$44]; 34;0)" office:value-type="string" office:string-value="[N-term] Propionyl:13C(3) (N-term)|[1] EG Trimethyl (K)|[1] Propionyl:13C(3) (K)|[10] Propionyl:13C(3) (K)|[11] Propionyl:13C(3) (K)" calcext:value-type="string">
            <text:p>[N-term] Propionyl:13C(3) (N-term)|[1] EG Trimethyl (K)|[1] Propionyl:13C(3) (K)|[10] Propionyl:13C(3) (K)|[11] Propionyl:13C(3) (K)</text:p>
          </table:table-cell>
          <table:table-cell table:formula="of:=VLOOKUP([.B14];[$'Peptideiondata_HeavyC13_A-1'.$B$4:.$N$42];2;0)" office:value-type="float" office:value="1" calcext:value-type="float">
            <text:p>1</text:p>
          </table:table-cell>
          <table:table-cell table:formula="of:=VLOOKUP( [.$A14];[$Peptideiondata_HeavyC13.$A$4:.$AH$44]; 8;0)" office:value-type="float" office:value="85398.4573329453" calcext:value-type="float">
            <text:p>85398.4573329453</text:p>
          </table:table-cell>
          <table:table-cell table:formula="of:=VLOOKUP( [.$A14];[$Peptideiondata_HeavyC13.$A$4:.$AH$44]; 9;0)" office:value-type="float" office:value="71055.5159861119" calcext:value-type="float">
            <text:p>71055.5159861119</text:p>
          </table:table-cell>
          <table:table-cell table:formula="of:=VLOOKUP( [.$A14];[$Peptideiondata_HeavyC13.$A$4:.$AH$44]; 10;0)" office:value-type="float" office:value="63038.2797277404" calcext:value-type="float">
            <text:p>63038.2797277404</text:p>
          </table:table-cell>
          <table:table-cell table:formula="of:=VLOOKUP( [.$A14];[$Peptideiondata_HeavyC13.$A$4:.$AH$44]; 11;0)" office:value-type="float" office:value="62601.8436835112" calcext:value-type="float">
            <text:p>62601.8436835112</text:p>
          </table:table-cell>
          <table:table-cell table:formula="of:=VLOOKUP( [.$A14];[$Peptideiondata_HeavyC13.$A$4:.$AH$44]; 12;0)" office:value-type="float" office:value="82630.2731521274" calcext:value-type="float">
            <text:p>82630.2731521274</text:p>
          </table:table-cell>
          <table:table-cell table:formula="of:= VLOOKUP([.$B14];[$'Peptideiondata_HeavyC13_A-1'.$B$4:.$N$42];9;0)" office:value-type="float" office:value="87416.03503" calcext:value-type="float">
            <text:p>87416.03503</text:p>
          </table:table-cell>
          <table:table-cell table:formula="of:= VLOOKUP([.$B14];[$'Peptideiondata_HeavyC13_A-1'.$B$4:.$N$42];10;0)" office:value-type="float" office:value="72674.26872" calcext:value-type="float">
            <text:p>72674.26872</text:p>
          </table:table-cell>
          <table:table-cell table:formula="of:=VLOOKUP([.$B14];[$'Peptideiondata_HeavyC13_A-1'.$B$4:.$N$42];11;0)" office:value-type="float" office:value="64591.91887" calcext:value-type="float">
            <text:p>64591.91887</text:p>
          </table:table-cell>
          <table:table-cell table:formula="of:=VLOOKUP([.$B14];[$'Peptideiondata_HeavyC13_A-1'.$B$4:.$N$42];12;0)" office:value-type="float" office:value="64192.69168" calcext:value-type="float">
            <text:p>64192.69168</text:p>
          </table:table-cell>
          <table:table-cell table:formula="of:=VLOOKUP([.$B14];[$'Peptideiondata_HeavyC13_A-1'.$B$4:.$N$42];13;0)" office:value-type="float" office:value="84607.65681" calcext:value-type="float">
            <text:p>84607.65681</text:p>
          </table:table-cell>
          <table:table-cell table:formula="of:=[.F14]/[.K14]" office:value-type="float" office:value="0.97691982144509" calcext:value-type="float">
            <text:p>0.97691982144509</text:p>
          </table:table-cell>
          <table:table-cell table:formula="of:=[.G14]/[.L14]" office:value-type="float" office:value="0.977725916443345" calcext:value-type="float">
            <text:p>0.977725916443345</text:p>
          </table:table-cell>
          <table:table-cell table:formula="of:=[.H14]/[.M14]" office:value-type="float" office:value="0.975946849552705" calcext:value-type="float">
            <text:p>0.975946849552705</text:p>
          </table:table-cell>
          <table:table-cell table:formula="of:=[.I14]/[.N14]" office:value-type="float" office:value="0.975217615045352" calcext:value-type="float">
            <text:p>0.975217615045352</text:p>
          </table:table-cell>
          <table:table-cell table:formula="of:=[.J14]/[.O14]" office:value-type="float" office:value="0.976628785946488" calcext:value-type="float">
            <text:p>0.9766287859464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389" calcext:value-type="float">
            <text:p>16389</text:p>
          </table:table-cell>
          <table:table-cell table:formula="of:=VLOOKUP( [.A15];[$Peptideiondata_HeavyC13.$A$4:.$AH$44]; 33;0)" office:value-type="string" office:string-value="KSAPATGGVKKPHR" calcext:value-type="string">
            <text:p>KSAPATGGVKKPHR</text:p>
          </table:table-cell>
          <table:table-cell table:formula="of:=VLOOKUP( [.A15];[$Peptideiondata_HeavyC13.$A$4:.$AH$44]; 34;0)" office:value-type="string" office:string-value="[N-term] Propionyl:13C(3) (N-term)|[1] EG Dimethyl enkel K (K)|[1] Propionyl:13C(3) (K)|[10] Propionyl:13C(3) (K)|[11] Propionyl:13C(3) (K)" calcext:value-type="string">
            <text:p>[N-term] Propionyl:13C(3) (N-term)|[1] EG Dimethyl enkel K (K)|[1] Propionyl:13C(3) (K)|[10] Propionyl:13C(3) (K)|[11] Propionyl:13C(3) (K)</text:p>
          </table:table-cell>
          <table:table-cell table:formula="of:=VLOOKUP([.B15];[$'Peptideiondata_HeavyC13_A-1'.$B$4:.$N$42];2;0)" office:value-type="float" office:value="1" calcext:value-type="float">
            <text:p>1</text:p>
          </table:table-cell>
          <table:table-cell table:formula="of:=VLOOKUP( [.$A15];[$Peptideiondata_HeavyC13.$A$4:.$AH$44]; 8;0)" office:value-type="float" office:value="76576.5514704142" calcext:value-type="float">
            <text:p>76576.5514704142</text:p>
          </table:table-cell>
          <table:table-cell table:formula="of:=VLOOKUP( [.$A15];[$Peptideiondata_HeavyC13.$A$4:.$AH$44]; 9;0)" office:value-type="float" office:value="71076.743375604" calcext:value-type="float">
            <text:p>71076.743375604</text:p>
          </table:table-cell>
          <table:table-cell table:formula="of:=VLOOKUP( [.$A15];[$Peptideiondata_HeavyC13.$A$4:.$AH$44]; 10;0)" office:value-type="float" office:value="62562.6666957903" calcext:value-type="float">
            <text:p>62562.6666957903</text:p>
          </table:table-cell>
          <table:table-cell table:formula="of:=VLOOKUP( [.$A15];[$Peptideiondata_HeavyC13.$A$4:.$AH$44]; 11;0)" office:value-type="float" office:value="72473.6271604993" calcext:value-type="float">
            <text:p>72473.6271604993</text:p>
          </table:table-cell>
          <table:table-cell table:formula="of:=VLOOKUP( [.$A15];[$Peptideiondata_HeavyC13.$A$4:.$AH$44]; 12;0)" office:value-type="float" office:value="63167.0438509181" calcext:value-type="float">
            <text:p>63167.0438509181</text:p>
          </table:table-cell>
          <table:table-cell table:formula="of:= VLOOKUP([.$B15];[$'Peptideiondata_HeavyC13_A-1'.$B$4:.$N$42];9;0)" office:value-type="float" office:value="78352.53667" calcext:value-type="float">
            <text:p>78352.53667</text:p>
          </table:table-cell>
          <table:table-cell table:formula="of:= VLOOKUP([.$B15];[$'Peptideiondata_HeavyC13_A-1'.$B$4:.$N$42];10;0)" office:value-type="float" office:value="72639.67642" calcext:value-type="float">
            <text:p>72639.67642</text:p>
          </table:table-cell>
          <table:table-cell table:formula="of:=VLOOKUP([.$B15];[$'Peptideiondata_HeavyC13_A-1'.$B$4:.$N$42];11;0)" office:value-type="float" office:value="64063.72603" calcext:value-type="float">
            <text:p>64063.72603</text:p>
          </table:table-cell>
          <table:table-cell table:formula="of:=VLOOKUP([.$B15];[$'Peptideiondata_HeavyC13_A-1'.$B$4:.$N$42];12;0)" office:value-type="float" office:value="74170.44371" calcext:value-type="float">
            <text:p>74170.44371</text:p>
          </table:table-cell>
          <table:table-cell table:formula="of:=VLOOKUP([.$B15];[$'Peptideiondata_HeavyC13_A-1'.$B$4:.$N$42];13;0)" office:value-type="float" office:value="64635.4466" calcext:value-type="float">
            <text:p>64635.4466</text:p>
          </table:table-cell>
          <table:table-cell table:formula="of:=[.F15]/[.K15]" office:value-type="float" office:value="0.97733340520849" calcext:value-type="float">
            <text:p>0.97733340520849</text:p>
          </table:table-cell>
          <table:table-cell table:formula="of:=[.G15]/[.L15]" office:value-type="float" office:value="0.97848375541544" calcext:value-type="float">
            <text:p>0.97848375541544</text:p>
          </table:table-cell>
          <table:table-cell table:formula="of:=[.H15]/[.M15]" office:value-type="float" office:value="0.976569278322856" calcext:value-type="float">
            <text:p>0.976569278322856</text:p>
          </table:table-cell>
          <table:table-cell table:formula="of:=[.I15]/[.N15]" office:value-type="float" office:value="0.977122739670601" calcext:value-type="float">
            <text:p>0.977122739670601</text:p>
          </table:table-cell>
          <table:table-cell table:formula="of:=[.J15]/[.O15]" office:value-type="float" office:value="0.977281772984889" calcext:value-type="float">
            <text:p>0.9772817729848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90" calcext:value-type="float">
            <text:p>16390</text:p>
          </table:table-cell>
          <table:table-cell table:formula="of:=VLOOKUP( [.A16];[$Peptideiondata_HeavyC13.$A$4:.$AH$44]; 33;0)" office:value-type="string" office:string-value="KSAPATGGVKKPHR" calcext:value-type="string">
            <text:p>KSAPATGGVKKPHR</text:p>
          </table:table-cell>
          <table:table-cell table:formula="of:=VLOOKUP( [.A16];[$Peptideiondata_HeavyC13.$A$4:.$AH$44]; 34;0)" office:value-type="string" office:string-value="[N-term] Propionyl:13C(3) (N-term)|[1] Propionyl:13C(3) + Me (K)|[1] Propionyl:13C(3) (K)|[10] Propionyl:13C(3) + Me (K)|[10] Propionyl:13C(3) (K)|[11] Propionyl:13C(3) (K)" calcext:value-type="string">
            <text:p>[N-term] Propionyl:13C(3) (N-term)|[1] Propionyl:13C(3) + Me (K)|[1] Propionyl:13C(3) (K)|[10] Propionyl:13C(3) + Me (K)|[10] Propionyl:13C(3) (K)|[11] Propionyl:13C(3) (K)</text:p>
          </table:table-cell>
          <table:table-cell table:formula="of:=VLOOKUP([.B16];[$'Peptideiondata_HeavyC13_A-1'.$B$4:.$N$42];2;0)" office:value-type="float" office:value="2" calcext:value-type="float">
            <text:p>2</text:p>
          </table:table-cell>
          <table:table-cell table:formula="of:=VLOOKUP( [.$A16];[$Peptideiondata_HeavyC13.$A$4:.$AH$44]; 8;0)" office:value-type="float" office:value="52301.1375579801" calcext:value-type="float">
            <text:p>52301.1375579801</text:p>
          </table:table-cell>
          <table:table-cell table:formula="of:=VLOOKUP( [.$A16];[$Peptideiondata_HeavyC13.$A$4:.$AH$44]; 9;0)" office:value-type="float" office:value="60226.3642202666" calcext:value-type="float">
            <text:p>60226.3642202666</text:p>
          </table:table-cell>
          <table:table-cell table:formula="of:=VLOOKUP( [.$A16];[$Peptideiondata_HeavyC13.$A$4:.$AH$44]; 10;0)" office:value-type="float" office:value="51992.7494870889" calcext:value-type="float">
            <text:p>51992.7494870889</text:p>
          </table:table-cell>
          <table:table-cell table:formula="of:=VLOOKUP( [.$A16];[$Peptideiondata_HeavyC13.$A$4:.$AH$44]; 11;0)" office:value-type="float" office:value="59768.668406431" calcext:value-type="float">
            <text:p>59768.668406431</text:p>
          </table:table-cell>
          <table:table-cell table:formula="of:=VLOOKUP( [.$A16];[$Peptideiondata_HeavyC13.$A$4:.$AH$44]; 12;0)" office:value-type="float" office:value="60250.9909471832" calcext:value-type="float">
            <text:p>60250.9909471832</text:p>
          </table:table-cell>
          <table:table-cell table:formula="of:= VLOOKUP([.$B16];[$'Peptideiondata_HeavyC13_A-1'.$B$4:.$N$42];9;0)" office:value-type="float" office:value="53777.80246" calcext:value-type="float">
            <text:p>53777.80246</text:p>
          </table:table-cell>
          <table:table-cell table:formula="of:= VLOOKUP([.$B16];[$'Peptideiondata_HeavyC13_A-1'.$B$4:.$N$42];10;0)" office:value-type="float" office:value="62069.47918" calcext:value-type="float">
            <text:p>62069.47918</text:p>
          </table:table-cell>
          <table:table-cell table:formula="of:=VLOOKUP([.$B16];[$'Peptideiondata_HeavyC13_A-1'.$B$4:.$N$42];11;0)" office:value-type="float" office:value="53561.44354" calcext:value-type="float">
            <text:p>53561.44354</text:p>
          </table:table-cell>
          <table:table-cell table:formula="of:=VLOOKUP([.$B16];[$'Peptideiondata_HeavyC13_A-1'.$B$4:.$N$42];12;0)" office:value-type="float" office:value="61075.82247" calcext:value-type="float">
            <text:p>61075.82247</text:p>
          </table:table-cell>
          <table:table-cell table:formula="of:=VLOOKUP([.$B16];[$'Peptideiondata_HeavyC13_A-1'.$B$4:.$N$42];13;0)" office:value-type="float" office:value="62006.82739" calcext:value-type="float">
            <text:p>62006.82739</text:p>
          </table:table-cell>
          <table:table-cell table:formula="of:=[.F16]/[.K16]" office:value-type="float" office:value="0.972541367730334" calcext:value-type="float">
            <text:p>0.972541367730334</text:p>
          </table:table-cell>
          <table:table-cell table:formula="of:=[.G16]/[.L16]" office:value-type="float" office:value="0.970305615834339" calcext:value-type="float">
            <text:p>0.970305615834339</text:p>
          </table:table-cell>
          <table:table-cell table:formula="of:=[.H16]/[.M16]" office:value-type="float" office:value="0.970712252149448" calcext:value-type="float">
            <text:p>0.970712252149448</text:p>
          </table:table-cell>
          <table:table-cell table:formula="of:=[.I16]/[.N16]" office:value-type="float" office:value="0.978597847549068" calcext:value-type="float">
            <text:p>0.978597847549068</text:p>
          </table:table-cell>
          <table:table-cell table:formula="of:=[.J16]/[.O16]" office:value-type="float" office:value="0.971683175599789" calcext:value-type="float">
            <text:p>0.9716831755997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391" calcext:value-type="float">
            <text:p>16391</text:p>
          </table:table-cell>
          <table:table-cell table:formula="of:=VLOOKUP( [.A17];[$Peptideiondata_HeavyC13.$A$4:.$AH$44]; 33;0)" office:value-type="string" office:string-value="KSAPATGGVKKPHR" calcext:value-type="string">
            <text:p>KSAPATGGVKKPHR</text:p>
          </table:table-cell>
          <table:table-cell table:formula="of:=VLOOKUP( [.A17];[$Peptideiondata_HeavyC13.$A$4:.$AH$44]; 34;0)" office:value-type="string" office:string-value="[N-term] Propionyl:13C(3) (N-term)|[1] EG Dimethyl enkel K (K)|[1] Propionyl:13C(3) (K)|[10] Propionyl:13C(3) (K)|[11] Propionyl:13C(3) (K)" calcext:value-type="string">
            <text:p>[N-term] Propionyl:13C(3) (N-term)|[1] EG Dimethyl enkel K (K)|[1] Propionyl:13C(3) (K)|[10] Propionyl:13C(3) (K)|[11] Propionyl:13C(3) (K)</text:p>
          </table:table-cell>
          <table:table-cell table:formula="of:=VLOOKUP([.B17];[$'Peptideiondata_HeavyC13_A-1'.$B$4:.$N$42];2;0)" office:value-type="float" office:value="2" calcext:value-type="float">
            <text:p>2</text:p>
          </table:table-cell>
          <table:table-cell table:formula="of:=VLOOKUP( [.$A17];[$Peptideiondata_HeavyC13.$A$4:.$AH$44]; 8;0)" office:value-type="float" office:value="39072.2997984235" calcext:value-type="float">
            <text:p>39072.2997984235</text:p>
          </table:table-cell>
          <table:table-cell table:formula="of:=VLOOKUP( [.$A17];[$Peptideiondata_HeavyC13.$A$4:.$AH$44]; 9;0)" office:value-type="float" office:value="47703.9354596125" calcext:value-type="float">
            <text:p>47703.9354596125</text:p>
          </table:table-cell>
          <table:table-cell table:formula="of:=VLOOKUP( [.$A17];[$Peptideiondata_HeavyC13.$A$4:.$AH$44]; 10;0)" office:value-type="float" office:value="61269.5011293204" calcext:value-type="float">
            <text:p>61269.5011293204</text:p>
          </table:table-cell>
          <table:table-cell table:formula="of:=VLOOKUP( [.$A17];[$Peptideiondata_HeavyC13.$A$4:.$AH$44]; 11;0)" office:value-type="float" office:value="48525.7142962693" calcext:value-type="float">
            <text:p>48525.7142962693</text:p>
          </table:table-cell>
          <table:table-cell table:formula="of:=VLOOKUP( [.$A17];[$Peptideiondata_HeavyC13.$A$4:.$AH$44]; 12;0)" office:value-type="float" office:value="54023.2329761445" calcext:value-type="float">
            <text:p>54023.2329761445</text:p>
          </table:table-cell>
          <table:table-cell table:formula="of:= VLOOKUP([.$B17];[$'Peptideiondata_HeavyC13_A-1'.$B$4:.$N$42];9;0)" office:value-type="float" office:value="40129.01137" calcext:value-type="float">
            <text:p>40129.01137</text:p>
          </table:table-cell>
          <table:table-cell table:formula="of:= VLOOKUP([.$B17];[$'Peptideiondata_HeavyC13_A-1'.$B$4:.$N$42];10;0)" office:value-type="float" office:value="49052.77716" calcext:value-type="float">
            <text:p>49052.77716</text:p>
          </table:table-cell>
          <table:table-cell table:formula="of:=VLOOKUP([.$B17];[$'Peptideiondata_HeavyC13_A-1'.$B$4:.$N$42];11;0)" office:value-type="float" office:value="62997.9555" calcext:value-type="float">
            <text:p>62997.9555</text:p>
          </table:table-cell>
          <table:table-cell table:formula="of:=VLOOKUP([.$B17];[$'Peptideiondata_HeavyC13_A-1'.$B$4:.$N$42];12;0)" office:value-type="float" office:value="49955.3558" calcext:value-type="float">
            <text:p>49955.3558</text:p>
          </table:table-cell>
          <table:table-cell table:formula="of:=VLOOKUP([.$B17];[$'Peptideiondata_HeavyC13_A-1'.$B$4:.$N$42];13;0)" office:value-type="float" office:value="55502.05007" calcext:value-type="float">
            <text:p>55502.05007</text:p>
          </table:table-cell>
          <table:table-cell table:formula="of:=[.F17]/[.K17]" office:value-type="float" office:value="0.973667141663836" calcext:value-type="float">
            <text:p>0.973667141663836</text:p>
          </table:table-cell>
          <table:table-cell table:formula="of:=[.G17]/[.L17]" office:value-type="float" office:value="0.972502235786001" calcext:value-type="float">
            <text:p>0.972502235786001</text:p>
          </table:table-cell>
          <table:table-cell table:formula="of:=[.H17]/[.M17]" office:value-type="float" office:value="0.972563325953021" calcext:value-type="float">
            <text:p>0.972563325953021</text:p>
          </table:table-cell>
          <table:table-cell table:formula="of:=[.I17]/[.N17]" office:value-type="float" office:value="0.971381617029125" calcext:value-type="float">
            <text:p>0.971381617029125</text:p>
          </table:table-cell>
          <table:table-cell table:formula="of:=[.J17]/[.O17]" office:value-type="float" office:value="0.973355631152536" calcext:value-type="float">
            <text:p>0.97335563115253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6393" calcext:value-type="float">
            <text:p>16393</text:p>
          </table:table-cell>
          <table:table-cell table:formula="of:=VLOOKUP( [.A18];[$Peptideiondata_HeavyC13.$A$4:.$AH$44]; 33;0)" office:value-type="string" office:string-value="KSAPATGGVKKPHR" calcext:value-type="string">
            <text:p>KSAPATGGVKKPHR</text:p>
          </table:table-cell>
          <table:table-cell table:formula="of:=VLOOKUP( [.A18];[$Peptideiondata_HeavyC13.$A$4:.$AH$44]; 34;0)" office:value-type="string" office:string-value="[N-term] Propionyl:13C(3) (N-term)|[1] EG Dimethyl enkel K (K)|[1] Propionyl:13C(3) (K)|[10] Propionyl:13C(3) + Me (K)|[10] Propionyl:13C(3) (K)|[11] Propionyl:13C(3) (K)" calcext:value-type="string">
            <text:p>[N-term] Propionyl:13C(3) (N-term)|[1] EG Dimethyl enkel K (K)|[1] Propionyl:13C(3) (K)|[10] Propionyl:13C(3) + Me (K)|[10] Propionyl:13C(3) (K)|[11] Propionyl:13C(3) (K)</text:p>
          </table:table-cell>
          <table:table-cell table:formula="of:=VLOOKUP([.B18];[$'Peptideiondata_HeavyC13_A-1'.$B$4:.$N$42];2;0)" office:value-type="float" office:value="2" calcext:value-type="float">
            <text:p>2</text:p>
          </table:table-cell>
          <table:table-cell table:formula="of:=VLOOKUP( [.$A18];[$Peptideiondata_HeavyC13.$A$4:.$AH$44]; 8;0)" office:value-type="float" office:value="15353.8209679458" calcext:value-type="float">
            <text:p>15353.8209679458</text:p>
          </table:table-cell>
          <table:table-cell table:formula="of:=VLOOKUP( [.$A18];[$Peptideiondata_HeavyC13.$A$4:.$AH$44]; 9;0)" office:value-type="float" office:value="14376.2701629597" calcext:value-type="float">
            <text:p>14376.2701629597</text:p>
          </table:table-cell>
          <table:table-cell table:formula="of:=VLOOKUP( [.$A18];[$Peptideiondata_HeavyC13.$A$4:.$AH$44]; 10;0)" office:value-type="float" office:value="20046.082945623" calcext:value-type="float">
            <text:p>20046.082945623</text:p>
          </table:table-cell>
          <table:table-cell table:formula="of:=VLOOKUP( [.$A18];[$Peptideiondata_HeavyC13.$A$4:.$AH$44]; 11;0)" office:value-type="float" office:value="16893.9357721108" calcext:value-type="float">
            <text:p>16893.9357721108</text:p>
          </table:table-cell>
          <table:table-cell table:formula="of:=VLOOKUP( [.$A18];[$Peptideiondata_HeavyC13.$A$4:.$AH$44]; 12;0)" office:value-type="float" office:value="15207.1073560216" calcext:value-type="float">
            <text:p>15207.1073560216</text:p>
          </table:table-cell>
          <table:table-cell table:formula="of:= VLOOKUP([.$B18];[$'Peptideiondata_HeavyC13_A-1'.$B$4:.$N$42];9;0)" office:value-type="float" office:value="15668.21211" calcext:value-type="float">
            <text:p>15668.21211</text:p>
          </table:table-cell>
          <table:table-cell table:formula="of:= VLOOKUP([.$B18];[$'Peptideiondata_HeavyC13_A-1'.$B$4:.$N$42];10;0)" office:value-type="float" office:value="14662.24343" calcext:value-type="float">
            <text:p>14662.24343</text:p>
          </table:table-cell>
          <table:table-cell table:formula="of:=VLOOKUP([.$B18];[$'Peptideiondata_HeavyC13_A-1'.$B$4:.$N$42];11;0)" office:value-type="float" office:value="20528.95393" calcext:value-type="float">
            <text:p>20528.95393</text:p>
          </table:table-cell>
          <table:table-cell table:formula="of:=VLOOKUP([.$B18];[$'Peptideiondata_HeavyC13_A-1'.$B$4:.$N$42];12;0)" office:value-type="float" office:value="17253.53096" calcext:value-type="float">
            <text:p>17253.53096</text:p>
          </table:table-cell>
          <table:table-cell table:formula="of:=VLOOKUP([.$B18];[$'Peptideiondata_HeavyC13_A-1'.$B$4:.$N$42];13;0)" office:value-type="float" office:value="15557.63073" calcext:value-type="float">
            <text:p>15557.63073</text:p>
          </table:table-cell>
          <table:table-cell table:formula="of:=[.F18]/[.K18]" office:value-type="float" office:value="0.979934459666043" calcext:value-type="float">
            <text:p>0.979934459666043</text:p>
          </table:table-cell>
          <table:table-cell table:formula="of:=[.G18]/[.L18]" office:value-type="float" office:value="0.980495940583337" calcext:value-type="float">
            <text:p>0.980495940583337</text:p>
          </table:table-cell>
          <table:table-cell table:formula="of:=[.H18]/[.M18]" office:value-type="float" office:value="0.976478539236656" calcext:value-type="float">
            <text:p>0.976478539236656</text:p>
          </table:table-cell>
          <table:table-cell table:formula="of:=[.I18]/[.N18]" office:value-type="float" office:value="0.979158168335347" calcext:value-type="float">
            <text:p>0.979158168335347</text:p>
          </table:table-cell>
          <table:table-cell table:formula="of:=[.J18]/[.O18]" office:value-type="float" office:value="0.97746936020904" calcext:value-type="float">
            <text:p>0.9774693602090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396" calcext:value-type="float">
            <text:p>16396</text:p>
          </table:table-cell>
          <table:table-cell table:formula="of:=VLOOKUP( [.A19];[$Peptideiondata_HeavyC13.$A$4:.$AH$44]; 33;0)" office:value-type="string" office:string-value="KSAPATGGVKKPHR" calcext:value-type="string">
            <text:p>KSAPATGGVKKPHR</text:p>
          </table:table-cell>
          <table:table-cell table:formula="of:=VLOOKUP( [.A19];[$Peptideiondata_HeavyC13.$A$4:.$AH$44]; 34;0)" office:value-type="string" office:string-value="[N-term] Propionyl:13C(3) (N-term)|[1] Propionyl:13C(3) (K)|[10] EG Dimethyl enkel K (K)|[10] Propionyl:13C(3) (K)|[11] Propionyl:13C(3) (K)" calcext:value-type="string">
            <text:p>[N-term] Propionyl:13C(3) (N-term)|[1] Propionyl:13C(3) (K)|[10] EG Dimethyl enkel K (K)|[10] Propionyl:13C(3) (K)|[11] Propionyl:13C(3) (K)</text:p>
          </table:table-cell>
          <table:table-cell table:formula="of:=VLOOKUP([.B19];[$'Peptideiondata_HeavyC13_A-1'.$B$4:.$N$42];2;0)" office:value-type="float" office:value="2" calcext:value-type="float">
            <text:p>2</text:p>
          </table:table-cell>
          <table:table-cell table:formula="of:=VLOOKUP( [.$A19];[$Peptideiondata_HeavyC13.$A$4:.$AH$44]; 8;0)" office:value-type="float" office:value="17043.8415641571" calcext:value-type="float">
            <text:p>17043.8415641571</text:p>
          </table:table-cell>
          <table:table-cell table:formula="of:=VLOOKUP( [.$A19];[$Peptideiondata_HeavyC13.$A$4:.$AH$44]; 9;0)" office:value-type="float" office:value="17698.9001658105" calcext:value-type="float">
            <text:p>17698.9001658105</text:p>
          </table:table-cell>
          <table:table-cell table:formula="of:=VLOOKUP( [.$A19];[$Peptideiondata_HeavyC13.$A$4:.$AH$44]; 10;0)" office:value-type="float" office:value="18093.7756083053" calcext:value-type="float">
            <text:p>18093.7756083053</text:p>
          </table:table-cell>
          <table:table-cell table:formula="of:=VLOOKUP( [.$A19];[$Peptideiondata_HeavyC13.$A$4:.$AH$44]; 11;0)" office:value-type="float" office:value="18806.3557759053" calcext:value-type="float">
            <text:p>18806.3557759053</text:p>
          </table:table-cell>
          <table:table-cell table:formula="of:=VLOOKUP( [.$A19];[$Peptideiondata_HeavyC13.$A$4:.$AH$44]; 12;0)" office:value-type="float" office:value="16658.1346949309" calcext:value-type="float">
            <text:p>16658.1346949309</text:p>
          </table:table-cell>
          <table:table-cell table:formula="of:= VLOOKUP([.$B19];[$'Peptideiondata_HeavyC13_A-1'.$B$4:.$N$42];9;0)" office:value-type="float" office:value="17405.38905" calcext:value-type="float">
            <text:p>17405.38905</text:p>
          </table:table-cell>
          <table:table-cell table:formula="of:= VLOOKUP([.$B19];[$'Peptideiondata_HeavyC13_A-1'.$B$4:.$N$42];10;0)" office:value-type="float" office:value="18072.75257" calcext:value-type="float">
            <text:p>18072.75257</text:p>
          </table:table-cell>
          <table:table-cell table:formula="of:=VLOOKUP([.$B19];[$'Peptideiondata_HeavyC13_A-1'.$B$4:.$N$42];11;0)" office:value-type="float" office:value="18463.05028" calcext:value-type="float">
            <text:p>18463.05028</text:p>
          </table:table-cell>
          <table:table-cell table:formula="of:=VLOOKUP([.$B19];[$'Peptideiondata_HeavyC13_A-1'.$B$4:.$N$42];12;0)" office:value-type="float" office:value="19196.78367" calcext:value-type="float">
            <text:p>19196.78367</text:p>
          </table:table-cell>
          <table:table-cell table:formula="of:=VLOOKUP([.$B19];[$'Peptideiondata_HeavyC13_A-1'.$B$4:.$N$42];13;0)" office:value-type="float" office:value="17022.42794" calcext:value-type="float">
            <text:p>17022.42794</text:p>
          </table:table-cell>
          <table:table-cell table:formula="of:=[.F19]/[.K19]" office:value-type="float" office:value="0.979227842319164" calcext:value-type="float">
            <text:p>0.979227842319164</text:p>
          </table:table-cell>
          <table:table-cell table:formula="of:=[.G19]/[.L19]" office:value-type="float" office:value="0.979314030735413" calcext:value-type="float">
            <text:p>0.979314030735413</text:p>
          </table:table-cell>
          <table:table-cell table:formula="of:=[.H19]/[.M19]" office:value-type="float" office:value="0.979999259813818" calcext:value-type="float">
            <text:p>0.979999259813818</text:p>
          </table:table-cell>
          <table:table-cell table:formula="of:=[.I19]/[.N19]" office:value-type="float" office:value="0.979661806852319" calcext:value-type="float">
            <text:p>0.979661806852319</text:p>
          </table:table-cell>
          <table:table-cell table:formula="of:=[.J19]/[.O19]" office:value-type="float" office:value="0.978599219432554" calcext:value-type="float">
            <text:p>0.97859921943255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397" calcext:value-type="float">
            <text:p>16397</text:p>
          </table:table-cell>
          <table:table-cell table:formula="of:=VLOOKUP( [.A20];[$Peptideiondata_HeavyC13.$A$4:.$AH$44]; 33;0)" office:value-type="string" office:string-value="KSAPATGGVKKPHR" calcext:value-type="string">
            <text:p>KSAPATGGVKKPHR</text:p>
          </table:table-cell>
          <table:table-cell table:formula="of:=VLOOKUP( [.A20];[$Peptideiondata_HeavyC13.$A$4:.$AH$44]; 34;0)" office:value-type="string" office:string-value="[N-term] Propionyl:13C(3) (N-term)|[1] Propionyl:13C(3) + Me (K)|[1] Propionyl:13C(3) (K)|[10] EG Dimethyl enkel K (K)|[10] Propionyl:13C(3) (K)|[11] Propionyl:13C(3) (K)" calcext:value-type="string">
            <text:p>[N-term] Propionyl:13C(3) (N-term)|[1] Propionyl:13C(3) + Me (K)|[1] Propionyl:13C(3) (K)|[10] EG Dimethyl enkel K (K)|[10] Propionyl:13C(3) (K)|[11] Propionyl:13C(3) (K)</text:p>
          </table:table-cell>
          <table:table-cell table:formula="of:=VLOOKUP([.B20];[$'Peptideiondata_HeavyC13_A-1'.$B$4:.$N$42];2;0)" office:value-type="float" office:value="1" calcext:value-type="float">
            <text:p>1</text:p>
          </table:table-cell>
          <table:table-cell table:formula="of:=VLOOKUP( [.$A20];[$Peptideiondata_HeavyC13.$A$4:.$AH$44]; 8;0)" office:value-type="float" office:value="7317.86447358963" calcext:value-type="float">
            <text:p>7317.86447358963</text:p>
          </table:table-cell>
          <table:table-cell table:formula="of:=VLOOKUP( [.$A20];[$Peptideiondata_HeavyC13.$A$4:.$AH$44]; 9;0)" office:value-type="float" office:value="8425.22624083705" calcext:value-type="float">
            <text:p>8425.22624083705</text:p>
          </table:table-cell>
          <table:table-cell table:formula="of:=VLOOKUP( [.$A20];[$Peptideiondata_HeavyC13.$A$4:.$AH$44]; 10;0)" office:value-type="float" office:value="8339.67456229054" calcext:value-type="float">
            <text:p>8339.67456229054</text:p>
          </table:table-cell>
          <table:table-cell table:formula="of:=VLOOKUP( [.$A20];[$Peptideiondata_HeavyC13.$A$4:.$AH$44]; 11;0)" office:value-type="float" office:value="11395.5410963569" calcext:value-type="float">
            <text:p>11395.5410963569</text:p>
          </table:table-cell>
          <table:table-cell table:formula="of:=VLOOKUP( [.$A20];[$Peptideiondata_HeavyC13.$A$4:.$AH$44]; 12;0)" office:value-type="float" office:value="8444.24295163365" calcext:value-type="float">
            <text:p>8444.24295163365</text:p>
          </table:table-cell>
          <table:table-cell table:formula="of:= VLOOKUP([.$B20];[$'Peptideiondata_HeavyC13_A-1'.$B$4:.$N$42];9;0)" office:value-type="float" office:value="7487.776273" calcext:value-type="float">
            <text:p>7487.776273</text:p>
          </table:table-cell>
          <table:table-cell table:formula="of:= VLOOKUP([.$B20];[$'Peptideiondata_HeavyC13_A-1'.$B$4:.$N$42];10;0)" office:value-type="float" office:value="8577.632276" calcext:value-type="float">
            <text:p>8577.632276</text:p>
          </table:table-cell>
          <table:table-cell table:formula="of:=VLOOKUP([.$B20];[$'Peptideiondata_HeavyC13_A-1'.$B$4:.$N$42];11;0)" office:value-type="float" office:value="8499.571049" calcext:value-type="float">
            <text:p>8499.571049</text:p>
          </table:table-cell>
          <table:table-cell table:formula="of:=VLOOKUP([.$B20];[$'Peptideiondata_HeavyC13_A-1'.$B$4:.$N$42];12;0)" office:value-type="float" office:value="11606.23077" calcext:value-type="float">
            <text:p>11606.23077</text:p>
          </table:table-cell>
          <table:table-cell table:formula="of:=VLOOKUP([.$B20];[$'Peptideiondata_HeavyC13_A-1'.$B$4:.$N$42];13;0)" office:value-type="float" office:value="8633.057616" calcext:value-type="float">
            <text:p>8633.057616</text:p>
          </table:table-cell>
          <table:table-cell table:formula="of:=[.F20]/[.K20]" office:value-type="float" office:value="0.977308109481976" calcext:value-type="float">
            <text:p>0.977308109481976</text:p>
          </table:table-cell>
          <table:table-cell table:formula="of:=[.G20]/[.L20]" office:value-type="float" office:value="0.982232155650997" calcext:value-type="float">
            <text:p>0.982232155650997</text:p>
          </table:table-cell>
          <table:table-cell table:formula="of:=[.H20]/[.M20]" office:value-type="float" office:value="0.98118769926298" calcext:value-type="float">
            <text:p>0.98118769926298</text:p>
          </table:table-cell>
          <table:table-cell table:formula="of:=[.I20]/[.N20]" office:value-type="float" office:value="0.9818468477994" calcext:value-type="float">
            <text:p>0.9818468477994</text:p>
          </table:table-cell>
          <table:table-cell table:formula="of:=[.J20]/[.O20]" office:value-type="float" office:value="0.978128877071733" calcext:value-type="float">
            <text:p>0.9781288770717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398" calcext:value-type="float">
            <text:p>16398</text:p>
          </table:table-cell>
          <table:table-cell table:formula="of:=VLOOKUP( [.A21];[$Peptideiondata_HeavyC13.$A$4:.$AH$44]; 33;0)" office:value-type="string" office:string-value="KSAPATGGVKKPHR" calcext:value-type="string">
            <text:p>KSAPATGGVKKPHR</text:p>
          </table:table-cell>
          <table:table-cell table:formula="of:=VLOOKUP( [.A21];[$Peptideiondata_HeavyC13.$A$4:.$AH$44]; 34;0)" office:value-type="string" office:string-value="[N-term] Propionyl:13C(3) (N-term)|[1] EG Trimethyl (K)|[1] Propionyl:13C(3) (K)|[10] Propionyl:13C(3) (K)|[11] Propionyl:13C(3) (K)" calcext:value-type="string">
            <text:p>[N-term] Propionyl:13C(3) (N-term)|[1] EG Trimethyl (K)|[1] Propionyl:13C(3) (K)|[10] Propionyl:13C(3) (K)|[11] Propionyl:13C(3) (K)</text:p>
          </table:table-cell>
          <table:table-cell table:formula="of:=VLOOKUP([.B21];[$'Peptideiondata_HeavyC13_A-1'.$B$4:.$N$42];2;0)" office:value-type="float" office:value="1" calcext:value-type="float">
            <text:p>1</text:p>
          </table:table-cell>
          <table:table-cell table:formula="of:=VLOOKUP( [.$A21];[$Peptideiondata_HeavyC13.$A$4:.$AH$44]; 8;0)" office:value-type="float" office:value="8462.43927247831" calcext:value-type="float">
            <text:p>8462.43927247831</text:p>
          </table:table-cell>
          <table:table-cell table:formula="of:=VLOOKUP( [.$A21];[$Peptideiondata_HeavyC13.$A$4:.$AH$44]; 9;0)" office:value-type="float" office:value="9064.09085312143" calcext:value-type="float">
            <text:p>9064.09085312143</text:p>
          </table:table-cell>
          <table:table-cell table:formula="of:=VLOOKUP( [.$A21];[$Peptideiondata_HeavyC13.$A$4:.$AH$44]; 10;0)" office:value-type="float" office:value="8644.62354252591" calcext:value-type="float">
            <text:p>8644.62354252591</text:p>
          </table:table-cell>
          <table:table-cell table:formula="of:=VLOOKUP( [.$A21];[$Peptideiondata_HeavyC13.$A$4:.$AH$44]; 11;0)" office:value-type="float" office:value="9022.97195934186" calcext:value-type="float">
            <text:p>9022.97195934186</text:p>
          </table:table-cell>
          <table:table-cell table:formula="of:=VLOOKUP( [.$A21];[$Peptideiondata_HeavyC13.$A$4:.$AH$44]; 12;0)" office:value-type="float" office:value="9984.04748367887" calcext:value-type="float">
            <text:p>9984.04748367887</text:p>
          </table:table-cell>
          <table:table-cell table:formula="of:= VLOOKUP([.$B21];[$'Peptideiondata_HeavyC13_A-1'.$B$4:.$N$42];9;0)" office:value-type="float" office:value="8609.798" calcext:value-type="float">
            <text:p>8609.798</text:p>
          </table:table-cell>
          <table:table-cell table:formula="of:= VLOOKUP([.$B21];[$'Peptideiondata_HeavyC13_A-1'.$B$4:.$N$42];10;0)" office:value-type="float" office:value="9237.496039" calcext:value-type="float">
            <text:p>9237.496039</text:p>
          </table:table-cell>
          <table:table-cell table:formula="of:=VLOOKUP([.$B21];[$'Peptideiondata_HeavyC13_A-1'.$B$4:.$N$42];11;0)" office:value-type="float" office:value="8827.544373" calcext:value-type="float">
            <text:p>8827.544373</text:p>
          </table:table-cell>
          <table:table-cell table:formula="of:=VLOOKUP([.$B21];[$'Peptideiondata_HeavyC13_A-1'.$B$4:.$N$42];12;0)" office:value-type="float" office:value="9164.277439" calcext:value-type="float">
            <text:p>9164.277439</text:p>
          </table:table-cell>
          <table:table-cell table:formula="of:=VLOOKUP([.$B21];[$'Peptideiondata_HeavyC13_A-1'.$B$4:.$N$42];13;0)" office:value-type="float" office:value="10169.22504" calcext:value-type="float">
            <text:p>10169.22504</text:p>
          </table:table-cell>
          <table:table-cell table:formula="of:=[.F21]/[.K21]" office:value-type="float" office:value="0.982884763670217" calcext:value-type="float">
            <text:p>0.982884763670217</text:p>
          </table:table-cell>
          <table:table-cell table:formula="of:=[.G21]/[.L21]" office:value-type="float" office:value="0.981228117971963" calcext:value-type="float">
            <text:p>0.981228117971963</text:p>
          </table:table-cell>
          <table:table-cell table:formula="of:=[.H21]/[.M21]" office:value-type="float" office:value="0.979278401473282" calcext:value-type="float">
            <text:p>0.979278401473282</text:p>
          </table:table-cell>
          <table:table-cell table:formula="of:=[.I21]/[.N21]" office:value-type="float" office:value="0.984580837867611" calcext:value-type="float">
            <text:p>0.984580837867611</text:p>
          </table:table-cell>
          <table:table-cell table:formula="of:=[.J21]/[.O21]" office:value-type="float" office:value="0.981790396456687" calcext:value-type="float">
            <text:p>0.981790396456687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16402" calcext:value-type="float">
            <text:p>16402</text:p>
          </table:table-cell>
          <table:table-cell table:formula="of:=VLOOKUP( [.A22];[$Peptideiondata_HeavyC13.$A$4:.$AH$44]; 33;0)" office:value-type="string" office:string-value="KSAPATGGVKKPHR" calcext:value-type="string">
            <text:p>KSAPATGGVKKPHR</text:p>
          </table:table-cell>
          <table:table-cell table:formula="of:=VLOOKUP( [.A22];[$Peptideiondata_HeavyC13.$A$4:.$AH$44]; 34;0)" office:value-type="string" office:string-value="[N-term] Propionyl:13C(3) (N-term)|[1] EG Dimethyl enkel K (K)|[1] Propionyl:13C(3) (K)|[10] EG Dimethyl enkel K (K)|[10] Propionyl:13C(3) (K)|[11] Propionyl:13C(3) (K)" calcext:value-type="string">
            <text:p>[N-term] Propionyl:13C(3) (N-term)|[1] EG Dimethyl enkel K (K)|[1] Propionyl:13C(3) (K)|[10] EG Dimethyl enkel K (K)|[10] Propionyl:13C(3) (K)|[11] Propionyl:13C(3) (K)</text:p>
          </table:table-cell>
          <table:table-cell table:formula="of:=VLOOKUP([.B22];[$'Peptideiondata_HeavyC13_A-1'.$B$4:.$N$42];2;0)" office:value-type="float" office:value="1" calcext:value-type="float">
            <text:p>1</text:p>
          </table:table-cell>
          <table:table-cell table:formula="of:=VLOOKUP( [.$A22];[$Peptideiondata_HeavyC13.$A$4:.$AH$44]; 8;0)" office:value-type="float" office:value="27933.7466498101" calcext:value-type="float">
            <text:p>27933.7466498101</text:p>
          </table:table-cell>
          <table:table-cell table:formula="of:=VLOOKUP( [.$A22];[$Peptideiondata_HeavyC13.$A$4:.$AH$44]; 9;0)" office:value-type="float" office:value="35403.4123321551" calcext:value-type="float">
            <text:p>35403.4123321551</text:p>
          </table:table-cell>
          <table:table-cell table:formula="of:=VLOOKUP( [.$A22];[$Peptideiondata_HeavyC13.$A$4:.$AH$44]; 10;0)" office:value-type="float" office:value="37755.2198736208" calcext:value-type="float">
            <text:p>37755.2198736208</text:p>
          </table:table-cell>
          <table:table-cell table:formula="of:=VLOOKUP( [.$A22];[$Peptideiondata_HeavyC13.$A$4:.$AH$44]; 11;0)" office:value-type="float" office:value="31786.7940884452" calcext:value-type="float">
            <text:p>31786.7940884452</text:p>
          </table:table-cell>
          <table:table-cell table:formula="of:=VLOOKUP( [.$A22];[$Peptideiondata_HeavyC13.$A$4:.$AH$44]; 12;0)" office:value-type="float" office:value="29888.7499641488" calcext:value-type="float">
            <text:p>29888.7499641488</text:p>
          </table:table-cell>
          <table:table-cell table:formula="of:= VLOOKUP([.$B22];[$'Peptideiondata_HeavyC13_A-1'.$B$4:.$N$42];9;0)" office:value-type="float" office:value="28306.30931" calcext:value-type="float">
            <text:p>28306.30931</text:p>
          </table:table-cell>
          <table:table-cell table:formula="of:= VLOOKUP([.$B22];[$'Peptideiondata_HeavyC13_A-1'.$B$4:.$N$42];10;0)" office:value-type="float" office:value="35842.5288" calcext:value-type="float">
            <text:p>35842.5288</text:p>
          </table:table-cell>
          <table:table-cell table:formula="of:=VLOOKUP([.$B22];[$'Peptideiondata_HeavyC13_A-1'.$B$4:.$N$42];11;0)" office:value-type="float" office:value="38270.05159" calcext:value-type="float">
            <text:p>38270.05159</text:p>
          </table:table-cell>
          <table:table-cell table:formula="of:=VLOOKUP([.$B22];[$'Peptideiondata_HeavyC13_A-1'.$B$4:.$N$42];12;0)" office:value-type="float" office:value="32197.70144" calcext:value-type="float">
            <text:p>32197.70144</text:p>
          </table:table-cell>
          <table:table-cell table:formula="of:=VLOOKUP([.$B22];[$'Peptideiondata_HeavyC13_A-1'.$B$4:.$N$42];13;0)" office:value-type="float" office:value="30294.92727" calcext:value-type="float">
            <text:p>30294.92727</text:p>
          </table:table-cell>
          <table:table-cell table:formula="of:=[.F22]/[.K22]" office:value-type="float" office:value="0.986838176036666" calcext:value-type="float">
            <text:p>0.986838176036666</text:p>
          </table:table-cell>
          <table:table-cell table:formula="of:=[.G22]/[.L22]" office:value-type="float" office:value="0.987748730836065" calcext:value-type="float">
            <text:p>0.987748730836065</text:p>
          </table:table-cell>
          <table:table-cell table:formula="of:=[.H22]/[.M22]" office:value-type="float" office:value="0.986547399468003" calcext:value-type="float">
            <text:p>0.986547399468003</text:p>
          </table:table-cell>
          <table:table-cell table:formula="of:=[.I22]/[.N22]" office:value-type="float" office:value="0.987237991124288" calcext:value-type="float">
            <text:p>0.987237991124288</text:p>
          </table:table-cell>
          <table:table-cell table:formula="of:=[.J22]/[.O22]" office:value-type="float" office:value="0.986592563757252" calcext:value-type="float">
            <text:p>0.986592563757252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16403" calcext:value-type="float">
            <text:p>16403</text:p>
          </table:table-cell>
          <table:table-cell table:formula="of:=VLOOKUP( [.A23];[$Peptideiondata_HeavyC13.$A$4:.$AH$44]; 33;0)" office:value-type="string" office:string-value="KSAPATGGVKKPHR" calcext:value-type="string">
            <text:p>KSAPATGGVKKPHR</text:p>
          </table:table-cell>
          <table:table-cell table:formula="of:=VLOOKUP( [.A23];[$Peptideiondata_HeavyC13.$A$4:.$AH$44]; 34;0)" office:value-type="string" office:string-value="[N-term] Propionyl:13C(3) (N-term)|[1] EG Trimethyl (K)|[1] Propionyl:13C(3) (K)|[10] Propionyl:13C(3) + Me (K)|[10] Propionyl:13C(3) (K)|[11] Propionyl:13C(3) (K)" calcext:value-type="string">
            <text:p>[N-term] Propionyl:13C(3) (N-term)|[1] EG Trimethyl (K)|[1] Propionyl:13C(3) (K)|[10] Propionyl:13C(3) + Me (K)|[10] Propionyl:13C(3) (K)|[11] Propionyl:13C(3) (K)</text:p>
          </table:table-cell>
          <table:table-cell table:formula="of:=VLOOKUP([.B23];[$'Peptideiondata_HeavyC13_A-1'.$B$4:.$N$42];2;0)" office:value-type="float" office:value="1" calcext:value-type="float">
            <text:p>1</text:p>
          </table:table-cell>
          <table:table-cell table:formula="of:=VLOOKUP( [.$A23];[$Peptideiondata_HeavyC13.$A$4:.$AH$44]; 8;0)" office:value-type="float" office:value="23256.5728411253" calcext:value-type="float">
            <text:p>23256.5728411253</text:p>
          </table:table-cell>
          <table:table-cell table:formula="of:=VLOOKUP( [.$A23];[$Peptideiondata_HeavyC13.$A$4:.$AH$44]; 9;0)" office:value-type="float" office:value="28984.7597491843" calcext:value-type="float">
            <text:p>28984.7597491843</text:p>
          </table:table-cell>
          <table:table-cell table:formula="of:=VLOOKUP( [.$A23];[$Peptideiondata_HeavyC13.$A$4:.$AH$44]; 10;0)" office:value-type="float" office:value="24921.5415756004" calcext:value-type="float">
            <text:p>24921.5415756004</text:p>
          </table:table-cell>
          <table:table-cell table:formula="of:=VLOOKUP( [.$A23];[$Peptideiondata_HeavyC13.$A$4:.$AH$44]; 11;0)" office:value-type="float" office:value="30671.7694636685" calcext:value-type="float">
            <text:p>30671.7694636685</text:p>
          </table:table-cell>
          <table:table-cell table:formula="of:=VLOOKUP( [.$A23];[$Peptideiondata_HeavyC13.$A$4:.$AH$44]; 12;0)" office:value-type="float" office:value="25543.8472051745" calcext:value-type="float">
            <text:p>25543.8472051745</text:p>
          </table:table-cell>
          <table:table-cell table:formula="of:= VLOOKUP([.$B23];[$'Peptideiondata_HeavyC13_A-1'.$B$4:.$N$42];9;0)" office:value-type="float" office:value="23750.57114" calcext:value-type="float">
            <text:p>23750.57114</text:p>
          </table:table-cell>
          <table:table-cell table:formula="of:= VLOOKUP([.$B23];[$'Peptideiondata_HeavyC13_A-1'.$B$4:.$N$42];10;0)" office:value-type="float" office:value="29598.80885" calcext:value-type="float">
            <text:p>29598.80885</text:p>
          </table:table-cell>
          <table:table-cell table:formula="of:=VLOOKUP([.$B23];[$'Peptideiondata_HeavyC13_A-1'.$B$4:.$N$42];11;0)" office:value-type="float" office:value="25446.49366" calcext:value-type="float">
            <text:p>25446.49366</text:p>
          </table:table-cell>
          <table:table-cell table:formula="of:=VLOOKUP([.$B23];[$'Peptideiondata_HeavyC13_A-1'.$B$4:.$N$42];12;0)" office:value-type="float" office:value="31275.55586" calcext:value-type="float">
            <text:p>31275.55586</text:p>
          </table:table-cell>
          <table:table-cell table:formula="of:=VLOOKUP([.$B23];[$'Peptideiondata_HeavyC13_A-1'.$B$4:.$N$42];13;0)" office:value-type="float" office:value="26075.49523" calcext:value-type="float">
            <text:p>26075.49523</text:p>
          </table:table-cell>
          <table:table-cell table:formula="of:=[.F23]/[.K23]" office:value-type="float" office:value="0.979200571810977" calcext:value-type="float">
            <text:p>0.979200571810977</text:p>
          </table:table-cell>
          <table:table-cell table:formula="of:=[.G23]/[.L23]" office:value-type="float" office:value="0.979254263104723" calcext:value-type="float">
            <text:p>0.979254263104723</text:p>
          </table:table-cell>
          <table:table-cell table:formula="of:=[.H23]/[.M23]" office:value-type="float" office:value="0.979370356819542" calcext:value-type="float">
            <text:p>0.979370356819542</text:p>
          </table:table-cell>
          <table:table-cell table:formula="of:=[.I23]/[.N23]" office:value-type="float" office:value="0.98069462301376" calcext:value-type="float">
            <text:p>0.98069462301376</text:p>
          </table:table-cell>
          <table:table-cell table:formula="of:=[.J23]/[.O23]" office:value-type="float" office:value="0.979611201239475" calcext:value-type="float">
            <text:p>0.979611201239475</text:p>
          </table:table-cell>
        </table:table-row>
        <table:table-row table:style-name="ro1">
          <table:table-cell office:value-type="float" office:value="16371" calcext:value-type="float">
            <text:p>16371</text:p>
          </table:table-cell>
          <table:table-cell office:value-type="float" office:value="16404" calcext:value-type="float">
            <text:p>16404</text:p>
          </table:table-cell>
          <table:table-cell table:formula="of:=VLOOKUP( [.A24];[$Peptideiondata_HeavyC13.$A$4:.$AH$44]; 33;0)" office:value-type="string" office:string-value="KSAPATGGVKKPHR" calcext:value-type="string">
            <text:p>KSAPATGGVKKPHR</text:p>
          </table:table-cell>
          <table:table-cell table:formula="of:=VLOOKUP( [.A24];[$Peptideiondata_HeavyC13.$A$4:.$AH$44]; 34;0)" office:value-type="string" office:string-value="[N-term] Propionyl:13C(3) (N-term)|[1] Propionyl:13C(3) + Me (K)|[1] Propionyl:13C(3) (K)|[10] EG Dimethyl enkel K (K)|[10] Propionyl:13C(3) (K)|[11] Propionyl:13C(3) (K)" calcext:value-type="string">
            <text:p>[N-term] Propionyl:13C(3) (N-term)|[1] Propionyl:13C(3) + Me (K)|[1] Propionyl:13C(3) (K)|[10] EG Dimethyl enkel K (K)|[10] Propionyl:13C(3) (K)|[11] Propionyl:13C(3) (K)</text:p>
          </table:table-cell>
          <table:table-cell table:formula="of:=VLOOKUP([.B24];[$'Peptideiondata_HeavyC13_A-1'.$B$4:.$N$42];2;0)" office:value-type="float" office:value="1" calcext:value-type="float">
            <text:p>1</text:p>
          </table:table-cell>
          <table:table-cell table:formula="of:=VLOOKUP( [.$A24];[$Peptideiondata_HeavyC13.$A$4:.$AH$44]; 8;0)" office:value-type="float" office:value="52930.6271494886" calcext:value-type="float">
            <text:p>52930.6271494886</text:p>
          </table:table-cell>
          <table:table-cell table:formula="of:=VLOOKUP( [.$A24];[$Peptideiondata_HeavyC13.$A$4:.$AH$44]; 9;0)" office:value-type="float" office:value="54051.5192587558" calcext:value-type="float">
            <text:p>54051.5192587558</text:p>
          </table:table-cell>
          <table:table-cell table:formula="of:=VLOOKUP( [.$A24];[$Peptideiondata_HeavyC13.$A$4:.$AH$44]; 10;0)" office:value-type="float" office:value="49739.5306647262" calcext:value-type="float">
            <text:p>49739.5306647262</text:p>
          </table:table-cell>
          <table:table-cell table:formula="of:=VLOOKUP( [.$A24];[$Peptideiondata_HeavyC13.$A$4:.$AH$44]; 11;0)" office:value-type="float" office:value="69218.2765207983" calcext:value-type="float">
            <text:p>69218.2765207983</text:p>
          </table:table-cell>
          <table:table-cell table:formula="of:=VLOOKUP( [.$A24];[$Peptideiondata_HeavyC13.$A$4:.$AH$44]; 12;0)" office:value-type="float" office:value="59030.1474560222" calcext:value-type="float">
            <text:p>59030.1474560222</text:p>
          </table:table-cell>
          <table:table-cell table:formula="of:= VLOOKUP([.$B24];[$'Peptideiondata_HeavyC13_A-1'.$B$4:.$N$42];9;0)" office:value-type="float" office:value="54370.94034" calcext:value-type="float">
            <text:p>54370.94034</text:p>
          </table:table-cell>
          <table:table-cell table:formula="of:= VLOOKUP([.$B24];[$'Peptideiondata_HeavyC13_A-1'.$B$4:.$N$42];10;0)" office:value-type="float" office:value="55288.23719" calcext:value-type="float">
            <text:p>55288.23719</text:p>
          </table:table-cell>
          <table:table-cell table:formula="of:=VLOOKUP([.$B24];[$'Peptideiondata_HeavyC13_A-1'.$B$4:.$N$42];11;0)" office:value-type="float" office:value="51023.34099" calcext:value-type="float">
            <text:p>51023.34099</text:p>
          </table:table-cell>
          <table:table-cell table:formula="of:=VLOOKUP([.$B24];[$'Peptideiondata_HeavyC13_A-1'.$B$4:.$N$42];12;0)" office:value-type="float" office:value="70791.81751" calcext:value-type="float">
            <text:p>70791.81751</text:p>
          </table:table-cell>
          <table:table-cell table:formula="of:=VLOOKUP([.$B24];[$'Peptideiondata_HeavyC13_A-1'.$B$4:.$N$42];13;0)" office:value-type="float" office:value="60444.82815" calcext:value-type="float">
            <text:p>60444.82815</text:p>
          </table:table-cell>
          <table:table-cell table:formula="of:=[.F24]/[.K24]" office:value-type="float" office:value="0.973509503762403" calcext:value-type="float">
            <text:p>0.973509503762403</text:p>
          </table:table-cell>
          <table:table-cell table:formula="of:=[.G24]/[.L24]" office:value-type="float" office:value="0.97763144578124" calcext:value-type="float">
            <text:p>0.97763144578124</text:p>
          </table:table-cell>
          <table:table-cell table:formula="of:=[.H24]/[.M24]" office:value-type="float" office:value="0.974838763978129" calcext:value-type="float">
            <text:p>0.974838763978129</text:p>
          </table:table-cell>
          <table:table-cell table:formula="of:=[.I24]/[.N24]" office:value-type="float" office:value="0.977772275885141" calcext:value-type="float">
            <text:p>0.977772275885141</text:p>
          </table:table-cell>
          <table:table-cell table:formula="of:=[.J24]/[.O24]" office:value-type="float" office:value="0.976595504739179" calcext:value-type="float">
            <text:p>0.976595504739179</text:p>
          </table:table-cell>
        </table:table-row>
        <table:table-row table:style-name="ro1">
          <table:table-cell office:value-type="float" office:value="16372" calcext:value-type="float">
            <text:p>16372</text:p>
          </table:table-cell>
          <table:table-cell office:value-type="float" office:value="16405" calcext:value-type="float">
            <text:p>16405</text:p>
          </table:table-cell>
          <table:table-cell table:formula="of:=VLOOKUP( [.A25];[$Peptideiondata_HeavyC13.$A$4:.$AH$44]; 33;0)" office:value-type="string" office:string-value="KSAPATGGVKKPHR" calcext:value-type="string">
            <text:p>KSAPATGGVKKPHR</text:p>
          </table:table-cell>
          <table:table-cell table:formula="of:=VLOOKUP( [.A25];[$Peptideiondata_HeavyC13.$A$4:.$AH$44]; 34;0)" office:value-type="string" office:string-value="[N-term] Propionyl:13C(3) (N-term)|[1] Propionyl:13C(3) (K)|[10] Propionyl:13C(3) + Me (K)|[10] Propionyl:13C(3) (K)|[11] Propionyl:13C(3) (K)" calcext:value-type="string">
            <text:p>[N-term] Propionyl:13C(3) (N-term)|[1] Propionyl:13C(3) (K)|[10] Propionyl:13C(3) + Me (K)|[10] Propionyl:13C(3) (K)|[11] Propionyl:13C(3) (K)</text:p>
          </table:table-cell>
          <table:table-cell table:formula="of:=VLOOKUP([.B25];[$'Peptideiondata_HeavyC13_A-1'.$B$4:.$N$42];2;0)" office:value-type="float" office:value="2" calcext:value-type="float">
            <text:p>2</text:p>
          </table:table-cell>
          <table:table-cell table:formula="of:=VLOOKUP( [.$A25];[$Peptideiondata_HeavyC13.$A$4:.$AH$44]; 8;0)" office:value-type="float" office:value="18147.0333061551" calcext:value-type="float">
            <text:p>18147.0333061551</text:p>
          </table:table-cell>
          <table:table-cell table:formula="of:=VLOOKUP( [.$A25];[$Peptideiondata_HeavyC13.$A$4:.$AH$44]; 9;0)" office:value-type="float" office:value="19729.9066251856" calcext:value-type="float">
            <text:p>19729.9066251856</text:p>
          </table:table-cell>
          <table:table-cell table:formula="of:=VLOOKUP( [.$A25];[$Peptideiondata_HeavyC13.$A$4:.$AH$44]; 10;0)" office:value-type="float" office:value="15028.9557297679" calcext:value-type="float">
            <text:p>15028.9557297679</text:p>
          </table:table-cell>
          <table:table-cell table:formula="of:=VLOOKUP( [.$A25];[$Peptideiondata_HeavyC13.$A$4:.$AH$44]; 11;0)" office:value-type="float" office:value="15675.6999675867" calcext:value-type="float">
            <text:p>15675.6999675867</text:p>
          </table:table-cell>
          <table:table-cell table:formula="of:=VLOOKUP( [.$A25];[$Peptideiondata_HeavyC13.$A$4:.$AH$44]; 12;0)" office:value-type="float" office:value="16457.5089547876" calcext:value-type="float">
            <text:p>16457.5089547876</text:p>
          </table:table-cell>
          <table:table-cell table:formula="of:= VLOOKUP([.$B25];[$'Peptideiondata_HeavyC13_A-1'.$B$4:.$N$42];9;0)" office:value-type="float" office:value="18772.54361" calcext:value-type="float">
            <text:p>18772.54361</text:p>
          </table:table-cell>
          <table:table-cell table:formula="of:= VLOOKUP([.$B25];[$'Peptideiondata_HeavyC13_A-1'.$B$4:.$N$42];10;0)" office:value-type="float" office:value="20407.47937" calcext:value-type="float">
            <text:p>20407.47937</text:p>
          </table:table-cell>
          <table:table-cell table:formula="of:=VLOOKUP([.$B25];[$'Peptideiondata_HeavyC13_A-1'.$B$4:.$N$42];11;0)" office:value-type="float" office:value="15499.89113" calcext:value-type="float">
            <text:p>15499.89113</text:p>
          </table:table-cell>
          <table:table-cell table:formula="of:=VLOOKUP([.$B25];[$'Peptideiondata_HeavyC13_A-1'.$B$4:.$N$42];12;0)" office:value-type="float" office:value="16237.33159" calcext:value-type="float">
            <text:p>16237.33159</text:p>
          </table:table-cell>
          <table:table-cell table:formula="of:=VLOOKUP([.$B25];[$'Peptideiondata_HeavyC13_A-1'.$B$4:.$N$42];13;0)" office:value-type="float" office:value="17038.09939" calcext:value-type="float">
            <text:p>17038.09939</text:p>
          </table:table-cell>
          <table:table-cell table:formula="of:=[.F25]/[.K25]" office:value-type="float" office:value="0.966679512545562" calcext:value-type="float">
            <text:p>0.966679512545562</text:p>
          </table:table-cell>
          <table:table-cell table:formula="of:=[.G25]/[.L25]" office:value-type="float" office:value="0.966797822870253" calcext:value-type="float">
            <text:p>0.966797822870253</text:p>
          </table:table-cell>
          <table:table-cell table:formula="of:=[.H25]/[.M25]" office:value-type="float" office:value="0.969616857545496" calcext:value-type="float">
            <text:p>0.969616857545496</text:p>
          </table:table-cell>
          <table:table-cell table:formula="of:=[.I25]/[.N25]" office:value-type="float" office:value="0.965411088681641" calcext:value-type="float">
            <text:p>0.965411088681641</text:p>
          </table:table-cell>
          <table:table-cell table:formula="of:=[.J25]/[.O25]" office:value-type="float" office:value="0.965923990585877" calcext:value-type="float">
            <text:p>0.965923990585877</text:p>
          </table:table-cell>
        </table:table-row>
      </table:table>
      <table:named-expressions/>
      <table:database-ranges>
        <table:database-range table:name="__Anonymous_Sheet_DB__1" table:target-range-address="Peptideiondata_HeavyC13.A4:Peptideiondata_HeavyC13.AR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9T17:56:33.554554394</dc:date>
    <meta:editing-duration>PT13M19S</meta:editing-duration>
    <meta:editing-cycles>2</meta:editing-cycles>
    <meta:document-statistic meta:table-count="3" meta:cell-count="3781" meta:object-count="0"/>
  </office:meta>
</office:document-meta>
</file>